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2.1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textarea-vertical-align="top" fo:min-height="14.37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subtitle">
      <style:graphic-properties draw:fill-color="#ffffff" draw:textarea-vertical-align="top" fo:min-height="12.2cm"/>
    </style:style>
    <style:style style:name="pr10" style:family="presentation" style:parent-style-name="Default-title">
      <style:graphic-properties draw:auto-grow-height="true" fo:min-height="2cm"/>
    </style:style>
    <style:style style:name="pr11" style:family="presentation" style:parent-style-name="Default-subtitle">
      <style:graphic-properties draw:fill-color="#ffffff" draw:textarea-vertical-align="top" fo:min-height="12.8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subtitle">
      <style:graphic-properties draw:fill-color="#ffffff" draw:textarea-vertical-align="top" fo:min-height="14.4cm"/>
    </style:style>
    <style:style style:name="pr14" style:family="presentation" style:parent-style-name="Default-title">
      <style:graphic-properties draw:textarea-vertical-align="top" draw:auto-grow-height="true" fo:min-height="14.173cm"/>
    </style:style>
    <style:style style:name="pr15" style:family="presentation" style:parent-style-name="Default-title">
      <style:graphic-properties draw:textarea-vertical-align="top" fo:min-height="14.728cm"/>
    </style:style>
    <style:style style:name="pr16" style:family="presentation" style:parent-style-name="Default-title">
      <style:graphic-properties draw:textarea-vertical-align="top" fo:min-height="14.573cm"/>
    </style:style>
    <style:style style:name="pr17" style:family="presentation" style:parent-style-name="Default-title">
      <style:graphic-properties draw:textarea-vertical-align="top" fo:min-height="15.265cm"/>
    </style:style>
    <style:style style:name="pr18" style:family="presentation" style:parent-style-name="Default-title">
      <style:graphic-properties draw:textarea-vertical-align="top" fo:min-height="14.773cm"/>
    </style:style>
    <style:style style:name="pr19" style:family="presentation" style:parent-style-name="Default-title">
      <style:graphic-properties fo:min-height="1.406cm"/>
    </style:style>
    <style:style style:name="pr20" style:family="presentation" style:parent-style-name="Default-subtitle">
      <style:graphic-properties draw:fill-color="#ffffff" draw:textarea-vertical-align="top" fo:min-height="12.4cm"/>
    </style:style>
    <style:style style:name="pr21" style:family="presentation" style:parent-style-name="Default-title">
      <style:graphic-properties draw:textarea-vertical-align="top" fo:min-height="13.584cm"/>
    </style:style>
    <style:style style:name="pr22" style:family="presentation" style:parent-style-name="Default-title">
      <style:graphic-properties fo:min-height="1.573cm"/>
    </style:style>
    <style:style style:name="pr23" style:family="presentation" style:parent-style-name="Default-title">
      <style:graphic-properties draw:textarea-vertical-align="top" fo:min-height="15.249cm"/>
    </style:style>
    <style:style style:name="pr24" style:family="presentation" style:parent-style-name="Default-title">
      <style:graphic-properties draw:textarea-vertical-align="top" fo:min-height="15.038cm"/>
    </style:style>
    <style:style style:name="pr25" style:family="presentation" style:parent-style-name="Default-title">
      <style:graphic-properties fo:min-height="2.629cm"/>
    </style:style>
    <style:style style:name="pr26" style:family="presentation" style:parent-style-name="Default-title">
      <style:graphic-properties fo:min-height="9.999cm"/>
    </style:style>
    <style:style style:name="co1" style:family="table-column">
      <style:table-column-properties style:column-width="4.248cm" style:use-optimal-column-width="false"/>
    </style:style>
    <style:style style:name="co2" style:family="table-column">
      <style:table-column-properties style:column-width="4.255cm" style:use-optimal-column-width="false"/>
    </style:style>
    <style:style style:name="co3" style:family="table-column">
      <style:table-column-properties style:column-width="3.077cm" style:use-optimal-column-width="false"/>
    </style:style>
    <style:style style:name="co4" style:family="table-column">
      <style:table-column-properties style:column-width="5.784cm" style:use-optimal-column-width="false"/>
    </style:style>
    <style:style style:name="co5" style:family="table-column">
      <style:table-column-properties style:column-width="7.104cm" style:use-optimal-column-width="false"/>
    </style:style>
    <style:style style:name="co6" style:family="table-column">
      <style:table-column-properties style:column-width="5.894cm" style:use-optimal-column-width="false"/>
    </style:style>
    <style:style style:name="co7" style:family="table-column">
      <style:table-column-properties style:column-width="2.902cm" style:use-optimal-column-width="false"/>
    </style:style>
    <style:style style:name="co8" style:family="table-column">
      <style:table-column-properties style:column-width="21.43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726cm"/>
    </style:style>
    <style:style style:name="ro3" style:family="table-row">
      <style:table-row-properties style:row-height="2.628cm"/>
    </style:style>
    <style:style style:name="ro4" style:family="table-row">
      <style:table-row-properties style:row-height="2.04cm"/>
    </style:style>
    <style:style style:name="ro5" style:family="table-row">
      <style:table-row-properties style:row-height="1.86cm"/>
    </style:style>
    <style:style style:name="ro6" style:family="table-row">
      <style:table-row-properties style:row-height="1.859cm"/>
    </style:style>
    <style:style style:name="ro7" style:family="table-row">
      <style:table-row-properties style:row-height="1.573cm"/>
    </style:style>
    <style:style style:name="ce1" style:family="table-cell">
      <loext:graphic-properties draw:fill="solid" draw:fill-color="#ffffff" draw:textarea-vertical-align="middle"/>
      <style:paragraph-properties fo:text-align="center" fo:border="1.13pt outset #ffffff"/>
    </style:style>
    <style:style style:name="ce2" style:family="table-cell">
      <loext:graphic-properties draw:fill="solid" draw:fill-color="#ffffff"/>
      <style:paragraph-properties fo:border="1.13pt out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4" style:family="table-cell">
      <loext:graphic-properties draw:fill="solid" draw:fill-color="#ffffff"/>
      <style:paragraph-properties fo:border="1.42pt inset #ffffff"/>
    </style:style>
    <style:style style:name="ce5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6" style:family="table-cell">
      <loext:graphic-properties draw:fill="solid" draw:fill-color="#ffffff" draw:textarea-vertical-align="middle"/>
      <style:paragraph-properties fo:text-align="center" fo:border="1.42pt inset #ffffff"/>
      <style:text-properties fo:font-size="28pt" style:font-size-asian="28pt" style:font-size-complex="2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style:text-properties style:font-name="Liberation Serif" fo:font-size="36pt" style:font-size-asian="36pt" style:font-size-complex="36pt"/>
    </style:style>
    <style:style style:name="P17" style:family="paragraph">
      <loext:graphic-properties draw:fill-color="#ffffff"/>
      <style:paragraph-properties fo:text-align="start"/>
      <style:text-properties style:font-name="Liberation Seri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0" style:family="paragraph">
      <style:paragraph-properties fo:text-align="start"/>
      <style:text-properties style:font-name="Liberation Serif"/>
    </style:style>
    <style:style style:name="P21" style:family="paragraph">
      <style:paragraph-properties fo:text-align="start"/>
      <style:text-properties style:font-name="Liberation Serif" fo:font-size="32pt"/>
    </style:style>
    <style:style style:name="P22" style:family="paragraph">
      <style:text-properties fo:font-size="60pt" style:font-size-asian="60pt" style:font-size-complex="60pt"/>
    </style:style>
    <style:style style:name="P23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20pt" style:font-size-asian="20pt" style:font-size-complex="20pt"/>
    </style:style>
    <style:style style:name="T9" style:family="text">
      <style:text-properties style:font-name="Liberation Serif"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36pt" style:font-size-asian="36pt" style:font-size-complex="3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erif" fo:font-size="28pt" style:font-size-asian="28pt" style:font-size-complex="2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Liberation Serif" fo:font-size="8pt" style:font-size-asian="8pt" style:font-size-complex="8pt"/>
    </style:style>
    <style:style style:name="T31" style:family="text">
      <style:text-properties style:font-name="Liberation Serif" fo:font-size="24pt" style:font-size-asian="24pt" style:font-size-complex="24pt"/>
    </style:style>
    <style:style style:name="T3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40pt" style:font-size-asian="40pt" style:font-size-complex="40pt"/>
    </style:style>
    <style:style style:name="T37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erif" fo:font-size="32pt"/>
    </style:style>
    <style:style style:name="T41" style:family="text">
      <style:text-properties fo:font-size="60pt" style:font-size-asian="60pt" style:font-size-complex="60pt"/>
    </style:style>
    <style:style style:name="T42" style:family="text">
      <style:text-properties style:font-name="Liberation Serif" fo:font-size="36pt"/>
    </style:style>
    <style:style style:name="T43" style:family="text">
      <style:text-properties fo:color="#cf3834" style:font-name="Liberation Serif" fo:font-size="36pt"/>
    </style:style>
    <style:style style:name="T4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48cm" svg:height="11.476cm" draw:transform="skewX (-4.78231186041869E-017) rotate (0.496371639267187) translate (-0.512cm 10.053cm)" presentation:class="title" presentation:user-transformed="true">
          <draw:text-box>
            <text:p xml:id="id1" text:id="id1"><text:span text:style-name="T1">Derivatives of Inverse functions.</text:span><text:span text:style-name="T1"><text:line-break/></text:span><text:span text:style-name="T1">Part -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2.173cm" svg:x="1.398cm" svg:y="0.627cm" presentation:class="title" presentation:user-transformed="true">
          <draw:text-box>
            <text:p xml:id="id2" text:id="id2"><text:span text:style-name="T2">Derivatives of Inverse functions.</text:span></text:p>
          </draw:text-box>
        </draw:frame>
        <draw:frame presentation:style-name="pr5" draw:text-style-name="P5" draw:layer="layout" svg:width="26.4cm" svg:height="11.317cm" svg:x="0.7cm" svg:y="3.683cm" presentation:class="outline" presentation:user-transformed="true">
          <draw:text-box>
            <text:p text:style-name="P4"><text:span text:style-name="T3"><text:s text:c="4"/></text:span><text:span text:style-name="T4">Important Note :</text:span></text:p>
            <text:p text:style-name="P4"><text:span text:style-name="T3"><text:s text:c="4"/></text:span><text:span text:style-name="T3">We know that if <text:s text:c="15"/>is a one-one and onto</text:span></text:p>
            <text:p text:style-name="P4"><text:span text:style-name="T3"><text:s text:c="4"/></text:span><text:span text:style-name="T3">function then <text:s text:c="19"/>exists. </text:span><text:span text:style-name="T5">Then their derivatives</text:span></text:p>
            <text:p text:style-name="P4"><text:span text:style-name="T5"><text:s text:c="4"/></text:span><text:span text:style-name="T5">are reciprocals of one another.</text:span></text:p>
            <text:p text:style-name="P4"><text:span text:style-name="T5"><text:s text:c="4"/></text:span><text:span text:style-name="T5">i.e. <text:s text:c="15"/>such that <text:s text:c="14"/>then, </text:span></text:p>
            <text:p text:style-name="P4"><text:span text:style-name="T5"><text:s text:c="4"/></text:span></text:p>
          </draw:text-box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9.62cm" svg:y="5.561cm" svg:viewBox="0 0 3551 887" draw:points="1776,887 0,887 0,0 3551,0 3551,887">
            <text:p/>
          </draw:polygon>
          <draw:path draw:style-name="gr3" draw:text-style-name="P7" draw:layer="layout" svg:width="0.456cm" svg:height="0.638cm" svg:x="9.6cm" svg:y="5.8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418cm" svg:y="5.8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453cm" svg:y="5.5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2.087cm" svg:y="5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4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2.989cm" svg:y="5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x = f^{-1}(y)§svg§600§FALSE§</svg:desc>
          <draw:polygon draw:style-name="gr2" draw:text-style-name="P6" draw:layer="layout" svg:width="4.606cm" svg:height="1.012cm" svg:x="8.321cm" svg:y="7.361cm" svg:viewBox="0 0 4607 1013" draw:points="2302,1013 0,1013 0,0 4607,0 4607,1013">
            <text:p/>
          </draw:polygon>
          <draw:path draw:style-name="gr3" draw:text-style-name="P7" draw:layer="layout" svg:width="0.492cm" svg:height="0.447cm" svg:x="8.301cm" svg:y="7.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655cm" svg:height="0.232cm" svg:x="9.163cm" svg:y="7.8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198cm" svg:y="7.482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467cm" svg:height="0.035cm" svg:x="10.807cm" svg:y="7.5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423cm" svg:y="7.31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86cm" svg:y="7.43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56cm" svg:height="0.638cm" svg:x="12.2cm" svg:y="7.74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23cm" svg:height="0.985cm" svg:x="12.746cm" svg:y="7.43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3.62cm" svg:y="10.961cm" svg:viewBox="0 0 3551 887" draw:points="1776,887 0,887 0,0 3551,0 3551,887">
            <text:p/>
          </draw:polygon>
          <draw:path draw:style-name="gr3" draw:text-style-name="P7" draw:layer="layout" svg:width="0.456cm" svg:height="0.638cm" svg:x="3.6cm" svg:y="11.2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418cm" svg:y="11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453cm" svg:y="10.9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6.087cm" svg:y="10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.4cm" svg:y="11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989cm" svg:y="10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g = f^{-1}§svg§600§FALSE§</svg:desc>
          <draw:polygon draw:style-name="gr2" draw:text-style-name="P6" draw:layer="layout" svg:width="3.246cm" svg:height="0.97cm" svg:x="12.334cm" svg:y="10.761cm" svg:viewBox="0 0 3247 971" draw:points="1623,971 0,971 0,0 3247,0 3247,971">
            <text:p/>
          </draw:polygon>
          <draw:path draw:style-name="gr3" draw:text-style-name="P7" draw:layer="layout" svg:width="0.454cm" svg:height="0.638cm" svg:x="12.3cm" svg:y="11.14cm" svg:viewBox="0 0 455 639" svg:d="M450 65c2-7 5-11 5-18 0-18-14-27-30-27-11 0-35 7-40 43-18-38-54-63-92-63-114 0-235 139-235 280 0 99 61 157 130 157 58 0 105-47 117-58v2c-21 88-34 128-34 130-2 9-36 108-141 108-20 0-52-2-78-11 29-9 40-34 40-52 0-15-11-33-38-33-23 0-54 18-54 56 0 40 36 60 132 60 123 0 195-76 208-137zM322 310c-6 26-29 51-51 69-20 18-52 36-78 36-50 0-65-52-65-90 0-49 29-166 56-215 26-49 69-88 109-88 65 0 79 79 79 86 0 4 0 9-3 13z">
            <text:p/>
          </draw:path>
          <draw:path draw:style-name="gr3" draw:text-style-name="P7" draw:layer="layout" svg:width="0.655cm" svg:height="0.232cm" svg:x="13.117cm" svg:y="11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9cm" svg:x="14.152cm" svg:y="10.882cm" svg:viewBox="0 0 493 900" svg:d="M311 301h85c18 0 29 0 29-18 0-12-11-12-26-12h-83l20-114c4-20 18-90 25-101 8-20 26-34 47-34 4 0 29 0 47 18-43 3-52 39-52 52 0 25 18 36 36 36 25 0 54-23 54-61 0-45-45-67-85-67-34 0-97 18-126 117-7 20-9 29-33 154h-68c-20 0-29 0-29 18 0 12 7 12 27 12h65l-74 390c-18 96-36 186-85 186-4 0-29 0-49-18 47-2 56-38 56-54 0-22-18-33-38-33-25 0-54 22-54 58 0 45 43 70 85 70 54 0 92-59 110-97 33-63 56-182 56-188z">
            <text:p/>
          </draw:path>
          <draw:path draw:style-name="gr3" draw:text-style-name="P7" draw:layer="layout" svg:width="0.467cm" svg:height="0.035cm" svg:x="14.763cm" svg:y="10.9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5.379cm" svg:y="10.712cm" svg:viewBox="0 0 253 460" svg:d="M157 20c0-20-2-20-20-20-45 43-108 45-137 45v25c16 0 63 0 101-21v355c0 22 0 31-70 31h-27v25c14 0 99-2 124-2 22 0 109 2 125 2v-25h-27c-69 0-69-9-69-31z">
            <text:p/>
          </draw:path>
        </draw:g>
        <draw:g>
          <svg:title>TexMaths</svg:title>
          <svg:desc>28§display§\frac{d}{dy}g(y) = \frac{1}{f'(x)}§svg§600§FALSE§</svg:desc>
          <draw:polygon draw:style-name="gr2" draw:text-style-name="P6" draw:layer="layout" svg:width="6.458cm" svg:height="2.171cm" svg:x="18.849cm" svg:y="10.463cm" svg:viewBox="0 0 6459 2172" draw:points="3230,2172 0,2172 0,0 6459,0 6459,2172">
            <text:p/>
          </draw:polygon>
          <draw:path draw:style-name="gr3" draw:text-style-name="P7" draw:layer="layout" svg:width="0.469cm" svg:height="0.696cm" svg:x="19.098cm" svg:y="10.41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18.8cm" svg:y="11.496cm" svg:viewBox="0 0 1033 43" draw:points="515,43 0,43 0,0 1033,0 1033,43">
            <text:p/>
          </draw:polygon>
          <draw:path draw:style-name="gr3" draw:text-style-name="P7" draw:layer="layout" svg:width="0.469cm" svg:height="0.696cm" svg:x="18.84cm" svg:y="11.75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34cm" svg:y="12.00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454cm" svg:height="0.637cm" svg:x="19.962cm" svg:y="11.328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6 0 4 0 8-2 13z">
            <text:p/>
          </draw:path>
          <draw:path draw:style-name="gr3" draw:text-style-name="P7" draw:layer="layout" svg:width="0.23cm" svg:height="0.984cm" svg:x="20.549cm" svg:y="11.02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56cm" svg:height="0.637cm" svg:x="20.863cm" svg:y="11.3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21.409cm" svg:y="11.02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22.063cm" svg:y="11.4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24.104cm" svg:y="10.44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23.165cm" svg:y="11.496cm" svg:viewBox="0 0 2193 43" draw:points="1097,43 0,43 0,0 2193,0 2193,43">
            <text:p/>
          </draw:polygon>
          <draw:path draw:style-name="gr3" draw:text-style-name="P7" draw:layer="layout" svg:width="0.492cm" svg:height="0.897cm" svg:x="23.217cm" svg:y="11.74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7" draw:layer="layout" svg:width="0.174cm" svg:height="0.357cm" svg:x="23.786cm" svg:y="11.76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4.126cm" svg:y="11.7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24.44cm" svg:y="12.00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5.031cm" svg:y="11.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8" xml:id="id3" draw:id="id3" draw:layer="layout" svg:width="26.4cm" svg:height="14.373cm" svg:x="0.8cm" svg:y="0.627cm" presentation:class="title" presentation:user-transformed="true">
          <draw:text-box>
            <text:p xml:id="id4" text:id="id4" text:style-name="P4"><text:span text:style-name="T6"><text:tab/></text:span><text:span text:style-name="T6"><text:tab/></text:span><text:span text:style-name="T7"><text:line-break/></text:span><text:span text:style-name="T7"><text:tab/></text:span><text:span text:style-name="T7">Let us understand the above concept with an example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line-break/></text:span><text:span text:style-name="T8"><text:tab/></text:span><text:span text:style-name="T8"> <text:s/></text:span><text:span text:style-name="T7"><text:line-break/></text:span><text:span text:style-name="T7"> </text:span><text:span text:style-name="T7"><text:tab/></text:span><text:span text:style-name="T7"> <text:s text:c="17"/></text:span><text:span text:style-name="T7"><text:line-break/></text:span><text:span text:style-name="T8"><text:tab/></text:span><text:span text:style-name="T8"><text:tab/></text:span><text:span text:style-name="T7"><text:line-break/></text:span><text:span text:style-name="T7"><text:tab/></text:span><text:span text:style-name="T7"><text:line-break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<text:s text:c="36"/></text:span><text:span text:style-name="T7"><text:line-break/></text:span><text:span text:style-name="T7"><text:tab/></text:span><text:span text:style-name="T7"><text:tab/></text:span></text:p>
          </draw:text-box>
        </draw:frame>
        <draw:g xml:id="id5" draw:id="id5">
          <svg:title>TexMaths</svg:title>
          <svg:desc>28§display§\text {Consider }y = f(x) = x^2  \text { such that } g(y) = f^{-1}(y) = \sqrt{y}§svg§600§FALSE§</svg:desc>
          <draw:polygon draw:style-name="gr2" draw:text-style-name="P6" draw:layer="layout" svg:width="23.431cm" svg:height="1.049cm" svg:x="2.101cm" svg:y="2.961cm" svg:viewBox="0 0 23432 1050" draw:points="11716,1050 0,1050 0,0 23432,0 23432,1050">
            <text:p/>
          </draw:polygon>
          <draw:path draw:style-name="gr3" draw:text-style-name="P7" draw:layer="layout" svg:width="0.602cm" svg:height="0.715cm" svg:x="2.108cm" svg:y="3.082cm" svg:viewBox="0 0 603 716" svg:d="M0 358c0 204 159 358 343 358 161 0 260-136 260-251 0-8 0-15-14-15-11 0-11 4-11 15-9 141-114 222-222 222-60 0-255-34-255-329 0-293 192-327 253-327 107 0 197 90 215 233 2 13 2 18 16 18 18 0 18-5 18-25v-232c0-18 0-25-12-25-4 0-9 0-15 11l-50 74c-38-36-87-85-183-85-184 0-343 157-343 358z">
            <text:p/>
          </draw:path>
          <draw:path draw:style-name="gr3" draw:text-style-name="P7" draw:layer="layout" svg:width="0.438cm" svg:height="0.453cm" svg:x="2.791cm" svg:y="3.335cm" svg:viewBox="0 0 439 454" svg:d="M439 230c0-125-101-230-219-230-124 0-220 107-220 230 0 128 103 224 220 224 118 0 219-98 219-224zM220 430c-43 0-86-23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496cm" svg:height="0.435cm" svg:x="3.286cm" svg:y="3.33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7" draw:layer="layout" svg:width="0.324cm" svg:height="0.453cm" svg:x="3.835cm" svg:y="3.335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4 60 31 129 45z">
            <text:p/>
          </draw:path>
          <draw:path draw:style-name="gr3" draw:text-style-name="P7" draw:layer="layout" svg:width="0.212cm" svg:height="0.659cm" svg:x="4.222cm" svg:y="3.118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7" draw:layer="layout" svg:width="0.487cm" svg:height="0.695cm" svg:x="4.496cm" svg:y="3.093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0-96 29-141 22-31 58-62 112-62 36 0 76 13 108 58 11 18 11 20 11 38z">
            <text:p/>
          </draw:path>
          <draw:path draw:style-name="gr3" draw:text-style-name="P7" draw:layer="layout" svg:width="0.382cm" svg:height="0.453cm" svg:x="5.038cm" svg:y="3.335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7" draw:layer="layout" svg:width="0.333cm" svg:height="0.435cm" svg:x="5.475cm" svg:y="3.339cm" svg:viewBox="0 0 334 436" svg:d="M137 110v-110l-137 11v32c69 0 78 6 78 53v267c0 42-11 42-78 42v31c38 0 85-2 112-2 40 0 87 0 128 2v-31h-23c-71 0-74-9-74-45v-152c0-98 41-186 117-186 7 0 9 0 11 0-4 3-22 14-22 38 0 30 20 43 42 43 18 0 43-11 43-43 0-31-32-60-74-60-72 0-108 67-123 110z">
            <text:p/>
          </draw:path>
          <draw:path draw:style-name="gr3" draw:text-style-name="P7" draw:layer="layout" svg:width="0.456cm" svg:height="0.637cm" svg:x="6.189cm" svg:y="3.339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7" draw:layer="layout" svg:width="0.655cm" svg:height="0.232cm" svg:x="7.007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896cm" svg:x="8.042cm" svg:y="3.082cm" svg:viewBox="0 0 493 897" svg:d="M311 300h86c17 0 29 0 29-18 0-11-12-11-27-11h-83l20-114c4-20 18-90 25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4cm" svg:x="8.676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92cm" svg:height="0.447cm" svg:x="8.989cm" svg:y="3.3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9 47 77 108 77 100 0 156-128 156-153 0-9-8-9-11-9-9 0-11 3-13 9-32 108-101 130-132 130-38 0-54-31-54-65 0-22 7-42 18-87z">
            <text:p/>
          </draw:path>
          <draw:path draw:style-name="gr3" draw:text-style-name="P7" draw:layer="layout" svg:width="0.23cm" svg:height="0.984cm" svg:x="9.579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10.235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447cm" svg:x="11.247cm" svg:y="3.339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9 47 77 105 77 103 0 159-128 159-153 0-9-8-9-11-9-9 0-11 3-13 9-34 108-101 130-132 130-38 0-54-31-54-65 0-22 7-42 18-87z">
            <text:p/>
          </draw:path>
          <draw:path draw:style-name="gr3" draw:text-style-name="P7" draw:layer="layout" svg:width="0.306cm" svg:height="0.458cm" svg:x="11.823cm" svg:y="2.91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24cm" svg:height="0.453cm" svg:x="12.583cm" svg:y="3.335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4 60 31 129 45z">
            <text:p/>
          </draw:path>
          <draw:path draw:style-name="gr3" draw:text-style-name="P7" draw:layer="layout" svg:width="0.496cm" svg:height="0.447cm" svg:x="12.97cm" svg:y="3.339cm" svg:viewBox="0 0 497 448" svg:d="M354 358v90l143-12v-31c-69 0-76-7-76-54v-351l-145 11v32c69 0 76 6 76 53v177c0 85-47 152-119 152-83 0-87-45-87-96v-329l-146 11v32c76 0 76 2 76 89v148c0 78 0 168 150 168 56 0 101-27 128-90z">
            <text:p/>
          </draw:path>
          <draw:path draw:style-name="gr3" draw:text-style-name="P7" draw:layer="layout" svg:width="0.375cm" svg:height="0.453cm" svg:x="13.519cm" svg:y="3.335cm" svg:viewBox="0 0 376 454" svg:d="M83 228c0-161 81-203 132-203 9 0 72 0 108 35-41 5-47 34-47 47 0 25 17 45 44 45s47-18 47-47c0-67-76-105-152-105-123 0-215 107-215 228 0 128 99 226 213 226 132 0 163-118 163-130 0-8-9-8-11-8-9 0-11 4-13 8-29 92-94 106-130 106-52 0-139-43-139-202z">
            <text:p/>
          </draw:path>
          <draw:path draw:style-name="gr3" draw:text-style-name="P7" draw:layer="layout" svg:width="0.496cm" svg:height="0.684cm" svg:x="13.927cm" svg:y="3.093cm" svg:viewBox="0 0 497 685" svg:d="M76 609c0 44-9 44-76 44v32c34-2 85-2 112-2 25 0 76 0 110 2v-32c-65 0-76 0-76-44v-182c0-103 69-156 132-156 62 0 74 53 74 109v229c0 44-12 44-76 44v32c33-2 85-2 112-2 24 0 76 0 109 2v-32c-51 0-76 0-76-29v-188c0-85 0-116-31-152-14-15-47-36-103-36-85 0-128 61-144 97v-345l-143 11v32c69 0 76 6 76 53z">
            <text:p/>
          </draw:path>
          <draw:path draw:style-name="gr3" draw:text-style-name="P7" draw:layer="layout" svg:width="0.308cm" svg:height="0.617cm" svg:x="14.789cm" svg:y="3.169cm" svg:viewBox="0 0 309 618" svg:d="M152 213h141v-32h-141v-181h-24c0 81-32 186-128 190v23h85v270c0 123 92 135 128 135 69 0 96-70 96-135v-56h-25v56c0 72-29 110-64 110-68 0-68-89-68-107z">
            <text:p/>
          </draw:path>
          <draw:path draw:style-name="gr3" draw:text-style-name="P7" draw:layer="layout" svg:width="0.496cm" svg:height="0.684cm" svg:x="15.183cm" svg:y="3.093cm" svg:viewBox="0 0 497 685" svg:d="M76 609c0 44-9 44-76 44v32c34-2 85-2 112-2 25 0 76 0 110 2v-32c-65 0-76 0-76-44v-182c0-103 69-156 132-156 62 0 74 53 74 109v229c0 44-12 44-76 44v32c33-2 85-2 112-2 24 0 76 0 109 2v-32c-51 0-76 0-76-29v-188c0-85 0-116-31-152-14-15-47-36-103-36-85 0-128 61-144 97v-345l-143 11v32c69 0 76 6 76 53z">
            <text:p/>
          </draw:path>
          <draw:path draw:style-name="gr3" draw:text-style-name="P7" draw:layer="layout" svg:width="0.445cm" svg:height="0.453cm" svg:x="15.741cm" svg:y="3.335cm" svg:viewBox="0 0 446 454" svg:d="M287 367c4 40 31 81 78 81 20 0 81-14 81-94v-54h-25v54c0 58-24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7" draw:layer="layout" svg:width="0.308cm" svg:height="0.617cm" svg:x="16.209cm" svg:y="3.169cm" svg:viewBox="0 0 309 618" svg:d="M152 213h141v-32h-141v-181h-24c0 81-32 186-128 190v23h85v270c0 123 92 135 128 135 69 0 96-70 96-135v-56h-25v56c0 72-29 110-64 110-68 0-68-89-68-107z">
            <text:p/>
          </draw:path>
          <draw:path draw:style-name="gr3" draw:text-style-name="P7" draw:layer="layout" svg:width="0.454cm" svg:height="0.637cm" svg:x="16.917cm" svg:y="3.339cm" svg:viewBox="0 0 455 638" svg:d="M450 65c3-7 5-11 5-18 0-18-14-27-29-27-12 0-36 7-41 43-18-38-53-63-92-63-114 0-235 139-235 280 0 98 61 156 130 156 58 0 105-47 117-58v2c-21 88-34 128-34 130-2 9-36 108-141 108-20 0-52-3-78-12 29-9 40-33 40-51 0-16-11-34-38-34-23 0-54 18-54 56 0 41 36 61 132 61 123 0 195-76 208-137zM323 309c-7 27-30 51-52 69-20 18-51 36-78 36-50 0-65-51-65-90 0-49 29-165 56-214 27-50 69-88 109-88 65 0 79 79 79 85 0 5 0 9-2 14z">
            <text:p/>
          </draw:path>
          <draw:path draw:style-name="gr3" draw:text-style-name="P7" draw:layer="layout" svg:width="0.23cm" svg:height="0.984cm" svg:x="17.504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54cm" svg:height="0.637cm" svg:x="17.818cm" svg:y="3.339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7" draw:layer="layout" svg:width="0.23cm" svg:height="0.984cm" svg:x="18.364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19.018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492cm" svg:height="0.896cm" svg:x="20.056cm" svg:y="3.082cm" svg:viewBox="0 0 493 897" svg:d="M311 300h86c17 0 29 0 29-18 0-11-12-11-27-11h-83l22-114c2-20 16-90 23-101 9-20 27-34 47-34 4 0 29 0 47 18-43 3-52 38-52 52 0 24 18 36 36 36 25 0 54-23 54-61 0-45-45-67-85-67-34 0-97 18-126 116-6 21-9 29-33 155h-68c-20 0-29 0-29 18 0 11 7 11 27 11h65l-74 389c-18 96-36 186-85 186-4 0-29 0-49-18 47-2 56-38 56-54 0-22-18-33-38-33-25 0-54 22-54 58 0 45 43 69 85 69 54 0 92-58 110-96 33-63 56-181 56-188z">
            <text:p/>
          </draw:path>
          <draw:path draw:style-name="gr3" draw:text-style-name="P7" draw:layer="layout" svg:width="0.467cm" svg:height="0.035cm" svg:x="20.665cm" svg:y="3.18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1.281cm" svg:y="2.91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23cm" svg:height="0.984cm" svg:x="21.745cm" svg:y="3.03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7" draw:layer="layout" svg:width="0.456cm" svg:height="0.637cm" svg:x="22.058cm" svg:y="3.33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7" draw:layer="layout" svg:width="0.23cm" svg:height="0.984cm" svg:x="22.603cm" svg:y="3.03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  <draw:path draw:style-name="gr3" draw:text-style-name="P7" draw:layer="layout" svg:width="0.655cm" svg:height="0.232cm" svg:x="23.259cm" svg:y="3.41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77cm" svg:height="0.984cm" svg:x="24.314cm" svg:y="3.075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7" draw:layer="layout" svg:width="0.519cm" svg:height="0.042cm" svg:x="25.062cm" svg:y="3.075cm" svg:viewBox="0 0 520 43" draw:points="260,43 0,43 0,0 520,0 520,43">
            <text:p/>
          </draw:polygon>
          <draw:path draw:style-name="gr3" draw:text-style-name="P7" draw:layer="layout" svg:width="0.454cm" svg:height="0.637cm" svg:x="25.091cm" svg:y="3.339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</draw:g>
        <draw:g xml:id="id6" draw:id="id6">
          <svg:title>TexMaths</svg:title>
          <svg:desc>28§display§\text {Now, }\frac{dy}{dx} = f'(x) = 2x§svg§600§FALSE§</svg:desc>
          <draw:polygon draw:style-name="gr2" draw:text-style-name="P6" draw:layer="layout" svg:width="9.556cm" svg:height="1.936cm" svg:x="2.218cm" svg:y="4.561cm" svg:viewBox="0 0 9557 1937" draw:points="4778,1937 0,1937 0,0 9557,0 9557,1937">
            <text:p/>
          </draw:polygon>
          <draw:path draw:style-name="gr3" draw:text-style-name="P7" draw:layer="layout" svg:width="0.673cm" svg:height="0.673cm" svg:x="2.2cm" svg:y="5.18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3" draw:text-style-name="P7" draw:layer="layout" svg:width="0.438cm" svg:height="0.454cm" svg:x="2.935cm" svg:y="5.41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676cm" svg:height="0.436cm" svg:x="3.39cm" svg:y="5.43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7" draw:layer="layout" svg:width="0.115cm" svg:height="0.295cm" svg:x="4.167cm" svg:y="5.75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469cm" svg:height="0.696cm" svg:x="4.864cm" svg:y="4.51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56cm" svg:height="0.637cm" svg:x="5.365cm" svg:y="4.76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4.801cm" svg:y="5.594cm" svg:viewBox="0 0 1078 43" draw:points="538,43 0,43 0,0 1078,0 1078,43">
            <text:p/>
          </draw:polygon>
          <draw:path draw:style-name="gr3" draw:text-style-name="P7" draw:layer="layout" svg:width="0.469cm" svg:height="0.696cm" svg:x="4.841cm" svg:y="5.85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5.343cm" svg:y="6.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55cm" svg:height="0.232cm" svg:x="6.324cm" svg:y="5.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7.359cm" svg:y="5.166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7" draw:layer="layout" svg:width="0.174cm" svg:height="0.357cm" svg:x="7.928cm" svg:y="5.07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8.269cm" svg:y="5.1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8.582cm" svg:y="5.4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9.172cm" svg:y="5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9.828cm" svg:y="5.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0.861cm" svg:y="5.20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1.331cm" svg:y="5.4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</draw:g>
        <draw:g xml:id="id7" draw:id="id7">
          <svg:title>TexMaths</svg:title>
          <svg:desc>28§display§\text {and }\frac{d}{dy}[\ g(y)\ ] = \frac{d}{dy} ( \sqrt{y} ) = \frac{ 1 }{ 2\sqrt{y} }§svg§600§FALSE§</svg:desc>
          <draw:polygon draw:style-name="gr2" draw:text-style-name="P6" draw:layer="layout" svg:width="14.014cm" svg:height="2.258cm" svg:x="12.61cm" svg:y="4.563cm" svg:viewBox="0 0 14015 2259" draw:points="7006,2259 0,2259 0,0 14015,0 14015,2259">
            <text:p/>
          </draw:polygon>
          <draw:path draw:style-name="gr3" draw:text-style-name="P7" draw:layer="layout" svg:width="0.445cm" svg:height="0.454cm" svg:x="12.601cm" svg:y="5.42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496cm" svg:height="0.436cm" svg:x="13.085cm" svg:y="5.429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3.634cm" svg:y="5.18cm" svg:viewBox="0 0 488 697" svg:d="M343 632v65l145-11v-31c-69 0-78-7-78-54v-601l-141 11v32c69 0 76 6 76 53v213c-29-33-72-60-125-60-117 0-220 96-220 224 0 125 96 224 211 224 62 0 107-34 132-65zM343 368v201c0 18 0 21-12 36-29 47-73 70-116 70-45 0-81-25-105-63-25-40-27-96-27-137 0-38 2-96 29-141 22-31 58-63 112-63 36 0 76 14 107 58 12 18 12 21 12 39z">
            <text:p/>
          </draw:path>
          <draw:path draw:style-name="gr3" draw:text-style-name="P7" draw:layer="layout" svg:width="0.469cm" svg:height="0.696cm" svg:x="14.89cm" svg:y="4.514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olygon draw:style-name="gr3" draw:text-style-name="P7" draw:layer="layout" svg:width="1.032cm" svg:height="0.042cm" svg:x="14.592cm" svg:y="5.597cm" svg:viewBox="0 0 1033 43" draw:points="515,43 0,43 0,0 1033,0 1033,43">
            <text:p/>
          </draw:polygon>
          <draw:path draw:style-name="gr3" draw:text-style-name="P7" draw:layer="layout" svg:width="0.469cm" svg:height="0.696cm" svg:x="14.633cm" svg:y="5.8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7" draw:layer="layout" svg:width="0.456cm" svg:height="0.638cm" svg:x="15.132cm" svg:y="6.1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  <draw:polygon draw:style-name="gr3" draw:text-style-name="P7" draw:layer="layout" svg:width="0.136cm" svg:height="0.985cm" svg:x="15.856cm" svg:y="5.126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16.357cm" svg:y="5.429cm" svg:viewBox="0 0 455 639" svg:d="M450 65c2-7 5-11 5-18 0-18-14-27-29-27-12 0-36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16.944cm" svg:y="5.1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6cm" svg:height="0.638cm" svg:x="17.258cm" svg:y="5.42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17.802cm" svg:y="5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18.478cm" svg:y="5.126cm" svg:viewBox="0 0 137 986" draw:points="137,0 0,0 0,40 96,40 96,948 0,948 0,986 137,986">
            <text:p/>
          </draw:polygon>
          <draw:path draw:style-name="gr3" draw:text-style-name="P7" draw:layer="layout" svg:width="0.655cm" svg:height="0.232cm" svg:x="19.058cm" svg:y="5.5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20.458cm" svg:y="4.514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olygon draw:style-name="gr3" draw:text-style-name="P7" draw:layer="layout" svg:width="1.032cm" svg:height="0.042cm" svg:x="20.161cm" svg:y="5.597cm" svg:viewBox="0 0 1033 43" draw:points="515,43 0,43 0,0 1033,0 1033,43">
            <text:p/>
          </draw:polygon>
          <draw:path draw:style-name="gr3" draw:text-style-name="P7" draw:layer="layout" svg:width="0.469cm" svg:height="0.696cm" svg:x="20.201cm" svg:y="5.8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7" draw:layer="layout" svg:width="0.456cm" svg:height="0.638cm" svg:x="20.7cm" svg:y="6.1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21.406cm" svg:y="5.1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77cm" svg:height="0.985cm" svg:x="21.764cm" svg:y="5.162cm" svg:viewBox="0 0 771 986" svg:d="M311 883l-172-383c-7-16-14-16-16-16 0 0-7 0-15 7l-95 72c-13 9-13 13-13 15 0 5 2 12 9 12s25-14 34-23c6-4 22-16 31-22l195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22.512cm" svg:y="5.162cm" svg:viewBox="0 0 520 43" draw:points="260,43 0,43 0,0 520,0 520,43">
            <text:p/>
          </draw:polygon>
          <draw:path draw:style-name="gr3" draw:text-style-name="P7" draw:layer="layout" svg:width="0.456cm" svg:height="0.638cm" svg:x="22.539cm" svg:y="5.42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3" draw:text-style-name="P7" draw:layer="layout" svg:width="0.23cm" svg:height="0.985cm" svg:x="23.086cm" svg:y="5.1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23.74cm" svg:y="5.5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5.599cm" svg:y="4.54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1.831cm" svg:height="0.042cm" svg:x="24.842cm" svg:y="5.597cm" svg:viewBox="0 0 1832 43" draw:points="916,43 0,43 0,0 1832,0 1832,43">
            <text:p/>
          </draw:polygon>
          <draw:path draw:style-name="gr3" draw:text-style-name="P7" draw:layer="layout" svg:width="0.393cm" svg:height="0.658cm" svg:x="24.891cm" svg:y="5.8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77cm" svg:height="0.985cm" svg:x="25.406cm" svg:y="5.886cm" svg:viewBox="0 0 771 986" svg:d="M311 883l-172-383c-7-16-14-16-16-16 0 0-7 0-15 7l-95 72c-13 9-13 13-13 15 0 5 2 12 9 12s25-14 34-23c6-4 22-16 33-22l193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26.154cm" svg:y="5.886cm" svg:viewBox="0 0 520 43" draw:points="260,43 0,43 0,0 520,0 520,43">
            <text:p/>
          </draw:polygon>
          <draw:path draw:style-name="gr3" draw:text-style-name="P7" draw:layer="layout" svg:width="0.456cm" svg:height="0.638cm" svg:x="26.183cm" svg:y="6.1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4-65 63-110 63-13 0-58-5-73-43 15 0 26 0 42-11 9-9 18-23 18-41 0-31-27-35-36-35-22 0-56 15-56 65 0 49 45 85 105 85 103 0 204-90 231-202z">
            <text:p/>
          </draw:path>
        </draw:g>
        <draw:g xml:id="id9" draw:id="id9">
          <svg:title>TexMaths</svg:title>
          <svg:desc>28§display§\frac{d}{dy}[\ g(y)\ ] = \frac{ 1 }{ 2\sqrt{y} } = §svg§600§FALSE§</svg:desc>
          <draw:polygon draw:style-name="gr2" draw:text-style-name="P6" draw:layer="layout" svg:width="8.401cm" svg:height="2.258cm" svg:x="2.452cm" svg:y="8.763cm" svg:viewBox="0 0 8402 2259" draw:points="4202,2259 0,2259 0,0 8402,0 8402,2259">
            <text:p/>
          </draw:polygon>
          <draw:path draw:style-name="gr3" draw:text-style-name="P7" draw:layer="layout" svg:width="0.469cm" svg:height="0.696cm" svg:x="2.701cm" svg:y="8.71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olygon draw:style-name="gr3" draw:text-style-name="P7" draw:layer="layout" svg:width="1.032cm" svg:height="0.042cm" svg:x="2.403cm" svg:y="9.797cm" svg:viewBox="0 0 1033 43" draw:points="515,43 0,43 0,0 1033,0 1033,43">
            <text:p/>
          </draw:polygon>
          <draw:path draw:style-name="gr3" draw:text-style-name="P7" draw:layer="layout" svg:width="0.469cm" svg:height="0.696cm" svg:x="2.443cm" svg:y="10.05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7" draw:layer="layout" svg:width="0.456cm" svg:height="0.638cm" svg:x="2.943cm" svg:y="10.3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7" draw:layer="layout" svg:width="0.136cm" svg:height="0.985cm" svg:x="3.666cm" svg:y="9.326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4.168cm" svg:y="9.629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4.755cm" svg:y="9.32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4cm" svg:height="0.638cm" svg:x="5.069cm" svg:y="9.62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3" draw:text-style-name="P7" draw:layer="layout" svg:width="0.23cm" svg:height="0.985cm" svg:x="5.613cm" svg:y="9.3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6.289cm" svg:y="9.326cm" svg:viewBox="0 0 137 986" draw:points="137,0 0,0 0,40 96,40 96,948 0,948 0,986 137,986">
            <text:p/>
          </draw:polygon>
          <draw:path draw:style-name="gr3" draw:text-style-name="P7" draw:layer="layout" svg:width="0.655cm" svg:height="0.232cm" svg:x="6.87cm" svg:y="9.7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8.729cm" svg:y="8.74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1.831cm" svg:height="0.042cm" svg:x="7.972cm" svg:y="9.797cm" svg:viewBox="0 0 1832 43" draw:points="916,43 0,43 0,0 1832,0 1832,43">
            <text:p/>
          </draw:polygon>
          <draw:path draw:style-name="gr3" draw:text-style-name="P7" draw:layer="layout" svg:width="0.393cm" svg:height="0.658cm" svg:x="8.021cm" svg:y="10.0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77cm" svg:height="0.985cm" svg:x="8.536cm" svg:y="10.086cm" svg:viewBox="0 0 771 986" svg:d="M311 883l-172-383c-7-16-14-16-16-16 0 0-7 0-15 7l-95 72c-13 9-13 13-13 15 0 5 2 12 9 12s25-14 34-23c6-4 22-16 31-22l195 426c7 15 13 15 22 15 14 0 16-4 25-18l448-928c7-15 7-18 7-20 0-11-9-20-21-20-9 0-15 4-22 20z">
            <text:p/>
          </draw:path>
          <draw:polygon draw:style-name="gr3" draw:text-style-name="P7" draw:layer="layout" svg:width="0.519cm" svg:height="0.042cm" svg:x="9.284cm" svg:y="10.086cm" svg:viewBox="0 0 520 43" draw:points="260,43 0,43 0,0 520,0 520,43">
            <text:p/>
          </draw:polygon>
          <draw:path draw:style-name="gr3" draw:text-style-name="P7" draw:layer="layout" svg:width="0.454cm" svg:height="0.638cm" svg:x="9.314cm" svg:y="10.303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3" draw:text-style-name="P7" draw:layer="layout" svg:width="0.655cm" svg:height="0.232cm" svg:x="10.248cm" svg:y="9.702cm" svg:viewBox="0 0 656 233" svg:d="M623 40c15 0 33 0 33-20s-18-20-31-20h-591c-16 0-34 0-34 20s18 20 34 20zM625 233c13 0 31 0 31-20s-18-20-33-20h-589c-16 0-34 0-34 20s18 20 34 20z">
            <text:p/>
          </draw:path>
        </draw:g>
        <draw:g xml:id="id13" draw:id="id13">
          <svg:title>TexMaths</svg:title>
          <svg:desc>28§display§\text {Hence }\ g'(y) =  \frac{1}{f'(x)} \ \Rightarrow \ g'(y).f'(x) = 1§svg§600§FALSE§</svg:desc>
          <draw:polygon draw:style-name="gr2" draw:text-style-name="P6" draw:layer="layout" svg:width="17.398cm" svg:height="2.146cm" svg:x="2.621cm" svg:y="11.464cm" svg:viewBox="0 0 17399 2147" draw:points="8699,2147 0,2147 0,0 17399,0 17399,2147">
            <text:p/>
          </draw:polygon>
          <draw:path draw:style-name="gr3" draw:text-style-name="P7" draw:layer="layout" svg:width="0.673cm" svg:height="0.674cm" svg:x="2.603cm" svg:y="12.065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7" draw:layer="layout" svg:width="0.382cm" svg:height="0.454cm" svg:x="3.338cm" svg:y="12.2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6cm" svg:height="0.436cm" svg:x="3.779cm" svg:y="12.30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4.328cm" svg:y="12.296cm" svg:viewBox="0 0 376 455" svg:d="M83 229c0-162 81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82cm" svg:height="0.454cm" svg:x="4.758cm" svg:y="12.2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54cm" svg:height="0.638cm" svg:x="5.84cm" svg:y="12.303cm" svg:viewBox="0 0 455 639" svg:d="M450 65c2-7 5-11 5-18 0-18-14-27-29-27-12 0-39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6.361cm" svg:y="11.944cm" svg:viewBox="0 0 175 359" svg:d="M168 61c7-12 7-18 7-23 0-22-18-38-41-38-26 0-35 22-38 34l-92 300c-2 0-4 9-4 9 0 9 22 16 27 16 4 0 7 0 11-12z">
            <text:p/>
          </draw:path>
          <draw:path draw:style-name="gr3" draw:text-style-name="P7" draw:layer="layout" svg:width="0.23cm" svg:height="0.985cm" svg:x="6.702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7.015cm" svg:y="12.3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7.562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8.216cm" svg:y="12.3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0.256cm" svg:y="11.415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92cm" svg:height="0.042cm" svg:x="9.318cm" svg:y="12.471cm" svg:viewBox="0 0 2193 43" draw:points="1098,43 0,43 0,0 2193,0 2193,43">
            <text:p/>
          </draw:polygon>
          <draw:path draw:style-name="gr3" draw:text-style-name="P7" draw:layer="layout" svg:width="0.492cm" svg:height="0.898cm" svg:x="9.369cm" svg:y="12.717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9.938cm" svg:y="12.742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0.279cm" svg:y="12.675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0.592cm" svg:y="12.9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7" draw:layer="layout" svg:width="0.23cm" svg:height="0.985cm" svg:x="11.184cm" svg:y="12.6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875cm" svg:height="0.544cm" svg:x="12.283cm" svg:y="12.22cm" svg:viewBox="0 0 876 545" svg:d="M663 195c40 36 90 63 123 76-36 16-83 43-123 76h-627c-18 0-36 0-36 21 0 20 18 20 34 20h584c-47 45-98 132-98 145 0 12 11 12 18 12 9 0 15 0 17-9 23-38 50-90 115-148 67-61 134-85 183-101 18-7 18-7 21-9 2 0 2-5 2-7s0-2 0-4l-5-3c-2-2-2-2-20-8-134-39-233-130-289-236-9-20-11-20-24-20-7 0-18 0-18 11 0 14 49 99 98 146h-584c-16 0-34 0-34 20 0 18 18 18 36 18z">
            <text:p/>
          </draw:path>
          <draw:path draw:style-name="gr3" draw:text-style-name="P7" draw:layer="layout" svg:width="0.454cm" svg:height="0.638cm" svg:x="13.829cm" svg:y="12.303cm" svg:viewBox="0 0 455 639" svg:d="M450 65c2-7 5-11 5-18 0-18-14-27-29-27-12 0-39 7-41 43-18-38-54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14.353cm" svg:y="11.9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4.693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15.007cm" svg:y="12.3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15.551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15.963cm" svg:y="12.632cm" svg:viewBox="0 0 108 108" svg:d="M108 54c0-29-25-54-54-54s-54 25-54 54 25 54 54 54 54-25 54-54z">
            <text:p/>
          </draw:path>
          <draw:path draw:style-name="gr3" draw:text-style-name="P7" draw:layer="layout" svg:width="0.492cm" svg:height="0.898cm" svg:x="16.203cm" svg:y="12.0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16.772cm" svg:y="11.9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7.112cm" svg:y="11.9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7.426cm" svg:y="12.3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23cm" svg:height="0.985cm" svg:x="18.017cm" svg:y="11.9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8.671cm" svg:y="12.3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9.742cm" svg:y="12.081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8" draw:id="id8">
          <svg:title>TexMaths</svg:title>
          <svg:desc>28§display§\text {It is very cleart that}§svg§600§FALSE§</svg:desc>
          <draw:polygon draw:style-name="gr2" draw:text-style-name="P6" draw:layer="layout" svg:width="8.604cm" svg:height="0.788cm" svg:x="2.223cm" svg:y="7.362cm" svg:viewBox="0 0 8605 789" draw:points="4303,789 0,789 0,0 8605,0 8605,789">
            <text:p/>
          </draw:polygon>
          <draw:path draw:style-name="gr3" draw:text-style-name="P7" draw:layer="layout" svg:width="0.301cm" svg:height="0.674cm" svg:x="2.201cm" svg:y="7.324cm" svg:viewBox="0 0 302 675" svg:d="M195 76c0-33 4-45 80-45h27v-31c-33 2-112 2-150 2-40 0-118 0-152-2v31h27c76 0 81 12 81 45v523c0 36-5 45-81 45h-27v31c34-2 112-2 150-2 40 0 119 0 152 2v-31h-27c-76 0-80-9-80-45z">
            <text:p/>
          </draw:path>
          <draw:path draw:style-name="gr3" draw:text-style-name="P7" draw:layer="layout" svg:width="0.31cm" svg:height="0.618cm" svg:x="2.548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212cm" svg:height="0.661cm" svg:x="3.272cm" svg:y="7.33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24cm" svg:height="0.454cm" svg:x="3.545cm" svg:y="7.555cm" svg:viewBox="0 0 325 455" svg:d="M172 251c23 5 103 20 103 92 0 49-33 90-111 90-83 0-119-56-137-141-2-12-5-16-14-16-13 0-13 7-13 24v131c0 17 0 24 11 24 5 0 7-2 25-20 2-2 2-4 20-22 43 40 87 42 108 42 114 0 161-67 161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83cm" svg:height="0.436cm" svg:x="4.248cm" svg:y="7.573cm" svg:viewBox="0 0 484 437" svg:d="M392 96c9-22 27-65 92-65v-31c-23 2-52 2-74 2-25 0-70-2-87-2v31c38 0 47 23 47 43 0 9 0 11-5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382cm" svg:height="0.454cm" svg:x="4.75cm" svg:y="7.55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5.187cm" svg:y="7.56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83cm" svg:height="0.627cm" svg:x="5.563cm" svg:y="7.573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7" draw:layer="layout" svg:width="0.375cm" svg:height="0.454cm" svg:x="6.425cm" svg:y="7.555cm" svg:viewBox="0 0 376 455" svg:d="M83 229c0-162 81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221cm" svg:height="0.685cm" svg:x="6.862cm" svg:y="7.31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82cm" svg:height="0.454cm" svg:x="7.131cm" svg:y="7.55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445cm" svg:height="0.454cm" svg:x="7.581cm" svg:y="7.555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6cm" svg:x="8.06cm" svg:y="7.56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1cm" svg:height="0.618cm" svg:x="8.437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31cm" svg:height="0.618cm" svg:x="9.147cm" svg:y="7.3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96cm" svg:height="0.685cm" svg:x="9.541cm" svg:y="7.313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0-144 96v-345l-143 11v32c69 0 76 6 76 53z">
            <text:p/>
          </draw:path>
          <draw:path draw:style-name="gr3" draw:text-style-name="P7" draw:layer="layout" svg:width="0.445cm" svg:height="0.454cm" svg:x="10.099cm" svg:y="7.555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10.569cm" svg:y="7.391cm" svg:viewBox="0 0 309 619" svg:d="M152 213h141v-31h-141v-182h-24c0 81-32 186-128 191v22h85v271c0 124 92 135 128 135 69 0 96-70 96-135v-56h-25v56c0 72-29 110-64 110-68 0-68-89-68-107z">
            <text:p/>
          </draw:path>
        </draw:g>
        <draw:g xml:id="id10" draw:id="id10">
          <svg:title>TexMaths</svg:title>
          <svg:desc>28§display§\frac{ 1 }{ 2\sqrt{x^2} } = §svg§600§FALSE§</svg:desc>
          <draw:polygon draw:style-name="gr2" draw:text-style-name="P6" draw:layer="layout" svg:width="3.319cm" svg:height="2.137cm" svg:x="11.352cm" svg:y="8.764cm" svg:viewBox="0 0 3320 2138" draw:points="1660,2138 0,2138 0,0 3320,0 3320,2138">
            <text:p/>
          </draw:polygon>
          <draw:path draw:style-name="gr3" draw:text-style-name="P7" draw:layer="layout" svg:width="0.326cm" svg:height="0.657cm" svg:x="12.302cm" svg:y="8.71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318cm" svg:height="0.042cm" svg:x="11.303cm" svg:y="9.77cm" svg:viewBox="0 0 2319 43" draw:points="1158,43 0,43 0,0 2319,0 2319,43">
            <text:p/>
          </draw:polygon>
          <draw:path draw:style-name="gr3" draw:text-style-name="P7" draw:layer="layout" svg:width="0.393cm" svg:height="0.657cm" svg:x="11.352cm" svg:y="10.21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1.868cm" svg:y="9.96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1.005cm" svg:height="0.042cm" svg:x="12.616cm" svg:y="9.967cm" svg:viewBox="0 0 1006 43" draw:points="504,43 0,43 0,0 1006,0 1006,43">
            <text:p/>
          </draw:polygon>
          <draw:path draw:style-name="gr3" draw:text-style-name="P7" draw:layer="layout" svg:width="0.492cm" svg:height="0.447cm" svg:x="12.645cm" svg:y="10.43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7" draw:layer="layout" svg:width="0.306cm" svg:height="0.458cm" svg:x="13.221cm" svg:y="10.1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4.066cm" svg:y="9.676cm" svg:viewBox="0 0 656 233" svg:d="M623 40c16 0 33 0 33-20s-17-20-31-20h-591c-16 0-34 0-34 20s18 20 34 20zM625 233c14 0 31 0 31-20s-17-20-33-20h-589c-16 0-34 0-34 20s18 20 34 20z">
            <text:p/>
          </draw:path>
        </draw:g>
        <draw:g xml:id="id11" draw:id="id11">
          <svg:title>TexMaths</svg:title>
          <svg:desc>28§display§\frac{ 1 }{ 2x } = §svg§600§FALSE§</svg:desc>
          <draw:polygon draw:style-name="gr2" draw:text-style-name="P6" draw:layer="layout" svg:width="2.056cm" svg:height="1.91cm" svg:x="15.151cm" svg:y="8.763cm" svg:viewBox="0 0 2057 1911" draw:points="1030,1911 0,1911 0,0 2057,0 2057,1911">
            <text:p/>
          </draw:polygon>
          <draw:path draw:style-name="gr3" draw:text-style-name="P7" draw:layer="layout" svg:width="0.326cm" svg:height="0.658cm" svg:x="15.471cm" svg:y="8.71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1.056cm" svg:height="0.042cm" svg:x="15.102cm" svg:y="9.769cm" svg:viewBox="0 0 1057 43" draw:points="528,43 0,43 0,0 1057,0 1057,43">
            <text:p/>
          </draw:polygon>
          <draw:path draw:style-name="gr3" draw:text-style-name="P7" draw:layer="layout" svg:width="0.393cm" svg:height="0.658cm" svg:x="15.151cm" svg:y="10.056cm" svg:viewBox="0 0 394 659" svg:d="M76 583l105-103c155-137 213-189 213-287 0-115-87-193-208-193-112 0-186 92-186 179 0 54 49 54 51 54 18 0 52-11 52-51 0-25-18-52-52-52-8 0-8 0-13 2 22-65 76-101 134-101 90 0 132 79 132 162 0 78-49 157-103 217l-190 211c-11 11-11 13-11 38h367l27-173h-25c-4 29-11 74-20 88-9 9-74 9-94 9z">
            <text:p/>
          </draw:path>
          <draw:path draw:style-name="gr3" draw:text-style-name="P7" draw:layer="layout" svg:width="0.492cm" svg:height="0.447cm" svg:x="15.621cm" svg:y="10.276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3 9-32 107-101 130-133 130-38 0-53-32-53-65 0-23 6-43 18-88z">
            <text:p/>
          </draw:path>
          <draw:path draw:style-name="gr3" draw:text-style-name="P7" draw:layer="layout" svg:width="0.655cm" svg:height="0.232cm" svg:x="16.602cm" svg:y="9.675cm" svg:viewBox="0 0 656 233" svg:d="M622 40c16 0 34 0 34-20s-18-20-31-20h-591c-16 0-34 0-34 20s18 20 34 20zM625 233c13 0 31 0 31-20s-18-20-34-20h-588c-16 0-34 0-34 20s18 20 34 20z">
            <text:p/>
          </draw:path>
        </draw:g>
        <draw:g xml:id="id12" draw:id="id12">
          <svg:title>TexMaths</svg:title>
          <svg:desc>28§display§\frac{1}{f'(x)}§svg§600§FALSE§</svg:desc>
          <draw:polygon draw:style-name="gr2" draw:text-style-name="P6" draw:layer="layout" svg:width="2.092cm" svg:height="2.146cm" svg:x="17.751cm" svg:y="8.763cm" svg:viewBox="0 0 2093 2147" draw:points="1048,2147 0,2147 0,0 2093,0 2093,2147">
            <text:p/>
          </draw:polygon>
          <draw:path draw:style-name="gr3" draw:text-style-name="P7" draw:layer="layout" svg:width="0.326cm" svg:height="0.658cm" svg:x="18.638cm" svg:y="8.714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2.191cm" svg:height="0.042cm" svg:x="17.702cm" svg:y="9.77cm" svg:viewBox="0 0 2192 43" draw:points="1097,43 0,43 0,0 2192,0 2192,43">
            <text:p/>
          </draw:polygon>
          <draw:path draw:style-name="gr3" draw:text-style-name="P7" draw:layer="layout" svg:width="0.492cm" svg:height="0.898cm" svg:x="17.753cm" svg:y="10.016cm" svg:viewBox="0 0 493 899" svg:d="M311 300h85c18 0 29 0 29-18 0-11-11-11-26-11h-83l20-114c4-20 18-90 24-101 9-20 27-34 48-34 4 0 29 0 47 18-43 3-52 38-52 52 0 25 18 36 36 36 24 0 54-23 54-61 0-45-45-67-85-67-34 0-97 18-126 117-7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18.322cm" svg:y="10.041cm" svg:viewBox="0 0 175 359" svg:d="M168 61c7-12 7-18 7-23 0-22-21-38-41-38-27 0-35 22-38 34l-92 300c-2 0-4 9-4 9 0 9 22 16 27 16 4 0 7 0 11-12z">
            <text:p/>
          </draw:path>
          <draw:path draw:style-name="gr3" draw:text-style-name="P7" draw:layer="layout" svg:width="0.23cm" svg:height="0.985cm" svg:x="18.663cm" svg:y="9.974cm" svg:viewBox="0 0 231 986" svg:d="M231 977c0-2 0-4-18-22-123-123-155-309-155-462 0-170 38-343 159-466 14-11 14-14 14-18 0-7-5-9-12-9-9 0-98 67-156 193-52 107-63 217-63 300 0 79 11 197 65 309 60 122 145 184 154 184 7 0 12-2 12-9z">
            <text:p/>
          </draw:path>
          <draw:path draw:style-name="gr3" draw:text-style-name="P7" draw:layer="layout" svg:width="0.492cm" svg:height="0.447cm" svg:x="18.976cm" svg:y="10.276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2 65 67 0 101-69 105-76 11 38 47 76 105 76 103 0 159-127 159-152 0-9-9-9-11-9-9 0-11 2-13 9-32 107-101 130-132 130-39 0-54-31-54-65 0-23 6-43 18-88z">
            <text:p/>
          </draw:path>
          <draw:path draw:style-name="gr3" draw:text-style-name="P7" draw:layer="layout" svg:width="0.23cm" svg:height="0.985cm" svg:x="19.567cm" svg:y="9.97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 presentation:group-id="0">
                  <anim:set smil:begin="0s" smil:dur="0.001s" smil:fill="hold" smil:targetElement="id3" anim:sub-item="background" smil:attributeName="visibility" smil:to="visible"/>
                  <anim:animate smil:dur="0.5s" smil:fill="hold" smil:targetElement="id3" anim:sub-item="background" smil:attributeName="width" smil:values="width*0.05;width" smil:keyTimes="0;1"/>
                  <anim:animate smil:dur="0.5s" smil:fill="hold" smil:targetElement="id3" anim:sub-item="background" smil:attributeName="height" smil:values="height;height" smil:keyTimes="0;1"/>
                  <anim:animate smil:dur="0.5s" smil:fill="hold" smil:targetElement="id3" anim:sub-item="background" smil:attributeName="x" smil:values="x-.2;x" smil:keyTimes="0;1"/>
                  <anim:animate smil:dur="0.5s" smil:fill="hold" smil:targetElement="id3" anim:sub-item="background" smil:attributeName="y" smil:values="y;y" smil:keyTimes="0;1"/>
                  <anim:transitionFilter smil:dur="0.5s" smil:targetElement="id3" anim:sub-item="background" smil:type="fade" smil:subtype="crossfade"/>
                </anim:par>
                <anim:par smil:begin="0s" smil:fill="hold" presentation:node-type="with-previous" presentation:preset-class="entrance" presentation:preset-id="ooo-entrance-glide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8" draw:text-style-name="P9" draw:layer="layout" svg:width="25.199cm" svg:height="1.737cm" svg:x="1.398cm" svg:y="0.545cm" presentation:class="title" presentation:user-transformed="true">
          <draw:text-box>
            <text:p xml:id="id14" text:id="id14">Theorem</text:p>
          </draw:text-box>
        </draw:frame>
        <draw:frame presentation:style-name="pr9" draw:text-style-name="P11" draw:layer="layout" svg:width="26.4cm" svg:height="12.2cm" svg:x="0.8cm" svg:y="2.6cm" presentation:class="subtitle" presentation:user-transformed="true">
          <draw:text-box>
            <text:p text:style-name="P4"><text:span text:style-name="T7"><text:tab/></text:span><text:span text:style-name="T7">If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5">is a differentiable function of</text:span><text:span text:style-name="T7"> <text:s/></text:span><text:span text:style-name="T7"><text:tab/></text:span><text:span text:style-name="T7"> on an <text:s/></text:span></text:p>
            <text:p text:style-name="P4"><text:span text:style-name="T9"><text:tab/></text:span><text:span text:style-name="T9"><text:tab/></text:span></text:p>
            <text:p text:style-name="P10"><text:span text:style-name="T10"><text:tab/></text:span><text:span text:style-name="T10">interval <text:s text:c="3"/>and <text:s text:c="3"/></text:span><text:span text:style-name="T5">is one-one, onto and <text:s/></text:span><text:span text:style-name="T7"><text:s text:c="12"/>on <text:s text:c="2"/>, also</text:span></text:p>
            <text:p text:style-name="P10"><text:span text:style-name="T9"><text:tab/></text:span></text:p>
            <text:p text:style-name="P4"><text:span text:style-name="T7"><text:tab/></text:span><text:span text:style-name="T7">if <text:s text:c="21"/>is differentiable on <text:s text:c="7"/>then </text:span></text:p>
            <text:p text:style-name="P4"><text:span text:style-name="T7"><text:tab/></text:span></text:p>
            <text:p text:style-name="P4"><text:span text:style-name="T7"><text:s text:c="37"/></text:span><text:span text:style-name="T5">or <text:s text:c="17"/>where <text:s text:c="2"/></text:span></text:p>
            <text:p text:style-name="P4"><text:span text:style-name="T7"><text:tab/></text:span></text:p>
          </draw:text-box>
        </draw:frame>
        <draw:g>
          <svg:title>TexMaths</svg:title>
          <svg:desc>32§display§y = f(x)§svg§600§FALSE§</svg:desc>
          <draw:polygon draw:style-name="gr2" draw:text-style-name="P6" draw:layer="layout" svg:width="4.058cm" svg:height="1.012cm" svg:x="3.39cm" svg:y="2.708cm" svg:viewBox="0 0 4059 1013" draw:points="2031,1013 0,1013 0,0 4059,0 4059,1013">
            <text:p/>
          </draw:polygon>
          <draw:path draw:style-name="gr3" draw:text-style-name="P7" draw:layer="layout" svg:width="0.521cm" svg:height="0.728cm" svg:x="3.367cm" svg:y="2.997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302cm" svg:y="3.0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485cm" svg:y="2.7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209cm" svg:y="2.6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6.568cm" svg:y="2.9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7.241cm" svg:y="2.6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6§display§x§svg§600§FALSE§</svg:desc>
          <draw:polygon draw:style-name="gr2" draw:text-style-name="P6" draw:layer="layout" svg:width="0.541cm" svg:height="0.448cm" svg:x="21.293cm" svg:y="3.115cm" svg:viewBox="0 0 542 449" draw:points="271,449 0,449 0,0 542,0 542,449">
            <text:p/>
          </draw:polygon>
          <draw:path draw:style-name="gr3" draw:text-style-name="P7" draw:layer="layout" svg:width="0.633cm" svg:height="0.575cm" svg:x="21.267cm" svg:y="3.0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28§display§\frac{dy}{dx} \ne 0 §svg§600§FALSE§</svg:desc>
          <draw:polygon draw:style-name="gr2" draw:text-style-name="P6" draw:layer="layout" svg:width="2.86cm" svg:height="1.936cm" svg:x="19.217cm" svg:y="4.401cm" svg:viewBox="0 0 2861 1937" draw:points="1432,1937 0,1937 0,0 2861,0 2861,1937">
            <text:p/>
          </draw:polygon>
          <draw:path draw:style-name="gr3" draw:text-style-name="P7" draw:layer="layout" svg:width="0.47cm" svg:height="0.696cm" svg:x="19.231cm" svg:y="4.3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73cm" svg:y="4.6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19.168cm" svg:y="5.434cm" svg:viewBox="0 0 1078 43" draw:points="538,43 0,43 0,0 1078,0 1078,43">
            <text:p/>
          </draw:polygon>
          <draw:path draw:style-name="gr3" draw:text-style-name="P7" draw:layer="layout" svg:width="0.47cm" svg:height="0.696cm" svg:x="19.208cm" svg:y="5.6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708cm" svg:y="5.9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0.772cm" svg:y="4.9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0.689cm" svg:y="5.3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1.711cm" svg:y="5.0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>
          <svg:title>TexMaths</svg:title>
          <svg:desc>32§display§x = f^{-1}(y)§svg§600§FALSE§</svg:desc>
          <draw:polygon draw:style-name="gr2" draw:text-style-name="P6" draw:layer="layout" svg:width="5.264cm" svg:height="1.156cm" svg:x="3.191cm" svg:y="6.912cm" svg:viewBox="0 0 5265 1157" draw:points="2631,1157 0,1157 0,0 5265,0 5265,1157">
            <text:p/>
          </draw:polygon>
          <draw:path draw:style-name="gr3" draw:text-style-name="P7" draw:layer="layout" svg:width="0.562cm" svg:height="0.511cm" svg:x="3.168cm" svg:y="7.34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4.153cm" svg:y="7.4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562cm" svg:height="1.026cm" svg:x="5.336cm" svg:y="7.051cm" svg:viewBox="0 0 563 1027" svg:d="M356 343h97c20 0 33 0 33-20 0-13-13-13-30-13h-95l23-131c5-23 20-102 28-115 10-23 31-38 54-38 5 0 33 0 54 20-49 3-59 44-59 59 0 28 20 41 41 41 28 0 61-26 61-69 0-51-51-77-97-77-39 0-110 20-144 133-7 23-10 33-38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7" draw:layer="layout" svg:width="0.534cm" svg:height="0.04cm" svg:x="6.032cm" svg:y="7.163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6.736cm" svg:y="6.856cm" svg:viewBox="0 0 289 525" svg:d="M179 23c0-23 0-23-23-23-51 49-123 51-156 51v28c18 0 72 0 115-23v405c0 25 0 36-79 36h-31v28c15 0 113-3 141-3 25 0 125 3 143 3v-28h-31c-79 0-79-11-79-36z">
            <text:p/>
          </draw:path>
          <draw:path draw:style-name="gr3" draw:text-style-name="P7" draw:layer="layout" svg:width="0.263cm" svg:height="1.126cm" svg:x="7.266cm" svg:y="6.999cm" svg:viewBox="0 0 264 1127" svg:d="M264 1116c0-2 0-5-21-25-141-141-176-354-176-528 0-194 43-391 181-532 16-13 16-16 16-21 0-7-6-10-13-10-10 0-113 77-179 220-59 123-72 249-72 343 0 90 13 226 74 354 69 138 167 210 177 210 7 0 13-3 13-11z">
            <text:p/>
          </draw:path>
          <draw:path draw:style-name="gr3" draw:text-style-name="P7" draw:layer="layout" svg:width="0.521cm" svg:height="0.729cm" svg:x="7.624cm" svg:y="7.345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8.248cm" svg:y="6.99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23.985cm" svg:y="5.011cm" svg:viewBox="0 0 448 658" draw:points="225,658 0,658 0,0 448,0 448,658">
            <text:p/>
          </draw:polygon>
          <draw:path draw:style-name="gr3" draw:text-style-name="P7" draw:layer="layout" svg:width="0.521cm" svg:height="0.77cm" svg:x="23.967cm" svg:y="4.955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28§display§f(I)§svg§600§FALSE§</svg:desc>
          <draw:polygon draw:style-name="gr2" draw:text-style-name="P6" draw:layer="layout" svg:width="1.669cm" svg:height="0.886cm" svg:x="17.77cm" svg:y="7.205cm" svg:viewBox="0 0 1670 887" draw:points="834,887 0,887 0,0 1670,0 1670,887">
            <text:p/>
          </draw:polygon>
          <draw:path draw:style-name="gr3" draw:text-style-name="P7" draw:layer="layout" svg:width="0.492cm" svg:height="0.898cm" svg:x="17.772cm" svg:y="7.201cm" svg:viewBox="0 0 493 899" svg:d="M312 300h85c18 0 29 0 29-18 0-11-11-11-27-11h-83l20-114c5-20 18-90 25-101 9-20 27-34 47-34 4 0 29 0 47 18-43 3-52 38-52 52 0 25 18 36 36 36 25 0 54-23 54-61 0-45-45-67-85-67-34 0-96 18-126 117-6 20-9 29-33 154h-67c-21 0-30 0-30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18.407cm" svg:y="7.15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56cm" svg:height="0.674cm" svg:x="18.725cm" svg:y="7.22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9.258cm" svg:y="7.1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frac{d}{dy} [ f^{-1} (y) ] = \frac{1}{f'(x)}§svg§600§FALSE§</svg:desc>
          <draw:polygon draw:style-name="gr2" draw:text-style-name="P6" draw:layer="layout" svg:width="8.146cm" svg:height="2.171cm" svg:x="2.618cm" svg:y="9.003cm" svg:viewBox="0 0 8147 2172" draw:points="4075,2172 0,2172 0,0 8147,0 8147,2172">
            <text:p/>
          </draw:polygon>
          <draw:path draw:style-name="gr3" draw:text-style-name="P7" draw:layer="layout" svg:width="0.469cm" svg:height="0.696cm" svg:x="2.867cm" svg:y="8.9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2.569cm" svg:y="10.036cm" svg:viewBox="0 0 1033 43" draw:points="515,43 0,43 0,0 1033,0 1033,43">
            <text:p/>
          </draw:polygon>
          <draw:path draw:style-name="gr3" draw:text-style-name="P7" draw:layer="layout" svg:width="0.469cm" svg:height="0.696cm" svg:x="2.609cm" svg:y="10.2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109cm" svg:y="10.54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0.136cm" svg:height="0.984cm" svg:x="3.832cm" svg:y="9.565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4.043cm" svg:y="9.60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467cm" svg:height="0.035cm" svg:x="4.652cm" svg:y="9.70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268cm" svg:y="9.4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5.732cm" svg:y="9.56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6cm" svg:height="0.637cm" svg:x="6.046cm" svg:y="9.86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6.592cm" svg:y="9.56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6.94cm" svg:y="9.565cm" svg:viewBox="0 0 137 985" draw:points="137,0 0,0 0,40 96,40 96,947 0,947 0,985 137,985">
            <text:p/>
          </draw:polygon>
          <draw:path draw:style-name="gr3" draw:text-style-name="P7" draw:layer="layout" svg:width="0.655cm" svg:height="0.232cm" svg:x="7.52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558cm" svg:y="8.98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8.622cm" svg:y="10.036cm" svg:viewBox="0 0 2193 43" draw:points="1098,43 0,43 0,0 2193,0 2193,43">
            <text:p/>
          </draw:polygon>
          <draw:path draw:style-name="gr3" draw:text-style-name="P7" draw:layer="layout" svg:width="0.492cm" svg:height="0.897cm" svg:x="8.673cm" svg:y="10.2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174cm" svg:height="0.357cm" svg:x="9.242cm" svg:y="10.30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9.583cm" svg:y="10.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897cm" svg:y="10.5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488cm" svg:y="10.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frac{dx}{dy} = \frac{1}{ \frac{dy}{dx} }§svg§600§FALSE§</svg:desc>
          <draw:polygon draw:style-name="gr2" draw:text-style-name="P6" draw:layer="layout" svg:width="3.616cm" svg:height="2.406cm" svg:x="13.019cm" svg:y="9.004cm" svg:viewBox="0 0 3617 2407" draw:points="1810,2407 0,2407 0,0 3617,0 3617,2407">
            <text:p/>
          </draw:polygon>
          <draw:path draw:style-name="gr3" draw:text-style-name="P7" draw:layer="layout" svg:width="0.469cm" svg:height="0.695cm" svg:x="13.01cm" svg:y="8.955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51cm" svg:y="9.20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1.076cm" svg:height="0.042cm" svg:x="12.97cm" svg:y="10.037cm" svg:viewBox="0 0 1077 43" draw:points="538,43 0,43 0,0 1077,0 1077,43">
            <text:p/>
          </draw:polygon>
          <draw:path draw:style-name="gr3" draw:text-style-name="P7" draw:layer="layout" svg:width="0.469cm" svg:height="0.695cm" svg:x="13.033cm" svg:y="10.2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3.532cm" svg:y="10.54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14.491cm" svg:y="9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5.98cm" svg:y="8.9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094cm" svg:height="0.042cm" svg:x="15.593cm" svg:y="10.037cm" svg:viewBox="0 0 1095 43" draw:points="547,43 0,43 0,0 1095,0 1095,43">
            <text:p/>
          </draw:polygon>
          <draw:path draw:style-name="gr3" draw:text-style-name="P7" draw:layer="layout" svg:width="0.355cm" svg:height="0.487cm" svg:x="15.763cm" svg:y="10.19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4 0-13 2-20 5-29zM206 394c-4 18-20 34-36 45-6 7-33 29-62 29-27 0-52-18-52-67 0-36 20-112 36-141 31-56 67-65 87-65 49 0 61 51 61 60 0 3 0 7-3 9z">
            <text:p/>
          </draw:path>
          <draw:path draw:style-name="gr3" draw:text-style-name="P7" draw:layer="layout" svg:width="0.355cm" svg:height="0.445cm" svg:x="16.164cm" svg:y="10.37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7" draw:layer="layout" svg:width="0.857cm" svg:height="0.042cm" svg:x="15.711cm" svg:y="10.847cm" svg:viewBox="0 0 858 43" draw:points="430,43 0,43 0,0 858,0 858,43">
            <text:p/>
          </draw:polygon>
          <draw:path draw:style-name="gr3" draw:text-style-name="P7" draw:layer="layout" svg:width="0.355cm" svg:height="0.487cm" svg:x="15.752cm" svg:y="10.97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4 0-13 2-20 5-29zM206 394c-4 18-20 34-36 45-6 7-33 29-62 29-27 0-52-18-52-67 0-36 20-112 36-141 31-56 67-65 87-65 47 0 61 51 61 60 0 3 0 7-3 9z">
            <text:p/>
          </draw:path>
          <draw:path draw:style-name="gr3" draw:text-style-name="P7" draw:layer="layout" svg:width="0.371cm" svg:height="0.313cm" svg:x="16.153cm" svg:y="11.14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frac{dy}{dx} \ne 0 §svg§600§FALSE§</svg:desc>
          <draw:polygon draw:style-name="gr2" draw:text-style-name="P6" draw:layer="layout" svg:width="2.86cm" svg:height="1.936cm" svg:x="20.817cm" svg:y="9.001cm" svg:viewBox="0 0 2861 1937" draw:points="1432,1937 0,1937 0,0 2861,0 2861,1937">
            <text:p/>
          </draw:polygon>
          <draw:path draw:style-name="gr3" draw:text-style-name="P7" draw:layer="layout" svg:width="0.47cm" svg:height="0.696cm" svg:x="20.831cm" svg:y="8.9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1.33cm" svg:y="9.2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0.768cm" svg:y="10.034cm" svg:viewBox="0 0 1078 43" draw:points="538,43 0,43 0,0 1078,0 1078,43">
            <text:p/>
          </draw:polygon>
          <draw:path draw:style-name="gr3" draw:text-style-name="P7" draw:layer="layout" svg:width="0.47cm" svg:height="0.696cm" svg:x="20.808cm" svg:y="10.2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308cm" svg:y="10.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2.372cm" svg:y="9.5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2.289cm" svg:y="9.9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3.311cm" svg:y="9.6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" anim:sub-item="text" smil:attributeName="visibility" smil:to="visible"/>
                  <anim:animate smil:begin="0s" smil:dur="0.5s" smil:fill="hold" smil:decelerate="0.5" smil:targetElement="id14" anim:sub-item="text" smil:attributeName="rotate" smil:values="-90;0" smil:keyTimes="0;1"/>
                  <anim:animate smil:begin="0s" smil:dur="0.5s" smil:fill="hold" smil:decelerate="0.5" smil:targetElement="id14" anim:sub-item="text" smil:attributeName="width" smil:values="width;width*.05" smil:keyTimes="0;1"/>
                  <anim:animate smil:begin="0.5s" smil:dur="0.5s" smil:fill="hold" smil:accelerate="0.5" smil:targetElement="id14" anim:sub-item="text" smil:attributeName="width" smil:values="width*.05;width" smil:keyTimes="0;1"/>
                  <anim:animate smil:dur="1s" smil:fill="hold" smil:targetElement="id14" anim:sub-item="text" smil:attributeName="height" smil:values="height;height" smil:keyTimes="0;1"/>
                  <anim:animate smil:begin="0s" smil:dur="0.5s" smil:fill="hold" smil:decelerate="0.5" smil:targetElement="id14" anim:sub-item="text" smil:attributeName="x" smil:values="x+.4;x" smil:keyTimes="0;1"/>
                  <anim:animate smil:begin="0s" smil:dur="0.5s" smil:fill="hold" smil:decelerate="0.5" smil:targetElement="id14" anim:sub-item="text" smil:attributeName="y" smil:values="y-.2;y+.1" smil:keyTimes="0;1"/>
                  <anim:animate smil:begin="0.5s" smil:dur="0.5s" smil:fill="hold" smil:accelerate="0.5" smil:targetElement="id14" anim:sub-item="text" smil:attributeName="y" smil:values="y+.1;y" smil:keyTimes="0;1"/>
                  <anim:transitionFilter smil:begin="0s" smil:dur="1s" smil:decelerate="0.5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5.199cm" svg:height="2cm" svg:x="1.398cm" svg:y="0.4cm" presentation:class="title" presentation:user-transformed="true">
          <draw:text-box>
            <text:p xml:id="id15" text:id="id15"><text:span text:style-name="T11">Examples</text:span></text:p>
          </draw:text-box>
        </draw:frame>
        <draw:frame presentation:style-name="pr11" draw:text-style-name="P13" draw:layer="layout" svg:width="26.4cm" svg:height="12.8cm" svg:x="0.8cm" svg:y="2.4cm" presentation:class="subtitle" presentation:user-transformed="true">
          <draw:text-box>
            <text:p xml:id="id16" text:id="id16" text:style-name="P4"><text:span text:style-name="T7"><text:tab/></text:span><text:span text:style-name="T7">(1)F</text:span><text:span text:style-name="T10">ind the derivative of the function</text:span><text:span text:style-name="T7"> <text:s text:c="17"/>using <text:s text:c="2"/></text:span><text:span text:style-name="T12"><text:s text:c="18"/></text:span></text:p>
            <text:p xml:id="id18" text:id="id18" text:style-name="P4"><text:span text:style-name="T7"><text:s text:c="9"/></text:span><text:span text:style-name="T7">the </text:span><text:span text:style-name="T10">derivative of the inverse function <text:s text:c="21"/>in</text:span></text:p>
            <text:p text:style-name="P4"><text:span text:style-name="T13"><text:s text:c="18"/></text:span></text:p>
            <text:p xml:id="id20" text:id="id20" text:style-name="P4"><text:span text:style-name="T7"><text:tab/></text:span><text:span text:style-name="T7"> <text:s text:c="3"/></text:span><text:span text:style-name="T10">in the following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/text:p>
            <text:p text:style-name="P4"><text:span text:style-name="T12"><text:s text:c="12"/></text:span></text:p>
            <text:p xml:id="id21" text:id="id21" text:style-name="P4"><text:span text:style-name="T10"><text:s text:c="8"/></text:span><text:span text:style-name="T10">(i) <text:s text:c="24"/>(ii) <text:s text:c="27"/></text:span><text:span text:style-name="T7">(iii) <text:s text:c="2"/></text:span></text:p>
            <text:p text:style-name="P4"><text:span text:style-name="T12"><text:s text:c="7"/></text:span></text:p>
            <text:p xml:id="id25" text:id="id25" text:style-name="P10"><text:span text:style-name="T4"><text:tab/></text:span><text:span text:style-name="T4">Solutions : <text:s text:c="58"/></text:span><text:span text:style-name="T7"><text:tab/></text:span></text:p>
            <text:p text:style-name="P4"><text:span text:style-name="T12"><text:s text:c="25"/></text:span></text:p>
            <text:p xml:id="id26" text:id="id26" text:style-name="P4"><text:span text:style-name="T7"><text:tab/></text:span><text:span text:style-name="T7"> <text:s text:c="2"/></text:span><text:span text:style-name="T7">(i) Given that, <text:s text:c="2"/></text:span></text:p>
            <text:p text:style-name="P4"><text:span text:style-name="T12"><text:tab/></text:span><text:span text:style-name="T12"> <text:s text:c="6"/></text:span><text:span text:style-name="T12"><text:tab/></text:span></text:p>
            <text:p xml:id="id28" text:id="id28" text:style-name="P4"><text:span text:style-name="T7"><text:tab/></text:span><text:span text:style-name="T7"><text:tab/></text:span><text:span text:style-name="T7"> <text:s text:c="2"/></text:span><text:span text:style-name="T10">We first find the inverse of the function</text:span></text:p>
            <text:p text:style-name="P4"><text:span text:style-name="T13"><text:s text:c="11"/></text:span></text:p>
            <text:p xml:id="id30" text:id="id30" text:style-name="P4"><text:span text:style-name="T10"><text:s text:c="12"/></text:span><text:span text:style-name="T10">i.e. <text:s text:c="3"/>in terms of <text:s text:c="3"/>. <text:s text:c="2"/></text:span></text:p>
          </draw:text-box>
        </draw:frame>
        <draw:g xml:id="id22" draw:id="id22">
          <svg:title>TexMaths</svg:title>
          <svg:desc>32§display§y = \sqrt[3]{x + 4}§svg§600§FALSE§</svg:desc>
          <draw:polygon draw:style-name="gr2" draw:text-style-name="P6" draw:layer="layout" svg:width="5.568cm" svg:height="1.102cm" svg:x="4.443cm" svg:y="7.38cm" svg:viewBox="0 0 5569 1103" draw:points="2786,1103 0,1103 0,0 5569,0 5569,1103">
            <text:p/>
          </draw:polygon>
          <draw:path draw:style-name="gr3" draw:text-style-name="P7" draw:layer="layout" svg:width="0.521cm" svg:height="0.729cm" svg:x="4.42cm" svg:y="7.8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355cm" svg:y="7.8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93cm" svg:height="0.388cm" svg:x="6.837cm" svg:y="7.401cm" svg:viewBox="0 0 294 389" svg:d="M141 189c54 0 87 34 87 90s-36 87-85 87c-7 0-74 0-102-28 23-5 28-23 28-36 0-20-15-33-33-33s-36 10-36 36c0 59 67 84 143 84 95 0 151-56 151-110 0-46-41-87-105-102 67-21 85-64 85-95 0-49-56-82-128-82-69 0-126 31-126 79 0 29 21 34 31 34 18 0 33-11 33-31 0-13-7-28-28-33 26-26 77-29 87-29 41 0 72 24 72 62 0 31-20 84-82 87-15 0-18 0-33 3-5 0-10 0-10 7 0 10 5 10 15 10z">
            <text:p/>
          </draw:path>
          <draw:path draw:style-name="gr3" draw:text-style-name="P7" draw:layer="layout" svg:width="0.88cm" svg:height="1.125cm" svg:x="6.63cm" svg:y="7.324cm" svg:viewBox="0 0 881 1126" svg:d="M356 1009l-197-438c-8-18-16-18-18-18 0 0-8 0-18 8l-108 82c-15 10-15 15-15 17 0 6 3 13 10 13 8 0 28-15 39-25 7-5 25-18 35-26l223 486c8 18 16 18 26 18 15 0 18-5 28-20l512-1060c8-18 8-20 8-23 0-13-11-23-23-23-11 0-18 5-26 23z">
            <text:p/>
          </draw:path>
          <draw:polygon draw:style-name="gr3" draw:text-style-name="P7" draw:layer="layout" svg:width="2.582cm" svg:height="0.048cm" svg:x="7.485cm" svg:y="7.324cm" svg:viewBox="0 0 2583 49" draw:points="1290,49 0,49 0,0 2583,0 2583,49">
            <text:p/>
          </draw:polygon>
          <draw:path draw:style-name="gr3" draw:text-style-name="P7" draw:layer="layout" svg:width="0.562cm" svg:height="0.511cm" svg:x="7.518cm" svg:y="7.81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5-79 120-87 13 43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752cm" svg:x="8.442cm" svg:y="7.65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9.535cm" svg:y="7.547cm" svg:viewBox="0 0 502 763" svg:d="M300 579v97c0 41 0 54-85 54h-23v33c46-3 105-3 151-3 49 0 108 0 154 3v-33h-23c-85 0-87-13-87-54v-97h115v-36h-115v-515c0-20 0-28-18-28-11 0-13 0-21 13l-348 530v36zM307 543h-276l276-420z">
            <text:p/>
          </draw:path>
        </draw:g>
        <draw:g xml:id="id17" draw:id="id17">
          <svg:title>TexMaths</svg:title>
          <svg:desc>32§display§y = f(x)§svg§600§FALSE§</svg:desc>
          <draw:polygon draw:style-name="gr2" draw:text-style-name="P6" draw:layer="layout" svg:width="4.058cm" svg:height="1.012cm" svg:x="19.443cm" svg:y="2.585cm" svg:viewBox="0 0 4059 1013" draw:points="2031,1013 0,1013 0,0 4059,0 4059,1013">
            <text:p/>
          </draw:polygon>
          <draw:path draw:style-name="gr3" draw:text-style-name="P7" draw:layer="layout" svg:width="0.521cm" svg:height="0.728cm" svg:x="19.42cm" svg:y="2.874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0.355cm" svg:y="2.9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1.538cm" svg:y="2.58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2.262cm" svg:y="2.52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2.621cm" svg:y="2.87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3.294cm" svg:y="2.52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9" draw:id="id19">
          <svg:title>TexMaths</svg:title>
          <svg:desc>32§display§x= f^{-1}(y)§svg§600§FALSE§</svg:desc>
          <draw:polygon draw:style-name="gr2" draw:text-style-name="P6" draw:layer="layout" svg:width="5.264cm" svg:height="1.156cm" svg:x="20.443cm" svg:y="4.085cm" svg:viewBox="0 0 5265 1157" draw:points="2631,1157 0,1157 0,0 5265,0 5265,1157">
            <text:p/>
          </draw:polygon>
          <draw:path draw:style-name="gr3" draw:text-style-name="P7" draw:layer="layout" svg:width="0.562cm" svg:height="0.511cm" svg:x="20.42cm" svg:y="4.51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21.405cm" svg:y="4.60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562cm" svg:height="1.026cm" svg:x="22.588cm" svg:y="4.224cm" svg:viewBox="0 0 563 1027" svg:d="M356 343h97c20 0 33 0 33-20 0-13-13-13-30-13h-95l23-131c5-23 20-102 28-115 10-23 31-38 54-38 5 0 33 0 54 20-49 3-59 44-59 59 0 28 20 41 41 41 28 0 61-26 61-69 0-51-51-77-97-77-39 0-110 20-144 133-7 23-10 33-38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7" draw:layer="layout" svg:width="0.534cm" svg:height="0.04cm" svg:x="23.284cm" svg:y="4.336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23.988cm" svg:y="4.029cm" svg:viewBox="0 0 289 525" svg:d="M179 23c0-23 0-23-23-23-51 49-123 51-156 51v28c18 0 72 0 115-23v405c0 25 0 36-79 36h-31v28c15 0 113-3 141-3 25 0 125 3 143 3v-28h-31c-79 0-79-11-79-36z">
            <text:p/>
          </draw:path>
          <draw:path draw:style-name="gr3" draw:text-style-name="P7" draw:layer="layout" svg:width="0.263cm" svg:height="1.126cm" svg:x="24.518cm" svg:y="4.172cm" svg:viewBox="0 0 264 1127" svg:d="M264 1116c0-2 0-5-21-25-141-141-176-354-176-528 0-194 43-391 181-532 16-13 16-16 16-21 0-7-6-10-13-10-10 0-113 77-179 220-59 123-72 249-72 343 0 90 13 226 74 354 69 138 167 210 177 210 7 0 13-3 13-11z">
            <text:p/>
          </draw:path>
          <draw:path draw:style-name="gr3" draw:text-style-name="P7" draw:layer="layout" svg:width="0.521cm" svg:height="0.729cm" svg:x="24.876cm" svg:y="4.51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25.5cm" svg:y="4.172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23" draw:id="id23">
          <svg:title>TexMaths</svg:title>
          <svg:desc>32§display§y = \sqrt{1 + \sqrt{x}}§svg§600§FALSE§</svg:desc>
          <draw:polygon draw:style-name="gr2" draw:text-style-name="P6" draw:layer="layout" svg:width="6.621cm" svg:height="1.915cm" svg:x="12.945cm" svg:y="6.781cm" svg:viewBox="0 0 6622 1916" draw:points="3310,1916 0,1916 0,0 6622,0 6622,1916">
            <text:p/>
          </draw:polygon>
          <draw:path draw:style-name="gr3" draw:text-style-name="P7" draw:layer="layout" svg:width="0.521cm" svg:height="0.729cm" svg:x="12.922cm" svg:y="7.716cm" svg:viewBox="0 0 522 730" svg:d="M517 69c5-15 5-18 5-25 0-21-18-31-33-31-13 0-31 5-41 23-3 5-10 41-15 61-8 29-16 59-23 90l-52 205c-2 15-51 95-125 95-59 0-72-49-72-92 0-52 21-121 59-221 18-46 21-59 21-82 0-51-36-92-93-92-107 0-148 164-148 174s10 10 13 10c13 0 13-2 18-20 30-105 77-138 115-138 8 0 28 0 28 35 0 29-10 57-20 80-44 118-64 184-64 236 0 100 71 135 138 135 43 0 82-20 112-51-12 59-28 113-71 174-31 39-74 72-126 72-15 0-66-5-84-49 18 0 31 0 49-12 10-11 20-26 20-47 0-35-31-41-41-41-26 0-64 18-64 75 0 56 51 97 120 97 118 0 233-102 264-230z">
            <text:p/>
          </draw:path>
          <draw:path draw:style-name="gr3" draw:text-style-name="P7" draw:layer="layout" svg:width="0.749cm" svg:height="0.265cm" svg:x="13.856cm" svg:y="7.801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1.025cm" svg:height="2.028cm" svg:x="15.103cm" svg:y="6.725cm" svg:viewBox="0 0 1026 2029" svg:d="M399 1860l-243-845-156 184 18 15 77-89 258 904c39 0 39 0 49-28l619-1955c5-18 5-23 5-23 0-13-10-23-23-23-18 0-20 15-25 28z">
            <text:p/>
          </draw:path>
          <draw:polygon draw:style-name="gr3" draw:text-style-name="P7" draw:layer="layout" svg:width="3.518cm" svg:height="0.048cm" svg:x="16.104cm" svg:y="6.725cm" svg:viewBox="0 0 3519 49" draw:points="1758,49 0,49 0,0 3519,0 3519,49">
            <text:p/>
          </draw:polygon>
          <draw:path draw:style-name="gr3" draw:text-style-name="P7" draw:layer="layout" svg:width="0.373cm" svg:height="0.752cm" svg:x="16.203cm" svg:y="7.465cm" svg:viewBox="0 0 374 753" svg:d="M233 28c0-25 0-28-28-28-69 72-169 72-205 72v36c23 0 90 0 148-31v587c0 41-2 53-104 53h-36v36c38-5 138-5 181-5 46 0 144 0 185 5v-36h-36c-103 0-105-12-105-53z">
            <text:p/>
          </draw:path>
          <draw:path draw:style-name="gr3" draw:text-style-name="P7" draw:layer="layout" svg:width="0.749cm" svg:height="0.752cm" svg:x="16.979cm" svg:y="7.558cm" svg:viewBox="0 0 750 753" svg:d="M399 400h315c15 0 36 0 36-23s-21-23-36-23h-315v-316c0-18 0-38-23-38s-23 20-23 38v316h-315c-18 0-38 0-38 23s20 23 38 23h315v315c0 15 0 38 23 38s23-23 23-38z">
            <text:p/>
          </draw:path>
          <draw:path draw:style-name="gr3" draw:text-style-name="P7" draw:layer="layout" svg:width="0.879cm" svg:height="1.126cm" svg:x="18.123cm" svg:y="7.304cm" svg:viewBox="0 0 880 1127" svg:d="M356 1009l-197-438c-8-18-16-18-18-18 0 0-8 0-18 8l-108 82c-15 10-15 15-15 18 0 5 3 13 10 13 8 0 28-16 39-26 7-5 25-18 38-25l220 486c8 18 16 18 26 18 15 0 18-5 28-20l512-1061c7-18 7-20 7-23 0-13-10-23-23-23-10 0-17 5-25 23z">
            <text:p/>
          </draw:path>
          <draw:polygon draw:style-name="gr3" draw:text-style-name="P7" draw:layer="layout" svg:width="0.644cm" svg:height="0.048cm" svg:x="18.978cm" svg:y="7.304cm" svg:viewBox="0 0 645 49" draw:points="323,49 0,49 0,0 645,0 645,49">
            <text:p/>
          </draw:polygon>
          <draw:path draw:style-name="gr3" draw:text-style-name="P7" draw:layer="layout" svg:width="0.562cm" svg:height="0.511cm" svg:x="19.011cm" svg:y="7.71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8 74 74 0 115-79 117-87 13 44 54 87 123 87 115 0 179-146 179-174 0-10-10-10-13-10-10 0-12 2-15 10-36 123-113 149-151 149-43 0-61-36-61-75 0-25 7-48 20-99z">
            <text:p/>
          </draw:path>
        </draw:g>
        <draw:g xml:id="id24" draw:id="id24">
          <svg:title>TexMaths</svg:title>
          <svg:desc>32§display§y =  \ln x§svg§600§FALSE§</svg:desc>
          <draw:polygon draw:style-name="gr2" draw:text-style-name="P6" draw:layer="layout" svg:width="3.699cm" svg:height="0.9cm" svg:x="22.548cm" svg:y="7.482cm" svg:viewBox="0 0 3700 901" draw:points="1849,901 0,901 0,0 3700,0 3700,901">
            <text:p/>
          </draw:polygon>
          <draw:path draw:style-name="gr3" draw:text-style-name="P7" draw:layer="layout" svg:width="0.521cm" svg:height="0.729cm" svg:x="22.525cm" svg:y="7.71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23.46cm" svg:y="7.79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24.619cm" svg:y="7.426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67cm" svg:height="0.498cm" svg:x="24.932cm" svg:y="7.71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62cm" svg:height="0.511cm" svg:x="25.741cm" svg:y="7.71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27" draw:id="id27">
          <svg:title>TexMaths</svg:title>
          <svg:desc>32§display§y = \sqrt[3]{x + 4}§svg§600§FALSE§</svg:desc>
          <draw:polygon draw:style-name="gr2" draw:text-style-name="P6" draw:layer="layout" svg:width="5.568cm" svg:height="1.102cm" svg:x="10.043cm" svg:y="10.579cm" svg:viewBox="0 0 5569 1103" draw:points="2786,1103 0,1103 0,0 5569,0 5569,1103">
            <text:p/>
          </draw:polygon>
          <draw:path draw:style-name="gr3" draw:text-style-name="P7" draw:layer="layout" svg:width="0.521cm" svg:height="0.729cm" svg:x="10.02cm" svg:y="11.0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0.955cm" svg:y="11.09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93cm" svg:height="0.388cm" svg:x="12.437cm" svg:y="10.6cm" svg:viewBox="0 0 294 389" svg:d="M141 189c54 0 87 34 87 90s-36 87-85 87c-7 0-74 0-102-28 23-5 28-23 28-36 0-20-15-33-33-33s-36 10-36 36c0 59 67 84 143 84 95 0 151-56 151-110 0-46-41-87-105-102 67-21 85-64 85-95 0-49-56-82-128-82-69 0-126 31-126 79 0 29 21 34 31 34 18 0 33-11 33-31 0-13-7-28-28-33 26-26 77-29 87-29 41 0 72 24 72 62 0 31-20 84-82 87-15 0-18 0-33 3-5 0-10 0-10 7 0 10 5 10 15 10z">
            <text:p/>
          </draw:path>
          <draw:path draw:style-name="gr3" draw:text-style-name="P7" draw:layer="layout" svg:width="0.88cm" svg:height="1.125cm" svg:x="12.23cm" svg:y="10.523cm" svg:viewBox="0 0 881 1126" svg:d="M356 1009l-197-438c-8-18-16-18-18-18 0 0-8 0-18 8l-108 82c-15 10-15 15-15 17 0 6 3 13 10 13 8 0 28-15 39-25 7-5 25-18 35-26l223 486c8 18 16 18 26 18 15 0 18-5 28-20l512-1060c8-18 8-20 8-23 0-13-11-23-23-23-11 0-18 5-26 23z">
            <text:p/>
          </draw:path>
          <draw:polygon draw:style-name="gr3" draw:text-style-name="P7" draw:layer="layout" svg:width="2.582cm" svg:height="0.048cm" svg:x="13.085cm" svg:y="10.523cm" svg:viewBox="0 0 2583 49" draw:points="1290,49 0,49 0,0 2583,0 2583,49">
            <text:p/>
          </draw:polygon>
          <draw:path draw:style-name="gr3" draw:text-style-name="P7" draw:layer="layout" svg:width="0.562cm" svg:height="0.511cm" svg:x="13.118cm" svg:y="11.009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5-79 120-87 13 43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752cm" svg:x="14.042cm" svg:y="10.85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5.135cm" svg:y="10.746cm" svg:viewBox="0 0 502 763" svg:d="M300 579v97c0 41 0 54-85 54h-23v33c46-3 105-3 151-3 49 0 108 0 154 3v-33h-23c-85 0-87-13-87-54v-97h115v-36h-115v-515c0-20 0-28-18-28-11 0-13 0-21 13l-348 530v36zM307 543h-276l276-420z">
            <text:p/>
          </draw:path>
        </draw:g>
        <draw:g xml:id="id29" draw:id="id29">
          <svg:title>TexMaths</svg:title>
          <svg:desc>32§display§y = f(x)§svg§600§FALSE§</svg:desc>
          <draw:polygon draw:style-name="gr2" draw:text-style-name="P6" draw:layer="layout" svg:width="4.058cm" svg:height="1.012cm" svg:x="22.643cm" svg:y="12.385cm" svg:viewBox="0 0 4059 1013" draw:points="2031,1013 0,1013 0,0 4059,0 4059,1013">
            <text:p/>
          </draw:polygon>
          <draw:path draw:style-name="gr3" draw:text-style-name="P7" draw:layer="layout" svg:width="0.521cm" svg:height="0.728cm" svg:x="22.62cm" svg:y="12.674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3.555cm" svg:y="12.7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4.738cm" svg:y="12.38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5.462cm" svg:y="12.32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5.821cm" svg:y="12.67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6.494cm" svg:y="12.32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2" draw:id="id32">
          <svg:title>TexMaths</svg:title>
          <svg:desc>32§display§y§svg§600§FALSE§</svg:desc>
          <draw:polygon draw:style-name="gr2" draw:text-style-name="P6" draw:layer="layout" svg:width="0.439cm" svg:height="0.616cm" svg:x="12.043cm" svg:y="14.386cm" svg:viewBox="0 0 440 617" draw:points="220,617 0,617 0,0 440,0 440,617">
            <text:p/>
          </draw:polygon>
          <draw:path draw:style-name="gr3" draw:text-style-name="P7" draw:layer="layout" svg:width="0.521cm" svg:height="0.729cm" svg:x="12.02cm" svg:y="14.33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31" draw:id="id31">
          <svg:title>TexMaths</svg:title>
          <svg:desc>32§display§x§svg§600§FALSE§</svg:desc>
          <draw:polygon draw:style-name="gr2" draw:text-style-name="P6" draw:layer="layout" svg:width="0.48cm" svg:height="0.398cm" svg:x="5.844cm" svg:y="14.486cm" svg:viewBox="0 0 481 399" draw:points="241,399 0,399 0,0 481,0 481,399">
            <text:p/>
          </draw:polygon>
          <draw:path draw:style-name="gr3" draw:text-style-name="P7" draw:layer="layout" svg:width="0.562cm" svg:height="0.511cm" svg:x="5.821cm" svg:y="14.4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25" smil:attributeName="visibility" smil:to="visible"/>
                  <anim:animate smil:dur="0.125s" smil:fill="hold" smil:targetElement="id25" smil:attributeName="width" smil:values="width*0.05;width" smil:keyTimes="0;1"/>
                  <anim:animate smil:dur="0.125s" smil:fill="hold" smil:targetElement="id25" smil:attributeName="height" smil:values="height;height" smil:keyTimes="0;1"/>
                  <anim:animate smil:dur="0.125s" smil:fill="hold" smil:targetElement="id25" smil:attributeName="x" smil:values="x-.2;x" smil:keyTimes="0;1"/>
                  <anim:animate smil:dur="0.125s" smil:fill="hold" smil:targetElement="id25" smil:attributeName="y" smil:values="y;y" smil:keyTimes="0;1"/>
                  <anim:transitionFilter smil:dur="0.12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5"><text:line-break/></text:span><text:span text:style-name="T15"><text:tab/></text:span><text:span text:style-name="T15"> <text:s text:c="11"/></text:span><text:span text:style-name="T15"><text:tab/></text:span><text:span text:style-name="T15"> <text:s text:c="61"/></text:span><text:span text:style-name="T15"><text:line-break/></text:span><text:span text:style-name="T15"><text:line-break/></text:span><text:span text:style-name="T15"/></text:p>
          </draw:text-box>
        </draw:frame>
        <draw:g xml:id="id33" draw:id="id33">
          <svg:title>TexMaths</svg:title>
          <svg:desc>32§display§y^3 = x + 4  \ \therefore \ x = y^3 -4§svg§600§FALSE§</svg:desc>
          <draw:polygon draw:style-name="gr2" draw:text-style-name="P6" draw:layer="layout" svg:width="12.33cm" svg:height="1.108cm" svg:x="2.545cm" svg:y="0.781cm" svg:viewBox="0 0 12331 1109" draw:points="6167,1109 0,1109 0,0 12331,0 12331,1109">
            <text:p/>
          </draw:polygon>
          <draw:path draw:style-name="gr3" draw:text-style-name="P7" draw:layer="layout" svg:width="0.521cm" svg:height="0.729cm" svg:x="2.522cm" svg:y="1.2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63cm" svg:height="0.539cm" svg:x="3.124cm" svg:y="0.725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41-18 41-41s-18-39-41-41c28-36 81-44 110-44 35 0 87 18 87 87 0 33-13 69-34 92-25 31-46 34-87 36-20 0-20 0-25 3 0 0-8 0-8 10s8 10 21 10z">
            <text:p/>
          </draw:path>
          <draw:path draw:style-name="gr3" draw:text-style-name="P7" draw:layer="layout" svg:width="0.749cm" svg:height="0.265cm" svg:x="3.961cm" svg:y="1.2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5.118cm" svg:y="1.2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3 87 115 0 179-146 179-174 0-10-10-10-12-10-11 0-13 2-16 10-36 123-115 149-151 149-43 0-61-36-61-75 0-25 7-48 20-100z">
            <text:p/>
          </draw:path>
          <draw:path draw:style-name="gr3" draw:text-style-name="P7" draw:layer="layout" svg:width="0.749cm" svg:height="0.752cm" svg:x="6.039cm" svg:y="1.055cm" svg:viewBox="0 0 750 753" svg:d="M399 400h315c16 0 36 0 36-24 0-23-20-23-36-23h-315v-315c0-18 0-38-23-38s-23 20-23 38v315h-315c-18 0-38 0-38 23 0 24 20 24 38 24h315v314c0 16 0 39 23 39s23-23 23-39z">
            <text:p/>
          </draw:path>
          <draw:path draw:style-name="gr3" draw:text-style-name="P7" draw:layer="layout" svg:width="0.501cm" svg:height="0.762cm" svg:x="7.132cm" svg:y="0.95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7" draw:layer="layout" svg:width="0.682cm" svg:height="0.609cm" svg:x="8.384cm" svg:y="1.191cm" svg:viewBox="0 0 683 610" svg:d="M402 59c0-31-28-59-59-59-33 0-61 28-61 59 0 33 28 61 61 61 31 0 59-25 59-61zM683 548c0-31-25-59-58-59-34 0-62 28-62 59 0 33 28 62 62 62 33 0 58-29 58-62zM120 548c0-31-28-59-61-59-31 0-59 28-59 59 0 33 28 62 59 62 33 0 61-29 61-62z">
            <text:p/>
          </draw:path>
          <draw:path draw:style-name="gr3" draw:text-style-name="P7" draw:layer="layout" svg:width="0.562cm" svg:height="0.511cm" svg:x="9.82cm" svg:y="1.2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10.806cm" svg:y="1.2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9cm" svg:x="11.963cm" svg:y="1.2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63cm" svg:height="0.539cm" svg:x="12.565cm" svg:y="0.725cm" svg:viewBox="0 0 364 540" svg:d="M174 261c62 0 105 44 105 128 0 98-56 126-102 126-31 0-103-8-136-54 38-3 46-28 46-44 0-25-18-43-43-43-21 0-44 13-44 43 0 77 82 123 179 123 110 0 185-71 185-151 0-61-49-123-136-143 82-28 112-90 112-136 0-64-71-110-161-110-87 0-153 44-153 105 0 28 15 44 41 44 23 0 38-18 38-41s-15-39-38-41c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3.371cm" svg:y="1.409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4.433cm" svg:y="0.95cm" svg:viewBox="0 0 502 763" svg:d="M300 579v97c0 41 0 54-85 54h-23v33c46-2 105-2 151-2 49 0 108 0 154 2v-33h-23c-85 0-87-13-87-54v-97h115v-36h-115v-515c0-20 0-28-18-28-11 0-13 0-21 13l-348 530v36zM307 543h-276l276-420z">
            <text:p/>
          </draw:path>
        </draw:g>
        <draw:g xml:id="id37" draw:id="id37">
          <svg:title>TexMaths</svg:title>
          <svg:desc>28§display§= \frac{1}{3 \left( \sqrt[3]{x + 4} \right)^2 }§svg§600§FALSE§</svg:desc>
          <draw:polygon draw:style-name="gr2" draw:text-style-name="P6" draw:layer="layout" svg:width="6.197cm" svg:height="2.512cm" svg:x="4.326cm" svg:y="8.177cm" svg:viewBox="0 0 6198 2513" draw:points="3100,2513 0,2513 0,0 6198,0 6198,2513">
            <text:p/>
          </draw:polygon>
          <draw:path draw:style-name="gr3" draw:text-style-name="P7" draw:layer="layout" svg:width="0.655cm" svg:height="0.232cm" svg:x="4.333cm" svg:y="9.0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7.845cm" svg:y="8.1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14cm" svg:height="0.042cm" svg:x="5.432cm" svg:y="9.183cm" svg:viewBox="0 0 5141 43" draw:points="2569,43 0,43 0,0 5141,0 5141,43">
            <text:p/>
          </draw:polygon>
          <draw:path draw:style-name="gr3" draw:text-style-name="P7" draw:layer="layout" svg:width="0.409cm" svg:height="0.678cm" svg:x="5.475cm" svg:y="9.73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259cm" svg:height="1.182cm" svg:x="6.239cm" svg:y="9.557cm" svg:viewBox="0 0 260 1183" svg:d="M260 1172c0-3-2-5-5-9-44-47-114-128-154-289-23-90-32-191-32-283 0-259 61-441 182-569 9-9 9-11 9-13 0-9-9-9-14-9-13 0-67 58-80 74-101 119-166 298-166 517 0 139 25 339 155 504 11 12 73 88 91 88 5 0 14 0 14-11z">
            <text:p/>
          </draw:path>
          <draw:path draw:style-name="gr3" draw:text-style-name="P7" draw:layer="layout" svg:width="0.257cm" svg:height="0.34cm" svg:x="6.853cm" svg:y="9.658cm" svg:viewBox="0 0 258 341" svg:d="M123 166c47 0 76 29 76 78s-31 76-74 76c-6 0-65 0-91-24 22-5 26-20 26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5cm" svg:x="6.673cm" svg:y="9.58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259cm" svg:height="0.042cm" svg:x="7.422cm" svg:y="9.582cm" svg:viewBox="0 0 2260 43" draw:points="1129,43 0,43 0,0 2260,0 2260,43">
            <text:p/>
          </draw:polygon>
          <draw:path draw:style-name="gr3" draw:text-style-name="P7" draw:layer="layout" svg:width="0.492cm" svg:height="0.447cm" svg:x="7.451cm" svg:y="9.9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8.259cm" svg:y="9.8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9.216cm" svg:y="9.72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259cm" svg:height="1.182cm" svg:x="9.722cm" svg:y="9.557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306cm" svg:height="0.458cm" svg:x="10.174cm" svg:y="9.326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34" draw:id="id34">
          <svg:title>TexMaths</svg:title>
          <svg:desc>32§display§\therefore \ x = f^{-1}(y) = y^3 - 4§svg§600§FALSE§</svg:desc>
          <draw:polygon draw:style-name="gr2" draw:text-style-name="P6" draw:layer="layout" svg:width="11.315cm" svg:height="1.156cm" svg:x="2.647cm" svg:y="2.581cm" svg:viewBox="0 0 11316 1157" draw:points="5658,1157 0,1157 0,0 11316,0 11316,1157">
            <text:p/>
          </draw:polygon>
          <draw:path draw:style-name="gr3" draw:text-style-name="P7" draw:layer="layout" svg:width="0.683cm" svg:height="0.608cm" svg:x="2.624cm" svg:y="2.991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4.06cm" svg:y="3.0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046cm" svg:y="3.0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6.231cm" svg:y="2.72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6.928cm" svg:y="2.83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7.632cm" svg:y="2.525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8.161cm" svg:y="2.66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8.52cm" svg:y="3.014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9.142cm" svg:y="2.66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9.892cm" svg:y="3.0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19cm" svg:height="0.729cm" svg:x="11.049cm" svg:y="3.014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363cm" svg:height="0.539cm" svg:x="11.651cm" svg:y="2.525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2.455cm" svg:y="3.209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3.517cm" svg:y="2.75cm" svg:viewBox="0 0 502 763" svg:d="M302 579v97c0 41-2 54-87 54h-23v33c46-3 105-3 151-3 49 0 108 0 154 3v-33h-23c-85 0-87-13-87-54v-97h115v-36h-115v-515c0-20 0-28-18-28-11 0-13 0-21 13l-348 530v36zM307 543h-276l276-420z">
            <text:p/>
          </draw:path>
        </draw:g>
        <draw:g xml:id="id35" draw:id="id35">
          <svg:title>TexMaths</svg:title>
          <svg:desc>32§display§\frac{dy}{dx} = \frac{1}{ \frac{dx}{dy} } = \frac{1}{\frac{d}{dy}( y^3 - 4) }§svg§600§FALSE§</svg:desc>
          <draw:polygon draw:style-name="gr2" draw:text-style-name="P6" draw:layer="layout" svg:width="11.035cm" svg:height="2.843cm" svg:x="2.682cm" svg:y="4.485cm" svg:viewBox="0 0 11036 2844" draw:points="5517,2844 0,2844 0,0 11036,0 11036,2844">
            <text:p/>
          </draw:polygon>
          <draw:path draw:style-name="gr3" draw:text-style-name="P7" draw:layer="layout" svg:width="0.537cm" svg:height="0.795cm" svg:x="2.698cm" svg:y="4.429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269cm" svg:y="4.71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626cm" svg:y="5.666cm" svg:viewBox="0 0 1231 49" draw:points="614,49 0,49 0,0 1231,0 1231,49">
            <text:p/>
          </draw:polygon>
          <draw:path draw:style-name="gr3" draw:text-style-name="P7" draw:layer="layout" svg:width="0.537cm" svg:height="0.795cm" svg:x="2.672cm" svg:y="5.963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243cm" svg:y="6.2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4.364cm" svg:y="5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067cm" svg:y="4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5.624cm" svg:y="5.666cm" svg:viewBox="0 0 1252 49" draw:points="625,49 0,49 0,0 1252,0 1252,49">
            <text:p/>
          </draw:polygon>
          <draw:path draw:style-name="gr3" draw:text-style-name="P7" draw:layer="layout" svg:width="0.406cm" svg:height="0.557cm" svg:x="5.806cm" svg:y="5.84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6.264cm" svg:y="6.047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5.759cm" svg:y="6.533cm" svg:viewBox="0 0 980 49" draw:points="492,49 0,49 0,0 980,0 980,49">
            <text:p/>
          </draw:polygon>
          <draw:path draw:style-name="gr3" draw:text-style-name="P7" draw:layer="layout" svg:width="0.406cm" svg:height="0.557cm" svg:x="5.818cm" svg:y="6.67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6.277cm" svg:y="6.877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7.383cm" svg:y="5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026cm" svg:y="4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5.132cm" svg:height="0.048cm" svg:x="8.642cm" svg:y="5.666cm" svg:viewBox="0 0 5133 49" draw:points="2568,49 0,49 0,0 5133,0 5133,49">
            <text:p/>
          </draw:polygon>
          <draw:path draw:style-name="gr3" draw:text-style-name="P7" draw:layer="layout" svg:width="0.406cm" svg:height="0.557cm" svg:x="9.067cm" svg:y="5.847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8.775cm" svg:y="6.533cm" svg:viewBox="0 0 955 49" draw:points="479,49 0,49 0,0 955,0 955,49">
            <text:p/>
          </draw:polygon>
          <draw:path draw:style-name="gr3" draw:text-style-name="P7" draw:layer="layout" svg:width="0.406cm" svg:height="0.557cm" svg:x="8.824cm" svg:y="6.677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9.282cm" svg:y="6.877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9.976cm" svg:y="5.993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0.334cm" svg:y="6.33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63cm" svg:height="0.539cm" svg:x="10.936cm" svg:y="5.988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3 41 43 23 0 41-17 41-40 0-24-18-39-41-41 28-36 81-44 110-44 35 0 87 18 87 87 0 33-11 69-34 92-25 31-46 34-87 36-20 0-20 0-25 3 0 0-8 0-8 10s8 10 21 10z">
            <text:p/>
          </draw:path>
          <draw:path draw:style-name="gr3" draw:text-style-name="P7" draw:layer="layout" svg:width="0.688cm" svg:height="0.048cm" svg:x="11.74cm" svg:y="6.533cm" svg:viewBox="0 0 689 49" svg:d="M650 49c18 0 39 0 39-26 0-23-21-23-39-23h-612c-18 0-38 0-38 23 0 26 20 26 38 26z">
            <text:p/>
          </draw:path>
          <draw:path draw:style-name="gr3" draw:text-style-name="P7" draw:layer="layout" svg:width="0.501cm" svg:height="0.762cm" svg:x="12.805cm" svg:y="6.07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5cm" svg:x="13.399cm" svg:y="5.993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</draw:g>
        <draw:g xml:id="id39" draw:id="id39">
          <svg:title>TexMaths</svg:title>
          <svg:desc>28§display§\frac{dy}{dx} = \frac{1}{3 \sqrt[3]{ \left( x + 4 \right)^2 }}§svg§600§FALSE§</svg:desc>
          <draw:polygon draw:style-name="gr2" draw:text-style-name="P6" draw:layer="layout" svg:width="7.527cm" svg:height="2.952cm" svg:x="2.777cm" svg:y="11.68cm" svg:viewBox="0 0 7528 2953" draw:points="3763,2953 0,2953 0,0 7528,0 7528,2953">
            <text:p/>
          </draw:polygon>
          <draw:path draw:style-name="gr3" draw:text-style-name="P7" draw:layer="layout" svg:width="0.469cm" svg:height="0.695cm" svg:x="2.791cm" svg:y="11.631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3.29cm" svg:y="11.88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7" draw:layer="layout" svg:width="1.076cm" svg:height="0.042cm" svg:x="2.728cm" svg:y="12.713cm" svg:viewBox="0 0 1077 43" draw:points="538,43 0,43 0,0 1077,0 1077,43">
            <text:p/>
          </draw:polygon>
          <draw:path draw:style-name="gr3" draw:text-style-name="P7" draw:layer="layout" svg:width="0.469cm" svg:height="0.695cm" svg:x="2.768cm" svg:y="12.972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3.268cm" svg:y="13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7" draw:layer="layout" svg:width="0.655cm" svg:height="0.232cm" svg:x="4.249cm" svg:y="12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694cm" svg:y="11.65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5.003cm" svg:height="0.042cm" svg:x="5.351cm" svg:y="12.713cm" svg:viewBox="0 0 5004 43" draw:points="2502,43 0,43 0,0 5004,0 5004,43">
            <text:p/>
          </draw:polygon>
          <draw:path draw:style-name="gr3" draw:text-style-name="P7" draw:layer="layout" svg:width="0.409cm" svg:height="0.677cm" svg:x="5.391cm" svg:y="13.53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257cm" svg:height="0.339cm" svg:x="6.155cm" svg:y="13.366cm" svg:viewBox="0 0 258 340" svg:d="M123 166c47 0 76 29 76 78s-31 76-74 76c-6 0-65 0-91-24 22-5 26-21 26-32 0-18-13-29-29-29-15 0-31 9-31 31 0 52 58 74 125 74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897cm" svg:height="1.772cm" svg:x="6.012cm" svg:y="12.91cm" svg:viewBox="0 0 898 1773" svg:d="M349 1626l-212-739-137 161 16 13 67-78 226 790c34 0 34 0 43-24l542-1709c4-15 4-20 4-20 0-11-9-20-20-20-16 0-18 13-22 25z">
            <text:p/>
          </draw:path>
          <draw:polygon draw:style-name="gr3" draw:text-style-name="P7" draw:layer="layout" svg:width="3.464cm" svg:height="0.042cm" svg:x="6.888cm" svg:y="12.91cm" svg:viewBox="0 0 3465 43" draw:points="1734,43 0,43 0,0 3465,0 3465,43">
            <text:p/>
          </draw:polygon>
          <draw:path draw:style-name="gr3" draw:text-style-name="P7" draw:layer="layout" svg:width="0.23cm" svg:height="0.984cm" svg:x="6.986cm" svg:y="13.44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7.3cm" svg:y="13.7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7" draw:layer="layout" svg:width="0.655cm" svg:height="0.657cm" svg:x="8.108cm" svg:y="13.61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9.065cm" svg:y="13.52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9.584cm" svg:y="13.44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9.954cm" svg:y="13.2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40" draw:id="id40">
          <svg:title>TexMaths</svg:title>
          <svg:desc>28§display§. \ . \ . \ [ \ \text { For } \ x \ne -4 \ ]§svg§600§FALSE§</svg:desc>
          <draw:polygon draw:style-name="gr2" draw:text-style-name="P6" draw:layer="layout" svg:width="8.346cm" svg:height="0.886cm" svg:x="13.928cm" svg:y="12.379cm" svg:viewBox="0 0 8347 887" draw:points="4172,887 0,887 0,0 8347,0 8347,887">
            <text:p/>
          </draw:polygon>
          <draw:path draw:style-name="gr3" draw:text-style-name="P7" draw:layer="layout" svg:width="0.107cm" svg:height="0.107cm" svg:x="13.964cm" svg:y="12.964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4.564cm" svg:y="12.964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5.166cm" svg:y="12.964cm" svg:viewBox="0 0 108 108" svg:d="M108 54c0-29-25-54-54-54s-54 25-54 54 25 54 54 54 54-25 54-54z">
            <text:p/>
          </draw:path>
          <draw:polygon draw:style-name="gr3" draw:text-style-name="P7" draw:layer="layout" svg:width="0.136cm" svg:height="0.985cm" svg:x="15.798cm" svg:y="12.33cm" svg:viewBox="0 0 137 986" draw:points="137,986 137,948 40,948 40,40 137,40 137,0 0,0 0,986">
            <text:p/>
          </draw:polygon>
          <draw:path draw:style-name="gr3" draw:text-style-name="P7" draw:layer="layout" svg:width="0.57cm" svg:height="0.671cm" svg:x="16.645cm" svg:y="12.399cm" svg:viewBox="0 0 571 672" svg:d="M542 0h-542v31h25c76 0 76 12 76 45v518c0 36 0 47-76 47h-25v31c34-4 112-4 150-4 40 0 130 0 166 4v-31h-32c-94 0-94-14-94-47v-244h85c95 0 103 33 103 116h25v-262h-25c0 83-8 116-103 116h-85v-251c0-31 3-38 47-38h119c148 0 173 54 188 191h27z">
            <text:p/>
          </draw:path>
          <draw:path draw:style-name="gr3" draw:text-style-name="P7" draw:layer="layout" svg:width="0.438cm" svg:height="0.454cm" svg:x="17.2cm" svg:y="12.628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33cm" svg:height="0.436cm" svg:x="17.691cm" svg:y="12.63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92cm" svg:height="0.447cm" svg:x="18.734cm" svg:y="12.63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92cm" svg:height="0.918cm" svg:x="19.677cm" svg:y="12.364cm" svg:viewBox="0 0 493 919" svg:d="M486 38c7-13 7-16 7-18 0-7-5-20-20-20-12 0-14 7-21 20l-445 861c-7 13-7 15-7 20 0 7 7 18 20 18 11 0 14-5 23-18z">
            <text:p/>
          </draw:path>
          <draw:path draw:style-name="gr3" draw:text-style-name="P7" draw:layer="layout" svg:width="0.655cm" svg:height="0.232cm" svg:x="19.596cm" svg:y="12.7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1cm" svg:height="0.042cm" svg:x="20.66cm" svg:y="12.803cm" svg:viewBox="0 0 602 43" svg:d="M569 43c16 0 33 0 33-23 0-20-17-20-33-20h-535c-16 0-34 0-34 20 0 23 18 23 34 23z">
            <text:p/>
          </draw:path>
          <draw:path draw:style-name="gr3" draw:text-style-name="P7" draw:layer="layout" svg:width="0.438cm" svg:height="0.667cm" svg:x="21.372cm" svg:y="12.402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olygon draw:style-name="gr3" draw:text-style-name="P7" draw:layer="layout" svg:width="0.136cm" svg:height="0.985cm" svg:x="22.185cm" svg:y="12.33cm" svg:viewBox="0 0 137 986" draw:points="137,0 0,0 0,40 96,40 96,948 0,948 0,986 137,986">
            <text:p/>
          </draw:polygon>
        </draw:g>
        <draw:g xml:id="id36" draw:id="id36">
          <svg:title>TexMaths</svg:title>
          <svg:desc>28§display§= \frac{1}{3y^2}§svg§600§FALSE§</svg:desc>
          <draw:polygon draw:style-name="gr2" draw:text-style-name="P6" draw:layer="layout" svg:width="2.509cm" svg:height="2.101cm" svg:x="14.127cm" svg:y="4.68cm" svg:viewBox="0 0 2510 2102" draw:points="1256,2102 0,2102 0,0 2510,0 2510,2102">
            <text:p/>
          </draw:polygon>
          <draw:path draw:style-name="gr3" draw:text-style-name="P7" draw:layer="layout" svg:width="0.655cm" svg:height="0.232cm" svg:x="14.134cm" svg:y="5.593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7" draw:layer="layout" svg:width="0.326cm" svg:height="0.658cm" svg:x="15.802cm" svg:y="4.631cm" svg:viewBox="0 0 327 659" svg:d="M204 25c0-23 0-25-23-25-62 63-150 63-181 63v31c20 0 78 0 130-27v514c0 35-2 47-92 47h-31v31c33-5 121-5 159-5 40 0 125 0 161 5v-31h-31c-90 0-92-12-92-47z">
            <text:p/>
          </draw:path>
          <draw:polygon draw:style-name="gr3" draw:text-style-name="P7" draw:layer="layout" svg:width="1.452cm" svg:height="0.042cm" svg:x="15.233cm" svg:y="5.687cm" svg:viewBox="0 0 1453 43" draw:points="725,43 0,43 0,0 1453,0 1453,43">
            <text:p/>
          </draw:polygon>
          <draw:path draw:style-name="gr3" draw:text-style-name="P7" draw:layer="layout" svg:width="0.409cm" svg:height="0.678cm" svg:x="15.276cm" svg:y="5.974cm" svg:viewBox="0 0 410 679" svg:d="M246 309c81-24 137-94 137-172 0-81-85-137-182-137-100 0-174 58-174 134 0 32 22 52 49 52 31 0 52-22 52-52 0-49-47-49-61-49 29-47 94-60 130-60 40 0 96 22 96 109 0 14-2 70-29 115-29 47-63 49-87 51-7 0-31 3-38 3-9 0-16 2-16 11 0 11 7 11 25 11h42c81 0 119 67 119 164 0 134-69 163-112 163s-116-18-152-76c36 7 65-16 65-54 0-36-25-56-54-56-25 0-56 16-56 58 0 90 92 155 199 155 121 0 211-90 211-190 0-81-63-157-164-180z">
            <text:p/>
          </draw:path>
          <draw:path draw:style-name="gr3" draw:text-style-name="P7" draw:layer="layout" svg:width="0.456cm" svg:height="0.638cm" svg:x="15.755cm" svg:y="6.193cm" svg:viewBox="0 0 457 639" svg:d="M452 61c5-14 5-16 5-23 0-18-16-27-29-27-12 0-27 5-36 20-2 5-9 36-14 54-6 25-13 52-20 79l-45 179c-2 13-44 83-109 83-52 0-63-43-63-81 0-45 18-105 52-193 15-40 17-51 17-71 0-45-31-81-80-81-94 0-130 143-130 152s9 9 11 9c11 0 11-2 16-18 27-91 67-121 101-121 6 0 24 0 24 32 0 24-9 49-18 69-38 103-56 162-56 206 0 88 63 119 121 119 38 0 72-18 99-45-11 52-25 99-63 153-27 33-65 63-110 63-13 0-58-5-74-43 16 0 27 0 43-11 9-9 18-23 18-41 0-31-27-35-36-35-22 0-56 15-56 65 0 49 45 85 105 85 103 0 204-90 231-202z">
            <text:p/>
          </draw:path>
          <draw:path draw:style-name="gr3" draw:text-style-name="P7" draw:layer="layout" svg:width="0.306cm" svg:height="0.458cm" svg:x="16.287cm" svg:y="5.886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</draw:g>
        <draw:g xml:id="id38" draw:id="id38">
          <svg:title>TexMaths</svg:title>
          <svg:desc>28§display§= \frac{1}{3 \left( x + 4 \right)^\frac{2}{3}§svg§600§FALSE§</svg:desc>
          <draw:polygon draw:style-name="gr2" draw:text-style-name="P6" draw:layer="layout" svg:width="5.359cm" svg:height="2.44cm" svg:x="11.127cm" svg:y="8.179cm" svg:viewBox="0 0 5360 2441" draw:points="2679,2441 0,2441 0,0 5360,0 5360,2441">
            <text:p/>
          </draw:polygon>
          <draw:path draw:style-name="gr3" draw:text-style-name="P7" draw:layer="layout" svg:width="0.655cm" svg:height="0.232cm" svg:x="11.134cm" svg:y="9.0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225cm" svg:y="8.1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7" draw:layer="layout" svg:width="4.3cm" svg:height="0.042cm" svg:x="12.233cm" svg:y="9.186cm" svg:viewBox="0 0 4301 43" draw:points="2150,43 0,43 0,0 4301,0 4301,43">
            <text:p/>
          </draw:polygon>
          <draw:path draw:style-name="gr3" draw:text-style-name="P7" draw:layer="layout" svg:width="0.409cm" svg:height="0.678cm" svg:x="12.276cm" svg:y="9.76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23cm" svg:height="0.985cm" svg:x="12.988cm" svg:y="9.68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3.302cm" svg:y="9.9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14.11cm" svg:y="9.84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38cm" svg:height="0.667cm" svg:x="15.067cm" svg:y="9.755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5.587cm" svg:y="9.68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45cm" svg:height="0.328cm" svg:x="16.075cm" svg:y="9.334cm" svg:viewBox="0 0 246 329" svg:d="M246 235h-20c-2 9-6 41-13 45-5 2-47 2-54 2h-96c31-24 69-51 98-71 45-32 85-61 85-112 0-63-58-99-130-99-67 0-116 38-116 87 0 25 22 30 29 30 14 0 29-9 29-30 0-18-13-26-29-29 14-22 43-36 76-36 50 0 90 30 90 77 0 42-29 74-67 105l-121 103c-7 5-7 5-7 9v13h231z">
            <text:p/>
          </draw:path>
          <draw:polygon draw:style-name="gr3" draw:text-style-name="P7" draw:layer="layout" svg:width="0.335cm" svg:height="0.035cm" svg:x="16.03cm" svg:y="9.737cm" svg:viewBox="0 0 336 36" draw:points="168,36 0,36 0,0 336,0 336,36">
            <text:p/>
          </draw:polygon>
          <draw:path draw:style-name="gr3" draw:text-style-name="P7" draw:layer="layout" svg:width="0.257cm" svg:height="0.34cm" svg:x="16.07cm" svg:y="9.836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41" text:id="id41" text:style-name="P10"><text:span text:style-name="T16"><text:tab/></text:span><text:span text:style-name="T16"><text:tab/></text:span><text:span text:style-name="T16"><text:line-break/></text:span><text:span text:style-name="T7"><text:tab/></text:span><text:span text:style-name="T7">(ii) Given that, <text:s text:c="48"/></text:span><text:span text:style-name="T7"><text:line-break/></text:span><text:span text:style-name="T12"><text:tab/></text:span><text:span text:style-name="T12"> <text:s text:c="6"/></text:span><text:span text:style-name="T12"><text:tab/></text:span><text:span text:style-name="T12"><text:line-break/></text:span><text:span text:style-name="T7"><text:tab/></text:span><text:span text:style-name="T7"><text:tab/></text:span><text:span text:style-name="T10">We first find the inverse of the function</text:span><text:span text:style-name="T10"><text:line-break/></text:span><text:span text:style-name="T13"> <text:s text:c="10"/></text:span><text:span text:style-name="T13"><text:line-break/></text:span><text:span text:style-name="T10"> <text:s text:c="8"/>i.e. <text:s text:c="3"/>in terms of <text:s text:c="3"/>. <text:s text:c="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tab/></text:span><text:span text:style-name="T15"> <text:s text:c="12"/></text:span><text:span text:style-name="T15"><text:tab/></text:span><text:span text:style-name="T15"><text:tab/></text:span><text:span text:style-name="T15"><text:line-break/></text:span><text:span text:style-name="T15"><text:tab/></text:span><text:span text:style-name="T15"><text:tab/></text:span></text:p>
          </draw:text-box>
        </draw:frame>
        <draw:g xml:id="id42" draw:id="id42">
          <svg:title>TexMaths</svg:title>
          <svg:desc>32§display§y = \sqrt{ 1 + \sqrt{x} }§svg§600§FALSE§</svg:desc>
          <draw:polygon draw:style-name="gr2" draw:text-style-name="P6" draw:layer="layout" svg:width="6.621cm" svg:height="1.915cm" svg:x="9.244cm" svg:y="0.68cm" svg:viewBox="0 0 6622 1916" draw:points="3310,1916 0,1916 0,0 6622,0 6622,1916">
            <text:p/>
          </draw:polygon>
          <draw:path draw:style-name="gr3" draw:text-style-name="P7" draw:layer="layout" svg:width="0.521cm" svg:height="0.729cm" svg:x="9.221cm" svg:y="1.615cm" svg:viewBox="0 0 522 730" svg:d="M517 69c5-15 5-18 5-25 0-21-18-31-33-31-13 0-31 5-41 23-3 5-10 41-15 61-8 29-16 59-23 90l-52 205c-2 15-51 95-125 95-59 0-72-49-72-92 0-52 21-121 59-221 18-46 21-59 21-82 0-51-36-92-93-92-107 0-148 164-148 174s10 10 13 10c13 0 13-2 18-20 30-105 77-138 115-138 8 0 28 0 28 35 0 29-10 57-20 80-44 118-64 184-64 236 0 100 71 135 138 135 43 0 82-20 112-51-12 59-28 113-71 174-31 39-74 72-126 72-15 0-66-5-84-49 18 0 31 0 49-12 10-11 20-26 20-47 0-35-31-41-41-41-26 0-64 18-64 75 0 56 51 97 120 97 118 0 233-102 264-230z">
            <text:p/>
          </draw:path>
          <draw:path draw:style-name="gr3" draw:text-style-name="P7" draw:layer="layout" svg:width="0.749cm" svg:height="0.265cm" svg:x="10.155cm" svg:y="1.7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1.025cm" svg:height="2.028cm" svg:x="11.402cm" svg:y="0.624cm" svg:viewBox="0 0 1026 2029" svg:d="M399 1860l-243-846-156 185 18 15 77-89 258 904c39 0 39 0 49-28l619-1955c5-18 5-23 5-23 0-13-10-23-23-23-18 0-20 15-25 28z">
            <text:p/>
          </draw:path>
          <draw:polygon draw:style-name="gr3" draw:text-style-name="P7" draw:layer="layout" svg:width="3.518cm" svg:height="0.048cm" svg:x="12.403cm" svg:y="0.624cm" svg:viewBox="0 0 3519 49" draw:points="1758,49 0,49 0,0 3519,0 3519,49">
            <text:p/>
          </draw:polygon>
          <draw:path draw:style-name="gr3" draw:text-style-name="P7" draw:layer="layout" svg:width="0.373cm" svg:height="0.752cm" svg:x="12.502cm" svg:y="1.364cm" svg:viewBox="0 0 374 753" svg:d="M233 28c0-25 0-28-28-28-69 72-169 72-205 72v36c23 0 90 0 148-31v587c0 41-2 53-104 53h-36v36c38-5 138-5 181-5 46 0 144 0 185 5v-36h-36c-103 0-105-12-105-53z">
            <text:p/>
          </draw:path>
          <draw:path draw:style-name="gr3" draw:text-style-name="P7" draw:layer="layout" svg:width="0.749cm" svg:height="0.752cm" svg:x="13.278cm" svg:y="1.457cm" svg:viewBox="0 0 750 753" svg:d="M399 400h315c15 0 36 0 36-23s-21-23-36-23h-315v-316c0-18 0-38-23-38s-23 20-23 38v316h-315c-18 0-38 0-38 23s20 23 38 23h315v315c0 15 0 38 23 38s23-23 23-38z">
            <text:p/>
          </draw:path>
          <draw:path draw:style-name="gr3" draw:text-style-name="P7" draw:layer="layout" svg:width="0.879cm" svg:height="1.126cm" svg:x="14.422cm" svg:y="1.203cm" svg:viewBox="0 0 880 1127" svg:d="M356 1009l-197-438c-8-18-16-18-18-18 0 0-8 0-18 8l-108 82c-15 10-15 15-15 18 0 5 3 13 10 13 8 0 28-16 39-26 7-5 25-18 38-25l220 486c8 18 16 18 26 18 15 0 18-5 28-20l512-1061c7-18 7-20 7-23 0-13-10-23-23-23-10 0-17 5-25 23z">
            <text:p/>
          </draw:path>
          <draw:polygon draw:style-name="gr3" draw:text-style-name="P7" draw:layer="layout" svg:width="0.644cm" svg:height="0.048cm" svg:x="15.277cm" svg:y="1.203cm" svg:viewBox="0 0 645 49" draw:points="323,49 0,49 0,0 645,0 645,49">
            <text:p/>
          </draw:polygon>
          <draw:path draw:style-name="gr3" draw:text-style-name="P7" draw:layer="layout" svg:width="0.562cm" svg:height="0.511cm" svg:x="15.31cm" svg:y="1.61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8 74 74 0 115-79 117-87 13 44 54 87 123 87 115 0 179-146 179-174 0-10-10-10-13-10-10 0-12 2-15 10-36 123-113 149-151 149-43 0-61-36-61-75 0-25 7-48 20-99z">
            <text:p/>
          </draw:path>
        </draw:g>
        <draw:g xml:id="id43" draw:id="id43">
          <svg:title>TexMaths</svg:title>
          <svg:desc>32§display§y = f(x)§svg§600§FALSE§</svg:desc>
          <draw:polygon draw:style-name="gr2" draw:text-style-name="P6" draw:layer="layout" svg:width="4.058cm" svg:height="1.012cm" svg:x="21.744cm" svg:y="2.986cm" svg:viewBox="0 0 4059 1013" draw:points="2031,1013 0,1013 0,0 4059,0 4059,1013">
            <text:p/>
          </draw:polygon>
          <draw:path draw:style-name="gr3" draw:text-style-name="P7" draw:layer="layout" svg:width="0.521cm" svg:height="0.728cm" svg:x="21.721cm" svg:y="3.275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2.656cm" svg:y="3.3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3.839cm" svg:y="2.981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4.563cm" svg:y="2.9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4.922cm" svg:y="3.2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5.595cm" svg:y="2.9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45" draw:id="id45">
          <svg:title>TexMaths</svg:title>
          <svg:desc>32§display§y§svg§600§FALSE§</svg:desc>
          <draw:polygon draw:style-name="gr2" draw:text-style-name="P6" draw:layer="layout" svg:width="0.439cm" svg:height="0.616cm" svg:x="11.144cm" svg:y="4.987cm" svg:viewBox="0 0 440 617" draw:points="220,617 0,617 0,0 440,0 440,617">
            <text:p/>
          </draw:polygon>
          <draw:path draw:style-name="gr3" draw:text-style-name="P7" draw:layer="layout" svg:width="0.521cm" svg:height="0.729cm" svg:x="11.121cm" svg:y="4.931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44" draw:id="id44">
          <svg:title>TexMaths</svg:title>
          <svg:desc>32§display§x§svg§600§FALSE§</svg:desc>
          <draw:polygon draw:style-name="gr2" draw:text-style-name="P6" draw:layer="layout" svg:width="0.48cm" svg:height="0.398cm" svg:x="4.945cm" svg:y="5.087cm" svg:viewBox="0 0 481 399" draw:points="241,399 0,399 0,0 481,0 481,399">
            <text:p/>
          </draw:polygon>
          <draw:path draw:style-name="gr3" draw:text-style-name="P7" draw:layer="layout" svg:width="0.562cm" svg:height="0.511cm" svg:x="4.922cm" svg:y="5.03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46" draw:id="id46">
          <svg:title>TexMaths</svg:title>
          <svg:desc>32§display§y^2 = 1 + \sqrt{x} §svg§600§FALSE§</svg:desc>
          <draw:polygon draw:style-name="gr2" draw:text-style-name="P6" draw:layer="layout" svg:width="6.003cm" svg:height="1.108cm" svg:x="3.448cm" svg:y="6.483cm" svg:viewBox="0 0 6004 1109" draw:points="3001,1109 0,1109 0,0 6004,0 6004,1109">
            <text:p/>
          </draw:polygon>
          <draw:path draw:style-name="gr3" draw:text-style-name="P7" draw:layer="layout" svg:width="0.521cm" svg:height="0.729cm" svg:x="3.425cm" svg:y="6.916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35cm" svg:height="0.524cm" svg:x="4.034cm" svg:y="6.427cm" svg:viewBox="0 0 351 525" svg:d="M351 382h-28c-3 18-11 64-21 71-5 5-66 5-77 5h-146c82-74 110-94 159-133 59-46 113-95 113-171 0-95-85-154-187-154-97 0-164 69-164 141 0 41 33 46 41 46 20 0 43-15 43-44 0-12-5-41-46-41 23-56 77-74 116-74 79 0 120 62 120 126 0 69-49 123-74 153l-192 187c-8 8-8 11-8 31h328z">
            <text:p/>
          </draw:path>
          <draw:path draw:style-name="gr3" draw:text-style-name="P7" draw:layer="layout" svg:width="0.749cm" svg:height="0.265cm" svg:x="4.864cm" svg:y="7.0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088cm" svg:y="6.665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749cm" svg:height="0.752cm" svg:x="6.863cm" svg:y="6.757cm" svg:viewBox="0 0 750 753" svg:d="M399 400h315c16 0 36 0 36-24 0-23-20-23-36-23h-315v-315c0-18 0-38-23-38s-23 20-23 38v315h-315c-18 0-38 0-38 23 0 24 20 24 38 24h315v314c0 16 0 39 23 39s23-23 23-39z">
            <text:p/>
          </draw:path>
          <draw:path draw:style-name="gr3" draw:text-style-name="P7" draw:layer="layout" svg:width="0.88cm" svg:height="1.126cm" svg:x="8.008cm" svg:y="6.504cm" svg:viewBox="0 0 881 1127" svg:d="M356 1009l-197-438c-8-18-16-18-18-18 0 0-8 0-18 8l-108 82c-15 10-15 15-15 18 0 5 3 13 10 13 8 0 28-16 39-26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8.863cm" svg:y="6.504cm" svg:viewBox="0 0 645 49" draw:points="323,49 0,49 0,0 645,0 645,49">
            <text:p/>
          </draw:polygon>
          <draw:path draw:style-name="gr3" draw:text-style-name="P7" draw:layer="layout" svg:width="0.562cm" svg:height="0.511cm" svg:x="8.894cm" svg:y="6.91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47" draw:id="id47">
          <svg:title>TexMaths</svg:title>
          <svg:desc>32§display§\sqrt{x} = y^2 - 1, \ \therefore \ x = f^{-1}(y) = ( y^2 - 1)^2§svg§600§FALSE§</svg:desc>
          <draw:polygon draw:style-name="gr2" draw:text-style-name="P6" draw:layer="layout" svg:width="19.607cm" svg:height="1.156cm" svg:x="3.324cm" svg:y="8.582cm" svg:viewBox="0 0 19608 1157" draw:points="9805,1157 0,1157 0,0 19608,0 19608,1157">
            <text:p/>
          </draw:polygon>
          <draw:path draw:style-name="gr3" draw:text-style-name="P7" draw:layer="layout" svg:width="0.88cm" svg:height="1.126cm" svg:x="3.35cm" svg:y="8.603cm" svg:viewBox="0 0 881 1127" svg:d="M356 1009l-197-438c-8-18-16-18-18-18 0 0-8 0-18 8l-108 82c-15 10-15 15-15 18 0 5 3 12 10 12 8 0 28-15 39-25 7-5 25-18 35-26l223 487c8 18 16 18 26 18 15 0 18-6 28-21l512-1060c8-18 8-20 8-23 0-13-11-23-23-23-11 0-18 5-26 23z">
            <text:p/>
          </draw:path>
          <draw:polygon draw:style-name="gr3" draw:text-style-name="P7" draw:layer="layout" svg:width="0.644cm" svg:height="0.048cm" svg:x="4.205cm" svg:y="8.603cm" svg:viewBox="0 0 645 49" draw:points="323,49 0,49 0,0 645,0 645,49">
            <text:p/>
          </draw:polygon>
          <draw:path draw:style-name="gr3" draw:text-style-name="P7" draw:layer="layout" svg:width="0.562cm" svg:height="0.511cm" svg:x="4.238cm" svg:y="9.0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224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21cm" svg:height="0.729cm" svg:x="6.381cm" svg:y="9.015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35cm" svg:height="0.524cm" svg:x="6.987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7.786cm" svg:y="9.2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8.918cm" svg:y="8.764cm" svg:viewBox="0 0 374 753" svg:d="M233 28c0-25 0-28-26-28-71 72-171 72-207 72v36c23 0 90 0 148-31v586c0 41-2 54-104 54h-36v36c38-5 138-5 181-5 47 0 144 0 185 5v-36h-36c-102 0-105-13-105-54z">
            <text:p/>
          </draw:path>
          <draw:path draw:style-name="gr3" draw:text-style-name="P7" draw:layer="layout" svg:width="0.132cm" svg:height="0.337cm" svg:x="9.478cm" svg:y="9.394cm" svg:viewBox="0 0 133 338" svg:d="M133 118c0-74-28-118-72-118-38 0-61 28-61 59s23 61 61 61c13 0 29-5 39-15 5-3 5-3 8-3 0 0 2 0 2 16 0 84-41 153-79 189-13 13-13 16-13 18 0 10 5 13 13 13 13 0 102-87 102-220z">
            <text:p/>
          </draw:path>
          <draw:path draw:style-name="gr3" draw:text-style-name="P7" draw:layer="layout" svg:width="0.683cm" svg:height="0.608cm" svg:x="10.29cm" svg:y="8.992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11.726cm" svg:y="9.015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749cm" svg:height="0.265cm" svg:x="12.712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13.895cm" svg:y="8.721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14.591cm" svg:y="8.833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5.295cm" svg:y="8.526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5.825cm" svg:y="8.66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16.183cm" svg:y="9.0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263cm" svg:height="1.126cm" svg:x="16.808cm" svg:y="8.66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17.556cm" svg:y="9.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63cm" svg:height="1.126cm" svg:x="18.792cm" svg:y="8.66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19.15cm" svg:y="9.0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19.76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20.558cm" svg:y="9.2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21.69cm" svg:y="8.764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6cm" svg:x="22.215cm" svg:y="8.669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35cm" svg:height="0.524cm" svg:x="22.637cm" svg:y="8.52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</draw:g>
        <draw:g xml:id="id48" draw:id="id48">
          <svg:title>TexMaths</svg:title>
          <svg:desc>32§display§\frac{dy}{dx} = \frac{1}{ \frac{dx}{dy} } = \frac{1}{\frac{d}{dy} [ ( y^2 - 1)^2 ] }§svg§600§FALSE§</svg:desc>
          <draw:polygon draw:style-name="gr2" draw:text-style-name="P6" draw:layer="layout" svg:width="12.164cm" svg:height="2.843cm" svg:x="3.382cm" svg:y="10.887cm" svg:viewBox="0 0 12165 2844" draw:points="6083,2844 0,2844 0,0 12165,0 12165,2844">
            <text:p/>
          </draw:polygon>
          <draw:path draw:style-name="gr3" draw:text-style-name="P7" draw:layer="layout" svg:width="0.537cm" svg:height="0.795cm" svg:x="3.398cm" svg:y="10.831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969cm" svg:y="11.1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3.326cm" svg:y="12.068cm" svg:viewBox="0 0 1231 49" draw:points="614,49 0,49 0,0 1231,0 1231,49">
            <text:p/>
          </draw:polygon>
          <draw:path draw:style-name="gr3" draw:text-style-name="P7" draw:layer="layout" svg:width="0.537cm" svg:height="0.795cm" svg:x="3.372cm" svg:y="12.36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943cm" svg:y="12.646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064cm" svg:y="11.9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6.767cm" svg:y="10.8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6.324cm" svg:y="12.068cm" svg:viewBox="0 0 1252 49" draw:points="625,49 0,49 0,0 1252,0 1252,49">
            <text:p/>
          </draw:polygon>
          <draw:path draw:style-name="gr3" draw:text-style-name="P7" draw:layer="layout" svg:width="0.406cm" svg:height="0.557cm" svg:x="6.506cm" svg:y="12.24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6.964cm" svg:y="12.449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6.46cm" svg:y="12.935cm" svg:viewBox="0 0 980 49" draw:points="492,49 0,49 0,0 980,0 980,49">
            <text:p/>
          </draw:polygon>
          <draw:path draw:style-name="gr3" draw:text-style-name="P7" draw:layer="layout" svg:width="0.406cm" svg:height="0.557cm" svg:x="6.518cm" svg:y="13.07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6.977cm" svg:y="13.279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8.083cm" svg:y="11.9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2.291cm" svg:y="10.8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6.261cm" svg:height="0.048cm" svg:x="9.342cm" svg:y="12.068cm" svg:viewBox="0 0 6262 49" draw:points="3131,49 0,49 0,0 6262,0 6262,49">
            <text:p/>
          </draw:polygon>
          <draw:path draw:style-name="gr3" draw:text-style-name="P7" draw:layer="layout" svg:width="0.406cm" svg:height="0.557cm" svg:x="9.767cm" svg:y="12.249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9.475cm" svg:y="12.935cm" svg:viewBox="0 0 955 49" draw:points="479,49 0,49 0,0 955,0 955,49">
            <text:p/>
          </draw:polygon>
          <draw:path draw:style-name="gr3" draw:text-style-name="P7" draw:layer="layout" svg:width="0.406cm" svg:height="0.557cm" svg:x="9.524cm" svg:y="13.079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9.982cm" svg:y="13.279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olygon draw:style-name="gr3" draw:text-style-name="P7" draw:layer="layout" svg:width="0.155cm" svg:height="1.125cm" svg:x="10.696cm" svg:y="12.395cm" svg:viewBox="0 0 156 1126" draw:points="156,1126 156,1083 46,1083 46,46 156,46 156,0 0,0 0,1126">
            <text:p/>
          </draw:polygon>
          <draw:path draw:style-name="gr3" draw:text-style-name="P7" draw:layer="layout" svg:width="0.263cm" svg:height="1.125cm" svg:x="10.988cm" svg:y="12.395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1.347cm" svg:y="12.741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6-13 13-10 23-25 23-46 0-36-31-41-41-41-26 0-64 18-64 74 0 57 51 98 120 98 118 0 233-103 264-231z">
            <text:p/>
          </draw:path>
          <draw:path draw:style-name="gr3" draw:text-style-name="P7" draw:layer="layout" svg:width="0.35cm" svg:height="0.524cm" svg:x="11.956cm" svg:y="12.39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12.752cm" svg:y="12.935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3.884cm" svg:y="12.49cm" svg:viewBox="0 0 374 753" svg:d="M233 28c0-25 0-28-26-28-71 72-171 72-207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14.411cm" svg:y="12.395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24cm" svg:x="14.833cm" svg:y="12.39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olygon draw:style-name="gr3" draw:text-style-name="P7" draw:layer="layout" svg:width="0.155cm" svg:height="1.125cm" svg:x="15.315cm" svg:y="12.395cm" svg:viewBox="0 0 156 1126" draw:points="156,0 0,0 0,46 110,46 110,1083 0,1083 0,1126 156,112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width*0.05;width" smil:keyTimes="0;1"/>
                  <anim:animate smil:dur="0.5s" smil:fill="hold" smil:targetElement="id41" anim:sub-item="text" smil:attributeName="height" smil:values="height;height" smil:keyTimes="0;1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14" draw:layer="layout" svg:width="26.8cm" svg:height="14.373cm" svg:x="0.6cm" svg:y="0.627cm" presentation:class="title" presentation:user-transformed="true">
          <draw:text-box>
            <text:p text:style-name="P4"><text:span text:style-name="T17"><text:tab/></text:span><text:span text:style-name="T15"><text:line-break/></text:span><text:span text:style-name="T15"> <text:s text:c="47"/></text:span></text:p>
          </draw:text-box>
        </draw:frame>
        <draw:g xml:id="id50" draw:id="id50">
          <svg:title>TexMaths</svg:title>
          <svg:desc>26§display§= \frac{1}{ 2( y^2 - 1 )( 2y ) }§svg§600§FALSE§</svg:desc>
          <draw:polygon draw:style-name="gr2" draw:text-style-name="P6" draw:layer="layout" svg:width="6.263cm" svg:height="1.992cm" svg:x="4.633cm" svg:y="5.081cm" svg:viewBox="0 0 6264 1993" draw:points="3132,1993 0,1993 0,0 6264,0 6264,1993">
            <text:p/>
          </draw:polygon>
          <draw:path draw:style-name="gr3" draw:text-style-name="P7" draw:layer="layout" svg:width="0.608cm" svg:height="0.215cm" svg:x="4.639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8.154cm" svg:y="5.035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7" draw:layer="layout" svg:width="5.282cm" svg:height="0.039cm" svg:x="5.66cm" svg:y="6.015cm" svg:viewBox="0 0 5283 40" draw:points="2641,40 0,40 0,0 5283,0 5283,40">
            <text:p/>
          </draw:polygon>
          <draw:path draw:style-name="gr3" draw:text-style-name="P7" draw:layer="layout" svg:width="0.365cm" svg:height="0.611cm" svg:x="5.706cm" svg:y="6.2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213cm" svg:height="0.915cm" svg:x="6.209cm" svg:y="6.204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7" draw:layer="layout" svg:width="0.423cm" svg:height="0.592cm" svg:x="6.501cm" svg:y="6.485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7" draw:layer="layout" svg:width="0.284cm" svg:height="0.426cm" svg:x="6.994cm" svg:y="6.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558cm" svg:height="0.039cm" svg:x="7.642cm" svg:y="6.643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8.562cm" svg:y="6.281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8.99cm" svg:y="6.20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213cm" svg:height="0.915cm" svg:x="9.383cm" svg:y="6.204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7" draw:layer="layout" svg:width="0.365cm" svg:height="0.611cm" svg:x="9.693cm" svg:y="6.2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23cm" svg:height="0.592cm" svg:x="10.132cm" svg:y="6.485cm" svg:viewBox="0 0 424 593" svg:d="M420 56c4-12 4-14 4-21 0-16-14-25-27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7" draw:layer="layout" svg:width="0.213cm" svg:height="0.915cm" svg:x="10.637cm" svg:y="6.20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49" draw:id="id49">
          <svg:title>TexMaths</svg:title>
          <svg:desc>32§display§\frac{dy}{dx} = \frac{1}{2( y^2 - 1 ) \frac{d}{dy}( y^2 - 1 )  }§svg§600§FALSE§</svg:desc>
          <draw:polygon draw:style-name="gr2" draw:text-style-name="P6" draw:layer="layout" svg:width="12.488cm" svg:height="2.843cm" svg:x="2.882cm" svg:y="1.089cm" svg:viewBox="0 0 12489 2844" draw:points="6245,2844 0,2844 0,0 12489,0 12489,2844">
            <text:p/>
          </draw:polygon>
          <draw:path draw:style-name="gr3" draw:text-style-name="P7" draw:layer="layout" svg:width="0.537cm" svg:height="0.795cm" svg:x="2.898cm" svg:y="1.033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0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469cm" svg:y="1.31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2.826cm" svg:y="2.27cm" svg:viewBox="0 0 1232 49" draw:points="614,49 0,49 0,0 1232,0 1232,49">
            <text:p/>
          </draw:polygon>
          <draw:path draw:style-name="gr3" draw:text-style-name="P7" draw:layer="layout" svg:width="0.537cm" svg:height="0.795cm" svg:x="2.872cm" svg:y="2.567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0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443cm" svg:y="2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4.564cm" svg:y="2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0.443cm" svg:y="1.064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9.603cm" svg:height="0.048cm" svg:x="5.824cm" svg:y="2.27cm" svg:viewBox="0 0 9604 49" draw:points="4803,49 0,49 0,0 9604,0 9604,49">
            <text:p/>
          </draw:polygon>
          <draw:path draw:style-name="gr3" draw:text-style-name="P7" draw:layer="layout" svg:width="0.45cm" svg:height="0.752cm" svg:x="5.88cm" svg:y="2.692cm" svg:viewBox="0 0 451 753" svg:d="M87 666l120-118c177-156 244-215 244-328 0-130-100-220-238-220-129 0-213 105-213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7" draw:layer="layout" svg:width="0.263cm" svg:height="1.125cm" svg:x="6.498cm" svg:y="2.597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6.856cm" svg:y="2.94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7.465cm" svg:y="2.592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8.264cm" svg:y="3.13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9.396cm" svg:y="2.692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9.921cm" svg:y="2.597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406cm" svg:height="0.557cm" svg:x="10.72cm" svg:y="2.45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3 84-59 84-21 0-26-18-26-38 0-16 3-23 5-34zM236 451c-6 20-23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10.43cm" svg:y="3.137cm" svg:viewBox="0 0 955 49" draw:points="479,49 0,49 0,0 955,0 955,49">
            <text:p/>
          </draw:polygon>
          <draw:path draw:style-name="gr3" draw:text-style-name="P7" draw:layer="layout" svg:width="0.406cm" svg:height="0.557cm" svg:x="10.479cm" svg:y="3.28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7-39 33-72 33-31 0-59-20-59-77 0-41 23-128 41-161 36-64 77-74 100-74 54 0 69 59 69 69 0 2 0 8-3 10z">
            <text:p/>
          </draw:path>
          <draw:path draw:style-name="gr3" draw:text-style-name="P7" draw:layer="layout" svg:width="0.406cm" svg:height="0.508cm" svg:x="10.935cm" svg:y="3.481cm" svg:viewBox="0 0 407 509" svg:d="M405 51c2-13 2-13 2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1.628cm" svg:y="2.597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521cm" svg:height="0.729cm" svg:x="11.987cm" svg:y="2.943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35cm" svg:height="0.524cm" svg:x="12.596cm" svg:y="2.592cm" svg:viewBox="0 0 351 525" svg:d="M351 381h-28c-3 18-11 64-21 72-5 5-66 5-77 5h-146c82-74 110-94 159-133 59-46 113-95 113-171 0-95-85-154-187-154-97 0-164 69-164 141 0 41 33 46 41 46 20 0 43-15 43-44 0-12-5-41-46-41 23-56 77-74 116-74 79 0 120 62 120 126 0 69-49 122-74 153l-192 187c-8 8-8 10-8 31h328z">
            <text:p/>
          </draw:path>
          <draw:path draw:style-name="gr3" draw:text-style-name="P7" draw:layer="layout" svg:width="0.688cm" svg:height="0.048cm" svg:x="13.395cm" svg:y="3.13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4.527cm" svg:y="2.692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5cm" svg:x="15.052cm" svg:y="2.597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</draw:g>
        <draw:g xml:id="id51" draw:id="id51">
          <svg:title>TexMaths</svg:title>
          <svg:desc>26§display§= \frac{1}{4 \sqrt { 1 + \sqrt{x}} \left[ \left( \sqrt{1 + \sqrt{x} }\right)^2 - 1 \right]}§svg§600§FALSE§</svg:desc>
          <draw:polygon draw:style-name="gr2" draw:text-style-name="P6" draw:layer="layout" svg:width="13.176cm" svg:height="3.227cm" svg:x="11.534cm" svg:y="5.082cm" svg:viewBox="0 0 13177 3228" draw:points="6588,3228 0,3228 0,0 13177,0 13177,3228">
            <text:p/>
          </draw:polygon>
          <draw:path draw:style-name="gr3" draw:text-style-name="P7" draw:layer="layout" svg:width="0.608cm" svg:height="0.215cm" svg:x="11.54cm" svg:y="5.9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8.511cm" svg:y="5.036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7" draw:layer="layout" svg:width="12.192cm" svg:height="0.039cm" svg:x="12.562cm" svg:y="6.016cm" svg:viewBox="0 0 12193 40" draw:points="6097,40 0,40 0,0 12193,0 12193,40">
            <text:p/>
          </draw:polygon>
          <draw:path draw:style-name="gr3" draw:text-style-name="P7" draw:layer="layout" svg:width="0.407cm" svg:height="0.619cm" svg:x="12.589cm" svg:y="6.86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833cm" svg:height="1.097cm" svg:x="13.119cm" svg:y="6.642cm" svg:viewBox="0 0 834 1098" svg:d="M287 1098c29 0 29 0 40-18l501-1045c6-12 6-14 6-16 0-11-8-19-19-19-12 0-14 8-20 19l-473 984-195-454-127 98 15 15 64-50z">
            <text:p/>
          </draw:path>
          <draw:polygon draw:style-name="gr3" draw:text-style-name="P7" draw:layer="layout" svg:width="2.859cm" svg:height="0.039cm" svg:x="13.932cm" svg:y="6.642cm" svg:viewBox="0 0 2860 40" draw:points="1429,40 0,40 0,0 2860,0 2860,40">
            <text:p/>
          </draw:polygon>
          <draw:path draw:style-name="gr3" draw:text-style-name="P7" draw:layer="layout" svg:width="0.303cm" svg:height="0.611cm" svg:x="14.016cm" svg:y="6.8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608cm" svg:height="0.611cm" svg:x="14.644cm" svg:y="6.9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7" draw:layer="layout" svg:width="0.715cm" svg:height="0.914cm" svg:x="15.574cm" svg:y="6.792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7" draw:layer="layout" svg:width="0.523cm" svg:height="0.039cm" svg:x="16.268cm" svg:y="6.792cm" svg:viewBox="0 0 524 40" draw:points="262,40 0,40 0,0 524,0 524,40">
            <text:p/>
          </draw:polygon>
          <draw:path draw:style-name="gr3" draw:text-style-name="P7" draw:layer="layout" svg:width="0.457cm" svg:height="0.415cm" svg:x="16.295cm" svg:y="7.0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olygon draw:style-name="gr3" draw:text-style-name="P7" draw:layer="layout" svg:width="0.242cm" svg:height="2.194cm" svg:x="17.171cm" svg:y="6.161cm" svg:viewBox="0 0 243 2195" draw:points="0,2195 243,2195 243,2145 50,2145 50,50 243,50 243,0 0,0">
            <text:p/>
          </draw:polygon>
          <draw:path draw:style-name="gr3" draw:text-style-name="P7" draw:layer="layout" svg:width="0.348cm" svg:height="1.644cm" svg:x="17.589cm" svg:y="6.436cm" svg:viewBox="0 0 349 1645" svg:d="M308 1637c2 0 10 8 10 8h21c2 0 10 0 10-8 0-4-2-6-4-8-33-33-83-83-139-183-100-177-135-404-135-622 0-406 114-645 276-807 2-2 2-7 2-9 0-8-6-8-16-8-13 0-15 0-23 8-87 75-185 202-250 396-39 120-60 266-60 418 0 218 40 464 183 676 25 35 60 73 60 73 9 12 21 27 29 33z">
            <text:p/>
          </draw:path>
          <draw:path draw:style-name="gr3" draw:text-style-name="P7" draw:layer="layout" svg:width="0.833cm" svg:height="1.097cm" svg:x="18.072cm" svg:y="6.642cm" svg:viewBox="0 0 834 1098" svg:d="M287 1098c29 0 29 0 40-18l501-1045c6-12 6-14 6-16 0-11-8-19-19-19-12 0-14 8-20 19l-473 984-195-454-127 98 15 15 64-50z">
            <text:p/>
          </draw:path>
          <draw:polygon draw:style-name="gr3" draw:text-style-name="P7" draw:layer="layout" svg:width="2.859cm" svg:height="0.039cm" svg:x="18.885cm" svg:y="6.642cm" svg:viewBox="0 0 2860 40" draw:points="1429,40 0,40 0,0 2860,0 2860,40">
            <text:p/>
          </draw:polygon>
          <draw:path draw:style-name="gr3" draw:text-style-name="P7" draw:layer="layout" svg:width="0.303cm" svg:height="0.611cm" svg:x="18.966cm" svg:y="6.879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7" draw:layer="layout" svg:width="0.608cm" svg:height="0.611cm" svg:x="19.596cm" svg:y="6.95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7" draw:layer="layout" svg:width="0.715cm" svg:height="0.914cm" svg:x="20.526cm" svg:y="6.792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7" draw:layer="layout" svg:width="0.523cm" svg:height="0.039cm" svg:x="21.221cm" svg:y="6.792cm" svg:viewBox="0 0 524 40" draw:points="262,40 0,40 0,0 524,0 524,40">
            <text:p/>
          </draw:polygon>
          <draw:path draw:style-name="gr3" draw:text-style-name="P7" draw:layer="layout" svg:width="0.457cm" svg:height="0.415cm" svg:x="21.246cm" svg:y="7.0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348cm" svg:height="1.644cm" svg:x="21.776cm" svg:y="6.436cm" svg:viewBox="0 0 349 1645" svg:d="M349 822c0-262-62-541-243-747-12-15-46-50-69-69-6-6-8-6-20-6-9 0-17 0-17 8 0 4 4 9 6 11 31 31 81 81 138 183 99 175 135 401 135 620 0 397-111 640-275 807-2 2-4 6-4 8 0 8 8 8 17 8 12 0 14 0 23-6 87-75 185-202 249-395 40-125 60-275 60-422z">
            <text:p/>
          </draw:path>
          <draw:path draw:style-name="gr3" draw:text-style-name="P7" draw:layer="layout" svg:width="0.284cm" svg:height="0.425cm" svg:x="22.33cm" svg:y="6.23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559cm" svg:height="0.039cm" svg:x="22.977cm" svg:y="7.24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23.896cm" svg:y="6.879cm" svg:viewBox="0 0 304 612" svg:d="M189 23c0-21 0-23-21-23-58 58-139 58-168 58v29c19 0 73 0 121-25v477c0 33-2 43-86 43h-29v30c31-5 113-5 148-5 37 0 116 0 150 5v-30h-29c-84 0-86-10-86-43z">
            <text:p/>
          </draw:path>
          <draw:polygon draw:style-name="gr3" draw:text-style-name="P7" draw:layer="layout" svg:width="0.242cm" svg:height="2.194cm" svg:x="24.285cm" svg:y="6.161cm" svg:viewBox="0 0 243 2195" draw:points="191,2145 0,2145 0,2195 243,2195 243,0 0,0 0,50 191,50">
            <text:p/>
          </draw:polygon>
        </draw:g>
        <draw:g xml:id="id52" draw:id="id52">
          <svg:title>TexMaths</svg:title>
          <svg:desc>26§display§= \frac{1}{4 \sqrt{1 + \sqrt{x}} \left( 1 + \sqrt{x} - 1 \right)} §svg§600§FALSE§</svg:desc>
          <draw:polygon draw:style-name="gr2" draw:text-style-name="P6" draw:layer="layout" svg:width="10.504cm" svg:height="2.169cm" svg:x="4.634cm" svg:y="8.382cm" svg:viewBox="0 0 10505 2170" draw:points="5254,2170 0,2170 0,0 10505,0 10505,2170">
            <text:p/>
          </draw:polygon>
          <draw:path draw:style-name="gr3" draw:text-style-name="P7" draw:layer="layout" svg:width="0.608cm" svg:height="0.215cm" svg:x="4.64cm" svg:y="9.22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0.277cm" svg:y="8.336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9.523cm" svg:height="0.039cm" svg:x="5.661cm" svg:y="9.316cm" svg:viewBox="0 0 9524 40" draw:points="4763,40 0,40 0,0 9524,0 9524,40">
            <text:p/>
          </draw:polygon>
          <draw:path draw:style-name="gr3" draw:text-style-name="P7" draw:layer="layout" svg:width="0.407cm" svg:height="0.619cm" svg:x="5.688cm" svg:y="9.726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7" draw:layer="layout" svg:width="0.833cm" svg:height="1.098cm" svg:x="6.219cm" svg:y="9.499cm" svg:viewBox="0 0 834 1099" svg:d="M287 1099c29 0 29 0 40-19l501-1045c6-12 6-14 6-16 0-11-8-19-19-19-12 0-14 8-21 19l-472 984-195-454-127 98 15 15 64-50z">
            <text:p/>
          </draw:path>
          <draw:polygon draw:style-name="gr3" draw:text-style-name="P7" draw:layer="layout" svg:width="2.859cm" svg:height="0.039cm" svg:x="7.032cm" svg:y="9.499cm" svg:viewBox="0 0 2860 40" draw:points="1429,40 0,40 0,0 2860,0 2860,40">
            <text:p/>
          </draw:polygon>
          <draw:path draw:style-name="gr3" draw:text-style-name="P7" draw:layer="layout" svg:width="0.303cm" svg:height="0.611cm" svg:x="7.115cm" svg:y="9.7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608cm" svg:height="0.611cm" svg:x="7.743cm" svg:y="9.8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714cm" svg:height="0.915cm" svg:x="8.673cm" svg:y="9.651cm" svg:viewBox="0 0 715 916" svg:d="M289 820l-160-356c-6-15-13-15-15-15 0 0-6 0-14 7l-88 66c-12 9-12 13-12 15 0 4 2 10 8 10 7 0 23-12 32-21 6-4 20-14 29-20l181 395c6 15 12 15 20 15 13 0 15-5 23-17l416-862c6-14 6-16 6-18 0-11-8-19-18-19-9 0-15 4-21 19z">
            <text:p/>
          </draw:path>
          <draw:polygon draw:style-name="gr3" draw:text-style-name="P7" draw:layer="layout" svg:width="0.523cm" svg:height="0.039cm" svg:x="9.368cm" svg:y="9.651cm" svg:viewBox="0 0 524 40" draw:points="262,40 0,40 0,0 524,0 524,40">
            <text:p/>
          </draw:polygon>
          <draw:path draw:style-name="gr3" draw:text-style-name="P7" draw:layer="layout" svg:width="0.457cm" svg:height="0.415cm" svg:x="9.395cm" svg:y="9.9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213cm" svg:height="0.915cm" svg:x="10.133cm" svg:y="9.659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303cm" svg:height="0.611cm" svg:x="10.478cm" svg:y="9.736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7" draw:layer="layout" svg:width="0.608cm" svg:height="0.611cm" svg:x="11.109cm" svg:y="9.8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714cm" svg:height="0.915cm" svg:x="12.038cm" svg:y="9.651cm" svg:viewBox="0 0 715 916" svg:d="M289 820l-160-356c-6-15-13-15-15-15 0 0-6 0-14 7l-88 66c-12 9-12 13-12 15 0 4 2 10 8 10 7 0 23-12 32-21 6-4 20-14 29-20l181 395c6 15 12 15 20 15 13 0 15-5 23-17l416-862c6-14 6-16 6-18 0-11-8-19-18-19-9 0-15 4-21 19z">
            <text:p/>
          </draw:path>
          <draw:polygon draw:style-name="gr3" draw:text-style-name="P7" draw:layer="layout" svg:width="0.523cm" svg:height="0.039cm" svg:x="12.733cm" svg:y="9.651cm" svg:viewBox="0 0 524 40" draw:points="262,40 0,40 0,0 524,0 524,40">
            <text:p/>
          </draw:polygon>
          <draw:path draw:style-name="gr3" draw:text-style-name="P7" draw:layer="layout" svg:width="0.457cm" svg:height="0.415cm" svg:x="12.76cm" svg:y="9.94cm" svg:viewBox="0 0 458 416" svg:d="M281 129c4-25 25-108 89-108 4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558cm" svg:height="0.039cm" svg:x="13.534cm" svg:y="10.099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14.453cm" svg:y="9.7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14.881cm" svg:y="9.65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</draw:g>
        <draw:g xml:id="id53" draw:id="id53">
          <svg:title>TexMaths</svg:title>
          <svg:desc>32§display§\frac{dy}{dx} = §svg§600§FALSE§</svg:desc>
          <draw:polygon draw:style-name="gr2" draw:text-style-name="P6" draw:layer="layout" svg:width="2.376cm" svg:height="2.214cm" svg:x="2.882cm" svg:y="11.492cm" svg:viewBox="0 0 2377 2215" draw:points="1189,2215 0,2215 0,0 2377,0 2377,2215">
            <text:p/>
          </draw:polygon>
          <draw:path draw:style-name="gr3" draw:text-style-name="P7" draw:layer="layout" svg:width="0.537cm" svg:height="0.795cm" svg:x="2.898cm" svg:y="11.436cm" svg:viewBox="0 0 538 796" svg:d="M538 13c0-3 0-13-15-13-16 0-123 10-144 13-8 0-15 5-15 20 0 16 10 16 28 16 54 0 56 7 56 18l-5 23-66 266c-21-41-54-72-105-72-131 0-272 167-272 331 0 107 61 181 151 181 23 0 80-5 146-84 10 46 49 84 103 84 41 0 66-25 84-64 18-38 33-107 33-110 0-13-10-13-12-13-13 0-13 6-16 21-20 74-41 141-87 141-31 0-33-28-33-52 0-28 2-35 8-53zM302 648c-5 20-5 23-23 43-48 62-95 80-125 80-57 0-75-62-75-105 0-57 36-197 64-249 34-66 85-107 131-107 74 0 90 92 90 100 0 5-3 12-5 18z">
            <text:p/>
          </draw:path>
          <draw:path draw:style-name="gr3" draw:text-style-name="P7" draw:layer="layout" svg:width="0.522cm" svg:height="0.729cm" svg:x="3.469cm" svg:y="11.72cm" svg:viewBox="0 0 523 730" svg:d="M517 69c6-15 6-18 6-25 0-21-18-31-34-31-13 0-30 5-41 23-2 5-10 41-15 61-8 28-15 59-23 90l-51 205c-3 15-52 94-126 94-59 0-72-48-72-92 0-51 21-120 59-220 18-46 21-59 21-82 0-51-36-92-92-92-108 0-149 164-149 174s10 10 13 10c13 0 13-2 18-20 30-105 77-138 115-138 8 0 28 0 28 35 0 29-10 57-20 80-44 118-64 184-64 235 0 100 71 136 138 136 44 0 82-20 113-51-13 59-28 113-72 174-31 38-74 72-126 72-15 0-66-5-84-49 18 0 31 0 49-13 10-10 20-25 20-46 0-36-31-41-41-41-26 0-64 18-64 74 0 57 51 98 120 98 118 0 234-103 264-231z">
            <text:p/>
          </draw:path>
          <draw:polygon draw:style-name="gr3" draw:text-style-name="P7" draw:layer="layout" svg:width="1.231cm" svg:height="0.048cm" svg:x="2.826cm" svg:y="12.673cm" svg:viewBox="0 0 1232 49" draw:points="615,49 0,49 0,0 1232,0 1232,49">
            <text:p/>
          </draw:polygon>
          <draw:path draw:style-name="gr3" draw:text-style-name="P7" draw:layer="layout" svg:width="0.537cm" svg:height="0.795cm" svg:x="2.872cm" svg:y="12.97cm" svg:viewBox="0 0 538 796" svg:d="M538 13c0-3 0-13-15-13-16 0-123 10-144 13-8 0-15 5-15 20 0 16 10 16 28 16 54 0 56 7 56 18l-5 23-66 266c-21-41-54-72-105-72-131 0-272 167-272 331 0 107 61 181 151 181 23 0 80-5 146-84 10 46 49 84 103 84 41 0 66-25 84-64 18-38 33-107 33-110 0-13-10-13-12-13-13 0-13 6-16 21-20 74-41 141-87 141-31 0-33-28-33-52 0-28 2-35 8-53zM302 648c-5 20-5 23-23 43-48 62-95 80-125 80-57 0-75-62-75-105 0-57 36-197 64-249 34-66 85-107 131-107 74 0 90 92 90 100 0 5-3 12-5 18z">
            <text:p/>
          </draw:path>
          <draw:path draw:style-name="gr3" draw:text-style-name="P7" draw:layer="layout" svg:width="0.563cm" svg:height="0.511cm" svg:x="3.443cm" svg:y="13.251cm" svg:viewBox="0 0 564 512" svg:d="M346 159c5-31 31-133 110-133 8 0 33 0 56 12-30 8-53 36-53 62 0 18 12 41 43 41 26 0 62-21 62-67 0-59-67-74-105-74-67 0-105 59-121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5 10-36 123-116 148-152 148-43 0-61-35-61-74 0-25 8-48 20-100z">
            <text:p/>
          </draw:path>
          <draw:path draw:style-name="gr3" draw:text-style-name="P7" draw:layer="layout" svg:width="0.75cm" svg:height="0.265cm" svg:x="4.565cm" svg:y="12.565cm" svg:viewBox="0 0 751 266" svg:d="M712 46c18 0 39 0 39-23s-21-23-36-23h-677c-18 0-38 0-38 23s20 23 38 23zM715 266c15 0 36 0 36-23s-21-23-39-23h-674c-18 0-38 0-38 23s20 23 38 23z">
            <text:p/>
          </draw:path>
        </draw:g>
        <draw:g xml:id="id54" draw:id="id54">
          <svg:title>TexMaths</svg:title>
          <svg:desc>28§display§\frac{1}{ 4\sqrt{x}\sqrt{1 + \sqrt{x}} }§svg§600§FALSE§</svg:desc>
          <draw:polygon draw:style-name="gr2" draw:text-style-name="P6" draw:layer="layout" svg:width="5.839cm" svg:height="2.336cm" svg:x="5.975cm" svg:y="11.685cm" svg:viewBox="0 0 5840 2337" draw:points="2919,2337 0,2337 0,0 5840,0 5840,2337">
            <text:p/>
          </draw:polygon>
          <draw:path draw:style-name="gr3" draw:text-style-name="P7" draw:layer="layout" svg:width="0.326cm" svg:height="0.658cm" svg:x="8.735cm" svg:y="11.6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938cm" svg:height="0.042cm" svg:x="5.926cm" svg:y="12.692cm" svg:viewBox="0 0 5939 43" draw:points="2968,43 0,43 0,0 5939,0 5939,43">
            <text:p/>
          </draw:polygon>
          <draw:path draw:style-name="gr3" draw:text-style-name="P7" draw:layer="layout" svg:width="0.438cm" svg:height="0.667cm" svg:x="5.953cm" svg:y="13.13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7" draw:layer="layout" svg:width="0.77cm" svg:height="0.985cm" svg:x="6.491cm" svg:y="13.052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7" draw:layer="layout" svg:width="0.564cm" svg:height="0.042cm" svg:x="7.239cm" svg:y="13.052cm" svg:viewBox="0 0 565 43" draw:points="282,43 0,43 0,0 565,0 565,43">
            <text:p/>
          </draw:polygon>
          <draw:path draw:style-name="gr3" draw:text-style-name="P7" draw:layer="layout" svg:width="0.492cm" svg:height="0.447cm" svg:x="7.268cm" svg:y="13.3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897cm" svg:height="1.182cm" svg:x="7.909cm" svg:y="12.889cm" svg:viewBox="0 0 898 1183" svg:d="M309 1183c32 0 32 0 43-20l540-1125c6-13 6-16 6-18 0-11-9-20-20-20-13 0-15 9-22 20l-509 1060-210-488-137 105 16 16 69-54z">
            <text:p/>
          </draw:path>
          <draw:polygon draw:style-name="gr3" draw:text-style-name="P7" draw:layer="layout" svg:width="3.079cm" svg:height="0.042cm" svg:x="8.785cm" svg:y="12.889cm" svg:viewBox="0 0 3080 43" draw:points="1539,43 0,43 0,0 3080,0 3080,43">
            <text:p/>
          </draw:polygon>
          <draw:path draw:style-name="gr3" draw:text-style-name="P7" draw:layer="layout" svg:width="0.326cm" svg:height="0.658cm" svg:x="8.872cm" svg:y="13.14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9.551cm" svg:y="13.2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77cm" svg:height="0.985cm" svg:x="10.552cm" svg:y="13.052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7" draw:layer="layout" svg:width="0.564cm" svg:height="0.042cm" svg:x="11.3cm" svg:y="13.052cm" svg:viewBox="0 0 565 43" draw:points="282,43 0,43 0,0 565,0 565,43">
            <text:p/>
          </draw:polygon>
          <draw:path draw:style-name="gr3" draw:text-style-name="P7" draw:layer="layout" svg:width="0.492cm" svg:height="0.447cm" svg:x="11.33cm" svg:y="13.3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3" draw:text-style-name="P13" draw:layer="layout" svg:width="26.4cm" svg:height="14.4cm" svg:x="0.8cm" svg:y="0.6cm" presentation:class="subtitle" presentation:user-transformed="true">
          <draw:text-box>
            <text:p text:style-name="P4"><text:span text:style-name="T12"><text:tab/></text:span><text:span text:style-name="T12"><text:tab/></text:span></text:p>
            <text:p xml:id="id55" text:id="id55" text:style-name="P4"><text:span text:style-name="T7"><text:tab/></text:span><text:span text:style-name="T7">(iii) Given that, <text:s text:c="2"/></text:span><text:span text:style-name="T7"><text:line-break/></text:span><text:span text:style-name="T12"><text:tab/></text:span><text:span text:style-name="T12"> <text:s text:c="6"/></text:span><text:span text:style-name="T12"><text:tab/></text:span><text:span text:style-name="T12"><text:line-break/></text:span><text:span text:style-name="T7"><text:tab/></text:span><text:span text:style-name="T7"><text:tab/></text:span><text:span text:style-name="T7"> <text:s/></text:span><text:span text:style-name="T10">We first find the inverse of the function</text:span><text:span text:style-name="T10"><text:line-break/></text:span><text:span text:style-name="T13"> <text:s text:c="10"/></text:span><text:span text:style-name="T13"><text:line-break/></text:span><text:span text:style-name="T10"> <text:s text:c="10"/>i.e. <text:s text:c="3"/>in terms of <text:s text:c="3"/>. <text:s text:c="2"/></text:span><text:span text:style-name="T15"><text:tab/></text:span><text:span text:style-name="T15"><text:tab/></text:span><text:span text:style-name="T15"><text:line-break/></text:span><text:span text:style-name="T15"/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  <text:p text:style-name="P4"><text:span text:style-name="T7"><text:tab/></text:span><text:span text:style-name="T7"><text:tab/></text:span></text:p>
          </draw:text-box>
        </draw:frame>
        <draw:g xml:id="id56" draw:id="id56">
          <svg:title>TexMaths</svg:title>
          <svg:desc>32§display§y = \ln x§svg§600§FALSE§</svg:desc>
          <draw:polygon draw:style-name="gr2" draw:text-style-name="P6" draw:layer="layout" svg:width="3.699cm" svg:height="0.9cm" svg:x="9.547cm" svg:y="1.186cm" svg:viewBox="0 0 3700 901" draw:points="1849,901 0,901 0,0 3700,0 3700,901">
            <text:p/>
          </draw:polygon>
          <draw:path draw:style-name="gr3" draw:text-style-name="P7" draw:layer="layout" svg:width="0.521cm" svg:height="0.729cm" svg:x="9.524cm" svg:y="1.414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0.459cm" svg:y="1.4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11.618cm" svg:y="1.13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67cm" svg:height="0.498cm" svg:x="11.931cm" svg:y="1.414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62cm" svg:height="0.511cm" svg:x="12.74cm" svg:y="1.41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57" draw:id="id57">
          <svg:title>TexMaths</svg:title>
          <svg:desc>32§display§y = f(x)§svg§600§FALSE§</svg:desc>
          <draw:polygon draw:style-name="gr2" draw:text-style-name="P6" draw:layer="layout" svg:width="4.058cm" svg:height="1.012cm" svg:x="22.245cm" svg:y="2.787cm" svg:viewBox="0 0 4059 1013" draw:points="2031,1013 0,1013 0,0 4059,0 4059,1013">
            <text:p/>
          </draw:polygon>
          <draw:path draw:style-name="gr3" draw:text-style-name="P7" draw:layer="layout" svg:width="0.521cm" svg:height="0.728cm" svg:x="22.222cm" svg:y="3.076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23.157cm" svg:y="3.1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24.34cm" svg:y="2.782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1 64-207 64-215z">
            <text:p/>
          </draw:path>
          <draw:path draw:style-name="gr3" draw:text-style-name="P7" draw:layer="layout" svg:width="0.263cm" svg:height="1.125cm" svg:x="25.064cm" svg:y="2.73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25.423cm" svg:y="3.07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6.096cm" svg:y="2.73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59" draw:id="id59">
          <svg:title>TexMaths</svg:title>
          <svg:desc>32§display§y§svg§600§FALSE§</svg:desc>
          <draw:polygon draw:style-name="gr2" draw:text-style-name="P6" draw:layer="layout" svg:width="0.439cm" svg:height="0.616cm" svg:x="11.645cm" svg:y="4.888cm" svg:viewBox="0 0 440 617" draw:points="220,617 0,617 0,0 440,0 440,617">
            <text:p/>
          </draw:polygon>
          <draw:path draw:style-name="gr3" draw:text-style-name="P7" draw:layer="layout" svg:width="0.521cm" svg:height="0.729cm" svg:x="11.622cm" svg:y="4.832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58" draw:id="id58">
          <svg:title>TexMaths</svg:title>
          <svg:desc>32§display§x§svg§600§FALSE§</svg:desc>
          <draw:polygon draw:style-name="gr2" draw:text-style-name="P6" draw:layer="layout" svg:width="0.48cm" svg:height="0.398cm" svg:x="5.446cm" svg:y="4.988cm" svg:viewBox="0 0 481 399" draw:points="241,399 0,399 0,0 481,0 481,399">
            <text:p/>
          </draw:polygon>
          <draw:path draw:style-name="gr3" draw:text-style-name="P7" draw:layer="layout" svg:width="0.562cm" svg:height="0.511cm" svg:x="5.423cm" svg:y="4.93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60" draw:id="id60">
          <svg:title>TexMaths</svg:title>
          <svg:desc>32§display§\therefore \ x = f^{-1}(y) = e^y§svg§600§FALSE§</svg:desc>
          <draw:polygon draw:style-name="gr2" draw:text-style-name="P6" draw:layer="layout" svg:width="9.28cm" svg:height="1.156cm" svg:x="3.849cm" svg:y="6.384cm" svg:viewBox="0 0 9281 1157" draw:points="4639,1157 0,1157 0,0 9281,0 9281,1157">
            <text:p/>
          </draw:polygon>
          <draw:path draw:style-name="gr3" draw:text-style-name="P7" draw:layer="layout" svg:width="0.683cm" svg:height="0.608cm" svg:x="3.826cm" svg:y="6.794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0.511cm" svg:x="5.262cm" svg:y="6.81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248cm" svg:y="6.9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6cm" svg:x="7.433cm" svg:y="6.523cm" svg:viewBox="0 0 563 1027" svg:d="M356 343h97c21 0 33 0 33-20 0-13-12-13-30-13h-95l23-131c5-23 21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6-72 64-208 64-215z">
            <text:p/>
          </draw:path>
          <draw:path draw:style-name="gr3" draw:text-style-name="P7" draw:layer="layout" svg:width="0.534cm" svg:height="0.04cm" svg:x="8.13cm" svg:y="6.635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8.834cm" svg:y="6.328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9.364cm" svg:y="6.47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9.722cm" svg:y="6.817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6-13 13-10 23-25 23-46 0-36-31-41-41-41-26 0-64 18-64 74 0 57 51 98 120 98 118 0 233-103 264-231z">
            <text:p/>
          </draw:path>
          <draw:path draw:style-name="gr3" draw:text-style-name="P7" draw:layer="layout" svg:width="0.263cm" svg:height="1.126cm" svg:x="10.344cm" svg:y="6.471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7" draw:layer="layout" svg:width="0.749cm" svg:height="0.265cm" svg:x="11.094cm" svg:y="6.9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34cm" svg:height="0.511cm" svg:x="12.269cm" svg:y="6.817cm" svg:viewBox="0 0 435 512" svg:d="M159 238c33 0 117-2 174-25 79-34 84-100 84-116 0-51-43-97-120-97-125 0-297 110-297 307 0 115 67 205 177 205 164 0 258-120 258-133 0-8-7-15-15-15-5 0-8 2-13 12-90 110-212 110-228 110-87 0-97-94-97-130 0-13 0-49 18-118zM108 213c43-172 158-187 189-187 54 0 82 33 82 71 0 116-179 116-225 116z">
            <text:p/>
          </draw:path>
          <draw:path draw:style-name="gr3" draw:text-style-name="P7" draw:layer="layout" svg:width="0.406cm" svg:height="0.509cm" svg:x="12.779cm" svg:y="6.505cm" svg:viewBox="0 0 407 510" svg:d="M405 51c2-13 2-13 2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</draw:g>
        <draw:g xml:id="id61" draw:id="id61">
          <svg:title>TexMaths</svg:title>
          <svg:desc>32§display§\frac{dy}{dx} = \frac{1}{ \frac{dx}{dy} } = \frac{1}{\frac{d}{dy} ( e^y) } = \frac{1}{e^y } = \frac{1}{ e^{\ln x}}§svg§600§FALSE§</svg:desc>
          <draw:polygon draw:style-name="gr2" draw:text-style-name="P6" draw:layer="layout" svg:width="15.662cm" svg:height="2.843cm" svg:x="3.884cm" svg:y="8.393cm" svg:viewBox="0 0 15663 2844" draw:points="7830,2844 0,2844 0,0 15663,0 15663,2844">
            <text:p/>
          </draw:polygon>
          <draw:path draw:style-name="gr3" draw:text-style-name="P7" draw:layer="layout" svg:width="0.537cm" svg:height="0.795cm" svg:x="3.9cm" svg:y="8.33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4.471cm" svg:y="8.6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3.828cm" svg:y="9.574cm" svg:viewBox="0 0 1231 49" draw:points="614,49 0,49 0,0 1231,0 1231,49">
            <text:p/>
          </draw:polygon>
          <draw:path draw:style-name="gr3" draw:text-style-name="P7" draw:layer="layout" svg:width="0.537cm" svg:height="0.795cm" svg:x="3.874cm" svg:y="9.871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4.445cm" svg:y="10.15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566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7.268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251cm" svg:height="0.048cm" svg:x="6.826cm" svg:y="9.574cm" svg:viewBox="0 0 1252 49" draw:points="625,49 0,49 0,0 1252,0 1252,49">
            <text:p/>
          </draw:polygon>
          <draw:path draw:style-name="gr3" draw:text-style-name="P7" draw:layer="layout" svg:width="0.406cm" svg:height="0.557cm" svg:x="7.007cm" svg:y="9.75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6 84-59 84-21 0-26-18-26-38 0-16 3-23 5-34zM236 451c-6 20-24 38-41 51-8 7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7.465cm" svg:y="9.955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0.979cm" svg:height="0.048cm" svg:x="6.961cm" svg:y="10.441cm" svg:viewBox="0 0 980 49" draw:points="491,49 0,49 0,0 980,0 980,49">
            <text:p/>
          </draw:polygon>
          <draw:path draw:style-name="gr3" draw:text-style-name="P7" draw:layer="layout" svg:width="0.406cm" svg:height="0.557cm" svg:x="7.02cm" svg:y="10.58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7.478cm" svg:y="10.785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8.584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241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3.163cm" svg:height="0.048cm" svg:x="9.844cm" svg:y="9.574cm" svg:viewBox="0 0 3164 49" draw:points="1582,49 0,49 0,0 3164,0 3164,49">
            <text:p/>
          </draw:polygon>
          <draw:path draw:style-name="gr3" draw:text-style-name="P7" draw:layer="layout" svg:width="0.406cm" svg:height="0.557cm" svg:x="10.268cm" svg:y="9.75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olygon draw:style-name="gr3" draw:text-style-name="P7" draw:layer="layout" svg:width="0.954cm" svg:height="0.048cm" svg:x="9.977cm" svg:y="10.441cm" svg:viewBox="0 0 955 49" draw:points="479,49 0,49 0,0 955,0 955,49">
            <text:p/>
          </draw:polygon>
          <draw:path draw:style-name="gr3" draw:text-style-name="P7" draw:layer="layout" svg:width="0.406cm" svg:height="0.557cm" svg:x="10.025cm" svg:y="10.58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1 38-23 84-59 84-21 0-26-18-26-38 0-16 3-23 5-34zM236 451c-6 20-24 38-41 51-8 7-39 33-72 33-31 0-59-20-59-77 0-41 23-128 41-161 36-64 77-74 100-74 56 0 69 59 69 69 0 2 0 8-3 10z">
            <text:p/>
          </draw:path>
          <draw:path draw:style-name="gr3" draw:text-style-name="P7" draw:layer="layout" svg:width="0.406cm" svg:height="0.508cm" svg:x="10.483cm" svg:y="10.785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1.177cm" svg:y="9.901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34cm" svg:height="0.511cm" svg:x="11.553cm" svg:y="10.247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2 33 82 71 0 115-179 115-225 115z">
            <text:p/>
          </draw:path>
          <draw:path draw:style-name="gr3" draw:text-style-name="P7" draw:layer="layout" svg:width="0.406cm" svg:height="0.508cm" svg:x="12.063cm" svg:y="10.073cm" svg:viewBox="0 0 407 509" svg:d="M404 51c3-13 3-13 3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263cm" svg:height="1.125cm" svg:x="12.631cm" svg:y="9.901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749cm" svg:height="0.265cm" svg:x="13.514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5.124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066cm" svg:height="0.048cm" svg:x="14.774cm" svg:y="9.574cm" svg:viewBox="0 0 1067 49" draw:points="532,49 0,49 0,0 1067,0 1067,49">
            <text:p/>
          </draw:polygon>
          <draw:path draw:style-name="gr3" draw:text-style-name="P7" draw:layer="layout" svg:width="0.434cm" svg:height="0.511cm" svg:x="14.825cm" svg:y="10.152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4 33 84 71 0 115-181 115-227 115z">
            <text:p/>
          </draw:path>
          <draw:path draw:style-name="gr3" draw:text-style-name="P7" draw:layer="layout" svg:width="0.406cm" svg:height="0.508cm" svg:x="15.334cm" svg:y="9.978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69 94 69 80 0 180-61 203-158z">
            <text:p/>
          </draw:path>
          <draw:path draw:style-name="gr3" draw:text-style-name="P7" draw:layer="layout" svg:width="0.749cm" svg:height="0.265cm" svg:x="16.348cm" svg:y="9.4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8.424cm" svg:y="8.368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1.996cm" svg:height="0.048cm" svg:x="17.607cm" svg:y="9.574cm" svg:viewBox="0 0 1997 49" draw:points="998,49 0,49 0,0 1997,0 1997,49">
            <text:p/>
          </draw:polygon>
          <draw:path draw:style-name="gr3" draw:text-style-name="P7" draw:layer="layout" svg:width="0.434cm" svg:height="0.511cm" svg:x="17.659cm" svg:y="10.152cm" svg:viewBox="0 0 435 512" svg:d="M159 238c33 0 117-2 174-26 79-33 84-99 84-115 0-51-43-97-120-97-125 0-297 110-297 307 0 115 67 205 177 205 163 0 258-120 258-133 0-8-8-15-15-15-5 0-8 2-13 12-90 110-212 110-228 110-87 0-97-94-97-130 0-13 0-49 18-118zM108 212c43-171 158-186 189-186 54 0 84 33 84 71 0 115-181 115-227 115z">
            <text:p/>
          </draw:path>
          <draw:path draw:style-name="gr3" draw:text-style-name="P7" draw:layer="layout" svg:width="0.178cm" svg:height="0.547cm" svg:x="18.176cm" svg:y="9.778cm" svg:viewBox="0 0 179 548" svg:d="M120 0l-120 8v30c54 0 59 6 59 44v404c0 34-8 34-59 34v28c3 0 56-3 90-3 30 0 58 0 89 3v-28c-51 0-59 0-59-34z">
            <text:p/>
          </draw:path>
          <draw:path draw:style-name="gr3" draw:text-style-name="P7" draw:layer="layout" svg:width="0.424cm" svg:height="0.35cm" svg:x="18.426cm" svg:y="9.978cm" svg:viewBox="0 0 425 351" svg:d="M366 110c0-69-36-110-120-110-64 0-108 36-128 77h-3v-77l-115 8v30c54 0 59 6 59 44v205c0 33-8 33-59 33v31c3 0 56-5 90-5 30 0 84 2 92 5v-31c-51 0-59 0-59-33v-144c0-82 64-120 118-120 53 0 61 44 61 85v179c0 33-8 33-59 33v31c3 0 56-5 90-5 30 0 84 2 92 5v-31c-51 0-59 0-59-33z">
            <text:p/>
          </draw:path>
          <draw:path draw:style-name="gr3" draw:text-style-name="P7" draw:layer="layout" svg:width="0.424cm" svg:height="0.357cm" svg:x="19.074cm" svg:y="9.978cm" svg:viewBox="0 0 425 358" svg:d="M159 266c-8 26-34 69-75 69-2 0-25 0-43-10 33-10 36-38 36-43 0-18-13-31-31-31-23 0-46 20-46 49 0 41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</draw:g>
        <draw:g xml:id="id62" draw:id="id62">
          <svg:title>TexMaths</svg:title>
          <svg:desc>32§display§\frac{dy}{dx} = \frac{1}{ x }§svg§600§FALSE§</svg:desc>
          <draw:polygon draw:style-name="gr2" draw:text-style-name="P6" draw:layer="layout" svg:width="3.528cm" svg:height="2.214cm" svg:x="3.884cm" svg:y="11.894cm" svg:viewBox="0 0 3529 2215" draw:points="1763,2215 0,2215 0,0 3529,0 3529,2215">
            <text:p/>
          </draw:polygon>
          <draw:path draw:style-name="gr3" draw:text-style-name="P7" draw:layer="layout" svg:width="0.536cm" svg:height="0.795cm" svg:x="3.9cm" svg:y="11.838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4.47cm" svg:y="12.12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6-138 115-138 8 0 28 0 28 35 0 29-10 57-20 80-44 118-64 184-64 235 0 100 71 136 138 136 43 0 82-20 112-51-12 59-28 113-71 174-31 38-74 72-126 72-15 0-66-5-84-49 18 0 31 0 48-13 11-10 21-25 21-46 0-36-31-41-41-41-26 0-64 18-64 74 0 57 51 98 120 98 118 0 233-103 264-231z">
            <text:p/>
          </draw:path>
          <draw:polygon draw:style-name="gr3" draw:text-style-name="P7" draw:layer="layout" svg:width="1.23cm" svg:height="0.048cm" svg:x="3.828cm" svg:y="13.075cm" svg:viewBox="0 0 1231 49" draw:points="614,49 0,49 0,0 1231,0 1231,49">
            <text:p/>
          </draw:polygon>
          <draw:path draw:style-name="gr3" draw:text-style-name="P7" draw:layer="layout" svg:width="0.536cm" svg:height="0.795cm" svg:x="3.874cm" svg:y="13.37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4.445cm" svg:y="13.65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5.566cm" svg:y="12.967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6.966cm" svg:y="11.869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0.644cm" svg:height="0.048cm" svg:x="6.825cm" svg:y="13.075cm" svg:viewBox="0 0 645 49" draw:points="322,49 0,49 0,0 645,0 645,49">
            <text:p/>
          </draw:polygon>
          <draw:path draw:style-name="gr3" draw:text-style-name="P7" draw:layer="layout" svg:width="0.562cm" svg:height="0.511cm" svg:x="6.858cm" svg:y="13.653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8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width*0.05;width" smil:keyTimes="0;1"/>
                  <anim:animate smil:dur="0.5s" smil:fill="hold" smil:targetElement="id55" anim:sub-item="text" smil:attributeName="height" smil:values="height;height" smil:keyTimes="0;1"/>
                  <anim:animate smil:dur="0.5s" smil:fill="hold" smil:targetElement="id55" anim:sub-item="text" smil:attributeName="x" smil:values="x-.2;x" smil:keyTimes="0;1"/>
                  <anim:animate smil:dur="0.5s" smil:fill="hold" smil:targetElement="id55" anim:sub-item="text" smil:attributeName="y" smil:values="y;y" smil:keyTimes="0;1"/>
                  <anim:transitionFilter smil:dur="0.5s" smil:targetElement="id5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4" draw:text-style-name="P14" draw:layer="layout" svg:width="26.4cm" svg:height="14.173cm" svg:x="0.722cm" svg:y="0.627cm" presentation:class="title" presentation:user-transformed="true">
          <draw:text-box>
            <text:p xml:id="id63" text:id="id63" text:style-name="P4"><text:span text:style-name="T18"><text:tab/></text:span><text:span text:style-name="T18"><text:tab/></text:span><text:span text:style-name="T19"><text:line-break/></text:span><text:span text:style-name="T7"><text:tab/></text:span><text:span text:style-name="T7">(2) F</text:span><text:span text:style-name="T10">ind the derivative of the inverse function of </text:span><text:span text:style-name="T10"><text:line-break/></text:span><text:span text:style-name="T13"> <text:s text:c="27"/></text:span><text:span text:style-name="T10"><text:line-break/></text:span><text:span text:style-name="T10"> <text:s text:c="33"/>and calculate its value at </text:span><text:span text:style-name="T19"><text:line-break/></text:span><text:span text:style-name="T13"><text:tab/></text:span><text:span text:style-name="T13"><text:tab/></text:span><text:span text:style-name="T19"><text:line-break/></text:span><text:span text:style-name="T4"><text:tab/></text:span><text:span text:style-name="T4">Solution :</text:span><text:span text:style-name="T3"> Given,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20"> <text:s text:c="30"/></text:span><text:span text:style-name="T7"><text:line-break/></text:span><text:span text:style-name="T7"> <text:s text:c="3"/></text:span></text:p>
          </draw:text-box>
        </draw:frame>
        <draw:g xml:id="id67" draw:id="id6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044cm" svg:y="6.387cm" svg:viewBox="0 0 7168 695" draw:points="3584,695 0,695 0,0 7168,0 7168,695">
            <text:p/>
          </draw:polygon>
          <draw:path draw:style-name="gr3" draw:text-style-name="P7" draw:layer="layout" svg:width="0.757cm" svg:height="0.771cm" svg:x="7.026cm" svg:y="6.3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884cm" svg:y="6.3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188cm" svg:y="6.3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913cm" svg:y="7.0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66cm" svg:y="6.6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559cm" svg:y="7.0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184cm" svg:y="6.6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724cm" svg:y="7.0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341cm" svg:y="6.4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817cm" svg:y="7.0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439cm" svg:y="6.6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148cm" svg:y="7.005cm" svg:viewBox="0 0 123 123" svg:d="M123 62c0-34-28-62-62-62-33 0-61 28-61 62 0 33 28 61 61 61 34 0 62-28 62-61z">
            <text:p/>
          </draw:path>
        </draw:g>
        <draw:g xml:id="id68" draw:id="id68">
          <svg:title>TexMaths</svg:title>
          <svg:desc>32§display§\frac{dy}{dx} =  6x^2 - 6 = 6( x^2 - 1)§svg§600§FALSE§</svg:desc>
          <draw:polygon draw:style-name="gr2" draw:text-style-name="P6" draw:layer="layout" svg:width="12.308cm" svg:height="2.214cm" svg:x="6.986cm" svg:y="7.99cm" svg:viewBox="0 0 12309 2215" draw:points="6155,2215 0,2215 0,0 12309,0 12309,2215">
            <text:p/>
          </draw:polygon>
          <draw:path draw:style-name="gr3" draw:text-style-name="P7" draw:layer="layout" svg:width="0.537cm" svg:height="0.795cm" svg:x="7.002cm" svg:y="7.93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7.573cm" svg:y="8.2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6.93cm" svg:y="9.171cm" svg:viewBox="0 0 1231 49" draw:points="614,49 0,49 0,0 1231,0 1231,49">
            <text:p/>
          </draw:polygon>
          <draw:path draw:style-name="gr3" draw:text-style-name="P7" draw:layer="layout" svg:width="0.537cm" svg:height="0.795cm" svg:x="6.976cm" svg:y="9.468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7.547cm" svg:y="9.74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8.668cm" svg:y="9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8cm" svg:height="0.775cm" svg:x="9.841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2 0-105-69-111-84-20-54-20-144-20-164 0-87 36-203 138-203 18 0 69 0 105 72 21 41 21 100 21 154s0 110-21 151c-33 69-87 74-112 74z">
            <text:p/>
          </draw:path>
          <draw:path draw:style-name="gr3" draw:text-style-name="P7" draw:layer="layout" svg:width="0.562cm" svg:height="0.511cm" svg:x="10.389cm" svg:y="8.9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11.047cm" svg:y="8.4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1.846cm" svg:y="9.171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12.923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2 0-105-69-111-84-20-54-20-144-20-164 0-87 36-203 138-203 18 0 69 0 105 72 21 41 21 100 21 154s0 110-21 151c-33 69-87 74-112 74z">
            <text:p/>
          </draw:path>
          <draw:path draw:style-name="gr3" draw:text-style-name="P7" draw:layer="layout" svg:width="0.749cm" svg:height="0.265cm" svg:x="13.814cm" svg:y="9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8cm" svg:height="0.775cm" svg:x="14.987cm" svg:y="8.728cm" svg:viewBox="0 0 469 776" svg:d="M102 382v-29c0-284 141-325 198-325 28 0 74 8 99 46-18 0-61 0-61 49 0 36 26 54 51 54 18 0 51-11 51-54 0-69-48-123-143-123-143 0-297 146-297 394 0 302 131 382 236 382 125 0 233-105 233-254 0-143-100-253-226-253-77 0-118 59-141 113zM236 745c-70 0-105-69-111-84-20-54-20-144-20-164 0-87 36-203 138-203 18 0 69 0 105 72 21 41 21 100 21 154s0 110-21 151c-33 69-84 74-112 74z">
            <text:p/>
          </draw:path>
          <draw:path draw:style-name="gr3" draw:text-style-name="P7" draw:layer="layout" svg:width="0.263cm" svg:height="1.126cm" svg:x="15.614cm" svg:y="8.6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5.973cm" svg:y="8.97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24cm" svg:x="16.631cm" svg:y="8.4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7.429cm" svg:y="9.171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8.561cm" svg:y="8.728cm" svg:viewBox="0 0 374 753" svg:d="M233 28c0-25 0-28-28-28-69 72-169 72-205 72v36c23 0 90 0 148-31v586c0 41-2 54-104 54h-36v36c38-5 138-5 181-5 47 0 144 0 185 5v-36h-36c-102 0-105-13-105-54z">
            <text:p/>
          </draw:path>
          <draw:path draw:style-name="gr3" draw:text-style-name="P7" draw:layer="layout" svg:width="0.263cm" svg:height="1.126cm" svg:x="19.088cm" svg:y="8.6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64" draw:id="id64">
          <svg:title>TexMaths</svg:title>
          <svg:desc>32§display§y = 2x^3 - 6x§svg§600§FALSE§</svg:desc>
          <draw:polygon draw:style-name="gr2" draw:text-style-name="P6" draw:layer="layout" svg:width="6.221cm" svg:height="1.108cm" svg:x="3.65cm" svg:y="2.989cm" svg:viewBox="0 0 6222 1109" draw:points="3111,1109 0,1109 0,0 6222,0 6222,1109">
            <text:p/>
          </draw:polygon>
          <draw:path draw:style-name="gr3" draw:text-style-name="P7" draw:layer="layout" svg:width="0.521cm" svg:height="0.729cm" svg:x="3.627cm" svg:y="3.422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4.562cm" svg:y="3.50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5.742cm" svg:y="3.171cm" svg:viewBox="0 0 451 753" svg:d="M87 666l120-118c177-156 244-215 244-328 0-130-100-220-238-220-129 0-213 105-213 205 0 61 56 61 59 61 20 0 59-12 59-59 0-28-21-58-59-58-10 0-10 0-15 2 25-74 87-115 153-115 103 0 151 89 151 184 0 90-56 180-118 249l-217 240c-13 13-13 16-13 44h420l31-197h-29c-5 33-12 84-23 100-10 10-84 10-107 10z">
            <text:p/>
          </draw:path>
          <draw:path draw:style-name="gr3" draw:text-style-name="P7" draw:layer="layout" svg:width="0.562cm" svg:height="0.511cm" svg:x="6.28cm" svg:y="3.4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63cm" svg:height="0.539cm" svg:x="6.932cm" svg:y="2.933cm" svg:viewBox="0 0 364 540" svg:d="M174 261c62 0 105 44 105 128 0 98-56 126-102 126-31 0-103-8-136-54 38-3 46-28 46-44 0-25-18-43-43-43-21 0-44 13-44 43 0 77 82 123 179 123 110 0 185-71 185-151 0-61-49-123-136-143 82-28 113-90 113-136 0-64-72-110-162-110-87 0-153 44-153 105 0 28 15 44 41 44 23 0 38-18 38-41s-15-39-38-41c28-36 81-44 110-44 36 0 87 18 87 87 0 33-13 69-34 92-25 31-46 34-87 36-20 0-20 0-25 3 0 0-8 0-8 10s8 10 21 10z">
            <text:p/>
          </draw:path>
          <draw:path draw:style-name="gr3" draw:text-style-name="P7" draw:layer="layout" svg:width="0.688cm" svg:height="0.048cm" svg:x="7.739cm" svg:y="3.617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8.817cm" svg:y="3.171cm" svg:viewBox="0 0 469 776" svg:d="M102 382v-29c0-284 141-325 198-325 28 0 74 8 99 46-18 0-61 0-61 49 0 36 26 54 51 54 18 0 51-11 51-54 0-69-48-123-143-123-143 0-297 146-297 394 0 303 131 382 236 382 125 0 233-105 233-254 0-143-100-253-226-253-77 0-118 59-141 113zM236 745c-70 0-105-69-111-84-20-54-20-144-20-164 0-87 36-202 138-202 18 0 69 0 105 71 21 41 21 100 21 154s0 110-21 151c-33 69-84 74-112 74z">
            <text:p/>
          </draw:path>
          <draw:path draw:style-name="gr3" draw:text-style-name="P7" draw:layer="layout" svg:width="0.562cm" svg:height="0.511cm" svg:x="9.365cm" svg:y="3.4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65" draw:id="id65">
          <svg:title>TexMaths</svg:title>
          <svg:desc>32§display§x = -2§svg§600§FALSE§</svg:desc>
          <draw:polygon draw:style-name="gr2" draw:text-style-name="P6" draw:layer="layout" svg:width="3.411cm" svg:height="0.648cm" svg:x="21.952cm" svg:y="3.19cm" svg:viewBox="0 0 3412 649" draw:points="1705,649 0,649 0,0 3412,0 3412,649">
            <text:p/>
          </draw:polygon>
          <draw:path draw:style-name="gr3" draw:text-style-name="P7" draw:layer="layout" svg:width="0.562cm" svg:height="0.51cm" svg:x="21.929cm" svg:y="3.385cm" svg:viewBox="0 0 563 511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8 54-31 54-61 0-31-26-41-44-41-33 0-61 30-61 66 0 51 56 74 105 74 77 0 118-79 120-87 13 44 54 87 121 87 117 0 181-145 181-173 0-11-10-11-13-11-10 0-12 3-15 11-36 122-115 148-151 148-43 0-61-36-61-74 0-26 7-49 20-100z">
            <text:p/>
          </draw:path>
          <draw:path draw:style-name="gr3" draw:text-style-name="P7" draw:layer="layout" svg:width="0.749cm" svg:height="0.265cm" svg:x="22.914cm" svg:y="3.469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687cm" svg:height="0.048cm" svg:x="24.13cm" svg:y="3.579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24.97cm" svg:y="3.134cm" svg:viewBox="0 0 450 752" svg:d="M87 665l120-118c177-156 243-215 243-327 0-131-99-220-238-220-128 0-212 105-212 205 0 61 56 61 59 61 20 0 59-13 59-59 0-28-21-59-59-59-10 0-10 0-15 3 25-74 87-115 153-115 102 0 151 89 151 184 0 89-56 179-118 248l-217 240c-13 13-13 16-13 44h420l30-197h-28c-5 33-12 84-25 100-8 10-82 10-105 10z">
            <text:p/>
          </draw:path>
        </draw:g>
        <draw:g xml:id="id66" draw:id="id66">
          <svg:title>TexMaths</svg:title>
          <svg:desc>32§display§y = 2x^3 - 6x§svg§600§FALSE§</svg:desc>
          <draw:polygon draw:style-name="gr2" draw:text-style-name="P6" draw:layer="layout" svg:width="6.221cm" svg:height="1.108cm" svg:x="10.751cm" svg:y="4.489cm" svg:viewBox="0 0 6222 1109" draw:points="3111,1109 0,1109 0,0 6222,0 6222,1109">
            <text:p/>
          </draw:polygon>
          <draw:path draw:style-name="gr3" draw:text-style-name="P7" draw:layer="layout" svg:width="0.521cm" svg:height="0.729cm" svg:x="10.728cm" svg:y="4.922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11.663cm" svg:y="5.00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12.843cm" svg:y="4.671cm" svg:viewBox="0 0 451 753" svg:d="M87 666l120-118c177-156 244-215 244-328 0-130-100-220-238-220-129 0-213 105-213 205 0 61 56 61 59 61 20 0 59-12 59-59 0-28-21-58-59-58-10 0-10 0-15 2 25-74 87-115 153-115 103 0 151 89 151 184 0 90-56 180-118 249l-217 240c-13 13-13 16-13 44h420l31-197h-29c-5 33-12 84-23 100-10 10-84 10-107 10z">
            <text:p/>
          </draw:path>
          <draw:path draw:style-name="gr3" draw:text-style-name="P7" draw:layer="layout" svg:width="0.562cm" svg:height="0.511cm" svg:x="13.381cm" svg:y="4.9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63cm" svg:height="0.539cm" svg:x="14.033cm" svg:y="4.433cm" svg:viewBox="0 0 364 540" svg:d="M174 261c62 0 105 44 105 128 0 98-56 126-102 126-31 0-103-8-136-54 38-3 46-28 46-44 0-25-18-43-43-43-21 0-44 13-44 43 0 77 82 123 179 123 110 0 185-71 185-151 0-61-49-123-136-143 82-28 113-90 113-136 0-64-72-110-162-110-87 0-153 44-153 105 0 28 15 44 41 44 23 0 38-18 38-41s-15-39-38-41c28-36 81-44 110-44 36 0 87 18 87 87 0 33-13 69-34 92-25 31-46 34-87 36-20 0-20 0-25 3 0 0-8 0-8 10s8 10 21 10z">
            <text:p/>
          </draw:path>
          <draw:path draw:style-name="gr3" draw:text-style-name="P7" draw:layer="layout" svg:width="0.688cm" svg:height="0.048cm" svg:x="14.84cm" svg:y="5.117cm" svg:viewBox="0 0 689 49" svg:d="M650 49c18 0 39 0 39-26 0-23-21-23-39-23h-612c-18 0-38 0-38 23 0 26 20 26 38 26z">
            <text:p/>
          </draw:path>
          <draw:path draw:style-name="gr3" draw:text-style-name="P7" draw:layer="layout" svg:width="0.468cm" svg:height="0.775cm" svg:x="15.918cm" svg:y="4.671cm" svg:viewBox="0 0 469 776" svg:d="M102 382v-29c0-284 141-325 198-325 28 0 74 8 99 46-18 0-61 0-61 49 0 36 26 54 51 54 18 0 51-11 51-54 0-69-48-123-143-123-143 0-297 146-297 394 0 303 131 382 236 382 125 0 233-105 233-254 0-143-100-253-226-253-77 0-118 59-141 113zM236 745c-70 0-105-69-111-84-20-54-20-144-20-164 0-87 36-202 138-202 18 0 69 0 105 71 21 41 21 100 21 154s0 110-21 151c-33 69-84 74-112 74z">
            <text:p/>
          </draw:path>
          <draw:path draw:style-name="gr3" draw:text-style-name="P7" draw:layer="layout" svg:width="0.562cm" svg:height="0.511cm" svg:x="16.466cm" svg:y="4.922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</draw:g>
        <draw:g xml:id="id70" draw:id="id70">
          <svg:title>TexMaths</svg:title>
          <svg:desc>32§display§\frac{dx}{dy} = \frac{1}{ \frac{dy}{dx} }§svg§600§FALSE§</svg:desc>
          <draw:polygon draw:style-name="gr2" draw:text-style-name="P6" draw:layer="layout" svg:width="4.134cm" svg:height="2.75cm" svg:x="6.987cm" svg:y="11.09cm" svg:viewBox="0 0 4135 2751" draw:points="2069,2751 0,2751 0,0 4135,0 4135,2751">
            <text:p/>
          </draw:polygon>
          <draw:path draw:style-name="gr3" draw:text-style-name="P7" draw:layer="layout" svg:width="0.537cm" svg:height="0.795cm" svg:x="6.977cm" svg:y="11.03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4zM302 648c-5 20-5 23-23 43-49 61-95 79-125 79-57 0-75-61-75-105 0-56 36-197 64-248 34-66 85-107 131-107 74 0 90 92 90 100 0 5-3 12-6 17z">
            <text:p/>
          </draw:path>
          <draw:path draw:style-name="gr3" draw:text-style-name="P7" draw:layer="layout" svg:width="0.562cm" svg:height="0.511cm" svg:x="7.548cm" svg:y="11.3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79 120-87 13 43 54 87 121 87 117 0 181-146 181-174 0-10-10-10-12-10-11 0-13 2-16 10-36 123-115 148-151 148-43 0-61-36-61-74 0-26 7-49 20-100z">
            <text:p/>
          </draw:path>
          <draw:polygon draw:style-name="gr3" draw:text-style-name="P7" draw:layer="layout" svg:width="1.23cm" svg:height="0.048cm" svg:x="6.931cm" svg:y="12.27cm" svg:viewBox="0 0 1231 49" draw:points="614,49 0,49 0,0 1231,0 1231,49">
            <text:p/>
          </draw:polygon>
          <draw:path draw:style-name="gr3" draw:text-style-name="P7" draw:layer="layout" svg:width="0.537cm" svg:height="0.795cm" svg:x="7.003cm" svg:y="12.567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4zM302 648c-5 20-5 23-23 43-49 61-95 79-125 79-57 0-75-61-75-105 0-56 36-197 64-248 34-66 85-107 131-107 74 0 90 92 90 100 0 5-3 12-6 17z">
            <text:p/>
          </draw:path>
          <draw:path draw:style-name="gr3" draw:text-style-name="P7" draw:layer="layout" svg:width="0.521cm" svg:height="0.728cm" svg:x="7.574cm" svg:y="12.84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1 113-51-13 59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8.669cm" svg:y="12.1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1cm" svg:x="10.372cm" svg:y="11.065cm" svg:viewBox="0 0 374 752" svg:d="M233 28c0-25 0-28-28-28-69 72-169 72-205 72v35c23 0 90 0 148-30v586c0 41-2 54-104 54h-36v35c38-5 138-5 181-5 47 0 144 0 185 5v-35h-36c-102 0-105-13-105-54z">
            <text:p/>
          </draw:path>
          <draw:polygon draw:style-name="gr3" draw:text-style-name="P7" draw:layer="layout" svg:width="1.251cm" svg:height="0.048cm" svg:x="9.929cm" svg:y="12.27cm" svg:viewBox="0 0 1252 49" draw:points="625,49 0,49 0,0 1252,0 1252,49">
            <text:p/>
          </draw:polygon>
          <draw:path draw:style-name="gr3" draw:text-style-name="P7" draw:layer="layout" svg:width="0.406cm" svg:height="0.557cm" svg:x="10.124cm" svg:y="12.452cm" svg:viewBox="0 0 407 558" svg:d="M405 23c0 0 2-10 2-13 0-2-2-10-13-10-15 0-82 5-102 8-5 0-15 2-15 18 0 12 10 12 20 12 38 0 38 6 38 11s-2 10-5 18l-43 179c-18-26-44-46-82-46-103 0-205 112-205 225 0 77 51 133 120 133 41 0 80-26 113-56 15 46 59 56 82 56 28 0 46-18 61-44 18-30 29-76 29-79 0-10-11-10-13-10-11 0-13 2-18 25-10 39-23 85-59 85-21 0-26-18-26-38 0-16 3-24 5-34zM236 450c-6 21-24 39-41 52-8 7-39 33-72 33-31 0-59-21-59-77 0-41 23-128 41-161 36-64 77-74 100-74 56 0 69 59 69 69 0 2 0 7-3 10z">
            <text:p/>
          </draw:path>
          <draw:path draw:style-name="gr3" draw:text-style-name="P7" draw:layer="layout" svg:width="0.406cm" svg:height="0.508cm" svg:x="10.582cm" svg:y="12.652cm" svg:viewBox="0 0 407 509" svg:d="M402 51c5-13 5-13 5-18 0-15-13-25-26-25-10 0-25 5-33 20-2 3-10 28-13 44l-18 66c-2 21-28 118-30 128 0 0-36 69-98 69-53 0-53-51-53-66 0-44 18-92 41-154 10-25 15-33 15-48 0-39-33-67-77-67-79 0-115 107-115 120 0 11 10 11 13 11 13 0 13-3 15-13 21-64 54-95 85-95 15 0 20 8 20 26 0 20-8 35-10 46-39 97-46 128-46 161 0 13 0 51 31 77 23 20 56 23 79 23 31 0 59-10 84-36-10 43-18 77-51 118-20 25-54 51-95 51-5 0-43 0-58-26 41-5 41-43 41-43 0-26-24-31-31-31-18 0-46 15-46 51 0 41 38 69 94 69 80 0 180-61 203-158z">
            <text:p/>
          </draw:path>
          <draw:polygon draw:style-name="gr3" draw:text-style-name="P7" draw:layer="layout" svg:width="0.98cm" svg:height="0.048cm" svg:x="10.065cm" svg:y="13.197cm" svg:viewBox="0 0 981 49" draw:points="492,49 0,49 0,0 981,0 981,49">
            <text:p/>
          </draw:polygon>
          <draw:path draw:style-name="gr3" draw:text-style-name="P7" draw:layer="layout" svg:width="0.406cm" svg:height="0.557cm" svg:x="10.111cm" svg:y="13.34cm" svg:viewBox="0 0 407 558" svg:d="M405 23c0 0 2-10 2-13 0-2-2-10-13-10-15 0-82 5-102 8-5 0-15 2-15 18 0 12 10 12 20 12 38 0 38 6 38 11s-2 10-5 18l-43 179c-18-26-44-46-82-46-103 0-205 112-205 225 0 77 51 133 120 133 41 0 80-26 113-56 15 46 59 56 82 56 28 0 46-18 61-44 18-30 29-76 29-79 0-10-11-10-13-10-11 0-13 2-18 25-10 39-26 85-59 85-21 0-26-18-26-38 0-16 3-24 5-34zM236 450c-6 21-23 39-41 52-8 7-39 33-72 33-31 0-59-21-59-77 0-41 23-128 41-161 36-64 77-74 100-74 54 0 69 59 69 69 0 2 0 7-3 10z">
            <text:p/>
          </draw:path>
          <draw:path draw:style-name="gr3" draw:text-style-name="P7" draw:layer="layout" svg:width="0.424cm" svg:height="0.357cm" svg:x="10.569cm" svg:y="13.54cm" svg:viewBox="0 0 425 358" svg:d="M159 266c-8 26-34 69-75 69-2 0-25 0-43-10 33-10 36-38 36-43 0-18-13-31-31-31-23 0-46 20-46 48 0 41 44 59 82 59s69-23 90-56c20 41 64 56 94 56 92 0 139-99 139-123 0-10-11-10-13-10-11 0-11 5-13 16-18 53-64 94-110 94-31 0-49-20-49-51 0-20 21-92 41-182 18-61 54-79 80-79 0 0 25 0 40 10-23 8-33 28-33 44 0 18 13 30 31 30s46-15 46-48c0-46-51-59-84-59-39 0-72 26-88 56-15-33-51-56-94-56-90 0-141 97-141 120 0 11 10 11 13 11 10 0 13-3 15-13 21-62 69-95 110-95 26 0 46 13 46 51 0 16-7 57-15 82z">
            <text:p/>
          </draw:path>
        </draw:g>
        <draw:g xml:id="id69" draw:id="id69">
          <svg:title>TexMaths</svg:title>
          <svg:desc>32§display§\text {we have }§svg§600§FALSE§</svg:desc>
          <draw:polygon draw:style-name="gr2" draw:text-style-name="P6" draw:layer="layout" svg:width="3.728cm" svg:height="0.683cm" svg:x="2.468cm" svg:y="11.791cm" svg:viewBox="0 0 3729 684" draw:points="1866,684 0,684 0,0 3729,0 3729,684">
            <text:p/>
          </draw:polygon>
          <draw:path draw:style-name="gr3" draw:text-style-name="P7" draw:layer="layout" svg:width="0.772cm" svg:height="0.499cm" svg:x="2.432cm" svg:y="12.032cm" svg:viewBox="0 0 773 500" svg:d="M678 108c21-57 57-72 95-72v-36c-26 3-59 3-82 3-33 0-84-3-105-3v36c41 0 64 20 64 54 0 7 0 7-5 23l-102 289-113-315c-3-13-5-15-5-20 0-31 43-31 66-31v-36c-33 0-89 3-117 3-34 0-67 0-100-3v36c41 0 59 2 72 15 5 8 17 41 25 64l-97 272-108-300c-5-15-5-18-5-20 0-31 44-31 67-31v-36c-33 0-97 3-123 3-5 0-64 0-105-3v36c56 0 69 2 84 38l141 400c5 18 10 26 23 26 16 0 18-5 23-23l115-321 116 323c2 13 7 21 23 21 12 0 18-11 20-21z">
            <text:p/>
          </draw:path>
          <draw:path draw:style-name="gr3" draw:text-style-name="P7" draw:layer="layout" svg:width="0.437cm" svg:height="0.519cm" svg:x="3.223cm" svg:y="12.012cm" svg:viewBox="0 0 438 520" svg:d="M95 223c7-169 102-197 140-197 116 0 128 151 128 197zM95 246h314c26 0 29 0 29-23 0-113-62-223-203-223-130 0-235 115-235 259 0 151 118 261 248 261 138 0 190-125 190-148 0-11-11-13-16-13-10 0-13 7-13 15-40 118-143 118-153 118-56 0-102-36-128-77-33-54-33-128-33-169z">
            <text:p/>
          </draw:path>
          <draw:path draw:style-name="gr3" draw:text-style-name="P7" draw:layer="layout" svg:width="0.567cm" svg:height="0.783cm" svg:x="4.103cm" svg:y="11.735cm" svg:viewBox="0 0 568 784" svg:d="M87 697c0 51-10 51-87 51v36c38-2 97-2 128-2 28 0 87 0 125 2v-36c-74 0-87 0-87-51v-208c0-117 80-179 151-179 72 0 85 62 85 126v261c0 51-13 51-87 51v36c38-2 97-2 128-2 28 0 87 0 125 2v-36c-59 0-87 0-87-33v-215c0-98 0-134-36-175-15-17-53-41-117-41-98 0-146 70-164 111v-395l-164 13v36c79 0 87 7 87 61z">
            <text:p/>
          </draw:path>
          <draw:path draw:style-name="gr3" draw:text-style-name="P7" draw:layer="layout" svg:width="0.508cm" svg:height="0.519cm" svg:x="4.738cm" svg:y="12.012cm" svg:viewBox="0 0 509 520" svg:d="M328 420c5 46 35 93 89 93 23 0 92-16 92-108v-62h-28v62c0 67-28 74-41 74-36 0-41-51-41-56v-228c0-46 0-90-41-133-43-44-100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52cm" svg:height="0.499cm" svg:x="5.245cm" svg:y="12.032cm" svg:viewBox="0 0 553 500" svg:d="M448 110c10-25 31-74 105-74v-36c-26 3-59 3-85 3-28 0-79-3-99-3v36c43 0 56 26 56 49 0 10-3 12-8 25l-115 290-128-315c-5-16-5-18-5-21 0-28 43-28 64-28v-36c-33 0-97 3-123 3-31 0-77 0-110-3v36c72 0 77 5 90 41l163 402c8 16 8 21 23 21 16 0 21-11 23-21z">
            <text:p/>
          </draw:path>
          <draw:path draw:style-name="gr3" draw:text-style-name="P7" draw:layer="layout" svg:width="0.437cm" svg:height="0.519cm" svg:x="5.815cm" svg:y="12.012cm" svg:viewBox="0 0 438 520" svg:d="M95 223c7-169 102-197 140-197 116 0 128 151 128 197zM95 246h314c26 0 29 0 29-23 0-113-62-223-203-223-130 0-235 115-235 259 0 151 118 261 248 261 138 0 190-125 190-148 0-11-11-13-16-13-10 0-13 7-13 15-40 118-143 118-153 118-56 0-102-36-128-77-33-54-33-128-33-16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2" draw:text-style-name="P14" draw:layer="layout" svg:width="26.4cm" svg:height="14.373cm" svg:x="0.8cm" svg:y="0.627cm" presentation:class="title" presentation:user-transformed="true">
          <draw:text-box>
            <text:p xml:id="id71" text:id="id71" text:style-name="P4"><text:span text:style-name="T14"><text:tab/></text:span><text:span text:style-name="T14"><text:tab/></text:span><text:span text:style-name="T15"><text:line-break/></text:span><text:span text:style-name="T15"><text:tab/></text:span><text:span text:style-name="T15">at </text:span><text:span text:style-name="T7"><text:s text:c="14"/>we get, <text:s text:c="11"/></text:span><text:span text:style-name="T7"><text:tab/></text:span><text:span text:style-name="T7"><text:tab/></text:span><text:span text:style-name="T7"><text:line-break/></text:span><text:span text:style-name="T7"><text:tab/></text:span><text:span text:style-name="T7"> 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72" draw:id="id72">
          <svg:title>TexMaths</svg:title>
          <svg:desc>32§display§x = -2§svg§600§FALSE§</svg:desc>
          <draw:polygon draw:style-name="gr2" draw:text-style-name="P6" draw:layer="layout" svg:width="3.411cm" svg:height="0.648cm" svg:x="3.449cm" svg:y="1.589cm" svg:viewBox="0 0 3412 649" draw:points="1705,649 0,649 0,0 3412,0 3412,649">
            <text:p/>
          </draw:polygon>
          <draw:path draw:style-name="gr3" draw:text-style-name="P7" draw:layer="layout" svg:width="0.562cm" svg:height="0.51cm" svg:x="3.426cm" svg:y="1.784cm" svg:viewBox="0 0 563 511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8 54-31 54-61 0-31-26-41-44-41-33 0-61 30-61 66 0 51 56 74 105 74 77 0 118-79 120-87 13 44 54 87 121 87 117 0 181-145 181-173 0-11-10-11-13-11-10 0-12 3-15 11-36 122-115 148-151 148-43 0-61-36-61-74 0-26 7-49 20-100z">
            <text:p/>
          </draw:path>
          <draw:path draw:style-name="gr3" draw:text-style-name="P7" draw:layer="layout" svg:width="0.749cm" svg:height="0.265cm" svg:x="4.411cm" svg:y="1.868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687cm" svg:height="0.048cm" svg:x="5.627cm" svg:y="1.978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6.467cm" svg:y="1.533cm" svg:viewBox="0 0 450 752" svg:d="M87 665l120-118c177-156 243-215 243-327 0-131-99-220-238-220-128 0-212 105-212 205 0 61 56 61 59 61 20 0 59-13 59-59 0-28-21-59-59-59-10 0-10 0-15 3 25-74 87-115 153-115 102 0 151 89 151 184 0 89-56 179-118 248l-217 240c-13 13-13 16-13 44h420l30-197h-28c-5 33-12 84-25 100-8 10-82 10-105 10z">
            <text:p/>
          </draw:path>
        </draw:g>
        <draw:g xml:id="id74" draw:id="id74">
          <svg:title>TexMaths</svg:title>
          <svg:desc>32§display§\left[ \frac{dx}{dy} \right]_{y = -4} = \frac{1}{ \left[ \frac{dy}{dx} \right]_{x = -2} } §svg§600§FALSE§</svg:desc>
          <draw:polygon draw:style-name="gr2" draw:text-style-name="P6" draw:layer="layout" svg:width="11.309cm" svg:height="3.484cm" svg:x="2.226cm" svg:y="3.288cm" svg:viewBox="0 0 11310 3485" draw:points="5655,3485 0,3485 0,0 11310,0 11310,3485">
            <text:p/>
          </draw:polygon>
          <draw:polygon draw:style-name="gr3" draw:text-style-name="P7" draw:layer="layout" svg:width="0.299cm" svg:height="2.7cm" svg:x="2.451cm" svg:y="3.232cm" svg:viewBox="0 0 300 2701" draw:points="0,2701 300,2701 300,2640 61,2640 61,61 300,61 300,0 0,0">
            <text:p/>
          </draw:polygon>
          <draw:path draw:style-name="gr3" draw:text-style-name="P7" draw:layer="layout" svg:width="0.537cm" svg:height="0.795cm" svg:x="2.943cm" svg:y="3.322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3.516cm" svg:y="3.606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olygon draw:style-name="gr3" draw:text-style-name="P7" draw:layer="layout" svg:width="1.23cm" svg:height="0.048cm" svg:x="2.899cm" svg:y="4.558cm" svg:viewBox="0 0 1231 49" draw:points="614,49 0,49 0,0 1231,0 1231,49">
            <text:p/>
          </draw:polygon>
          <draw:path draw:style-name="gr3" draw:text-style-name="P7" draw:layer="layout" svg:width="0.537cm" svg:height="0.795cm" svg:x="2.968cm" svg:y="4.8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3.542cm" svg:y="5.1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0.299cm" svg:height="2.7cm" svg:x="4.276cm" svg:y="3.232cm" svg:viewBox="0 0 300 2701" draw:points="236,2640 0,2640 0,2701 300,2701 300,0 0,0 0,61 236,61">
            <text:p/>
          </draw:polygon>
          <draw:path draw:style-name="gr3" draw:text-style-name="P7" draw:layer="layout" svg:width="0.406cm" svg:height="0.509cm" svg:x="4.891cm" svg:y="5.641cm" svg:viewBox="0 0 407 510" svg:d="M402 51c5-13 5-13 5-18 0-15-13-25-26-25-10 0-25 5-33 20-2 3-10 28-13 44l-18 66c-2 21-28 118-30 128 0 0-36 69-98 69-53 0-53-51-53-66 0-44 18-92 41-154 10-25 15-33 15-48 0-39-33-67-77-67-79 0-115 108-115 120 0 11 10 11 13 11 13 0 13-3 15-13 21-64 54-95 85-95 12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ath draw:style-name="gr3" draw:text-style-name="P7" draw:layer="layout" svg:width="0.58cm" svg:height="0.214cm" svg:x="5.395cm" svg:y="5.685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6.115cm" svg:y="5.772cm" svg:viewBox="0 0 535 41" svg:d="M504 41c11 0 31 0 31-21 0-20-18-20-31-20h-473c-13 0-31 0-31 20 0 21 18 21 31 21z">
            <text:p/>
          </draw:path>
          <draw:path draw:style-name="gr3" draw:text-style-name="P7" draw:layer="layout" svg:width="0.388cm" svg:height="0.532cm" svg:x="6.762cm" svg:y="5.457cm" svg:viewBox="0 0 389 533" svg:d="M389 405v-31h-89v-351c0-18 0-23-16-23-10 0-13 0-23 10l-261 364v31h233v64c0 25 0 35-64 35h-21v29c39 0 90-3 118-3s80 3 121 3v-29h-23c-64 0-64-10-64-35v-64zM238 84v290h-210z">
            <text:p/>
          </draw:path>
          <draw:path draw:style-name="gr3" draw:text-style-name="P7" draw:layer="layout" svg:width="0.749cm" svg:height="0.265cm" svg:x="7.612cm" svg:y="4.45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05cm" svg:y="3.35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4.719cm" svg:height="0.048cm" svg:x="8.872cm" svg:y="4.558cm" svg:viewBox="0 0 4720 49" draw:points="2360,49 0,49 0,0 4720,0 4720,49">
            <text:p/>
          </draw:polygon>
          <draw:polygon draw:style-name="gr3" draw:text-style-name="P7" draw:layer="layout" svg:width="0.258cm" svg:height="2.024cm" svg:x="9.125cm" svg:y="4.74cm" svg:viewBox="0 0 259 2025" draw:points="0,2025 259,2025 259,1974 54,1974 54,54 259,54 259,0 0,0">
            <text:p/>
          </draw:polygon>
          <draw:path draw:style-name="gr3" draw:text-style-name="P7" draw:layer="layout" svg:width="0.406cm" svg:height="0.557cm" svg:x="9.599cm" svg:y="4.986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8-39 33-72 33-31 0-59-20-59-77 0-41 23-128 41-161 36-64 77-74 100-74 54 0 69 59 69 69 0 2 0 8-3 10z">
            <text:p/>
          </draw:path>
          <draw:path draw:style-name="gr3" draw:text-style-name="P7" draw:layer="layout" svg:width="0.406cm" svg:height="0.509cm" svg:x="10.054cm" svg:y="5.183cm" svg:viewBox="0 0 407 510" svg:d="M404 51c3-13 3-13 3-18 0-15-13-25-26-25-10 0-25 5-33 20-2 3-10 28-13 44l-18 66c-2 21-28 118-30 128 0 0-36 69-98 69-53 0-53-51-53-66 0-44 18-92 41-154 10-25 15-33 15-48 0-39-33-67-77-67-79 0-115 108-115 120 0 11 10 11 13 11 13 0 13-3 15-13 21-64 54-95 85-95 15 0 20 8 20 26 0 20-8 35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olygon draw:style-name="gr3" draw:text-style-name="P7" draw:layer="layout" svg:width="0.979cm" svg:height="0.048cm" svg:x="9.537cm" svg:y="5.728cm" svg:viewBox="0 0 980 49" draw:points="492,49 0,49 0,0 980,0 980,49">
            <text:p/>
          </draw:polygon>
          <draw:path draw:style-name="gr3" draw:text-style-name="P7" draw:layer="layout" svg:width="0.406cm" svg:height="0.557cm" svg:x="9.586cm" svg:y="5.874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6 3-23 5-34zM236 451c-6 20-24 38-41 51-8 8-39 33-72 33-31 0-59-20-59-77 0-41 23-128 41-161 36-64 77-74 100-74 54 0 69 59 69 69 0 2 0 8-3 10z">
            <text:p/>
          </draw:path>
          <draw:path draw:style-name="gr3" draw:text-style-name="P7" draw:layer="layout" svg:width="0.424cm" svg:height="0.357cm" svg:x="10.044cm" svg:y="6.074cm" svg:viewBox="0 0 425 358" svg:d="M159 266c-8 26-34 69-75 69-2 0-25 0-43-10 33-10 36-38 36-43 0-18-13-31-31-31-23 0-46 20-46 49 0 41 44 58 82 58s69-23 90-56c20 41 64 56 94 56 92 0 138-99 138-122 0-11-10-11-12-11-11 0-11 5-13 16-18 53-67 94-110 94-31 0-49-20-49-51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olygon draw:style-name="gr3" draw:text-style-name="P7" draw:layer="layout" svg:width="0.258cm" svg:height="2.024cm" svg:x="10.671cm" svg:y="4.74cm" svg:viewBox="0 0 259 2025" draw:points="205,1974 0,1974 0,2025 259,2025 259,0 0,0 0,54 205,54">
            <text:p/>
          </draw:polygon>
          <draw:path draw:style-name="gr3" draw:text-style-name="P7" draw:layer="layout" svg:width="0.424cm" svg:height="0.357cm" svg:x="11.219cm" svg:y="6.474cm" svg:viewBox="0 0 425 358" svg:d="M159 266c-8 26-34 69-75 69-2 0-25 0-43-10 33-10 36-38 36-43 0-18-13-31-31-31-23 0-46 20-46 49 0 41 44 58 82 58s69-23 90-56c20 41 64 56 94 56 92 0 138-99 138-122 0-11-10-11-12-11-11 0-11 5-13 16-18 53-67 94-110 94-31 0-49-20-49-51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ath draw:style-name="gr3" draw:text-style-name="P7" draw:layer="layout" svg:width="0.58cm" svg:height="0.214cm" svg:x="11.746cm" svg:y="6.517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12.468cm" svg:y="6.604cm" svg:viewBox="0 0 535 41" svg:d="M504 41c11 0 31 0 31-21 0-20-18-20-31-20h-473c-13 0-31 0-31 20 0 21 18 21 31 21z">
            <text:p/>
          </draw:path>
          <draw:path draw:style-name="gr3" draw:text-style-name="P7" draw:layer="layout" svg:width="0.35cm" svg:height="0.524cm" svg:x="13.134cm" svg:y="6.297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</draw:g>
        <draw:g xml:id="id75" draw:id="id75">
          <svg:title>TexMaths</svg:title>
          <svg:desc>32§display§= \frac{1}{6( (-2)^2 - 1) }§svg§600§FALSE§</svg:desc>
          <draw:polygon draw:style-name="gr2" draw:text-style-name="P6" draw:layer="layout" svg:width="7.399cm" svg:height="2.452cm" svg:x="7.632cm" svg:y="8.193cm" svg:viewBox="0 0 7400 2453" draw:points="3701,2453 0,2453 0,0 7400,0 7400,2453">
            <text:p/>
          </draw:polygon>
          <draw:path draw:style-name="gr3" draw:text-style-name="P7" draw:layer="layout" svg:width="0.749cm" svg:height="0.265cm" svg:x="7.64cm" svg:y="9.23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11.812cm" svg:y="8.137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6.191cm" svg:height="0.048cm" svg:x="8.896cm" svg:y="9.343cm" svg:viewBox="0 0 6192 49" draw:points="3097,49 0,49 0,0 6192,0 6192,49">
            <text:p/>
          </draw:polygon>
          <draw:path draw:style-name="gr3" draw:text-style-name="P7" draw:layer="layout" svg:width="0.467cm" svg:height="0.775cm" svg:x="8.945cm" svg:y="9.671cm" svg:viewBox="0 0 468 776" svg:d="M102 382v-29c0-284 141-325 197-325 29 0 75 8 100 46-18 0-61 0-61 49 0 36 25 54 51 54 18 0 51-11 51-54 0-69-48-123-143-123-143 0-297 146-297 394 0 303 131 382 235 382 126 0 233-105 233-254 0-143-99-253-225-253-77 0-118 59-141 113zM235 745c-71 0-104-69-110-84-20-54-20-144-20-164 0-87 36-202 138-202 18 0 69 0 105 71 21 41 21 100 21 154s0 110-21 151c-33 69-87 74-113 74z">
            <text:p/>
          </draw:path>
          <draw:path draw:style-name="gr3" draw:text-style-name="P7" draw:layer="layout" svg:width="0.263cm" svg:height="1.126cm" svg:x="9.572cm" svg:y="9.576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263cm" svg:height="1.126cm" svg:x="10.007cm" svg:y="9.576cm" svg:viewBox="0 0 264 1127" svg:d="M264 1117c0-3 0-6-21-26-141-141-176-353-176-528 0-194 43-391 181-532 16-13 16-16 16-21 0-7-5-10-11-10-12 0-115 77-181 220-59 123-72 249-72 343 0 90 13 226 74 354 69 138 167 210 179 210 6 0 11-3 11-10z">
            <text:p/>
          </draw:path>
          <draw:path draw:style-name="gr3" draw:text-style-name="P7" draw:layer="layout" svg:width="0.688cm" svg:height="0.048cm" svg:x="10.427cm" svg:y="10.117cm" svg:viewBox="0 0 689 49" svg:d="M650 49c18 0 39 0 39-26 0-23-21-23-39-23h-612c-18 0-38 0-38 23 0 26 20 26 38 26z">
            <text:p/>
          </draw:path>
          <draw:path draw:style-name="gr3" draw:text-style-name="P7" draw:layer="layout" svg:width="0.449cm" svg:height="0.752cm" svg:x="11.264cm" svg:y="9.671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7" draw:layer="layout" svg:width="0.263cm" svg:height="1.126cm" svg:x="11.835cm" svg:y="9.576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7" draw:layer="layout" svg:width="0.35cm" svg:height="0.524cm" svg:x="12.257cm" svg:y="9.57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056cm" svg:y="10.117cm" svg:viewBox="0 0 689 49" svg:d="M650 49c18 0 39 0 39-26 0-23-21-23-39-23h-612c-18 0-38 0-38 23 0 26 20 26 38 26z">
            <text:p/>
          </draw:path>
          <draw:path draw:style-name="gr3" draw:text-style-name="P7" draw:layer="layout" svg:width="0.373cm" svg:height="0.752cm" svg:x="14.187cm" svg:y="9.671cm" svg:viewBox="0 0 374 753" svg:d="M233 28c0-25 0-28-28-28-69 72-169 72-205 72v36c23 0 90 0 148-31v586c0 41-2 54-104 54h-36v36c38-5 138-5 181-5 46 0 144 0 185 5v-36h-36c-103 0-105-13-105-54z">
            <text:p/>
          </draw:path>
          <draw:path draw:style-name="gr3" draw:text-style-name="P7" draw:layer="layout" svg:width="0.263cm" svg:height="1.126cm" svg:x="14.714cm" svg:y="9.576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</draw:g>
        <draw:g xml:id="id73" draw:id="id73">
          <svg:title>TexMaths</svg:title>
          <svg:desc>28§display§y = 2(-2)^3 - 6(-2) = -16 + 12 = -4§svg§600§FALSE§</svg:desc>
          <draw:polygon draw:style-name="gr2" draw:text-style-name="P6" draw:layer="layout" svg:width="16.198cm" svg:height="1.012cm" svg:x="10.747cm" svg:y="1.483cm" svg:viewBox="0 0 16199 1013" draw:points="8098,1013 0,1013 0,0 16199,0 16199,1013">
            <text:p/>
          </draw:polygon>
          <draw:path draw:style-name="gr3" draw:text-style-name="P7" draw:layer="layout" svg:width="0.456cm" svg:height="0.638cm" svg:x="10.727cm" svg:y="1.86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11.545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2.57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3.117cm" svg:y="1.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602cm" svg:height="0.042cm" svg:x="13.48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4.21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4.717cm" svg:y="1.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17cm" svg:height="0.472cm" svg:x="15.08cm" svg:y="1.43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7" draw:layer="layout" svg:width="0.602cm" svg:height="0.042cm" svg:x="15.78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728cm" svg:y="1.643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5 0 60 0 92 63 18 35 18 87 18 134s0 97-18 132c-29 61-77 65-99 65z">
            <text:p/>
          </draw:path>
          <draw:path draw:style-name="gr3" draw:text-style-name="P7" draw:layer="layout" svg:width="0.23cm" svg:height="0.985cm" svg:x="17.277cm" svg:y="1.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602cm" svg:height="0.042cm" svg:x="17.645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8.377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23cm" svg:height="0.985cm" svg:x="18.877cm" svg:y="1.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232cm" svg:x="19.531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20.597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1.368cm" svg:y="1.64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409cm" svg:height="0.678cm" svg:x="21.814cm" svg:y="1.64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7" draw:layer="layout" svg:width="0.655cm" svg:height="0.658cm" svg:x="22.537cm" svg:y="1.72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26cm" svg:height="0.658cm" svg:x="23.554cm" svg:y="1.643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7" draw:layer="layout" svg:width="0.393cm" svg:height="0.658cm" svg:x="24.009cm" svg:y="1.6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655cm" svg:height="0.232cm" svg:x="24.779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25.846cm" svg:y="2.03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26.556cm" svg:y="1.631cm" svg:viewBox="0 0 439 668" svg:d="M262 507v85c0 36 0 47-74 47h-20v29c40-2 92-2 132-2 43 0 94 0 135 2v-29h-21c-73 0-76-11-76-47v-85h101v-32h-101v-450c0-18 0-25-15-25-9 0-12 0-18 11l-305 464v32zM269 475h-242l242-367z">
            <text:p/>
          </draw:path>
        </draw:g>
        <draw:g xml:id="id76" draw:id="id76">
          <svg:title>TexMaths</svg:title>
          <svg:desc>32§display§\left[ \frac{dx}{dy} \right]_{y = -4} = \frac{1}{ 18 } §svg§600§FALSE§</svg:desc>
          <draw:polygon draw:style-name="gr2" draw:text-style-name="P6" draw:layer="layout" svg:width="7.716cm" svg:height="2.804cm" svg:x="2.127cm" svg:y="11.49cm" svg:viewBox="0 0 7717 2805" draw:points="3858,2805 0,2805 0,0 7717,0 7717,2805">
            <text:p/>
          </draw:polygon>
          <draw:polygon draw:style-name="gr3" draw:text-style-name="P7" draw:layer="layout" svg:width="0.299cm" svg:height="2.699cm" svg:x="2.352cm" svg:y="11.434cm" svg:viewBox="0 0 300 2700" draw:points="0,2700 300,2700 300,2639 61,2639 61,61 300,61 300,0 0,0">
            <text:p/>
          </draw:polygon>
          <draw:path draw:style-name="gr3" draw:text-style-name="P7" draw:layer="layout" svg:width="0.537cm" svg:height="0.795cm" svg:x="2.844cm" svg:y="11.52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3zM302 648c-5 20-5 23-23 43-49 62-95 79-125 79-57 0-75-61-75-104 0-57 36-198 64-249 34-66 85-107 131-107 74 0 90 92 90 100 0 5-3 12-6 17z">
            <text:p/>
          </draw:path>
          <draw:path draw:style-name="gr3" draw:text-style-name="P7" draw:layer="layout" svg:width="0.562cm" svg:height="0.511cm" svg:x="3.417cm" svg:y="11.80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6-61-74 0-25 7-49 20-100z">
            <text:p/>
          </draw:path>
          <draw:polygon draw:style-name="gr3" draw:text-style-name="P7" draw:layer="layout" svg:width="1.23cm" svg:height="0.048cm" svg:x="2.8cm" svg:y="12.76cm" svg:viewBox="0 0 1231 49" draw:points="614,49 0,49 0,0 1231,0 1231,49">
            <text:p/>
          </draw:polygon>
          <draw:path draw:style-name="gr3" draw:text-style-name="P7" draw:layer="layout" svg:width="0.537cm" svg:height="0.795cm" svg:x="2.869cm" svg:y="13.054cm" svg:viewBox="0 0 538 796" svg:d="M538 13c0-3 0-13-16-13-15 0-123 10-143 13-8 0-15 5-15 20 0 16 10 16 28 16 53 0 56 7 56 18l-5 23-67 266c-20-41-53-72-105-72-130 0-271 166-271 330 0 108 61 182 151 182 23 0 79-5 146-84 10 46 49 84 102 84 41 0 67-26 85-64s33-107 33-110c0-13-10-13-13-13-12 0-12 5-15 21-20 74-41 140-87 140-31 0-33-28-33-51 0-28 2-36 7-53zM302 648c-5 20-5 23-23 43-49 62-95 79-125 79-57 0-75-61-75-104 0-57 36-198 64-249 34-66 85-107 131-107 74 0 90 92 90 100 0 5-3 12-6 17z">
            <text:p/>
          </draw:path>
          <draw:path draw:style-name="gr3" draw:text-style-name="P7" draw:layer="layout" svg:width="0.521cm" svg:height="0.729cm" svg:x="3.443cm" svg:y="13.33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1 113-51-13 59-29 112-72 174-31 38-74 71-126 71-15 0-66-5-84-48 18 0 31 0 49-13 10-10 20-26 20-46 0-36-31-41-41-41-26 0-64 18-64 74 0 57 51 98 120 98 118 0 233-103 264-231z">
            <text:p/>
          </draw:path>
          <draw:polygon draw:style-name="gr3" draw:text-style-name="P7" draw:layer="layout" svg:width="0.299cm" svg:height="2.699cm" svg:x="4.178cm" svg:y="11.434cm" svg:viewBox="0 0 300 2700" draw:points="236,2639 0,2639 0,2700 300,2700 300,0 0,0 0,61 236,61">
            <text:p/>
          </draw:polygon>
          <draw:path draw:style-name="gr3" draw:text-style-name="P7" draw:layer="layout" svg:width="0.406cm" svg:height="0.508cm" svg:x="4.792cm" svg:y="13.843cm" svg:viewBox="0 0 407 509" svg:d="M402 51c5-13 5-13 5-18 0-15-13-25-26-25-10 0-25 5-33 20-2 3-10 28-13 44l-18 66c-2 21-28 118-30 128 0 0-36 69-98 69-53 0-53-51-53-66 0-44 18-92 41-154 10-25 15-33 15-48 0-39-33-67-77-67-79 0-115 108-115 120 0 11 10 11 13 11 13 0 13-3 15-13 21-64 54-95 85-95 12 0 20 8 20 26 0 20-8 35-10 46-39 97-46 128-46 161 0 13 0 51 31 77 23 20 56 23 79 23 31 0 59-10 84-36-10 43-18 77-51 118-20 25-54 51-95 51-5 0-43 0-58-26 41-5 41-43 41-43 0-26-24-31-31-31-18 0-46 15-46 51 0 41 38 69 94 69 80 0 180-61 203-158z">
            <text:p/>
          </draw:path>
          <draw:path draw:style-name="gr3" draw:text-style-name="P7" draw:layer="layout" svg:width="0.58cm" svg:height="0.214cm" svg:x="5.297cm" svg:y="13.886cm" svg:viewBox="0 0 581 215" svg:d="M553 38c10 0 28 0 28-20 0-18-18-18-28-18h-525c-10 0-28 0-28 18 0 20 18 20 31 20zM553 215c10 0 28 0 28-20 0-21-18-21-28-21h-522c-13 0-31 0-31 21 0 20 18 20 28 20z">
            <text:p/>
          </draw:path>
          <draw:path draw:style-name="gr3" draw:text-style-name="P7" draw:layer="layout" svg:width="0.534cm" svg:height="0.04cm" svg:x="6.016cm" svg:y="13.973cm" svg:viewBox="0 0 535 41" svg:d="M504 41c11 0 31 0 31-21 0-20-18-20-31-20h-473c-13 0-31 0-31 20 0 21 18 21 31 21z">
            <text:p/>
          </draw:path>
          <draw:path draw:style-name="gr3" draw:text-style-name="P7" draw:layer="layout" svg:width="0.388cm" svg:height="0.531cm" svg:x="6.664cm" svg:y="13.658cm" svg:viewBox="0 0 389 532" svg:d="M389 404v-30h-89v-351c0-18 0-23-16-23-10 0-13 0-23 10l-261 364v30h233v64c0 26 0 36-64 36h-21v28c39 0 90-2 118-2s80 2 121 2v-28h-23c-64 0-64-10-64-36v-64zM238 84v290h-210z">
            <text:p/>
          </draw:path>
          <draw:path draw:style-name="gr3" draw:text-style-name="P7" draw:layer="layout" svg:width="0.749cm" svg:height="0.265cm" svg:x="7.514cm" svg:y="12.65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9.155cm" svg:y="11.554cm" svg:viewBox="0 0 374 753" svg:d="M233 28c0-25 0-28-28-28-69 72-169 72-205 72v36c23 0 90 0 148-31v586c0 41-2 54-104 54h-36v36c38-6 138-6 181-6 47 0 144 0 185 6v-36h-36c-102 0-105-13-105-54z">
            <text:p/>
          </draw:path>
          <draw:polygon draw:style-name="gr3" draw:text-style-name="P7" draw:layer="layout" svg:width="1.126cm" svg:height="0.048cm" svg:x="8.773cm" svg:y="12.76cm" svg:viewBox="0 0 1127 49" draw:points="563,49 0,49 0,0 1127,0 1127,49">
            <text:p/>
          </draw:polygon>
          <draw:path draw:style-name="gr3" draw:text-style-name="P7" draw:layer="layout" svg:width="0.373cm" svg:height="0.752cm" svg:x="8.873cm" svg:y="13.088cm" svg:viewBox="0 0 374 753" svg:d="M233 28c0-25 0-28-28-28-69 72-169 72-205 72v36c23 0 90 0 148-31v586c0 41-2 54-104 54h-36v36c38-6 138-6 181-6 47 0 144 0 185 6v-36h-36c-102 0-105-13-105-54z">
            <text:p/>
          </draw:path>
          <draw:path draw:style-name="gr3" draw:text-style-name="P7" draw:layer="layout" svg:width="0.468cm" svg:height="0.775cm" svg:x="9.383cm" svg:y="13.088cm" svg:viewBox="0 0 469 776" svg:d="M136 235c-52-33-57-71-57-92 0-66 75-115 154-115 84 0 156 59 156 141 0 64-43 118-112 156zM302 343c82-41 136-100 136-174 0-105-100-169-202-169-113 0-205 84-205 189 0 21 2 70 48 123 13 13 57 41 85 62-67 33-164 94-164 207 0 120 115 195 233 195 128 0 236-93 236-213 0-41-13-92-54-141-23-23-41-33-113-79zM189 392l139 87c30 20 84 53 84 123 0 84-84 143-176 143-98 0-180-69-180-164 0-67 36-138 133-1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width" smil:values="width*0.05;width" smil:keyTimes="0;1"/>
                  <anim:animate smil:dur="0.5s" smil:fill="hold" smil:targetElement="id71" anim:sub-item="text" smil:attributeName="height" smil:values="height;height" smil:keyTimes="0;1"/>
                  <anim:animate smil:dur="0.5s" smil:fill="hold" smil:targetElement="id71" anim:sub-item="text" smil:attributeName="x" smil:values="x-.2;x" smil:keyTimes="0;1"/>
                  <anim:animate smil:dur="0.5s" smil:fill="hold" smil:targetElement="id71" anim:sub-item="text" smil:attributeName="y" smil:values="y;y" smil:keyTimes="0;1"/>
                  <anim:transitionFilter smil:dur="0.5s" smil:targetElement="id7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5" draw:text-style-name="P14" draw:layer="layout" svg:width="26.6cm" svg:height="14.728cm" svg:x="0.8cm" svg:y="0.627cm" presentation:class="title" presentation:user-transformed="true">
          <draw:text-box>
            <text:p xml:id="id77" text:id="id77" text:style-name="P4"><text:span text:style-name="T16"><text:tab/></text:span><text:span text:style-name="T16"><text:tab/></text:span><text:span text:style-name="T19"><text:line-break/></text:span><text:span text:style-name="T10"><text:tab/></text:span><text:span text:style-name="T10">(3) </text:span><text:span text:style-name="T5">Let <text:s text:c="32"/>find</text:span><text:span text:style-name="T10"><text:line-break/></text:span><text:span text:style-name="T13"><text:tab/></text:span><text:span text:style-name="T13"><text:tab/></text:span><text:span text:style-name="T10"><text:line-break/></text:span><text:span text:style-name="T21"><text:tab/></text:span><text:span text:style-name="T21">Solution :</text:span><text:span text:style-name="T10"><text:tab/></text:span><text:span text:style-name="T10">Given that <text:s text:c="8"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 <text:s text:c="15"/></text:span><text:span text:style-name="T7"><text:s text:c="10"/></text:span><text:span text:style-name="T7"><text:line-break/></text:span><text:span text:style-name="T7"> <text:s text:c="13"/></text:span><text:span text:style-name="T7"><text:line-break/></text:span><text:span text:style-name="T7"> <text:s text:c="17"/></text:span><text:span text:style-name="T7"><text:line-break/></text:span><text:span text:style-name="T7"><text:line-break/></text:span><text:span text:style-name="T7"><text:line-break/></text:span><text:span text:style-name="T7"> <text:s text:c="4"/></text:span></text:p>
          </draw:text-box>
        </draw:frame>
        <draw:g xml:id="id82" draw:id="id82">
          <svg:title>TexMaths</svg:title>
          <svg:desc>28§display§f'(x) = 5x^4 + 2§svg§600§FALSE§</svg:desc>
          <draw:polygon draw:style-name="gr2" draw:text-style-name="P6" draw:layer="layout" svg:width="6.547cm" svg:height="1.018cm" svg:x="7.032cm" svg:y="6.286cm" svg:viewBox="0 0 6548 1019" draw:points="3275,1019 0,1019 0,0 6548,0 6548,1019">
            <text:p/>
          </draw:polygon>
          <draw:path draw:style-name="gr3" draw:text-style-name="P7" draw:layer="layout" svg:width="0.492cm" svg:height="0.897cm" svg:x="7.034cm" svg:y="6.41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7" draw:layer="layout" svg:width="0.174cm" svg:height="0.357cm" svg:x="7.603cm" svg:y="6.315cm" svg:viewBox="0 0 175 358" svg:d="M168 60c7-11 7-17 7-22 0-22-20-38-41-38-26 0-35 22-38 34l-92 300c-2 0-4 8-4 8 0 9 22 16 27 16 4 0 7 0 11-11z">
            <text:p/>
          </draw:path>
          <draw:path draw:style-name="gr3" draw:text-style-name="P7" draw:layer="layout" svg:width="0.23cm" svg:height="0.984cm" svg:x="7.944cm" svg:y="6.369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492cm" svg:height="0.447cm" svg:x="8.257cm" svg:y="6.67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7" draw:layer="layout" svg:width="0.23cm" svg:height="0.984cm" svg:x="8.849cm" svg:y="6.369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3" draw:text-style-name="P7" draw:layer="layout" svg:width="0.655cm" svg:height="0.232cm" svg:x="9.503cm" svg:y="6.7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77cm" svg:x="10.535cm" svg:y="6.452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3" draw:text-style-name="P7" draw:layer="layout" svg:width="0.492cm" svg:height="0.447cm" svg:x="11.008cm" svg:y="6.67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3 0-8-9-8-11-8-9 0-11 2-13 8-34 108-101 130-132 130-38 0-54-31-54-65 0-22 7-42 18-87z">
            <text:p/>
          </draw:path>
          <draw:path draw:style-name="gr3" draw:text-style-name="P7" draw:layer="layout" svg:width="0.339cm" svg:height="0.465cm" svg:x="11.568cm" svg:y="6.237cm" svg:viewBox="0 0 340 466" svg:d="M340 354v-27h-78v-307c0-16 0-20-16-20-6 0-9 0-18 9l-228 318v27h204v56c0 22 0 31-56 31h-18v25c34 0 78-3 103-3s69 3 105 3v-25h-20c-56 0-56-9-56-31v-56zM208 74v253h-183z">
            <text:p/>
          </draw:path>
          <draw:path draw:style-name="gr3" draw:text-style-name="P7" draw:layer="layout" svg:width="0.655cm" svg:height="0.657cm" svg:x="12.256cm" svg:y="6.53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3.235cm" svg:y="6.452cm" svg:viewBox="0 0 394 658" svg:d="M76 582l105-103c155-137 213-188 213-286 0-115-87-193-208-193-112 0-186 92-186 179 0 54 49 54 52 54 17 0 51-11 51-52 0-24-18-51-51-51-9 0-9 0-14 2 22-65 76-101 134-101 90 0 133 79 133 162 0 78-50 156-103 217l-191 210c-11 11-11 13-11 38h367l27-172h-24c-5 29-12 74-21 87-9 9-73 9-94 9z">
            <text:p/>
          </draw:path>
        </draw:g>
        <draw:g xml:id="id85" draw:id="id85">
          <svg:title>TexMaths</svg:title>
          <svg:desc>28§display§\left( f^{-1}\right)' (-3) = \frac{1}{f'(0)}§svg§600§FALSE§</svg:desc>
          <draw:polygon draw:style-name="gr2" draw:text-style-name="P6" draw:layer="layout" svg:width="8.465cm" svg:height="2.146cm" svg:x="6.923cm" svg:y="9.773cm" svg:viewBox="0 0 8466 2147" draw:points="4232,2147 0,2147 0,0 8466,0 8466,2147">
            <text:p/>
          </draw:polygon>
          <draw:path draw:style-name="gr3" draw:text-style-name="P7" draw:layer="layout" svg:width="0.259cm" svg:height="1.183cm" svg:x="7.024cm" svg:y="10.208cm" svg:viewBox="0 0 260 1184" svg:d="M260 1172c0-2-2-4-5-9-44-47-114-127-154-289-23-89-32-190-32-282 0-260 61-442 182-570 9-9 9-11 9-13 0-9-9-9-14-9-13 0-67 58-80 74-101 119-166 298-166 518 0 139 25 338 155 504 11 11 74 88 91 88 5 0 14 0 14-12z">
            <text:p/>
          </draw:path>
          <draw:path draw:style-name="gr3" draw:text-style-name="P7" draw:layer="layout" svg:width="0.492cm" svg:height="0.898cm" svg:x="7.378cm" svg:y="10.3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4-62 56-181 56-188z">
            <text:p/>
          </draw:path>
          <draw:path draw:style-name="gr3" draw:text-style-name="P7" draw:layer="layout" svg:width="0.467cm" svg:height="0.035cm" svg:x="7.987cm" svg:y="10.4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8.603cm" svg:y="10.181cm" svg:viewBox="0 0 253 460" svg:d="M157 20c0-20 0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259cm" svg:height="1.183cm" svg:x="9.013cm" svg:y="10.208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  <draw:path draw:style-name="gr3" draw:text-style-name="P7" draw:layer="layout" svg:width="0.174cm" svg:height="0.358cm" svg:x="9.454cm" svg:y="10.05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9.958cm" svg:y="10.3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602cm" svg:height="0.042cm" svg:x="10.326cm" svg:y="10.78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1.049cm" svg:y="10.3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1.558cm" svg:y="10.3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2.212cm" svg:y="10.6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217cm" svg:y="9.72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23cm" svg:height="0.042cm" svg:x="13.314cm" svg:y="10.78cm" svg:viewBox="0 0 2124 43" draw:points="1062,43 0,43 0,0 2124,0 2124,43">
            <text:p/>
          </draw:polygon>
          <draw:path draw:style-name="gr3" draw:text-style-name="P7" draw:layer="layout" svg:width="0.492cm" svg:height="0.898cm" svg:x="13.366cm" svg:y="11.02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1-62 56-181 56-188z">
            <text:p/>
          </draw:path>
          <draw:path draw:style-name="gr3" draw:text-style-name="P7" draw:layer="layout" svg:width="0.174cm" svg:height="0.358cm" svg:x="13.935cm" svg:y="11.051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4.275cm" svg:y="10.984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16cm" svg:height="0.678cm" svg:x="14.598cm" svg:y="11.06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  <draw:path draw:style-name="gr3" draw:text-style-name="P7" draw:layer="layout" svg:width="0.23cm" svg:height="0.985cm" svg:x="15.109cm" svg:y="10.98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8" draw:id="id78">
          <svg:title>TexMaths</svg:title>
          <svg:desc>28§display§f(x) = x^5 + 2x - 3§svg§600§FALSE§</svg:desc>
          <draw:polygon draw:style-name="gr2" draw:text-style-name="P6" draw:layer="layout" svg:width="8.042cm" svg:height="1.012cm" svg:x="5.722cm" svg:y="1.374cm" svg:viewBox="0 0 8043 1013" draw:points="4022,1013 0,1013 0,0 8043,0 8043,1013">
            <text:p/>
          </draw:polygon>
          <draw:path draw:style-name="gr3" draw:text-style-name="P7" draw:layer="layout" svg:width="0.492cm" svg:height="0.898cm" svg:x="5.724cm" svg:y="1.49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6.358cm" svg:y="1.451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6.672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23cm" svg:height="0.985cm" svg:x="7.261cm" svg:y="1.4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7.917cm" svg:y="1.8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8.929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306cm" svg:height="0.472cm" svg:x="9.505cm" svg:y="1.325cm" svg:viewBox="0 0 307 473" svg:d="M63 74c36 9 58 9 69 9 90 0 146-63 146-74 0-7-7-9-9-9s-2 0-7 2c-16 7-51 20-103 20-20 0-56-2-103-18-7-4-7-4-9-4-9 0-9 7-9 18v204c0 13 0 20 11 20 7 0 7 0 14-9 31-38 74-42 98-42 41 0 58 31 63 38 13 22 16 49 16 89 0 21 0 61-21 92-17 25-47 41-80 41-45 0-92-25-110-70 27 2 40-16 40-33 0-30-24-36-35-36 0 0-34 0-34 38 0 63 56 123 141 123 87 0 166-65 166-152 0-79-61-151-146-151-31 0-67 7-98 34z">
            <text:p/>
          </draw:path>
          <draw:path draw:style-name="gr3" draw:text-style-name="P7" draw:layer="layout" svg:width="0.655cm" svg:height="0.658cm" svg:x="10.177cm" svg:y="1.61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93cm" svg:height="0.658cm" svg:x="11.155cm" svg:y="1.53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92cm" svg:height="0.447cm" svg:x="11.626cm" svg:y="1.7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601cm" svg:height="0.042cm" svg:x="12.461cm" svg:y="1.924cm" svg:viewBox="0 0 602 43" svg:d="M569 43c16 0 33 0 33-23 0-20-17-20-33-20h-535c-16 0-34 0-34 20 0 23 18 23 34 23z">
            <text:p/>
          </draw:path>
          <draw:path draw:style-name="gr3" draw:text-style-name="P7" draw:layer="layout" svg:width="0.409cm" svg:height="0.678cm" svg:x="13.404cm" svg:y="1.534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79" draw:id="id79">
          <svg:title>TexMaths</svg:title>
          <svg:desc>28§display§\left( f^{-1}\right)' (-3)§svg§600§FALSE§</svg:desc>
          <draw:polygon draw:style-name="gr2" draw:text-style-name="P6" draw:layer="layout" svg:width="4.813cm" svg:height="1.238cm" svg:x="16.822cm" svg:y="1.175cm" svg:viewBox="0 0 4814 1239" draw:points="2408,1239 0,1239 0,0 4814,0 4814,1239">
            <text:p/>
          </draw:polygon>
          <draw:path draw:style-name="gr3" draw:text-style-name="P7" draw:layer="layout" svg:width="0.259cm" svg:height="1.182cm" svg:x="16.923cm" svg:y="1.281cm" svg:viewBox="0 0 260 1183" svg:d="M260 1172c0-2-2-4-5-9-44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7" draw:layer="layout" svg:width="0.492cm" svg:height="0.898cm" svg:x="17.277cm" svg:y="1.42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4-62 56-181 56-188z">
            <text:p/>
          </draw:path>
          <draw:path draw:style-name="gr3" draw:text-style-name="P7" draw:layer="layout" svg:width="0.467cm" svg:height="0.035cm" svg:x="17.886cm" svg:y="1.52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502cm" svg:y="1.254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18.912cm" svg:y="1.281cm" svg:viewBox="0 0 260 1183" svg:d="M260 592c0-139-25-339-155-505-11-13-76-87-94-87-4 0-11 2-11 9 0 4 2 7 7 11 47 52 112 130 152 287 22 90 31 193 31 285 0 98-9 199-33 296-38 138-97 217-148 273-9 9-9 9-9 11 0 9 7 11 11 11 16 0 70-60 83-74 101-121 166-298 166-517z">
            <text:p/>
          </draw:path>
          <draw:path draw:style-name="gr3" draw:text-style-name="P7" draw:layer="layout" svg:width="0.174cm" svg:height="0.358cm" svg:x="19.354cm" svg:y="1.126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9.858cm" svg:y="1.379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602cm" svg:height="0.042cm" svg:x="20.225cm" svg:y="1.85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20.949cm" svg:y="1.46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23cm" svg:height="0.985cm" svg:x="21.457cm" svg:y="1.37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80" draw:id="id80">
          <svg:title>TexMaths</svg:title>
          <svg:desc>28§display§f(x) = x^5 + 2x - 3§svg§600§FALSE§</svg:desc>
          <draw:polygon draw:style-name="gr2" draw:text-style-name="P6" draw:layer="layout" svg:width="8.042cm" svg:height="1.012cm" svg:x="12.422cm" svg:y="2.975cm" svg:viewBox="0 0 8043 1013" draw:points="4022,1013 0,1013 0,0 8043,0 8043,1013">
            <text:p/>
          </draw:polygon>
          <draw:path draw:style-name="gr3" draw:text-style-name="P7" draw:layer="layout" svg:width="0.492cm" svg:height="0.898cm" svg:x="12.424cm" svg:y="3.09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3.058cm" svg:y="3.052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3.372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23cm" svg:height="0.985cm" svg:x="13.961cm" svg:y="3.052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14.617cm" svg:y="3.4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15.629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306cm" svg:height="0.472cm" svg:x="16.205cm" svg:y="2.926cm" svg:viewBox="0 0 307 473" svg:d="M63 74c36 9 58 9 69 9 90 0 146-63 146-74 0-7-7-9-9-9s-2 0-7 2c-16 7-51 20-103 20-20 0-56-2-103-18-7-4-7-4-9-4-9 0-9 7-9 18v204c0 13 0 20 11 20 7 0 7 0 14-9 31-38 74-42 98-42 41 0 58 31 63 38 13 22 16 49 16 89 0 21 0 61-21 92-17 25-47 41-80 41-45 0-92-25-110-70 27 2 40-16 40-33 0-30-24-36-35-36 0 0-34 0-34 38 0 63 56 123 141 123 87 0 166-65 166-152 0-79-61-151-146-151-31 0-67 7-98 34z">
            <text:p/>
          </draw:path>
          <draw:path draw:style-name="gr3" draw:text-style-name="P7" draw:layer="layout" svg:width="0.655cm" svg:height="0.658cm" svg:x="16.877cm" svg:y="3.21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93cm" svg:height="0.658cm" svg:x="17.855cm" svg:y="3.1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92cm" svg:height="0.447cm" svg:x="18.326cm" svg:y="3.35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601cm" svg:height="0.042cm" svg:x="19.161cm" svg:y="3.525cm" svg:viewBox="0 0 602 43" svg:d="M569 43c16 0 33 0 33-23 0-20-17-20-33-20h-535c-16 0-34 0-34 20 0 23 18 23 34 23z">
            <text:p/>
          </draw:path>
          <draw:path draw:style-name="gr3" draw:text-style-name="P7" draw:layer="layout" svg:width="0.409cm" svg:height="0.678cm" svg:x="20.104cm" svg:y="3.1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81" draw:id="id81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145cm" svg:y="4.687cm" svg:viewBox="0 0 7168 695" draw:points="3584,695 0,695 0,0 7168,0 7168,695">
            <text:p/>
          </draw:polygon>
          <draw:path draw:style-name="gr3" draw:text-style-name="P7" draw:layer="layout" svg:width="0.757cm" svg:height="0.771cm" svg:x="7.127cm" svg:y="4.6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985cm" svg:y="4.6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289cm" svg:y="4.6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014cm" svg:y="5.3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761cm" svg:y="4.9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66cm" svg:y="5.3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285cm" svg:y="4.9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825cm" svg:y="5.3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442cm" svg:y="4.7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918cm" svg:y="5.3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54cm" svg:y="4.9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249cm" svg:y="5.305cm" svg:viewBox="0 0 123 123" svg:d="M123 62c0-34-28-62-62-62-33 0-61 28-61 62 0 33 28 61 61 61 34 0 62-28 62-61z">
            <text:p/>
          </draw:path>
        </draw:g>
        <draw:g xml:id="id83" draw:id="id83">
          <svg:title>TexMaths</svg:title>
          <svg:desc>32§display§\text {Note that }\ f(x) = -3 \text { corresponds to } \ x = 0§svg§600§FALSE§</svg:desc>
          <draw:polygon draw:style-name="gr2" draw:text-style-name="P6" draw:layer="layout" svg:width="21.501cm" svg:height="1.012cm" svg:x="3.745cm" svg:y="8.08cm" svg:viewBox="0 0 21502 1013" draw:points="10752,1013 0,1013 0,0 21502,0 21502,1013">
            <text:p/>
          </draw:polygon>
          <draw:path draw:style-name="gr3" draw:text-style-name="P7" draw:layer="layout" svg:width="0.77cm" svg:height="0.769cm" svg:x="3.725cm" svg:y="8.09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7" draw:layer="layout" svg:width="0.501cm" svg:height="0.518cm" svg:x="4.565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355cm" svg:height="0.705cm" svg:x="5.118cm" svg:y="8.175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7" draw:layer="layout" svg:width="0.437cm" svg:height="0.518cm" svg:x="5.563cm" svg:y="8.36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52cm" svg:height="0.705cm" svg:x="6.428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67cm" svg:height="0.782cm" svg:x="6.882cm" svg:y="8.088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7" draw:layer="layout" svg:width="0.508cm" svg:height="0.518cm" svg:x="7.516cm" svg:y="8.364cm" svg:viewBox="0 0 509 519" svg:d="M330 420c3 46 34 92 87 92 23 0 92-16 92-108v-61h-28v61c0 67-28 75-41 75-36 0-41-52-41-57v-228c0-46 0-89-41-133-43-43-99-61-153-61-95 0-172 54-172 128 0 33 23 54 51 54 34 0 52-23 52-54 0-13-5-51-57-51 31-39 85-51 123-51 54 0 118 43 118 143v43c-56 3-136 6-207 39-85 38-113 97-113 148 0 92 110 120 182 120 74 0 125-46 148-99zM320 235v113c0 108-79 146-131 146-56 0-102-41-102-97 0-62 49-156 233-162z">
            <text:p/>
          </draw:path>
          <draw:path draw:style-name="gr3" draw:text-style-name="P7" draw:layer="layout" svg:width="0.352cm" svg:height="0.705cm" svg:x="8.054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62cm" svg:height="1.025cm" svg:x="9.278cm" svg:y="8.075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002cm" svg:y="8.02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0.361cm" svg:y="8.36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11.034cm" svg:y="8.02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11.784cm" svg:y="8.4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88cm" svg:height="0.048cm" svg:x="13cm" svg:y="8.564cm" svg:viewBox="0 0 689 49" svg:d="M650 49c18 0 39 0 39-26 0-23-21-23-39-23h-612c-18 0-38 0-38 23 0 26 20 26 38 26z">
            <text:p/>
          </draw:path>
          <draw:path draw:style-name="gr3" draw:text-style-name="P7" draw:layer="layout" svg:width="0.467cm" svg:height="0.774cm" svg:x="13.829cm" svg:y="8.119cm" svg:viewBox="0 0 468 775" svg:d="M282 353c92-28 156-107 156-197 0-92-100-156-208-156-115 0-199 67-199 154 0 35 25 58 56 58 36 0 59-25 59-58 0-57-54-57-69-57 33-53 107-69 148-69 46 0 110 26 110 126 0 15-2 79-33 130-33 54-72 56-100 59-7 0-36 2-43 2-11 0-18 3-18 13 0 13 7 13 28 13h49c92 0 135 77 135 187 0 153-79 187-128 187-48 0-133-21-174-87 41 7 74-18 74-62 0-41-28-64-61-64-28 0-64 18-64 67 0 102 105 176 228 176 138 0 240-102 240-217 0-92-71-179-186-205z">
            <text:p/>
          </draw:path>
          <draw:path draw:style-name="gr3" draw:text-style-name="P7" draw:layer="layout" svg:width="0.429cm" svg:height="0.518cm" svg:x="14.759cm" svg:y="8.36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5.25cm" svg:y="8.36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38cm" svg:height="0.498cm" svg:x="15.813cm" svg:y="8.369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38cm" svg:height="0.498cm" svg:x="16.254cm" svg:y="8.369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7" draw:layer="layout" svg:width="0.437cm" svg:height="0.518cm" svg:x="16.694cm" svg:y="8.36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7cm" svg:height="0.518cm" svg:x="17.201cm" svg:y="8.36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557cm" svg:height="0.716cm" svg:x="17.639cm" svg:y="8.369cm" svg:viewBox="0 0 558 717" svg:d="M164 74v-74l-164 13v36c79 0 87 5 87 56v527c0 51-10 51-87 51v34c38 0 97-3 125-3 31 0 90 3 128 3v-34c-74 0-87 0-87-51v-189-11c6 18 54 80 139 80 135 0 253-110 253-256 0-143-110-256-238-256-87 0-136 49-156 74zM166 371v-253c34-57 87-90 146-90 82 0 151 100 151 228 0 136-79 230-163 230-44 0-88-23-118-69-16-23-16-25-16-46z">
            <text:p/>
          </draw:path>
          <draw:path draw:style-name="gr3" draw:text-style-name="P7" draw:layer="layout" svg:width="0.501cm" svg:height="0.518cm" svg:x="18.294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567cm" svg:height="0.498cm" svg:x="18.86cm" svg:y="8.369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57cm" svg:height="0.795cm" svg:x="19.487cm" svg:y="8.088cm" svg:viewBox="0 0 558 796" svg:d="M392 722v74l166-13v-36c-79 0-90-7-90-61v-686l-161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7" draw:layer="layout" svg:width="0.37cm" svg:height="0.518cm" svg:x="20.112cm" svg:y="8.36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352cm" svg:height="0.705cm" svg:x="20.916cm" svg:y="8.175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01cm" svg:height="0.518cm" svg:x="21.361cm" svg:y="8.36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562cm" svg:height="0.511cm" svg:x="22.674cm" svg:y="8.36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749cm" svg:height="0.265cm" svg:x="23.66cm" svg:y="8.4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24.83cm" svg:y="8.119cm" svg:viewBox="0 0 476 775" svg:d="M476 392c0-93-5-182-46-267-51-107-143-125-192-125-66 0-151 28-197 133-36 79-41 166-41 259 0 84 5 184 51 271 49 89 131 112 187 112 62 0 146-23 197-130 36-77 41-166 41-253zM238 752c-43 0-113-28-133-138-10-66-10-171-10-238 0-71 0-146 7-207 23-133 108-143 136-143 36 0 110 20 133 130 10 64 10 149 10 220 0 85 0 161-12 233-16 108-80 143-131 143z">
            <text:p/>
          </draw:path>
        </draw:g>
        <draw:g xml:id="id84" draw:id="id84">
          <svg:title>TexMaths</svg:title>
          <svg:desc>32§display§\therefore§svg§600§FALSE§</svg:desc>
          <draw:polygon draw:style-name="gr2" draw:text-style-name="P6" draw:layer="layout" svg:width="0.604cm" svg:height="0.495cm" svg:x="4.648cm" svg:y="10.48cm" svg:viewBox="0 0 605 496" draw:points="303,496 0,496 0,0 605,0 605,496">
            <text:p/>
          </draw:polygon>
          <draw:path draw:style-name="gr3" draw:text-style-name="P7" draw:layer="layout" svg:width="0.684cm" svg:height="0.607cm" svg:x="4.625cm" svg:y="10.424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86" draw:id="id86">
          <svg:title>TexMaths</svg:title>
          <svg:desc>28§display§\left( f^{-1}\right)' (-3) = \frac{1}{5(0) + 2} = \frac{1}{2}§svg§600§FALSE§</svg:desc>
          <draw:polygon draw:style-name="gr2" draw:text-style-name="P6" draw:layer="layout" svg:width="11.825cm" svg:height="2.146cm" svg:x="6.924cm" svg:y="12.427cm" svg:viewBox="0 0 11826 2147" draw:points="5913,2147 0,2147 0,0 11826,0 11826,2147">
            <text:p/>
          </draw:polygon>
          <draw:path draw:style-name="gr3" draw:text-style-name="P7" draw:layer="layout" svg:width="0.259cm" svg:height="1.183cm" svg:x="7.025cm" svg:y="12.862cm" svg:viewBox="0 0 260 1184" svg:d="M260 1172c0-2-2-4-5-9-44-47-114-127-154-289-23-89-32-190-32-282 0-260 61-442 182-570 9-9 9-11 9-13 0-9-9-9-14-9-13 0-67 58-80 74-101 119-166 298-166 518 0 139 25 338 155 504 11 11 73 88 91 88 5 0 14 0 14-12z">
            <text:p/>
          </draw:path>
          <draw:path draw:style-name="gr3" draw:text-style-name="P7" draw:layer="layout" svg:width="0.492cm" svg:height="0.898cm" svg:x="7.379cm" svg:y="13.006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467cm" svg:height="0.035cm" svg:x="7.988cm" svg:y="13.10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8.604cm" svg:y="12.835cm" svg:viewBox="0 0 253 460" svg:d="M157 20c0-20 0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259cm" svg:height="1.183cm" svg:x="9.014cm" svg:y="12.862cm" svg:viewBox="0 0 260 1184" svg:d="M260 592c0-139-25-339-155-505-11-13-76-87-94-87-4 0-11 2-11 9 0 4 2 7 7 11 47 52 112 130 152 287 22 90 31 193 31 285 0 98-9 199-33 296-38 139-97 217-148 273-9 9-9 9-9 11 0 9 7 12 11 12 16 0 70-61 83-74 101-121 166-299 166-518z">
            <text:p/>
          </draw:path>
          <draw:path draw:style-name="gr3" draw:text-style-name="P7" draw:layer="layout" svg:width="0.174cm" svg:height="0.358cm" svg:x="9.455cm" svg:y="12.708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9.959cm" svg:y="12.961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602cm" svg:height="0.042cm" svg:x="10.326cm" svg:y="13.434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1.05cm" svg:y="13.04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1.558cm" svg:y="12.96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2.212cm" svg:y="13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4.878cm" svg:y="12.37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3.446cm" svg:height="0.042cm" svg:x="13.314cm" svg:y="13.434cm" svg:viewBox="0 0 3447 43" draw:points="1722,43 0,43 0,0 3447,0 3447,43">
            <text:p/>
          </draw:polygon>
          <draw:path draw:style-name="gr3" draw:text-style-name="P7" draw:layer="layout" svg:width="0.393cm" svg:height="0.678cm" svg:x="13.364cm" svg:y="13.721cm" svg:viewBox="0 0 394 679" svg:d="M394 460c0-117-80-218-188-218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19z">
            <text:p/>
          </draw:path>
          <draw:path draw:style-name="gr3" draw:text-style-name="P7" draw:layer="layout" svg:width="0.23cm" svg:height="0.985cm" svg:x="13.903cm" svg:y="13.63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16cm" svg:height="0.678cm" svg:x="14.226cm" svg:y="13.721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3" draw:text-style-name="P7" draw:layer="layout" svg:width="0.23cm" svg:height="0.985cm" svg:x="14.737cm" svg:y="13.6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658cm" svg:x="15.337cm" svg:y="13.80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16.316cm" svg:y="13.72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655cm" svg:height="0.232cm" svg:x="17.205cm" svg:y="13.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8.394cm" svg:y="12.37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18.307cm" svg:y="13.434cm" svg:viewBox="0 0 495 43" draw:points="246,43 0,43 0,0 495,0 495,43">
            <text:p/>
          </draw:polygon>
          <draw:path draw:style-name="gr3" draw:text-style-name="P7" draw:layer="layout" svg:width="0.393cm" svg:height="0.658cm" svg:x="18.356cm" svg:y="13.72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width" smil:values="width*0.05;width" smil:keyTimes="0;1"/>
                  <anim:animate smil:dur="0.5s" smil:fill="hold" smil:targetElement="id77" anim:sub-item="text" smil:attributeName="height" smil:values="height;height" smil:keyTimes="0;1"/>
                  <anim:animate smil:dur="0.5s" smil:fill="hold" smil:targetElement="id77" anim:sub-item="text" smil:attributeName="x" smil:values="x-.2;x" smil:keyTimes="0;1"/>
                  <anim:animate smil:dur="0.5s" smil:fill="hold" smil:targetElement="id77" anim:sub-item="text" smil:attributeName="y" smil:values="y;y" smil:keyTimes="0;1"/>
                  <anim:transitionFilter smil:dur="0.5s" smil:targetElement="id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xml:id="id87" text:id="id87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22">(4) Let <text:s text:c="4"/>and <text:s text:c="5"/>be the </text:span><text:span text:style-name="T23">inverse functions of each other. The </text:span><text:span text:style-name="T23"><text:line-break/></text:span><text:span text:style-name="T13"> <text:s text:c="22"/></text:span><text:span text:style-name="T23"><text:line-break/></text:span><text:span text:style-name="T23"> <text:s text:c="10"/>following</text:span><text:span text:style-name="T22"> </text:span><text:span text:style-name="T23">table lists a few </text:span><text:span text:style-name="T24">values of <text:s/></text:span><text:span text:style-name="T22"><text:s text:c="5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 </text:span></text:p>
          </draw:text-box>
        </draw:frame>
        <draw:g xml:id="id90" draw:id="id90">
          <svg:title>TexMaths</svg:title>
          <svg:desc>28§display§f,  g \text { and } f'§svg§600§FALSE§</svg:desc>
          <draw:polygon draw:style-name="gr2" draw:text-style-name="P6" draw:layer="layout" svg:width="4.413cm" svg:height="0.895cm" svg:x="18.028cm" svg:y="2.98cm" svg:viewBox="0 0 4414 896" draw:points="2207,896 0,896 0,0 4414,0 4414,896">
            <text:p/>
          </draw:polygon>
          <draw:path draw:style-name="gr3" draw:text-style-name="P7" draw:layer="layout" svg:width="0.492cm" svg:height="0.897cm" svg:x="18.03cm" svg:y="3.03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7" draw:layer="layout" svg:width="0.116cm" svg:height="0.295cm" svg:x="18.597cm" svg:y="3.619cm" svg:viewBox="0 0 117 296" svg:d="M117 103c0-65-25-103-63-103-34 0-54 25-54 52 0 26 20 53 54 53 11 0 24-4 33-13 5-2 5-2 7-2 0 0 2 0 2 13 0 74-36 134-69 166-11 11-11 13-11 16 0 8 4 11 11 11 11 0 90-76 90-193z">
            <text:p/>
          </draw:path>
          <draw:path draw:style-name="gr3" draw:text-style-name="P7" draw:layer="layout" svg:width="0.454cm" svg:height="0.638cm" svg:x="18.965cm" svg:y="3.287cm" svg:viewBox="0 0 455 639" svg:d="M450 65c3-7 5-11 5-18 0-18-14-27-29-27-12 0-36 7-41 43-18-38-53-63-91-63-115 0-236 139-236 280 0 99 61 157 130 157 58 0 106-47 117-58v2c-20 87-34 128-34 130-2 9-36 107-141 107-20 0-52-2-78-11 29-9 40-33 40-51 0-16-11-34-38-34-23 0-54 18-54 56 0 40 36 61 132 61 123 0 195-77 209-137zM323 309c-7 27-29 52-52 70-20 18-51 35-78 35-50 0-65-51-65-89 0-49 29-166 56-215 27-50 69-88 110-88 64 0 78 79 78 86 0 4 0 9-2 13z">
            <text:p/>
          </draw:path>
          <draw:path draw:style-name="gr3" draw:text-style-name="P7" draw:layer="layout" svg:width="0.445cm" svg:height="0.454cm" svg:x="19.823cm" svg:y="3.281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30 0 80 96 105 159 105 65 0 110-41 128-88zM280 206v99c0 94-69 127-114 127-49 0-90-35-90-85 0-54 43-136 204-141z">
            <text:p/>
          </draw:path>
          <draw:path draw:style-name="gr3" draw:text-style-name="P7" draw:layer="layout" svg:width="0.496cm" svg:height="0.436cm" svg:x="20.307cm" svg:y="3.28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20.855cm" svg:y="3.039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0-96 29-141 22-32 58-63 112-63 36 0 76 14 108 58 11 18 11 21 11 38z">
            <text:p/>
          </draw:path>
          <draw:path draw:style-name="gr3" draw:text-style-name="P7" draw:layer="layout" svg:width="0.492cm" svg:height="0.897cm" svg:x="21.749cm" svg:y="3.03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7" draw:layer="layout" svg:width="0.174cm" svg:height="0.357cm" svg:x="22.316cm" svg:y="2.931cm" svg:viewBox="0 0 175 358" svg:d="M168 60c7-11 7-17 7-22 0-22-20-38-41-38-26 0-35 22-38 34l-92 300c-2 0-4 9-4 9 0 9 22 15 27 15 4 0 7 0 11-11z">
            <text:p/>
          </draw:path>
        </draw:g>
        <draw:g xml:id="id88" draw:id="id88">
          <svg:title>TexMaths</svg:title>
          <svg:desc>32§display§f§svg§600§FALSE§</svg:desc>
          <draw:polygon draw:style-name="gr2" draw:text-style-name="P6" draw:layer="layout" svg:width="0.509cm" svg:height="0.913cm" svg:x="5.066cm" svg:y="1.611cm" svg:viewBox="0 0 510 914" draw:points="256,914 0,914 0,0 510,0 510,914">
            <text:p/>
          </draw:polygon>
          <draw:path draw:style-name="gr3" draw:text-style-name="P7" draw:layer="layout" svg:width="0.562cm" svg:height="1.026cm" svg:x="5.069cm" svg:y="1.555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89" draw:id="id89">
          <svg:title>TexMaths</svg:title>
          <svg:desc>32§display§g§svg§600§FALSE§</svg:desc>
          <draw:polygon draw:style-name="gr2" draw:text-style-name="P6" draw:layer="layout" svg:width="0.42cm" svg:height="0.616cm" svg:x="7.905cm" svg:y="1.711cm" svg:viewBox="0 0 421 617" draw:points="212,617 0,617 0,0 421,0 421,617">
            <text:p/>
          </draw:polygon>
          <draw:path draw:style-name="gr3" draw:text-style-name="P7" draw:layer="layout" svg:width="0.517cm" svg:height="0.729cm" svg:x="7.867cm" svg:y="1.655cm" svg:viewBox="0 0 518 730" svg:d="M513 74c2-7 5-13 5-20 0-21-15-31-33-31-13 0-41 8-46 49-21-44-61-72-105-72-130 0-268 159-268 320 0 113 69 179 148 179 67 0 120-53 133-66v2c-23 100-38 146-38 149-3 10-41 123-161 123-23 0-59-3-89-13 33-10 46-38 46-59 0-18-13-38-44-38-25 0-61 20-61 64 0 46 41 69 151 69 140 0 222-87 237-156zM367 353c-7 31-33 59-58 80-23 20-59 41-90 41-56 0-74-59-74-103 0-56 34-189 64-245 31-57 79-100 125-100 74 0 90 89 90 97 0 5 0 10-3 15z">
            <text:p/>
          </draw:path>
        </draw:g>
        <draw:frame draw:style-name="standard" xml:id="id91" draw:id="id91" draw:layer="layout" svg:width="16.998cm" svg:height="7.352cm" svg:x="4.8cm" svg:y="4.6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93" draw:id="id93">
          <svg:title>TexMaths</svg:title>
          <svg:desc>32§display§f(x)§svg§600§FALSE§</svg:desc>
          <draw:polygon draw:style-name="gr2" draw:text-style-name="P6" draw:layer="layout" svg:width="1.965cm" svg:height="1.012cm" svg:x="10.228cm" svg:y="5.186cm" svg:viewBox="0 0 1966 1013" draw:points="983,1013 0,1013 0,0 1966,0 1966,1013">
            <text:p/>
          </draw:polygon>
          <draw:path draw:style-name="gr3" draw:text-style-name="P7" draw:layer="layout" svg:width="0.562cm" svg:height="1.025cm" svg:x="10.231cm" svg:y="5.181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0.955cm" svg:y="5.1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1.313cm" svg:y="5.47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1.986cm" svg:y="5.1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2" draw:id="id92">
          <svg:title>TexMaths</svg:title>
          <svg:desc>32§display§x§svg§600§FALSE§</svg:desc>
          <draw:polygon draw:style-name="gr2" draw:text-style-name="P6" draw:layer="layout" svg:width="0.48cm" svg:height="0.398cm" svg:x="6.552cm" svg:y="5.486cm" svg:viewBox="0 0 481 399" draw:points="241,399 0,399 0,0 481,0 481,399">
            <text:p/>
          </draw:polygon>
          <draw:path draw:style-name="gr3" draw:text-style-name="P7" draw:layer="layout" svg:width="0.562cm" svg:height="0.511cm" svg:x="6.529cm" svg:y="5.4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94" draw:id="id94">
          <svg:title>TexMaths</svg:title>
          <svg:desc>32§display§g(x)§svg§600§FALSE§</svg:desc>
          <draw:polygon draw:style-name="gr2" draw:text-style-name="P6" draw:layer="layout" svg:width="1.869cm" svg:height="1.012cm" svg:x="14.469cm" svg:y="5.086cm" svg:viewBox="0 0 1870 1013" draw:points="936,1013 0,1013 0,0 1870,0 1870,1013">
            <text:p/>
          </draw:polygon>
          <draw:path draw:style-name="gr3" draw:text-style-name="P7" draw:layer="layout" svg:width="0.518cm" svg:height="0.728cm" svg:x="14.431cm" svg:y="5.375cm" svg:viewBox="0 0 519 729" svg:d="M514 74c3-7 5-13 5-20 0-21-15-31-33-31-13 0-41 8-46 49-20-44-61-72-105-72-130 0-268 159-268 320 0 112 69 179 148 179 66 0 120-54 133-67v3c-23 100-38 146-38 148-3 11-41 123-162 123-23 0-58-2-89-12 33-11 46-39 46-59 0-18-13-39-44-39-25 0-61 21-61 64 0 46 41 69 151 69 141 0 223-87 238-156zM368 353c-7 31-33 59-58 79-23 21-59 41-90 41-56 0-74-58-74-102 0-56 33-189 64-246 31-56 79-99 125-99 74 0 90 89 90 97 0 5 0 10-3 15z">
            <text:p/>
          </draw:path>
          <draw:path draw:style-name="gr3" draw:text-style-name="P7" draw:layer="layout" svg:width="0.263cm" svg:height="1.125cm" svg:x="15.101cm" svg:y="5.03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7" draw:layer="layout" svg:width="0.562cm" svg:height="0.511cm" svg:x="15.46cm" svg:y="5.375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2-61 269-18 71-59 117-108 117-7 0-33 0-56-13 28-7 54-30 54-61s-26-41-44-41c-33 0-61 31-61 67 0 51 56 74 105 74 77 0 118-80 120-87 13 43 54 87 120 87 118 0 182-146 182-174 0-10-10-10-13-10-10 0-13 2-15 10-36 123-115 148-151 148-44 0-61-36-61-74 0-26 7-49 20-100z">
            <text:p/>
          </draw:path>
          <draw:path draw:style-name="gr3" draw:text-style-name="P7" draw:layer="layout" svg:width="0.263cm" svg:height="1.125cm" svg:x="16.132cm" svg:y="5.0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5" draw:id="id95">
          <svg:title>TexMaths</svg:title>
          <svg:desc>32§display§f'(x)§svg§600§FALSE§</svg:desc>
          <draw:polygon draw:style-name="gr2" draw:text-style-name="P6" draw:layer="layout" svg:width="2.279cm" svg:height="1.073cm" svg:x="18.629cm" svg:y="5.187cm" svg:viewBox="0 0 2280 1074" draw:points="1141,1074 0,1074 0,0 2280,0 2280,1074">
            <text:p/>
          </draw:polygon>
          <draw:path draw:style-name="gr3" draw:text-style-name="P7" draw:layer="layout" svg:width="0.562cm" svg:height="1.025cm" svg:x="18.632cm" svg:y="5.244cm" svg:viewBox="0 0 563 1026" svg:d="M356 343h97c20 0 33 0 33-21 0-12-13-12-30-12h-95l23-131c5-23 20-102 28-115 10-23 31-38 54-38 5 0 33 0 53 20-48 3-58 44-58 59 0 28 20 41 41 41 28 0 61-26 61-69 0-51-51-77-97-77-39 0-110 20-144 133-7 23-10 33-38 177h-77c-23 0-33 0-33 20 0 13 8 13 31 13h74l-85 445c-20 110-40 212-97 212-5 0-33 0-56-20 54-3 64-44 64-62 0-25-21-38-44-38-28 0-61 26-61 67 0 51 49 79 97 79 62 0 105-67 126-110 38-72 64-207 64-215z">
            <text:p/>
          </draw:path>
          <draw:path draw:style-name="gr3" draw:text-style-name="P7" draw:layer="layout" svg:width="0.199cm" svg:height="0.408cm" svg:x="19.282cm" svg:y="5.131cm" svg:viewBox="0 0 200 409" svg:d="M192 69c8-13 8-20 8-26 0-25-23-43-46-43-31 0-41 26-44 38l-105 343c-2 0-5 10-5 10 0 11 26 18 31 18s7 0 13-12z">
            <text:p/>
          </draw:path>
          <draw:path draw:style-name="gr3" draw:text-style-name="P7" draw:layer="layout" svg:width="0.263cm" svg:height="1.125cm" svg:x="19.671cm" svg:y="5.192cm" svg:viewBox="0 0 264 1126" svg:d="M264 1115c0-2 0-5-21-25-141-141-176-353-176-527 0-195 43-392 181-532 16-13 16-16 16-21 0-7-6-10-13-10-10 0-113 77-179 220-59 123-72 248-72 343 0 89 13 225 74 353 69 138 167 210 177 210 7 0 13-3 13-11z">
            <text:p/>
          </draw:path>
          <draw:path draw:style-name="gr3" draw:text-style-name="P7" draw:layer="layout" svg:width="0.562cm" svg:height="0.511cm" svg:x="20.029cm" svg:y="5.538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8-18 72-59 118-108 118-7 0-33 0-56-13 28-7 54-30 54-61s-26-41-44-41c-33 0-61 31-61 66 0 52 56 75 105 75 77 0 118-80 120-87 13 43 54 87 120 87 118 0 182-146 182-174 0-11-10-11-13-11-10 0-12 3-15 11-36 122-115 148-151 148-43 0-61-36-61-74 0-26 7-49 20-100z">
            <text:p/>
          </draw:path>
          <draw:path draw:style-name="gr3" draw:text-style-name="P7" draw:layer="layout" svg:width="0.263cm" svg:height="1.125cm" svg:x="20.704cm" svg:y="5.192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</draw:g>
        <draw:g xml:id="id96" draw:id="id96">
          <svg:title>TexMaths</svg:title>
          <svg:desc>32§display§- 4§svg§600§FALSE§</svg:desc>
          <draw:polygon draw:style-name="gr2" draw:text-style-name="P6" draw:layer="layout" svg:width="1.293cm" svg:height="0.648cm" svg:x="5.63cm" svg:y="7.586cm" svg:viewBox="0 0 1294 649" draw:points="647,649 0,649 0,0 1294,0 1294,649">
            <text:p/>
          </draw:polygon>
          <draw:path draw:style-name="gr3" draw:text-style-name="P7" draw:layer="layout" svg:width="0.687cm" svg:height="0.048cm" svg:x="5.666cm" svg:y="7.988cm" svg:viewBox="0 0 688 49" svg:d="M649 49c18 0 39 0 39-26 0-23-21-23-39-23h-611c-18 0-38 0-38 23 0 26 20 26 38 26z">
            <text:p/>
          </draw:path>
          <draw:path draw:style-name="gr3" draw:text-style-name="P7" draw:layer="layout" svg:width="0.5cm" svg:height="0.761cm" svg:x="6.479cm" svg:y="7.53cm" svg:viewBox="0 0 501 762" svg:d="M299 578v97c0 41 0 54-84 54h-23v33c46-3 105-3 151-3 48 0 107 0 153 3v-33h-23c-84 0-87-13-87-54v-97h115v-36h-115v-514c0-20 0-28-18-28-10 0-13 0-20 13l-348 529v36zM307 542h-276l276-419z">
            <text:p/>
          </draw:path>
        </draw:g>
        <draw:g xml:id="id100" draw:id="id100">
          <svg:title>TexMaths</svg:title>
          <svg:desc>32§display§1§svg§600§FALSE§</svg:desc>
          <draw:polygon draw:style-name="gr2" draw:text-style-name="P6" draw:layer="layout" svg:width="0.359cm" svg:height="0.636cm" svg:x="6.531cm" svg:y="10.186cm" svg:viewBox="0 0 360 637" draw:points="179,637 0,637 0,0 360,0 360,637">
            <text:p/>
          </draw:polygon>
          <draw:path draw:style-name="gr3" draw:text-style-name="P7" draw:layer="layout" svg:width="0.372cm" svg:height="0.751cm" svg:x="6.574cm" svg:y="10.13cm" svg:viewBox="0 0 373 752" svg:d="M232 28c0-25 0-28-25-28-72 72-171 72-207 72v35c23 0 89 0 148-30v585c0 41-3 54-105 54h-35v36c38-5 137-5 181-5 46 0 143 0 184 5v-36h-36c-102 0-105-13-105-54z">
            <text:p/>
          </draw:path>
        </draw:g>
        <draw:g xml:id="id97" draw:id="id97">
          <svg:title>TexMaths</svg:title>
          <svg:desc>32§display§2§svg§600§FALSE§</svg:desc>
          <draw:polygon draw:style-name="gr2" draw:text-style-name="P6" draw:layer="layout" svg:width="0.394cm" svg:height="0.636cm" svg:x="11.031cm" svg:y="7.586cm" svg:viewBox="0 0 395 637" draw:points="197,637 0,637 0,0 395,0 395,637">
            <text:p/>
          </draw:polygon>
          <draw:path draw:style-name="gr3" draw:text-style-name="P7" draw:layer="layout" svg:width="0.45cm" svg:height="0.751cm" svg:x="11.031cm" svg:y="7.53cm" svg:viewBox="0 0 451 752" svg:d="M87 665l121-118c176-156 243-214 243-327 0-130-100-220-238-220-128 0-213 105-213 205 0 61 56 61 59 61 20 0 59-13 59-59 0-28-21-59-59-59-10 0-10 0-15 3 25-74 87-115 153-115 103 0 152 89 152 184 0 89-57 179-118 248l-218 241c-13 12-13 15-13 43h420l31-197h-28c-5 33-13 84-23 100-11 10-85 10-108 10z">
            <text:p/>
          </draw:path>
        </draw:g>
        <draw:g xml:id="id101" draw:id="id101">
          <svg:title>TexMaths</svg:title>
          <svg:desc>32§display§- 4§svg§600§FALSE§</svg:desc>
          <draw:polygon draw:style-name="gr2" draw:text-style-name="P6" draw:layer="layout" svg:width="1.293cm" svg:height="0.648cm" svg:x="10.031cm" svg:y="10.186cm" svg:viewBox="0 0 1294 649" draw:points="647,649 0,649 0,0 1294,0 1294,649">
            <text:p/>
          </draw:polygon>
          <draw:path draw:style-name="gr3" draw:text-style-name="P7" draw:layer="layout" svg:width="0.687cm" svg:height="0.048cm" svg:x="10.067cm" svg:y="10.588cm" svg:viewBox="0 0 688 49" svg:d="M649 49c18 0 39 0 39-26 0-23-21-23-39-23h-611c-18 0-38 0-38 23 0 26 20 26 38 26z">
            <text:p/>
          </draw:path>
          <draw:path draw:style-name="gr3" draw:text-style-name="P7" draw:layer="layout" svg:width="0.5cm" svg:height="0.761cm" svg:x="10.88cm" svg:y="10.13cm" svg:viewBox="0 0 501 762" svg:d="M299 578v97c0 41 0 54-84 54h-23v33c46-3 105-3 151-3 48 0 107 0 153 3v-33h-23c-84 0-87-13-87-54v-97h115v-36h-115v-514c0-20 0-28-18-28-10 0-13 0-20 13l-348 529v36zM307 542h-276l276-419z">
            <text:p/>
          </draw:path>
        </draw:g>
        <draw:g xml:id="id98" draw:id="id98">
          <svg:title>TexMaths</svg:title>
          <svg:desc>32§display§1§svg§600§FALSE§</svg:desc>
          <draw:polygon draw:style-name="gr2" draw:text-style-name="P6" draw:layer="layout" svg:width="0.359cm" svg:height="0.636cm" svg:x="15.233cm" svg:y="7.586cm" svg:viewBox="0 0 360 637" draw:points="179,637 0,637 0,0 360,0 360,637">
            <text:p/>
          </draw:polygon>
          <draw:path draw:style-name="gr3" draw:text-style-name="P7" draw:layer="layout" svg:width="0.372cm" svg:height="0.751cm" svg:x="15.276cm" svg:y="7.53cm" svg:viewBox="0 0 373 752" svg:d="M232 28c0-25 0-28-25-28-72 72-171 72-207 72v35c23 0 89 0 148-30v585c0 41-3 54-105 54h-35v36c38-5 137-5 181-5 46 0 143 0 184 5v-36h-36c-102 0-105-13-105-54z">
            <text:p/>
          </draw:path>
        </draw:g>
        <draw:g xml:id="id102" draw:id="id102">
          <svg:title>TexMaths</svg:title>
          <svg:desc>32§display§- 2§svg§600§FALSE§</svg:desc>
          <draw:polygon draw:style-name="gr2" draw:text-style-name="P6" draw:layer="layout" svg:width="1.268cm" svg:height="0.636cm" svg:x="14.233cm" svg:y="10.186cm" svg:viewBox="0 0 1269 637" draw:points="634,637 0,637 0,0 1269,0 1269,637">
            <text:p/>
          </draw:polygon>
          <draw:path draw:style-name="gr3" draw:text-style-name="P7" draw:layer="layout" svg:width="0.687cm" svg:height="0.048cm" svg:x="14.269cm" svg:y="10.575cm" svg:viewBox="0 0 688 49" svg:d="M650 49c18 0 38 0 38-26 0-23-20-23-38-23h-612c-18 0-38 0-38 23 0 26 20 26 38 26z">
            <text:p/>
          </draw:path>
          <draw:path draw:style-name="gr3" draw:text-style-name="P7" draw:layer="layout" svg:width="0.449cm" svg:height="0.751cm" svg:x="15.108cm" svg:y="10.13cm" svg:viewBox="0 0 450 752" svg:d="M87 665l120-118c177-156 243-214 243-327 0-130-100-220-238-220-128 0-212 105-212 205 0 61 56 61 59 61 20 0 59-13 59-59 0-28-21-59-59-59-10 0-10 0-16 3 26-74 87-115 154-115 102 0 151 89 151 184 0 89-56 179-118 248l-217 241c-13 12-13 15-13 43h419l31-197h-28c-5 33-13 84-23 100-10 10-84 10-107 10z">
            <text:p/>
          </draw:path>
        </draw:g>
        <draw:g xml:id="id99" draw:id="id99">
          <svg:title>TexMaths</svg:title>
          <svg:desc>28§display§\frac{1}{3}§svg§600§FALSE§</svg:desc>
          <draw:polygon draw:style-name="gr2" draw:text-style-name="P6" draw:layer="layout" svg:width="0.396cm" svg:height="1.922cm" svg:x="19.482cm" svg:y="6.979cm" svg:viewBox="0 0 397 1923" draw:points="198,1923 0,1923 0,0 397,0 397,1923">
            <text:p/>
          </draw:polygon>
          <draw:path draw:style-name="gr3" draw:text-style-name="P7" draw:layer="layout" svg:width="0.327cm" svg:height="0.658cm" svg:x="19.521cm" svg:y="6.93cm" svg:viewBox="0 0 328 659" svg:d="M204 25c0-23 0-25-22-25-63 63-151 63-182 63v31c20 0 79 0 130-27v514c0 35-2 47-92 47h-31v31c33-4 121-4 159-4 40 0 126 0 162 4v-31h-32c-90 0-92-12-92-47z">
            <text:p/>
          </draw:path>
          <draw:polygon draw:style-name="gr3" draw:text-style-name="P7" draw:layer="layout" svg:width="0.495cm" svg:height="0.042cm" svg:x="19.433cm" svg:y="7.986cm" svg:viewBox="0 0 496 43" draw:points="247,43 0,43 0,0 496,0 496,43">
            <text:p/>
          </draw:polygon>
          <draw:path draw:style-name="gr3" draw:text-style-name="P7" draw:layer="layout" svg:width="0.41cm" svg:height="0.678cm" svg:x="19.473cm" svg:y="8.273cm" svg:viewBox="0 0 411 679" svg:d="M247 309c81-24 137-94 137-172 0-81-86-137-182-137-101 0-175 58-175 135 0 31 22 51 49 51 32 0 52-22 52-51 0-50-47-50-61-50 30-47 95-60 131-60 40 0 96 22 96 110 0 13-2 69-29 114-29 47-63 49-88 51-6 0-31 3-38 3-9 0-16 2-16 11 0 11 7 11 25 11h43c81 0 119 67 119 164 0 134-70 163-112 163-43 0-117-18-153-76 36 7 65-16 65-54 0-36-25-56-54-56-25 0-56 16-56 59 0 89 92 154 200 154 121 0 211-89 211-190 0-81-63-157-164-180z">
            <text:p/>
          </draw:path>
        </draw:g>
        <draw:g xml:id="id103" draw:id="id103">
          <svg:title>TexMaths</svg:title>
          <svg:desc>32§display§4§svg§600§FALSE§</svg:desc>
          <draw:polygon draw:style-name="gr2" draw:text-style-name="P6" draw:layer="layout" svg:width="0.419cm" svg:height="0.648cm" svg:x="19.359cm" svg:y="10.186cm" svg:viewBox="0 0 420 649" draw:points="210,649 0,649 0,0 420,0 420,649">
            <text:p/>
          </draw:polygon>
          <draw:path draw:style-name="gr3" draw:text-style-name="P7" draw:layer="layout" svg:width="0.501cm" svg:height="0.761cm" svg:x="19.333cm" svg:y="10.13cm" svg:viewBox="0 0 502 762" svg:d="M300 578v97c0 41 0 54-85 54h-23v33c46-3 105-3 151-3 49 0 108 0 154 3v-33h-23c-85 0-87-13-87-54v-97h115v-36h-115v-514c0-20 0-28-18-28-10 0-13 0-21 13l-348 529v36zM307 542h-276l276-419z">
            <text:p/>
          </draw:path>
        </draw:g>
        <draw:g xml:id="id104" draw:id="id104">
          <svg:title>TexMaths</svg:title>
          <svg:desc>28§display§\text {Find, }g'( - 4).§svg§600§FALSE§</svg:desc>
          <draw:polygon draw:style-name="gr2" draw:text-style-name="P6" draw:layer="layout" svg:width="5.505cm" svg:height="0.939cm" svg:x="3.751cm" svg:y="12.982cm" svg:viewBox="0 0 5506 940" draw:points="2753,940 0,940 0,0 5506,0 5506,940">
            <text:p/>
          </draw:polygon>
          <draw:path draw:style-name="gr3" draw:text-style-name="P7" draw:layer="layout" svg:width="0.568cm" svg:height="0.671cm" svg:x="3.733cm" svg:y="13.056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7" draw:layer="layout" svg:width="0.212cm" svg:height="0.66cm" svg:x="4.376cm" svg:y="13.06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4.649cm" svg:y="13.28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5cm" svg:x="5.198cm" svg:y="13.04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7" draw:layer="layout" svg:width="0.115cm" svg:height="0.295cm" svg:x="5.796cm" svg:y="13.62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454cm" svg:height="0.637cm" svg:x="6.327cm" svg:y="13.289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7" draw:layer="layout" svg:width="0.174cm" svg:height="0.357cm" svg:x="6.849cm" svg:y="12.933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7.191cm" svg:y="12.9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602cm" svg:height="0.042cm" svg:x="7.556cm" svg:y="13.45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8.269cm" svg:y="13.05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8.788cm" svg:y="12.9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107cm" svg:height="0.106cm" svg:x="9.2cm" svg:y="13.62cm" svg:viewBox="0 0 108 107" svg:d="M108 54c0-29-25-54-54-54s-54 25-54 54 25 53 54 53 54-24 54-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width" smil:values="width*0.05;width" smil:keyTimes="0;1"/>
                  <anim:animate smil:dur="0.5s" smil:fill="hold" smil:targetElement="id87" anim:sub-item="text" smil:attributeName="height" smil:values="height;height" smil:keyTimes="0;1"/>
                  <anim:animate smil:dur="0.5s" smil:fill="hold" smil:targetElement="id87" anim:sub-item="text" smil:attributeName="x" smil:values="x-.2;x" smil:keyTimes="0;1"/>
                  <anim:animate smil:dur="0.5s" smil:fill="hold" smil:targetElement="id87" anim:sub-item="text" smil:attributeName="y" smil:values="y;y" smil:keyTimes="0;1"/>
                  <anim:transitionFilter smil:dur="0.5s" smil:targetElement="id8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7" draw:text-style-name="P8" draw:layer="layout" svg:width="26.4cm" svg:height="15.265cm" svg:x="0.8cm" svg:y="0.627cm" presentation:class="title" presentation:user-transformed="true">
          <draw:text-box>
            <text:p xml:id="id105" text:id="id105" text:style-name="P4"><text:span text:style-name="T16"><text:tab/></text:span><text:span text:style-name="T16"><text:tab/></text:span><text:span text:style-name="T10"><text:line-break/></text:span><text:span text:style-name="T21"><text:tab/></text:span><text:span text:style-name="T21">Solution :</text:span><text:span text:style-name="T10"><text:tab/></text:span><text:span text:style-name="T5">In order to find </text:span><text:span text:style-name="T10"><text:s/></text:span><text:span text:style-name="T7"><text:tab/></text:span><text:span text:style-name="T7"> <text:s text:c="10"/></text:span><text:span text:style-name="T5">we should first find <text:s/></text:span><text:span text:style-name="T5"><text:line-break/></text:span><text:span text:style-name="T25"> <text:s text:c="19"/></text:span><text:span text:style-name="T7"><text:line-break/></text:span><text:span text:style-name="T7"> <text:s text:c="9"/></text:span><text:span text:style-name="T5">an expression for <text:s text:c="9"/>for any input <text:s text:c="3"/>. <text:s/>Since <text:s text:c="5"/></text:span><text:span text:style-name="T5"><text:line-break/></text:span><text:span text:style-name="T25"> <text:s text:c="24"/></text:span><text:span text:style-name="T12"><text:tab/></text:span><text:span text:style-name="T12"><text:tab/></text:span><text:span text:style-name="T7"><text:line-break/></text:span><text:span text:style-name="T7"> <text:s text:c="12"/>are </text:span><text:span text:style-name="T5">inverses of each other we can use the <text:s text:c="6"/></text:span><text:span text:style-name="T5"><text:line-break/></text:span><text:span text:style-name="T25"> <text:s text:c="12"/></text:span><text:span text:style-name="T5"><text:line-break/></text:span><text:span text:style-name="T5"> <text:s text:c="9"/>following identity, which holds for any two </text:span><text:span text:style-name="T5"><text:line-break/></text:span><text:span text:style-name="T25"> <text:s text:c="15"/></text:span><text:span text:style-name="T5"><text:line-break/></text:span><text:span text:style-name="T5"> <text:s text:c="9"/>differentiable inverse functions. </text:span><text:span text:style-name="T7"><text:line-break/></text:span><text:span text:style-name="T8"> <text:s text:c="13"/></text:span><text:span text:style-name="T8"><text:tab/></text:span><text:span text:style-name="T8"><text:tab/></text:span><text:span text:style-name="T7"><text:line-break/></text:span><text:span text:style-name="T7"> <text:s text:c="38"/></text:span><text:span text:style-name="T26"><text:s text:c="21"/></text:span><text:span text:style-name="T7"><text:s text:c="14"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 <text:s text:c="40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 <text:s text:c="8"/></text:span></text:p>
          </draw:text-box>
        </draw:frame>
        <draw:g xml:id="id106" draw:id="id106">
          <svg:title>TexMaths</svg:title>
          <svg:desc>28§display§g'( - 4)§svg§600§FALSE§</svg:desc>
          <draw:polygon draw:style-name="gr2" draw:text-style-name="P6" draw:layer="layout" svg:width="2.61cm" svg:height="0.939cm" svg:x="14.463cm" svg:y="1.383cm" svg:viewBox="0 0 2611 940" draw:points="1304,940 0,940 0,0 2611,0 2611,940">
            <text:p/>
          </draw:polygon>
          <draw:path draw:style-name="gr3" draw:text-style-name="P7" draw:layer="layout" svg:width="0.454cm" svg:height="0.637cm" svg:x="14.429cm" svg:y="1.69cm" svg:viewBox="0 0 455 638" svg:d="M450 65c3-7 5-11 5-18 0-18-13-27-29-27-11 0-36 7-41 43-17-38-53-63-91-63-115 0-236 139-236 280 0 98 61 157 130 157 59 0 106-47 117-59v3c-20 87-34 127-34 130-2 9-36 107-141 107-20 0-52-2-78-11 29-9 40-34 40-52 0-15-11-33-38-33-23 0-54 18-54 56 0 40 36 60 132 60 124 0 195-76 209-136zM323 309c-7 27-29 52-52 69-20 18-51 36-78 36-50 0-65-51-65-89 0-50 29-166 56-215 27-50 69-88 110-88 65 0 78 79 78 85 0 5 0 9-2 14z">
            <text:p/>
          </draw:path>
          <draw:path draw:style-name="gr3" draw:text-style-name="P7" draw:layer="layout" svg:width="0.174cm" svg:height="0.357cm" svg:x="14.951cm" svg:y="1.334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5.292cm" svg:y="1.388cm" svg:viewBox="0 0 231 985" svg:d="M231 976c0-2 0-4-18-22-123-123-155-309-155-461 0-171 38-343 159-466 14-11 14-14 14-18 0-7-5-9-11-9-9 0-99 67-157 193-52 107-63 217-63 300 0 78 11 197 65 309 61 121 146 183 155 183 6 0 11-2 11-9z">
            <text:p/>
          </draw:path>
          <draw:path draw:style-name="gr3" draw:text-style-name="P7" draw:layer="layout" svg:width="0.602cm" svg:height="0.042cm" svg:x="15.659cm" svg:y="1.86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6.37cm" svg:y="1.459cm" svg:viewBox="0 0 439 667" svg:d="M262 506v85c0 36 0 47-74 47h-20v29c40-2 92-2 132-2 43 0 94 0 135 2v-29h-20c-74 0-77-11-77-47v-85h101v-31h-101v-450c0-18 0-25-15-25-9 0-11 0-18 11l-305 464v31zM269 475h-242l242-368z">
            <text:p/>
          </draw:path>
          <draw:path draw:style-name="gr3" draw:text-style-name="P7" draw:layer="layout" svg:width="0.23cm" svg:height="0.984cm" svg:x="16.892cm" svg:y="1.388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111" draw:id="id111">
          <svg:title>TexMaths</svg:title>
          <svg:desc>28§display§g'(x) = \frac{1}{ f' [ g(x) ] }§svg§600§FALSE§</svg:desc>
          <draw:polygon draw:style-name="gr2" draw:text-style-name="P6" draw:layer="layout" svg:width="6.686cm" svg:height="2.146cm" svg:x="4.362cm" svg:y="9.579cm" svg:viewBox="0 0 6687 2147" draw:points="3342,2147 0,2147 0,0 6687,0 6687,2147">
            <text:p/>
          </draw:polygon>
          <draw:path draw:style-name="gr3" draw:text-style-name="P7" draw:layer="layout" svg:width="0.454cm" svg:height="0.638cm" svg:x="4.328cm" svg:y="10.418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4.85cm" svg:y="10.059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5.19cm" svg:y="10.11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5.504cm" svg:y="10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1-54-65 0-23 7-43 18-88z">
            <text:p/>
          </draw:path>
          <draw:path draw:style-name="gr3" draw:text-style-name="P7" draw:layer="layout" svg:width="0.23cm" svg:height="0.985cm" svg:x="6.096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6.75cm" svg:y="10.4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9.315cm" svg:y="9.53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3.245cm" svg:height="0.042cm" svg:x="7.852cm" svg:y="10.586cm" svg:viewBox="0 0 3246 43" draw:points="1622,43 0,43 0,0 3246,0 3246,43">
            <text:p/>
          </draw:polygon>
          <draw:path draw:style-name="gr3" draw:text-style-name="P7" draw:layer="layout" svg:width="0.492cm" svg:height="0.898cm" svg:x="7.903cm" svg:y="10.832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4-62 56-181 56-188z">
            <text:p/>
          </draw:path>
          <draw:path draw:style-name="gr3" draw:text-style-name="P7" draw:layer="layout" svg:width="0.174cm" svg:height="0.358cm" svg:x="8.472cm" svg:y="10.857cm" svg:viewBox="0 0 175 359" svg:d="M168 61c7-12 7-18 7-23 0-22-20-38-41-38-26 0-35 22-38 34l-92 300c-2 0-4 9-4 9 0 9 22 16 27 16 4 0 7 0 11-12z">
            <text:p/>
          </draw:path>
          <draw:polygon draw:style-name="gr3" draw:text-style-name="P7" draw:layer="layout" svg:width="0.136cm" svg:height="0.985cm" svg:x="8.831cm" svg:y="10.79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9.003cm" svg:y="11.09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7" draw:layer="layout" svg:width="0.23cm" svg:height="0.985cm" svg:x="9.59cm" svg:y="10.7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9.904cm" svg:y="11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7" draw:layer="layout" svg:width="0.23cm" svg:height="0.985cm" svg:x="10.495cm" svg:y="10.7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7" draw:layer="layout" svg:width="0.136cm" svg:height="0.985cm" svg:x="10.843cm" svg:y="10.79cm" svg:viewBox="0 0 137 986" draw:points="137,0 0,0 0,40 96,40 96,948 0,948 0,986 137,986">
            <text:p/>
          </draw:polygon>
        </draw:g>
        <draw:g xml:id="id107" draw:id="id107">
          <svg:title>TexMaths</svg:title>
          <svg:desc>28§display§g'( x )§svg§600§FALSE§</svg:desc>
          <draw:polygon draw:style-name="gr2" draw:text-style-name="P6" draw:layer="layout" svg:width="1.913cm" svg:height="0.939cm" svg:x="11.865cm" svg:y="2.985cm" svg:viewBox="0 0 1914 940" draw:points="957,940 0,940 0,0 1914,0 1914,940">
            <text:p/>
          </draw:polygon>
          <draw:path draw:style-name="gr3" draw:text-style-name="P7" draw:layer="layout" svg:width="0.454cm" svg:height="0.637cm" svg:x="11.831cm" svg:y="3.292cm" svg:viewBox="0 0 455 638" svg:d="M450 65c3-7 5-11 5-18 0-18-14-27-29-27-11 0-36 7-41 43-17-38-53-63-91-63-115 0-236 139-236 280 0 98 61 157 130 157 59 0 106-47 117-59v3c-20 87-34 127-34 130-2 9-36 107-141 107-20 0-52-2-78-11 29-9 40-34 40-52 0-15-11-33-38-33-23 0-54 18-54 56 0 40 36 60 132 60 123 0 195-76 209-136zM323 309c-7 27-29 52-52 69-20 18-51 36-78 36-50 0-65-51-65-89 0-50 29-166 56-215 27-50 69-88 110-88 65 0 78 79 78 85 0 5 0 9-2 14z">
            <text:p/>
          </draw:path>
          <draw:path draw:style-name="gr3" draw:text-style-name="P7" draw:layer="layout" svg:width="0.174cm" svg:height="0.357cm" svg:x="12.353cm" svg:y="2.936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12.694cm" svg:y="2.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3.008cm" svg:y="3.292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6 76 103 0 159-128 159-152 0-9-9-9-12-9-9 0-11 2-13 9-31 107-101 129-132 129-38 0-54-31-54-64 0-23 7-43 18-88z">
            <text:p/>
          </draw:path>
          <draw:path draw:style-name="gr3" draw:text-style-name="P7" draw:layer="layout" svg:width="0.23cm" svg:height="0.984cm" svg:x="13.599cm" svg:y="2.9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108" draw:id="id108">
          <svg:title>TexMaths</svg:title>
          <svg:desc>32§display§x§svg§600§FALSE§</svg:desc>
          <draw:polygon draw:style-name="gr2" draw:text-style-name="P6" draw:layer="layout" svg:width="0.48cm" svg:height="0.398cm" svg:x="20.456cm" svg:y="3.393cm" svg:viewBox="0 0 481 399" draw:points="241,399 0,399 0,0 481,0 481,399">
            <text:p/>
          </draw:polygon>
          <draw:path draw:style-name="gr3" draw:text-style-name="P7" draw:layer="layout" svg:width="0.562cm" svg:height="0.511cm" svg:x="20.433cm" svg:y="3.337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09" draw:id="id109">
          <svg:title>TexMaths</svg:title>
          <svg:desc>28§display§f§svg§600§FALSE§</svg:desc>
          <draw:polygon draw:style-name="gr2" draw:text-style-name="P6" draw:layer="layout" svg:width="0.446cm" svg:height="0.799cm" svg:x="25.231cm" svg:y="3.087cm" svg:viewBox="0 0 447 800" draw:points="224,800 0,800 0,0 447,0 447,800">
            <text:p/>
          </draw:polygon>
          <draw:path draw:style-name="gr3" draw:text-style-name="P7" draw:layer="layout" svg:width="0.493cm" svg:height="0.898cm" svg:x="25.233cm" svg:y="3.038cm" svg:viewBox="0 0 494 899" svg:d="M312 300h85c18 0 29 0 29-18 0-11-11-11-27-11h-83l21-114c4-20 18-90 24-101 9-20 27-34 47-34 5 0 30 0 48 18-43 3-52 38-52 52 0 25 18 36 36 36 25 0 54-23 54-61 0-45-45-67-86-67-33 0-96 18-125 117-7 20-9 29-34 154h-67c-20 0-29 0-29 18 0 11 6 11 27 11h65l-74 391c-18 96-36 186-86 186-4 0-29 0-49-18 47-3 56-38 56-54 0-23-18-34-38-34-25 0-54 23-54 59 0 44 43 69 85 69 54 0 92-58 110-96 34-63 56-182 56-189z">
            <text:p/>
          </draw:path>
        </draw:g>
        <draw:g xml:id="id110" draw:id="id110">
          <svg:title>TexMaths</svg:title>
          <svg:desc>28§display§g§svg§600§FALSE§</svg:desc>
          <draw:polygon draw:style-name="gr2" draw:text-style-name="P6" draw:layer="layout" svg:width="0.368cm" svg:height="0.539cm" svg:x="3.765cm" svg:y="4.888cm" svg:viewBox="0 0 369 540" draw:points="186,540 0,540 0,0 369,0 369,540">
            <text:p/>
          </draw:polygon>
          <draw:path draw:style-name="gr3" draw:text-style-name="P7" draw:layer="layout" svg:width="0.453cm" svg:height="0.637cm" svg:x="3.731cm" svg:y="4.839cm" svg:viewBox="0 0 454 638" svg:d="M450 65c2-7 4-11 4-18 0-18-13-27-29-27-11 0-36 7-40 43-18-38-54-63-92-63-114 0-235 139-235 280 0 98 61 157 130 157 58 0 105-47 116-59v3c-20 87-33 127-33 129-3 9-36 108-141 108-20 0-52-2-79-11 30-9 41-34 41-52 0-15-11-33-38-33-23 0-54 18-54 56 0 40 36 60 132 60 123 0 195-76 208-137zM322 309c-7 27-29 51-51 69-21 18-52 36-79 36-49 0-65-51-65-89 0-50 30-166 56-215 27-50 70-88 110-88 65 0 78 79 78 85 0 5 0 9-2 14z">
            <text:p/>
          </draw:path>
        </draw:g>
        <draw:g xml:id="id112" draw:id="id112">
          <svg:title>TexMaths</svg:title>
          <svg:desc>26§display§\text  {... [ check, how? Hint }\ f [ g(x) ] = x\ ]§svg§600§FALSE§</svg:desc>
          <draw:polygon draw:style-name="gr2" draw:text-style-name="P6" draw:layer="layout" svg:width="14.12cm" svg:height="0.822cm" svg:x="12.607cm" svg:y="10.224cm" svg:viewBox="0 0 14121 823" draw:points="7060,823 0,823 0,0 14121,0 14121,823">
            <text:p/>
          </draw:polygon>
          <draw:path draw:style-name="gr3" draw:text-style-name="P7" draw:layer="layout" svg:width="0.099cm" svg:height="0.099cm" svg:x="12.64cm" svg:y="10.767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2.894cm" svg:y="10.767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3.148cm" svg:y="10.767cm" svg:viewBox="0 0 100 100" svg:d="M100 50c0-27-23-50-50-50s-50 23-50 50 23 50 50 50 50-23 50-50z">
            <text:p/>
          </draw:path>
          <draw:polygon draw:style-name="gr3" draw:text-style-name="P7" draw:layer="layout" svg:width="0.126cm" svg:height="0.914cm" svg:x="13.836cm" svg:y="10.178cm" svg:viewBox="0 0 127 915" draw:points="127,915 127,880 37,880 37,37 127,37 127,0 0,0 0,915">
            <text:p/>
          </draw:polygon>
          <draw:path draw:style-name="gr3" draw:text-style-name="P7" draw:layer="layout" svg:width="0.348cm" svg:height="0.421cm" svg:x="14.319cm" svg:y="10.45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5cm" svg:x="14.697cm" svg:y="10.2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5.201cm" svg:y="10.45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5.613cm" svg:y="10.45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5.989cm" svg:y="10.23cm" svg:viewBox="0 0 443 636" svg:d="M71 566c0 41-9 41-71 41v29c31-2 73-2 100-2s64 0 102 2v-29c-63 0-73 0-73-41v-94l58-50c71 96 110 148 110 164 0 17-16 21-33 21v29c25-2 79-2 100-2 27 0 52 0 79 2v-29c-33 0-54 0-89-48l-117-164c0-2-4-8-4-10 0-4 64-59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107cm" svg:height="0.274cm" svg:x="16.524cm" svg:y="10.767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7" draw:layer="layout" svg:width="0.461cm" svg:height="0.635cm" svg:x="17.033cm" svg:y="10.23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07cm" svg:height="0.421cm" svg:x="17.537cm" svg:y="10.45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627cm" svg:height="0.405cm" svg:x="17.959cm" svg:y="10.469cm" svg:viewBox="0 0 628 406" svg:d="M551 87c17-45 44-58 77-58v-29c-21 2-48 2-66 2-27 0-69-2-86-2v29c34 0 52 17 52 44 0 6 0 6-4 19l-83 234-92-255c-2-11-4-13-4-17 0-25 36-25 54-25v-29c-27 0-72 2-95 2-27 0-54 0-81-2v29c33 0 47 2 58 13 4 6 14 33 21 52l-79 220-88-243c-4-13-4-15-4-17 0-25 35-25 54-25v-29c-27 0-79 2-100 2-4 0-52 0-85-2v29c46 0 56 2 69 31l114 325c4 14 8 21 19 21 12 0 14-5 18-19l94-260 94 262c2 10 6 17 16 17 13 0 17-9 19-17z">
            <text:p/>
          </draw:path>
          <draw:path draw:style-name="gr3" draw:text-style-name="P7" draw:layer="layout" svg:width="0.33cm" svg:height="0.646cm" svg:x="18.654cm" svg:y="10.22cm" svg:viewBox="0 0 331 647" svg:d="M164 418c0-116 90-181 123-204 23-19 44-52 44-91 0-52-38-123-175-123-100 0-156 62-156 123 0 31 21 43 42 43 27 0 43-18 43-43 0-40-39-40-52-40 29-50 81-62 121-62 100 0 100 62 100 98 0 54-15 70-31 87-61 64-82 150-82 206v41c0 17 0 21 11 21 12 0 12-8 12-25zM202 597c0-25-23-48-50-48-25 0-48 23-48 48 0 27 23 50 48 50 27 0 50-23 50-50z">
            <text:p/>
          </draw:path>
          <draw:path draw:style-name="gr3" draw:text-style-name="P7" draw:layer="layout" svg:width="0.625cm" svg:height="0.625cm" svg:x="19.471cm" svg:y="10.238cm" svg:viewBox="0 0 626 626" svg:d="M532 71c0-31 3-42 71-42h23v-29c-31 2-100 2-135 2-33 0-104 0-135-2v29h23c70 0 70 11 70 42v216h-272v-216c0-31 2-42 71-42h22v-29c-31 2-99 2-135 2-35 0-104 0-135-2v29h23c71 0 71 11 71 42v484c0 34 0 42-71 42h-23v29c31-2 100-2 135-2 33 0 104 0 135 2v-29h-22c-69 0-71-8-71-42v-241h272v241c0 34 0 42-70 42h-23v29c31-2 100-2 135-2s104 0 135 2v-29h-23c-68 0-71-8-71-42z">
            <text:p/>
          </draw:path>
          <draw:path draw:style-name="gr3" draw:text-style-name="P7" draw:layer="layout" svg:width="0.197cm" svg:height="0.612cm" svg:x="20.155cm" svg:y="10.25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0.409cm" svg:y="10.45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0.879cm" svg:y="10.30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57cm" svg:height="0.833cm" svg:x="21.876cm" svg:y="10.2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81 173-2 0-25 0-44-17 44-2 52-35 52-49 0-21-16-32-35-32-23 0-50 21-50 54 0 42 40 65 77 65 52 0 87-54 104-90 29-58 52-168 52-174z">
            <text:p/>
          </draw:path>
          <draw:polygon draw:style-name="gr3" draw:text-style-name="P7" draw:layer="layout" svg:width="0.126cm" svg:height="0.914cm" svg:x="22.479cm" svg:y="10.178cm" svg:viewBox="0 0 127 915" draw:points="127,915 127,880 37,880 37,37 127,37 127,0 0,0 0,915">
            <text:p/>
          </draw:polygon>
          <draw:path draw:style-name="gr3" draw:text-style-name="P7" draw:layer="layout" svg:width="0.421cm" svg:height="0.592cm" svg:x="22.639cm" svg:y="10.45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300 287c-7 25-28 48-48 64-19 17-48 34-73 34-46 0-60-48-60-83 0-46 27-154 52-200s64-81 101-81c61 0 73 73 73 79 0 4 0 8-2 12z">
            <text:p/>
          </draw:path>
          <draw:path draw:style-name="gr3" draw:text-style-name="P7" draw:layer="layout" svg:width="0.213cm" svg:height="0.914cm" svg:x="23.186cm" svg:y="10.17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3.477cm" svg:y="10.45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213cm" svg:height="0.914cm" svg:x="24.024cm" svg:y="10.17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26cm" svg:height="0.914cm" svg:x="24.347cm" svg:y="10.178cm" svg:viewBox="0 0 127 915" draw:points="127,0 0,0 0,37 89,37 89,880 0,880 0,915 127,915">
            <text:p/>
          </draw:polygon>
          <draw:path draw:style-name="gr3" draw:text-style-name="P7" draw:layer="layout" svg:width="0.608cm" svg:height="0.215cm" svg:x="24.885cm" svg:y="10.5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415cm" svg:x="25.826cm" svg:y="10.45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olygon draw:style-name="gr3" draw:text-style-name="P7" draw:layer="layout" svg:width="0.126cm" svg:height="0.914cm" svg:x="26.647cm" svg:y="10.178cm" svg:viewBox="0 0 127 915" draw:points="127,0 0,0 0,37 89,37 89,880 0,880 0,915 127,915">
            <text:p/>
          </draw:polygon>
        </draw:g>
        <draw:g xml:id="id113" draw:id="id113">
          <svg:title>TexMaths</svg:title>
          <svg:desc>26§display§g'(-4) = \frac{1}{ f' [ g(-4) ] } = \frac{1}{f'(1)} = \frac{1}{4}§svg§600§FALSE§</svg:desc>
          <draw:polygon draw:style-name="gr2" draw:text-style-name="P6" draw:layer="layout" svg:width="12.8cm" svg:height="1.992cm" svg:x="4.359cm" svg:y="12.379cm" svg:viewBox="0 0 12801 1993" draw:points="6400,1993 0,1993 0,0 12801,0 12801,1993">
            <text:p/>
          </draw:polygon>
          <draw:path draw:style-name="gr3" draw:text-style-name="P7" draw:layer="layout" svg:width="0.421cm" svg:height="0.592cm" svg:x="4.328cm" svg:y="13.157cm" svg:viewBox="0 0 422 593" svg:d="M418 60c2-6 4-10 4-16 0-17-12-25-27-25-10 0-33 6-37 39-17-35-50-58-86-58-106 0-218 129-218 260 0 92 56 146 121 146 54 0 97-44 108-54v2c-19 81-31 118-31 120-2 9-34 100-131 100-19 0-48-2-73-10 27-8 37-31 37-48 0-15-10-31-35-31-21 0-50 16-50 52 0 37 33 56 123 56 114 0 181-71 193-127zM300 287c-7 25-28 48-48 65-19 16-48 33-73 33-46 0-60-48-60-83 0-46 27-154 52-200s64-81 101-81c61 0 73 73 73 79 0 4 0 8-2 12z">
            <text:p/>
          </draw:path>
          <draw:path draw:style-name="gr3" draw:text-style-name="P7" draw:layer="layout" svg:width="0.161cm" svg:height="0.332cm" svg:x="4.813cm" svg:y="12.824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5.129cm" svg:y="12.874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559cm" svg:height="0.039cm" svg:x="5.47cm" svg:y="13.313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6.129cm" svg:y="12.941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213cm" svg:height="0.915cm" svg:x="6.614cm" svg:y="12.874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215cm" svg:x="7.221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9.926cm" svg:y="12.3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3.658cm" svg:height="0.039cm" svg:x="8.245cm" svg:y="13.313cm" svg:viewBox="0 0 3659 40" draw:points="1830,40 0,40 0,0 3659,0 3659,40">
            <text:p/>
          </draw:polygon>
          <draw:path draw:style-name="gr3" draw:text-style-name="P7" draw:layer="layout" svg:width="0.457cm" svg:height="0.833cm" svg:x="8.293cm" svg:y="13.542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161cm" svg:height="0.332cm" svg:x="8.821cm" svg:y="13.565cm" svg:viewBox="0 0 162 333" svg:d="M156 56c6-10 6-16 6-21 0-20-18-35-37-35-25 0-33 21-36 31l-85 279c-2 0-4 8-4 8 0 9 21 15 25 15s6 0 10-10z">
            <text:p/>
          </draw:path>
          <draw:polygon draw:style-name="gr3" draw:text-style-name="P7" draw:layer="layout" svg:width="0.126cm" svg:height="0.915cm" svg:x="9.156cm" svg:y="13.502cm" svg:viewBox="0 0 127 916" draw:points="127,916 127,880 37,880 37,37 127,37 127,0 0,0 0,916">
            <text:p/>
          </draw:polygon>
          <draw:path draw:style-name="gr3" draw:text-style-name="P7" draw:layer="layout" svg:width="0.421cm" svg:height="0.592cm" svg:x="9.314cm" svg:y="13.783cm" svg:viewBox="0 0 422 593" svg:d="M418 60c2-6 4-10 4-16 0-17-12-25-27-25-10 0-33 6-37 39-17-35-50-58-86-58-106 0-218 129-218 260 0 92 56 146 121 146 54 0 97-44 108-54v2c-19 81-31 118-31 120-2 9-34 100-131 100-19 0-48-2-73-10 27-8 37-31 37-48 0-15-10-31-35-31-21 0-50 16-50 52 0 37 33 56 123 56 114 0 181-71 193-127zM300 287c-7 25-28 48-48 65-19 16-48 33-73 33-46 0-60-48-60-83 0-46 27-154 52-200s64-81 101-81c61 0 73 73 73 79 0 4 0 8-2 12z">
            <text:p/>
          </draw:path>
          <draw:path draw:style-name="gr3" draw:text-style-name="P7" draw:layer="layout" svg:width="0.213cm" svg:height="0.915cm" svg:x="9.861cm" svg:y="13.5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559cm" svg:height="0.039cm" svg:x="10.2cm" svg:y="13.941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10.862cm" svg:y="13.569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213cm" svg:height="0.915cm" svg:x="11.344cm" svg:y="13.5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11.669cm" svg:y="13.502cm" svg:viewBox="0 0 127 916" draw:points="127,0 0,0 0,37 89,37 89,880 0,880 0,916 127,916">
            <text:p/>
          </draw:polygon>
          <draw:path draw:style-name="gr3" draw:text-style-name="P7" draw:layer="layout" svg:width="0.608cm" svg:height="0.215cm" svg:x="12.318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4.177cm" svg:y="12.333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7" draw:layer="layout" svg:width="1.971cm" svg:height="0.039cm" svg:x="13.339cm" svg:y="13.313cm" svg:viewBox="0 0 1972 40" draw:points="986,40 0,40 0,0 1972,0 1972,40">
            <text:p/>
          </draw:polygon>
          <draw:path draw:style-name="gr3" draw:text-style-name="P7" draw:layer="layout" svg:width="0.457cm" svg:height="0.833cm" svg:x="13.389cm" svg:y="13.54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161cm" svg:height="0.332cm" svg:x="13.917cm" svg:y="13.565cm" svg:viewBox="0 0 162 333" svg:d="M156 56c6-10 6-16 6-21 0-20-18-35-37-35-25 0-33 21-36 31l-85 279c-2 0-4 8-4 8 0 9 21 15 25 15s6 0 10-10z">
            <text:p/>
          </draw:path>
          <draw:path draw:style-name="gr3" draw:text-style-name="P7" draw:layer="layout" svg:width="0.213cm" svg:height="0.915cm" svg:x="14.231cm" svg:y="13.502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303cm" svg:height="0.611cm" svg:x="14.579cm" svg:y="13.579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5cm" svg:x="15.007cm" svg:y="13.502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215cm" svg:x="15.725cm" svg:y="13.2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16.829cm" svg:y="12.333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7" draw:layer="layout" svg:width="0.459cm" svg:height="0.039cm" svg:x="16.748cm" svg:y="13.313cm" svg:viewBox="0 0 460 40" draw:points="229,40 0,40 0,0 460,0 460,40">
            <text:p/>
          </draw:polygon>
          <draw:path draw:style-name="gr3" draw:text-style-name="P7" draw:layer="layout" svg:width="0.407cm" svg:height="0.619cm" svg:x="16.773cm" svg:y="13.569cm" svg:viewBox="0 0 408 620" svg:d="M243 470v79c0 34 0 44-68 44h-19v27c37-2 85-2 123-2 39 0 87 0 125 2v-27h-19c-69 0-71-10-71-44v-79h94v-29h-94v-418c0-17 0-23-14-23-9 0-11 0-17 10l-283 431v29zM250 441h-225l225-3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width*0.05;width" smil:keyTimes="0;1"/>
                  <anim:animate smil:dur="0.5s" smil:fill="hold" smil:targetElement="id105" anim:sub-item="text" smil:attributeName="height" smil:values="height;height" smil:keyTimes="0;1"/>
                  <anim:animate smil:dur="0.5s" smil:fill="hold" smil:targetElement="id105" anim:sub-item="text" smil:attributeName="x" smil:values="x-.2;x" smil:keyTimes="0;1"/>
                  <anim:animate smil:dur="0.5s" smil:fill="hold" smil:targetElement="id105" anim:sub-item="text" smil:attributeName="y" smil:values="y;y" smil:keyTimes="0;1"/>
                  <anim:transitionFilter smil:dur="0.5s" smil:targetElement="id10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6"><text:tab/></text:span><text:span text:style-name="T6"><text:tab/></text:span><text:span text:style-name="T7"><text:line-break/></text:span><text:span text:style-name="T7"> <text:s text:c="7"/>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tab/></text:span></text:p>
          </draw:text-box>
        </draw:frame>
        <draw:frame draw:style-name="standard" xml:id="id115" draw:id="id115" draw:layer="layout" svg:width="21.858cm" svg:height="13.198cm" svg:x="4.05cm" svg:y="1.68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4">
              <table:table-cell table:style-name="ce3">
                <text:p text:style-name="P15"><text:span text:style-name="T22">Sr.No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1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2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3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4</text:span></text:p>
              </table:table-cell>
              <table:table-cell/>
              <table:table-cell/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22">05</text:span></text:p>
              </table:table-cell>
              <table:table-cell/>
              <table:table-cell/>
              <table:table-cell/>
            </table:table-row>
            <table:table-row table:style-name="ro6" table:default-cell-style-name="ce5">
              <table:table-cell table:style-name="ce3">
                <text:p text:style-name="P15"><text:span text:style-name="T22">06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120" draw:id="id120">
          <svg:title>TexMaths</svg:title>
          <svg:desc>28§display§\sin^{-1} x§svg§600§FALSE§</svg:desc>
          <draw:polygon draw:style-name="gr2" draw:text-style-name="P6" draw:layer="layout" svg:width="2.85cm" svg:height="0.785cm" svg:x="8.306cm" svg:y="4.395cm" svg:viewBox="0 0 2851 786" draw:points="1424,786 0,786 0,0 2851,0 2851,786">
            <text:p/>
          </draw:polygon>
          <draw:path draw:style-name="gr3" draw:text-style-name="P7" draw:layer="layout" svg:width="0.324cm" svg:height="0.454cm" svg:x="8.288cm" svg:y="4.776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8.678cm" svg:y="4.5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949cm" svg:y="4.78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4cm" svg:y="4.6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53cm" svg:y="4.34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0.713cm" svg:y="4.78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9 0-54-32-54-65 0-23 7-43 18-88z">
            <text:p/>
          </draw:path>
        </draw:g>
        <draw:g xml:id="id117" draw:id="id117">
          <svg:title>TexMaths</svg:title>
          <svg:desc>24§display§\frac{dy}{dx} = f'(x)§svg§600§FALSE§</svg:desc>
          <draw:polygon draw:style-name="gr2" draw:text-style-name="P6" draw:layer="layout" svg:width="3.858cm" svg:height="1.66cm" svg:x="14.831cm" svg:y="1.888cm" svg:viewBox="0 0 3859 1661" draw:points="1929,1661 0,1661 0,0 3859,0 3859,1661">
            <text:p/>
          </draw:polygon>
          <draw:path draw:style-name="gr3" draw:text-style-name="P7" draw:layer="layout" svg:width="0.402cm" svg:height="0.596cm" svg:x="14.843cm" svg:y="1.84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391cm" svg:height="0.546cm" svg:x="15.271cm" svg:y="2.05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7" draw:layer="layout" svg:width="0.922cm" svg:height="0.035cm" svg:x="14.789cm" svg:y="2.773cm" svg:viewBox="0 0 923 36" draw:points="461,36 0,36 0,0 923,0 923,36">
            <text:p/>
          </draw:polygon>
          <draw:path draw:style-name="gr3" draw:text-style-name="P7" draw:layer="layout" svg:width="0.402cm" svg:height="0.596cm" svg:x="14.824cm" svg:y="2.99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252cm" svg:y="3.20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199cm" svg:x="16.092cm" svg:y="2.69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421cm" svg:height="0.769cm" svg:x="16.981cm" svg:y="2.407cm" svg:viewBox="0 0 422 770" svg:d="M267 257h73c15 0 25 0 25-15 0-10-10-10-23-10h-71l17-98c4-17 15-76 21-86 8-17 23-29 40-29 4 0 25 0 41 16-37 1-44 32-44 44 0 21 15 30 30 30 21 0 46-19 46-51 0-39-38-58-73-58-28 0-82 15-107 100-6 17-8 25-29 132h-58c-17 0-24 0-24 16 0 9 5 9 23 9h55l-63 334c-15 83-31 160-73 160-4 0-25 0-42-16 40-2 48-32 48-46 0-19-16-29-33-29-21 0-46 20-46 50 0 39 36 60 73 60 46 0 79-50 94-83 29-53 48-155 48-161z">
            <text:p/>
          </draw:path>
          <draw:path draw:style-name="gr3" draw:text-style-name="P7" draw:layer="layout" svg:width="0.149cm" svg:height="0.306cm" svg:x="17.467cm" svg:y="2.324cm" svg:viewBox="0 0 150 307" svg:d="M144 52c6-10 6-16 6-19 0-20-18-33-35-33-23 0-31 19-32 29l-79 257c-2 0-4 8-4 8 0 7 19 13 23 13s6 0 10-9z">
            <text:p/>
          </draw:path>
          <draw:path draw:style-name="gr3" draw:text-style-name="P7" draw:layer="layout" svg:width="0.197cm" svg:height="0.844cm" svg:x="17.759cm" svg:y="2.3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027cm" svg:y="2.62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534cm" svg:y="2.3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16" draw:id="id116">
          <svg:title>TexMaths</svg:title>
          <svg:desc>28§display§y = f(x)§svg§600§FALSE§</svg:desc>
          <draw:polygon draw:style-name="gr2" draw:text-style-name="P6" draw:layer="layout" svg:width="3.55cm" svg:height="0.886cm" svg:x="8.208cm" svg:y="2.494cm" svg:viewBox="0 0 3551 887" draw:points="1776,887 0,887 0,0 3551,0 3551,887">
            <text:p/>
          </draw:polygon>
          <draw:path draw:style-name="gr3" draw:text-style-name="P7" draw:layer="layout" svg:width="0.456cm" svg:height="0.638cm" svg:x="8.188cm" svg:y="2.7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006cm" svg:y="2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041cm" svg:y="2.4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675cm" svg:y="2.4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988cm" svg:y="2.7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1.577cm" svg:y="2.4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1" draw:id="id121">
          <svg:title>TexMaths</svg:title>
          <svg:desc>28§display§\cos^{-1} x§svg§600§FALSE§</svg:desc>
          <draw:polygon draw:style-name="gr2" draw:text-style-name="P6" draw:layer="layout" svg:width="2.961cm" svg:height="0.777cm" svg:x="8.306cm" svg:y="6.295cm" svg:viewBox="0 0 2962 778" draw:points="1481,778 0,778 0,0 2962,0 2962,778">
            <text:p/>
          </draw:polygon>
          <draw:path draw:style-name="gr3" draw:text-style-name="P7" draw:layer="layout" svg:width="0.375cm" svg:height="0.454cm" svg:x="8.29cm" svg:y="6.67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8.722cm" svg:y="6.6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9.218cm" svg:y="6.67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67cm" svg:height="0.035cm" svg:x="9.648cm" svg:y="6.51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264cm" svg:y="6.246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24cm" svg:y="6.67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</draw:g>
        <draw:g xml:id="id125" draw:id="id125">
          <svg:title>TexMaths</svg:title>
          <svg:desc>28§display§\text {cosec}^{-1} x§svg§600§FALSE§</svg:desc>
          <draw:polygon draw:style-name="gr2" draw:text-style-name="P6" draw:layer="layout" svg:width="3.669cm" svg:height="0.777cm" svg:x="8.21cm" svg:y="13.696cm" svg:viewBox="0 0 3670 778" draw:points="1834,778 0,778 0,0 3670,0 3670,778">
            <text:p/>
          </draw:polygon>
          <draw:path draw:style-name="gr3" draw:text-style-name="P7" draw:layer="layout" svg:width="0.375cm" svg:height="0.454cm" svg:x="8.194cm" svg:y="14.0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8.626cm" svg:y="14.071cm" svg:viewBox="0 0 439 455" svg:d="M439 231c0-126-101-231-220-231-123 0-219 108-219 231 0 128 103 224 219 224 119 0 220-98 220-224zM219 431c-42 0-85-23-112-68-24-42-24-103-24-139 0-38 0-92 22-137 27-44 74-65 114-65 43 0 86 21 110 63 27 43 27 101 27 139 0 36 0 90-22 133-21 44-65 74-115 74z">
            <text:p/>
          </draw:path>
          <draw:path draw:style-name="gr3" draw:text-style-name="P7" draw:layer="layout" svg:width="0.324cm" svg:height="0.454cm" svg:x="9.121cm" svg:y="14.071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9.506cm" svg:y="14.071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9.947cm" svg:y="14.0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67cm" svg:height="0.035cm" svg:x="10.426cm" svg:y="13.9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042cm" svg:y="13.6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1.436cm" svg:y="14.0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114" draw:id="id114">
          <svg:title>TexMaths</svg:title>
          <svg:desc>28§display§\text { Derivatives of standard inverse functions}§svg§600§FALSE§</svg:desc>
          <draw:polygon draw:style-name="gr2" draw:text-style-name="P6" draw:layer="layout" svg:width="21.516cm" svg:height="0.606cm" svg:x="4.019cm" svg:y="0.695cm" svg:viewBox="0 0 21517 607" draw:points="10760,607 0,607 0,0 21517,0 21517,607">
            <text:p/>
          </draw:polygon>
          <draw:path draw:style-name="gr3" draw:text-style-name="P7" draw:layer="layout" svg:width="0.82cm" svg:height="0.673cm" svg:x="4cm" svg:y="0.668cm" svg:viewBox="0 0 821 674" svg:d="M0 0v31h31c94 0 94 12 94 45v522c0 36 0 45-94 45h-31v31h446c206 0 375-145 375-331 0-188-164-343-375-343zM291 643c-58 0-61-7-61-38v-536c0-31 3-38 61-38h122c75 0 161 21 222 92 53 58 64 144 64 220 0 110-22 168-67 217-25 27-94 83-219 83z">
            <text:p/>
          </draw:path>
          <draw:path draw:style-name="gr3" draw:text-style-name="P7" draw:layer="layout" svg:width="0.473cm" svg:height="0.454cm" svg:x="4.923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5.464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262cm" svg:height="0.66cm" svg:x="5.947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6.268cm" svg:y="0.915cm" svg:viewBox="0 0 599 437" svg:d="M485 96c11-22 34-65 114-65v-31c-28 2-64 2-92 2-30 0-85-2-108-2v31c47 0 61 23 61 43 0 9-2 11-8 22l-125 254-138-276c-6-14-6-16-6-18 0-25 47-25 69-25v-31c-36 0-105 2-133 2-33 0-83 0-119-2v31c78 0 83 5 97 36l178 352c8 13 8 18 24 18 17 0 23-9 25-18z">
            <text:p/>
          </draw:path>
          <draw:path draw:style-name="gr3" draw:text-style-name="P7" draw:layer="layout" svg:width="0.551cm" svg:height="0.454cm" svg:x="6.873cm" svg:y="0.899cm" svg:viewBox="0 0 552 455" svg:d="M355 367c6 41 39 81 97 81 25 0 100-13 100-94v-54h-31v54c0 58-30 65-44 65-39 0-44-45-44-49v-200c0-40 0-78-45-116-47-38-108-54-169-54-100 0-183 47-183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382cm" svg:height="0.617cm" svg:x="7.453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7.94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8.265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8.886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01cm" svg:height="0.454cm" svg:x="9.433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543cm" svg:height="0.454cm" svg:x="10.314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396cm" svg:height="0.696cm" svg:x="10.93cm" svg:y="0.646cm" svg:viewBox="0 0 397 697" svg:d="M175 271v-114c0-88 58-135 113-135 3 0 20 0 39 7-14 5-36 16-36 40 0 23 20 43 53 43 36 0 53-20 53-43 0-35-45-69-109-69-86 0-191 52-191 157v114h-97v29h97v321c0 44-14 44-97 44v32c50-2 105-5 141-5 50 0 106 0 156 5v-32h-25c-92 0-95-11-95-47v-318h142v-29z">
            <text:p/>
          </draw:path>
          <draw:path draw:style-name="gr3" draw:text-style-name="P7" draw:layer="layout" svg:width="0.401cm" svg:height="0.454cm" svg:x="11.707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382cm" svg:height="0.617cm" svg:x="12.17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551cm" svg:height="0.454cm" svg:x="12.674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615cm" svg:height="0.436cm" svg:x="13.27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604cm" svg:height="0.696cm" svg:x="13.95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551cm" svg:height="0.454cm" svg:x="14.635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412cm" svg:height="0.436cm" svg:x="15.228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604cm" svg:height="0.696cm" svg:x="15.714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262cm" svg:height="0.66cm" svg:x="16.795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615cm" svg:height="0.436cm" svg:x="17.13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598cm" svg:height="0.436cm" svg:x="17.758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18.3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18.92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401cm" svg:height="0.454cm" svg:x="19.405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473cm" svg:height="0.454cm" svg:x="19.8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396cm" svg:height="0.696cm" svg:x="20.833cm" svg:y="0.646cm" svg:viewBox="0 0 397 697" svg:d="M175 271v-114c0-88 58-135 113-135 3 0 20 0 39 7-14 5-36 16-36 40 0 23 20 43 53 43 36 0 53-20 53-43 0-35-45-69-109-69-86 0-191 52-191 157v114h-97v29h97v321c0 44-14 44-97 44v32c50-2 108-5 141-5 50 0 106 0 156 5v-32h-25c-92 0-95-11-95-47v-318h142v-29z">
            <text:p/>
          </draw:path>
          <draw:path draw:style-name="gr3" draw:text-style-name="P7" draw:layer="layout" svg:width="0.615cm" svg:height="0.447cm" svg:x="21.202cm" svg:y="0.906cm" svg:viewBox="0 0 616 448" svg:d="M438 358v90l178-11v-31c-86 0-95-7-95-54v-352l-180 11v32c86 0 94 6 94 53v177c0 85-58 153-147 153-102 0-108-45-108-97v-329l-180 11v32c94 0 94 2 94 89v148c0 78 0 168 186 168 69 0 125-27 158-90z">
            <text:p/>
          </draw:path>
          <draw:path draw:style-name="gr3" draw:text-style-name="P7" draw:layer="layout" svg:width="0.615cm" svg:height="0.436cm" svg:x="21.87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65cm" svg:height="0.454cm" svg:x="22.558cm" svg:y="0.899cm" svg:viewBox="0 0 466 455" svg:d="M103 229c0-162 99-204 163-204 11 0 89 0 133 35-52 5-58 34-58 48 0 24 22 44 56 44 33 0 58-18 58-47 0-67-94-105-189-105-152 0-266 108-266 229 0 127 122 226 263 226 164 0 203-119 203-130 0-9-11-9-14-9-11 0-14 4-17 9-36 92-116 105-160 105-64 0-172-42-172-201z">
            <text:p/>
          </draw:path>
          <draw:path draw:style-name="gr3" draw:text-style-name="P7" draw:layer="layout" svg:width="0.382cm" svg:height="0.617cm" svg:x="23.08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23.57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43cm" svg:height="0.454cm" svg:x="23.906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615cm" svg:height="0.436cm" svg:x="24.51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01cm" svg:height="0.454cm" svg:x="25.198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</draw:g>
        <draw:g xml:id="id126" draw:id="id126">
          <svg:title>TexMaths</svg:title>
          <svg:desc>20§display§\frac{1}{\sqrt{1 - x^2}}§svg§600§FALSE§</svg:desc>
          <draw:polygon draw:style-name="gr2" draw:text-style-name="P6" draw:layer="layout" svg:width="2.445cm" svg:height="1.527cm" svg:x="13.926cm" svg:y="3.882cm" svg:viewBox="0 0 2446 1528" draw:points="1223,1528 0,1528 0,0 2446,0 2446,1528">
            <text:p/>
          </draw:polygon>
          <draw:path draw:style-name="gr3" draw:text-style-name="P7" draw:layer="layout" svg:width="0.233cm" svg:height="0.469cm" svg:x="15.035cm" svg:y="3.84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5cm" svg:height="0.029cm" svg:x="13.891cm" svg:y="4.6cm" svg:viewBox="0 0 2516 30" draw:points="1258,30 0,30 0,0 2516,0 2516,30">
            <text:p/>
          </draw:polygon>
          <draw:path draw:style-name="gr3" draw:text-style-name="P7" draw:layer="layout" svg:width="0.55cm" svg:height="0.703cm" svg:x="13.942cm" svg:y="4.741cm" svg:viewBox="0 0 551 704" svg:d="M222 630l-123-273c-5-11-9-11-11-11 0 0-5 0-11 4l-67 51c-10 7-10 10-10 12 0 3 2 8 6 8 5 0 18-10 24-16 5-4 16-11 23-16l139 304c5 11 10 11 16 11 10 0 11-3 18-13l320-662c5-11 5-13 5-15 0-8-7-14-15-14-6 0-11 3-16 14z">
            <text:p/>
          </draw:path>
          <draw:polygon draw:style-name="gr3" draw:text-style-name="P7" draw:layer="layout" svg:width="1.929cm" svg:height="0.029cm" svg:x="14.477cm" svg:y="4.741cm" svg:viewBox="0 0 1930 30" draw:points="965,30 0,30 0,0 1930,0 1930,30">
            <text:p/>
          </draw:polygon>
          <draw:path draw:style-name="gr3" draw:text-style-name="P7" draw:layer="layout" svg:width="0.233cm" svg:height="0.469cm" svg:x="14.539cm" svg:y="4.88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3cm" svg:height="0.029cm" svg:x="15.043cm" svg:y="5.165cm" svg:viewBox="0 0 431 30" svg:d="M407 30c11 0 24 0 24-16 0-14-13-14-24-14h-383c-11 0-24 0-24 14 0 16 13 16 24 16z">
            <text:p/>
          </draw:path>
          <draw:path draw:style-name="gr3" draw:text-style-name="P7" draw:layer="layout" svg:width="0.351cm" svg:height="0.319cm" svg:x="15.708cm" svg:y="5.0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6.121cm" svg:y="4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30" draw:id="id130">
          <svg:title>TexMaths</svg:title>
          <svg:desc>20§display§- \frac{1}{\sqrt{1 - x^2}}§svg§600§FALSE§</svg:desc>
          <draw:polygon draw:style-name="gr2" draw:text-style-name="P6" draw:layer="layout" svg:width="3.074cm" svg:height="1.527cm" svg:x="13.492cm" svg:y="5.783cm" svg:viewBox="0 0 3075 1528" draw:points="1538,1528 0,1528 0,0 3075,0 3075,1528">
            <text:p/>
          </draw:polygon>
          <draw:path draw:style-name="gr3" draw:text-style-name="P7" draw:layer="layout" svg:width="0.429cm" svg:height="0.029cm" svg:x="13.514cm" svg:y="6.50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231cm" svg:y="5.7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14.087cm" svg:y="6.501cm" svg:viewBox="0 0 2515 30" draw:points="1258,30 0,30 0,0 2515,0 2515,30">
            <text:p/>
          </draw:polygon>
          <draw:path draw:style-name="gr3" draw:text-style-name="P7" draw:layer="layout" svg:width="0.549cm" svg:height="0.703cm" svg:x="14.138cm" svg:y="6.64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14.674cm" svg:y="6.642cm" svg:viewBox="0 0 1930 30" draw:points="965,30 0,30 0,0 1930,0 1930,30">
            <text:p/>
          </draw:polygon>
          <draw:path draw:style-name="gr3" draw:text-style-name="P7" draw:layer="layout" svg:width="0.233cm" svg:height="0.469cm" svg:x="14.737cm" svg:y="6.7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239cm" svg:y="7.06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15.905cm" svg:y="6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6.318cm" svg:y="6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22" draw:id="id122">
          <svg:title>TexMaths</svg:title>
          <svg:desc>28§display§\tan^{-1} x§svg§600§FALSE§</svg:desc>
          <draw:polygon draw:style-name="gr2" draw:text-style-name="P6" draw:layer="layout" svg:width="3.062cm" svg:height="0.777cm" svg:x="8.322cm" svg:y="8.196cm" svg:viewBox="0 0 3063 778" draw:points="1532,778 0,778 0,0 3063,0 3063,778">
            <text:p/>
          </draw:polygon>
          <draw:path draw:style-name="gr3" draw:text-style-name="P7" draw:layer="layout" svg:width="0.31cm" svg:height="0.618cm" svg:x="8.291cm" svg:y="8.4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8.696cm" svg:y="8.571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9.18cm" svg:y="8.5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769cm" svg:y="8.4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385cm" svg:y="8.1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942cm" svg:y="8.5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9 0-54-31-54-65 0-22 7-43 18-87z">
            <text:p/>
          </draw:path>
        </draw:g>
        <draw:g xml:id="id123" draw:id="id123">
          <svg:title>TexMaths</svg:title>
          <svg:desc>28§display§\cot^{-1} x§svg§600§FALSE§</svg:desc>
          <draw:polygon draw:style-name="gr2" draw:text-style-name="P6" draw:layer="layout" svg:width="2.952cm" svg:height="0.777cm" svg:x="8.308cm" svg:y="9.996cm" svg:viewBox="0 0 2953 778" draw:points="1478,778 0,778 0,0 2953,0 2953,778">
            <text:p/>
          </draw:polygon>
          <draw:path draw:style-name="gr3" draw:text-style-name="P7" draw:layer="layout" svg:width="0.375cm" svg:height="0.454cm" svg:x="8.292cm" svg:y="10.371cm" svg:viewBox="0 0 376 455" svg:d="M83 229c0-162 80-204 132-204 9 0 72 0 107 36-40 4-47 33-47 47 0 24 18 44 45 44s47-17 47-47c0-67-76-105-152-105-123 0-215 108-215 229 0 128 99 226 213 226 132 0 163-119 163-130 0-9-9-9-11-9-9 0-11 5-13 9-30 92-95 106-130 106-52 0-139-43-139-202z">
            <text:p/>
          </draw:path>
          <draw:path draw:style-name="gr3" draw:text-style-name="P7" draw:layer="layout" svg:width="0.438cm" svg:height="0.454cm" svg:x="8.724cm" svg:y="10.371cm" svg:viewBox="0 0 439 455" svg:d="M439 231c0-126-101-231-220-231-123 0-219 108-219 231 0 128 103 224 219 224 119 0 220-98 220-224zM219 431c-42 0-85-23-112-68-24-42-24-103-24-139 0-38 0-92 22-137 27-44 74-65 114-65 43 0 85 21 110 63 27 43 27 101 27 139 0 36 0 90-22 133-21 44-65 74-115 74z">
            <text:p/>
          </draw:path>
          <draw:path draw:style-name="gr3" draw:text-style-name="P7" draw:layer="layout" svg:width="0.31cm" svg:height="0.618cm" svg:x="9.205cm" svg:y="10.2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67cm" svg:height="0.035cm" svg:x="9.644cm" svg:y="10.2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26cm" svg:y="9.947cm" svg:viewBox="0 0 253 460" svg:d="M157 20c0-20-3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17cm" svg:y="10.375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4 65 65 0 101-69 103-76 11 38 47 76 107 76 101 0 157-127 157-152 0-9-9-9-11-9-9 0-11 2-13 9-32 108-101 130-133 130-38 0-53-31-53-65 0-22 6-43 18-87z">
            <text:p/>
          </draw:path>
        </draw:g>
        <draw:g xml:id="id124" draw:id="id124">
          <svg:title>TexMaths</svg:title>
          <svg:desc>28§display§\sec^{-1} x§svg§600§FALSE§</svg:desc>
          <draw:polygon draw:style-name="gr2" draw:text-style-name="P6" draw:layer="layout" svg:width="2.906cm" svg:height="0.777cm" svg:x="8.31cm" svg:y="11.897cm" svg:viewBox="0 0 2907 778" draw:points="1455,778 0,778 0,0 2907,0 2907,778">
            <text:p/>
          </draw:polygon>
          <draw:path draw:style-name="gr3" draw:text-style-name="P7" draw:layer="layout" svg:width="0.324cm" svg:height="0.454cm" svg:x="8.292cm" svg:y="12.272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8.677cm" svg:y="12.272cm" svg:viewBox="0 0 383 455" svg:d="M83 195c7-148 90-173 123-173 101 0 112 133 112 173zM83 215h276c22 0 24 0 24-20 0-99-54-195-177-195-114 0-206 101-206 226 0 133 103 229 217 229 121 0 166-110 166-130 0-9-9-11-13-11-9 0-11 7-11 13-36 104-126 104-135 104-49 0-90-32-112-68-29-47-29-112-29-148z">
            <text:p/>
          </draw:path>
          <draw:path draw:style-name="gr3" draw:text-style-name="P7" draw:layer="layout" svg:width="0.376cm" svg:height="0.454cm" svg:x="9.119cm" svg:y="12.272cm" svg:viewBox="0 0 377 455" svg:d="M83 229c0-162 81-204 132-204 9 0 72 0 108 36-41 4-47 33-47 47 0 24 18 44 44 44 27 0 48-17 48-47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67cm" svg:height="0.035cm" svg:x="9.599cm" svg:y="12.117cm" svg:viewBox="0 0 468 36" svg:d="M442 36c8 0 26 0 26-18s-15-18-26-18h-415c-11 0-27 0-27 18s16 18 27 18z">
            <text:p/>
          </draw:path>
          <draw:path draw:style-name="gr3" draw:text-style-name="P7" draw:layer="layout" svg:width="0.252cm" svg:height="0.459cm" svg:x="10.215cm" svg:y="11.848cm" svg:viewBox="0 0 253 460" svg:d="M157 20c0-20 0-20-20-20-45 43-108 45-137 45v25c16 0 63 0 101-21v355c0 22 0 31-70 31h-27v25c14 0 99-3 124-3 22 0 110 3 125 3v-25h-27c-69 0-69-9-69-31z">
            <text:p/>
          </draw:path>
          <draw:path draw:style-name="gr3" draw:text-style-name="P7" draw:layer="layout" svg:width="0.492cm" svg:height="0.447cm" svg:x="10.773cm" svg:y="12.276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4 65 65 0 101-69 103-76 11 38 47 76 108 76 101 0 157-127 157-152 0-9-9-9-12-9-8 0-11 2-13 9-31 108-101 130-132 130-38 0-54-31-54-65 0-22 7-43 18-87z">
            <text:p/>
          </draw:path>
        </draw:g>
        <draw:g xml:id="id134" draw:id="id134">
          <svg:title>TexMaths</svg:title>
          <svg:desc>20§display§\frac{1}{1 + x^2}§svg§600§FALSE§</svg:desc>
          <draw:polygon draw:style-name="gr2" draw:text-style-name="P6" draw:layer="layout" svg:width="1.859cm" svg:height="1.415cm" svg:x="14.327cm" svg:y="7.783cm" svg:viewBox="0 0 1860 1416" draw:points="930,1416 0,1416 0,0 1860,0 1860,1416">
            <text:p/>
          </draw:polygon>
          <draw:path draw:style-name="gr3" draw:text-style-name="P7" draw:layer="layout" svg:width="0.233cm" svg:height="0.469cm" svg:x="15.143cm" svg:y="7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9cm" svg:height="0.029cm" svg:x="14.292cm" svg:y="8.501cm" svg:viewBox="0 0 1930 30" draw:points="965,30 0,30 0,0 1930,0 1930,30">
            <text:p/>
          </draw:polygon>
          <draw:path draw:style-name="gr3" draw:text-style-name="P7" draw:layer="layout" svg:width="0.233cm" svg:height="0.469cm" svg:x="14.354cm" svg:y="8.7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839cm" svg:y="8.7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523cm" svg:y="8.8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936cm" svg:y="8.6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37" draw:id="id137">
          <svg:title>TexMaths</svg:title>
          <svg:desc>20§display§- \frac{1}{1 + x^2}§svg§600§FALSE§</svg:desc>
          <draw:polygon draw:style-name="gr2" draw:text-style-name="P6" draw:layer="layout" svg:width="2.488cm" svg:height="1.415cm" svg:x="13.792cm" svg:y="9.583cm" svg:viewBox="0 0 2489 1416" draw:points="1244,1416 0,1416 0,0 2489,0 2489,1416">
            <text:p/>
          </draw:polygon>
          <draw:path draw:style-name="gr3" draw:text-style-name="P7" draw:layer="layout" svg:width="0.429cm" svg:height="0.029cm" svg:x="13.814cm" svg:y="10.301cm" svg:viewBox="0 0 430 30" svg:d="M406 30c11 0 24 0 24-16 0-14-13-14-24-14h-382c-11 0-24 0-24 14 0 16 13 16 24 16z">
            <text:p/>
          </draw:path>
          <draw:path draw:style-name="gr3" draw:text-style-name="P7" draw:layer="layout" svg:width="0.233cm" svg:height="0.469cm" svg:x="15.238cm" svg:y="9.5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8cm" svg:height="0.029cm" svg:x="14.387cm" svg:y="10.301cm" svg:viewBox="0 0 1929 30" draw:points="964,30 0,30 0,0 1929,0 1929,30">
            <text:p/>
          </draw:polygon>
          <draw:path draw:style-name="gr3" draw:text-style-name="P7" draw:layer="layout" svg:width="0.233cm" svg:height="0.469cm" svg:x="14.451cm" svg:y="10.5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934cm" svg:y="10.5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619cm" svg:y="10.663cm" svg:viewBox="0 0 352 320" svg:d="M216 99c3-19 19-83 69-83 5 0 21 0 35 8-19 5-34 22-34 38 0 12 8 26 28 26 15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1-91 111-109 0-6-6-6-8-6-6 0-7 1-9 6-22 77-70 93-94 93-28 0-39-22-39-46 0-16 5-31 13-63z">
            <text:p/>
          </draw:path>
          <draw:path draw:style-name="gr3" draw:text-style-name="P7" draw:layer="layout" svg:width="0.218cm" svg:height="0.327cm" svg:x="16.031cm" svg:y="10.4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40" draw:id="id140">
          <svg:title>TexMaths</svg:title>
          <svg:desc>20§display§\frac{1}{ \left| x\sqrt{x^2 - 1} \right| }§svg§600§FALSE§</svg:desc>
          <draw:polygon draw:style-name="gr2" draw:text-style-name="P6" draw:layer="layout" svg:width="3.315cm" svg:height="1.701cm" svg:x="13.626cm" svg:y="11.283cm" svg:viewBox="0 0 3316 1702" draw:points="1658,1702 0,1702 0,0 3316,0 3316,1702">
            <text:p/>
          </draw:polygon>
          <draw:path draw:style-name="gr3" draw:text-style-name="P7" draw:layer="layout" svg:width="0.233cm" svg:height="0.47cm" svg:x="15.17cm" svg:y="11.24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3.385cm" svg:height="0.029cm" svg:x="13.591cm" svg:y="12.002cm" svg:viewBox="0 0 3386 30" draw:points="1693,30 0,30 0,0 3386,0 3386,30">
            <text:p/>
          </draw:polygon>
          <draw:path draw:style-name="gr3" draw:text-style-name="P7" draw:layer="layout" svg:width="0.031cm" svg:height="0.452cm" svg:x="13.69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693cm" svg:y="12.5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845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279cm" svg:y="12.14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1.929cm" svg:height="0.029cm" svg:x="14.814cm" svg:y="12.143cm" svg:viewBox="0 0 1930 30" draw:points="965,30 0,30 0,0 1930,0 1930,30">
            <text:p/>
          </draw:polygon>
          <draw:path draw:style-name="gr3" draw:text-style-name="P7" draw:layer="layout" svg:width="0.351cm" svg:height="0.319cm" svg:x="14.833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246cm" svg:y="12.2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745cm" svg:y="12.5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452cm" svg:y="12.288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84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843cm" svg:y="12.567cm" svg:viewBox="0 0 32 453" svg:d="M0 427c0 12 0 26 16 26s16-14 16-26v-401c0-12 0-26-16-26s-16 14-16 26z">
            <text:p/>
          </draw:path>
        </draw:g>
        <draw:g xml:id="id144" draw:id="id144">
          <svg:title>TexMaths</svg:title>
          <svg:desc>20§display§- \frac{1}{ \left| x\sqrt{x^2 - 1} \right| }§svg§600§FALSE§</svg:desc>
          <draw:polygon draw:style-name="gr2" draw:text-style-name="P6" draw:layer="layout" svg:width="3.944cm" svg:height="1.701cm" svg:x="13.091cm" svg:y="13.183cm" svg:viewBox="0 0 3945 1702" draw:points="1972,1702 0,1702 0,0 3945,0 3945,1702">
            <text:p/>
          </draw:polygon>
          <draw:path draw:style-name="gr3" draw:text-style-name="P7" draw:layer="layout" svg:width="0.429cm" svg:height="0.029cm" svg:x="13.113cm" svg:y="13.90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5.265cm" svg:y="13.14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384cm" svg:height="0.029cm" svg:x="13.686cm" svg:y="13.902cm" svg:viewBox="0 0 3385 30" draw:points="1692,30 0,30 0,0 3385,0 3385,30">
            <text:p/>
          </draw:polygon>
          <draw:path draw:style-name="gr3" draw:text-style-name="P7" draw:layer="layout" svg:width="0.031cm" svg:height="0.452cm" svg:x="13.78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788cm" svg:y="14.4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942cm" svg:y="14.3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374cm" svg:y="14.043cm" svg:viewBox="0 0 550 704" svg:d="M222 631l-123-274c-5-11-9-11-11-11 0 0-5 0-11 5l-67 51c-10 6-10 9-10 11 0 3 2 8 6 8 5 0 18-10 24-16 5-3 16-11 23-16l139 304c5 11 10 11 16 11 10 0 11-3 18-12l319-663c5-11 5-13 5-15 0-8-6-14-14-14-7 0-11 3-16 14z">
            <text:p/>
          </draw:path>
          <draw:polygon draw:style-name="gr3" draw:text-style-name="P7" draw:layer="layout" svg:width="1.928cm" svg:height="0.029cm" svg:x="14.908cm" svg:y="14.043cm" svg:viewBox="0 0 1929 30" draw:points="965,30 0,30 0,0 1929,0 1929,30">
            <text:p/>
          </draw:polygon>
          <draw:path draw:style-name="gr3" draw:text-style-name="P7" draw:layer="layout" svg:width="0.351cm" svg:height="0.319cm" svg:x="14.929cm" svg:y="14.347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5.342cm" svg:y="14.1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839cm" svg:y="14.4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546cm" svg:y="14.188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93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938cm" svg:y="14.467cm" svg:viewBox="0 0 32 453" svg:d="M0 427c0 12 0 26 16 26s16-14 16-26v-401c0-12 0-26-16-26s-16 14-16 26z">
            <text:p/>
          </draw:path>
        </draw:g>
        <draw:g xml:id="id118" draw:id="id118">
          <svg:title>TexMaths</svg:title>
          <svg:desc>26§display§\text { Conditions}§svg§600§FALSE§</svg:desc>
          <draw:polygon draw:style-name="gr2" draw:text-style-name="P6" draw:layer="layout" svg:width="4.199cm" svg:height="0.573cm" svg:x="20.7cm" svg:y="1.892cm" svg:viewBox="0 0 4200 574" draw:points="2099,574 0,574 0,0 4200,0 4200,574">
            <text:p/>
          </draw:polygon>
          <draw:path draw:style-name="gr3" draw:text-style-name="P7" draw:layer="layout" svg:width="0.559cm" svg:height="0.665cm" svg:x="20.706cm" svg:y="1.846cm" svg:viewBox="0 0 560 666" svg:d="M0 333c0 189 148 333 318 333 150 0 242-127 242-233 0-8 0-15-13-15-10 0-10 4-10 15-9 131-106 206-206 206-56 0-237-31-237-306 0-273 179-304 235-304 100 0 183 83 199 217 2 12 2 16 15 16 17 0 17-4 17-23v-216c0-17 0-23-11-23-4 0-8 0-14 10l-46 69c-35-33-81-79-171-79-170 0-318 146-318 333z">
            <text:p/>
          </draw:path>
          <draw:path draw:style-name="gr3" draw:text-style-name="P7" draw:layer="layout" svg:width="0.407cm" svg:height="0.421cm" svg:x="21.341cm" svg:y="2.0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1.801cm" svg:y="2.0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3cm" svg:height="0.646cm" svg:x="22.31cm" svg:y="1.856cm" svg:viewBox="0 0 454 647" svg:d="M318 587v60l136-10v-29c-65 0-73-7-73-50v-558l-131 10v30c64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22.818cm" svg:y="1.8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3.057cm" svg:y="1.929cm" svg:viewBox="0 0 287 574" svg:d="M141 198h132v-29h-132v-169h-22c0 75-30 173-119 177v21h79v252c0 114 85 124 119 124 64 0 89-64 89-124v-52h-23v52c0 66-27 102-60 102-63 0-63-84-63-100z">
            <text:p/>
          </draw:path>
          <draw:path draw:style-name="gr3" draw:text-style-name="P7" draw:layer="layout" svg:width="0.197cm" svg:height="0.613cm" svg:x="23.425cm" svg:y="1.8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3.675cm" svg:y="2.0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4.137cm" svg:y="2.0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24.644cm" svg:y="2.081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128" draw:id="id128">
          <svg:title>TexMaths</svg:title>
          <svg:desc>16§display§-1 \le x \le 1§svg§600§FALSE§</svg:desc>
          <draw:polygon draw:style-name="gr2" draw:text-style-name="P6" draw:layer="layout" svg:width="2.72cm" svg:height="0.396cm" svg:x="21.302cm" svg:y="3.975cm" svg:viewBox="0 0 2721 397" draw:points="1360,397 0,397 0,0 2721,0 2721,397">
            <text:p/>
          </draw:polygon>
          <draw:path draw:style-name="gr3" draw:text-style-name="P7" draw:layer="layout" svg:width="0.343cm" svg:height="0.023cm" svg:x="21.32cm" svg:y="4.17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762cm" svg:y="3.947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196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759cm" svg:y="4.072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267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864cm" svg:y="3.947cm" svg:viewBox="0 0 187 376" svg:d="M117 14c0-13 0-14-15-14-34 36-84 36-102 36v18c12 0 45 0 74-16v293c0 21-1 27-52 27h-18v18c19-2 69-2 91-2 23 0 71 0 92 2v-18h-18c-51 0-52-6-52-27z">
            <text:p/>
          </draw:path>
        </draw:g>
        <draw:g xml:id="id135" draw:id="id135">
          <svg:title>TexMaths</svg:title>
          <svg:desc>16§display§x \in R§svg§600§FALSE§</svg:desc>
          <draw:polygon draw:style-name="gr2" draw:text-style-name="P6" draw:layer="layout" svg:width="1.377cm" svg:height="0.351cm" svg:x="22.015cm" svg:y="7.7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7.8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7.8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7.7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141" draw:id="id141">
          <svg:title>TexMaths</svg:title>
          <svg:desc>22§display§\left| x \right|  &gt; 1§svg§600§FALSE§</svg:desc>
          <draw:polygon draw:style-name="gr2" draw:text-style-name="P6" draw:layer="layout" svg:width="2.149cm" svg:height="0.696cm" svg:x="17.507cm" svg:y="11.788cm" svg:viewBox="0 0 2150 697" draw:points="1075,697 0,697 0,0 2150,0 2150,697">
            <text:p/>
          </draw:polygon>
          <draw:path draw:style-name="gr3" draw:text-style-name="P7" draw:layer="layout" svg:width="0.032cm" svg:height="0.773cm" svg:x="17.5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6cm" svg:y="11.9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19cm" svg:y="11.9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39cm" svg:y="11.814cm" svg:viewBox="0 0 257 517" svg:d="M160 19c0-17 0-19-19-19-48 49-116 49-141 49v25c16 0 62 0 102-21v403c0 28-2 37-72 37h-25v24c27-3 95-3 125-3 32 0 99 0 127 3v-24h-25c-70 0-72-9-72-37z">
            <text:p/>
          </draw:path>
        </draw:g>
        <draw:g xml:id="id146" draw:id="id146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3.2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3.3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3.303cm" svg:viewBox="0 0 210 424" svg:d="M131 16c0-15 0-16-16-16-39 40-95 40-115 40v21c13 0 50 0 84-18v330c0 23-2 30-60 30h-20v21c22-3 78-3 103-3s80 0 103 3v-21h-20c-58 0-59-7-59-30z">
            <text:p/>
          </draw:path>
        </draw:g>
        <draw:g xml:id="id127" draw:id="id127">
          <svg:title>TexMaths</svg:title>
          <svg:desc>22§display§\left| x \right|  &lt; 1§svg§600§FALSE§</svg:desc>
          <draw:polygon draw:style-name="gr2" draw:text-style-name="P6" draw:layer="layout" svg:width="2.149cm" svg:height="0.696cm" svg:x="17.207cm" svg:y="4.289cm" svg:viewBox="0 0 2150 697" draw:points="1075,697 0,697 0,0 2150,0 2150,697">
            <text:p/>
          </draw:polygon>
          <draw:path draw:style-name="gr3" draw:text-style-name="P7" draw:layer="layout" svg:width="0.032cm" svg:height="0.773cm" svg:x="17.26cm" svg:y="4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6cm" svg:y="4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6cm" svg:y="4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19cm" svg:y="4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39cm" svg:y="4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131" draw:id="id131">
          <svg:title>TexMaths</svg:title>
          <svg:desc>22§display§\left| x \right|  &lt; 1§svg§600§FALSE§</svg:desc>
          <draw:polygon draw:style-name="gr2" draw:text-style-name="P6" draw:layer="layout" svg:width="2.149cm" svg:height="0.696cm" svg:x="17.208cm" svg:y="6.289cm" svg:viewBox="0 0 2150 697" draw:points="1075,697 0,697 0,0 2150,0 2150,697">
            <text:p/>
          </draw:polygon>
          <draw:path draw:style-name="gr3" draw:text-style-name="P7" draw:layer="layout" svg:width="0.032cm" svg:height="0.773cm" svg:x="17.261cm" svg:y="6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7cm" svg:y="6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7cm" svg:y="6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2cm" svg:y="6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4cm" svg:y="6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129" draw:id="id129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4.777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5.019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4.922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32" draw:id="id132">
          <svg:title>TexMaths</svg:title>
          <svg:desc>16§display§-1 \le x \le 1§svg§600§FALSE§</svg:desc>
          <draw:polygon draw:style-name="gr2" draw:text-style-name="P6" draw:layer="layout" svg:width="2.72cm" svg:height="0.396cm" svg:x="21.402cm" svg:y="5.876cm" svg:viewBox="0 0 2721 397" draw:points="1360,397 0,397 0,0 2721,0 2721,397">
            <text:p/>
          </draw:polygon>
          <draw:path draw:style-name="gr3" draw:text-style-name="P7" draw:layer="layout" svg:width="0.343cm" svg:height="0.023cm" svg:x="21.42cm" svg:y="6.071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862cm" svg:y="5.848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296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859cm" svg:y="5.97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367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964cm" svg:y="5.848cm" svg:viewBox="0 0 187 376" svg:d="M117 14c0-13 0-14-15-14-34 36-84 36-102 36v18c12 0 45 0 74-16v293c0 21-1 27-52 27h-18v18c19-2 69-2 91-2 23 0 71 0 92 2v-18h-18c-51 0-52-6-52-27z">
            <text:p/>
          </draw:path>
        </draw:g>
        <draw:g xml:id="id133" draw:id="id133">
          <svg:title>TexMaths</svg:title>
          <svg:desc>16§display§0 \le y \le \pi§svg§600§FALSE§</svg:desc>
          <draw:polygon draw:style-name="gr2" draw:text-style-name="P6" draw:layer="layout" svg:width="2.338cm" svg:height="0.434cm" svg:x="21.61cm" svg:y="6.678cm" svg:viewBox="0 0 2339 435" draw:points="1170,435 0,435 0,0 2339,0 2339,435">
            <text:p/>
          </draw:polygon>
          <draw:path draw:style-name="gr3" draw:text-style-name="P7" draw:layer="layout" svg:width="0.237cm" svg:height="0.387cm" svg:x="21.604cm" svg:y="6.6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2.066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629cm" svg:y="6.7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112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673cm" svg:y="6.7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136" draw:id="id136">
          <svg:title>TexMaths</svg:title>
          <svg:desc>16§display§- \pi/2 &lt; y &lt; \pi/2§svg§600§FALSE§</svg:desc>
          <draw:polygon draw:style-name="gr2" draw:text-style-name="P6" draw:layer="layout" svg:width="3.955cm" svg:height="0.506cm" svg:x="20.904cm" svg:y="8.479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8.7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8.63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8.4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8.4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327cm" svg:x="22.42cm" svg:y="8.569cm" svg:viewBox="0 0 344 328" svg:d="M334 24c7-4 10-6 10-12 0-7-5-12-10-12-2 0-4 0-10 4l-314 147c-5 3-10 6-10 13 0 6 5 9 10 13l314 147c6 4 8 4 10 4 5 0 10-6 10-12s-3-9-10-13l-296-139z">
            <text:p/>
          </draw:path>
          <draw:path draw:style-name="gr3" draw:text-style-name="P7" draw:layer="layout" svg:width="0.259cm" svg:height="0.364cm" svg:x="22.983cm" svg:y="8.624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2-115z">
            <text:p/>
          </draw:path>
          <draw:path draw:style-name="gr3" draw:text-style-name="P7" draw:layer="layout" svg:width="0.343cm" svg:height="0.327cm" svg:x="23.466cm" svg:y="8.569cm" svg:viewBox="0 0 344 328" svg:d="M334 24c7-4 10-6 10-12 0-7-5-12-10-12-2 0-4 0-10 4l-314 147c-6 3-10 6-10 13 0 6 4 9 10 13l314 147c6 4 8 4 10 4 5 0 10-6 10-12s-3-9-10-13l-296-139z">
            <text:p/>
          </draw:path>
          <draw:path draw:style-name="gr3" draw:text-style-name="P7" draw:layer="layout" svg:width="0.304cm" svg:height="0.249cm" svg:x="24.028cm" svg:y="8.63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8.4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8.4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38" draw:id="id138">
          <svg:title>TexMaths</svg:title>
          <svg:desc>16§display§x \in R§svg§600§FALSE§</svg:desc>
          <draw:polygon draw:style-name="gr2" draw:text-style-name="P6" draw:layer="layout" svg:width="1.377cm" svg:height="0.351cm" svg:x="22.015cm" svg:y="9.6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9.7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9.7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9.6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139" draw:id="id139">
          <svg:title>TexMaths</svg:title>
          <svg:desc>16§display§0 &lt; y &lt; \pi§svg§600§FALSE§</svg:desc>
          <draw:polygon draw:style-name="gr2" draw:text-style-name="P6" draw:layer="layout" svg:width="2.338cm" svg:height="0.434cm" svg:x="21.511cm" svg:y="10.378cm" svg:viewBox="0 0 2339 435" draw:points="1170,435 0,435 0,0 2339,0 2339,435">
            <text:p/>
          </draw:polygon>
          <draw:path draw:style-name="gr3" draw:text-style-name="P7" draw:layer="layout" svg:width="0.237cm" svg:height="0.387cm" svg:x="21.505cm" svg:y="10.3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327cm" svg:x="21.967cm" svg:y="10.42cm" svg:viewBox="0 0 344 328" svg:d="M334 24c6-4 10-6 10-12 0-7-5-12-10-12-3 0-4 0-10 4l-314 147c-5 3-10 6-10 13 0 6 5 9 10 13l314 147c6 4 7 4 10 4 5 0 10-6 10-12s-4-9-10-13l-296-139z">
            <text:p/>
          </draw:path>
          <draw:path draw:style-name="gr3" draw:text-style-name="P7" draw:layer="layout" svg:width="0.26cm" svg:height="0.364cm" svg:x="22.53cm" svg:y="10.4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327cm" svg:x="23.013cm" svg:y="10.42cm" svg:viewBox="0 0 344 328" svg:d="M334 24c6-4 10-6 10-12 0-7-5-12-10-12-3 0-4 0-10 4l-314 147c-5 3-10 6-10 13 0 6 5 9 10 13l314 147c6 4 7 4 10 4 5 0 10-6 10-12s-4-9-10-13l-296-139z">
            <text:p/>
          </draw:path>
          <draw:path draw:style-name="gr3" draw:text-style-name="P7" draw:layer="layout" svg:width="0.304cm" svg:height="0.248cm" svg:x="23.574cm" svg:y="10.4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145" draw:id="id145">
          <svg:title>TexMaths</svg:title>
          <svg:desc>22§display§\left| x \right|  &gt; 1§svg§600§FALSE§</svg:desc>
          <draw:polygon draw:style-name="gr2" draw:text-style-name="P6" draw:layer="layout" svg:width="2.149cm" svg:height="0.696cm" svg:x="17.508cm" svg:y="13.588cm" svg:viewBox="0 0 2150 697" draw:points="1075,697 0,697 0,0 2150,0 2150,697">
            <text:p/>
          </draw:polygon>
          <draw:path draw:style-name="gr3" draw:text-style-name="P7" draw:layer="layout" svg:width="0.032cm" svg:height="0.773cm" svg:x="17.561cm" svg:y="13.5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7cm" svg:y="13.7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7cm" svg:y="13.5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2cm" svg:y="13.7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4cm" svg:y="13.614cm" svg:viewBox="0 0 257 517" svg:d="M160 19c0-17 0-19-19-19-48 49-116 49-141 49v25c16 0 62 0 102-21v403c0 28-2 37-72 37h-25v24c27-3 95-3 125-3 32 0 99 0 127 3v-24h-25c-70 0-72-9-72-37z">
            <text:p/>
          </draw:path>
        </draw:g>
        <draw:g xml:id="id142" draw:id="id142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1.4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1.6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1.5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1.503cm" svg:viewBox="0 0 210 424" svg:d="M131 16c0-15 0-16-16-16-39 40-95 40-115 40v21c13 0 50 0 84-18v330c0 23-2 30-60 30h-20v21c22-3 78-3 103-3s80 0 103 3v-21h-20c-58 0-59-7-59-30z">
            <text:p/>
          </draw:path>
        </draw:g>
        <draw:g xml:id="id143" draw:id="id143">
          <svg:title>TexMaths</svg:title>
          <svg:desc>16§display§0 \le y \le \pi, \ y \ne \pi/2§svg§600§FALSE§</svg:desc>
          <draw:polygon draw:style-name="gr2" draw:text-style-name="P6" draw:layer="layout" svg:width="4.718cm" svg:height="0.506cm" svg:x="20.413cm" svg:y="12.38cm" svg:viewBox="0 0 4719 507" draw:points="2360,507 0,507 0,0 4719,0 4719,507">
            <text:p/>
          </draw:polygon>
          <draw:path draw:style-name="gr3" draw:text-style-name="P7" draw:layer="layout" svg:width="0.237cm" svg:height="0.387cm" svg:x="20.407cm" svg:y="12.399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3" draw:text-style-name="P7" draw:layer="layout" svg:width="0.343cm" svg:height="0.435cm" svg:x="20.869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1.432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343cm" svg:height="0.435cm" svg:x="21.915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2.477cm" svg:y="12.531cm" svg:viewBox="0 0 305 250" svg:d="M134 33h64c-19 83-24 108-24 146 0 8 0 23 5 42 5 26 12 29 21 29 11 0 23-11 23-22 0-3 0-4-4-12-17-41-17-78-17-93 0-31 5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066cm" svg:height="0.168cm" svg:x="22.851cm" svg:y="12.7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3.256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281cm" svg:height="0.524cm" svg:x="23.77cm" svg:y="12.371cm" svg:viewBox="0 0 282 525" svg:d="M278 22c4-8 4-9 4-10 0-4-3-12-12-12-6 0-8 4-11 12l-255 491c-4 8-4 9-4 11 0 4 4 11 12 11 6 0 7-3 12-11z">
            <text:p/>
          </draw:path>
          <draw:path draw:style-name="gr3" draw:text-style-name="P7" draw:layer="layout" svg:width="0.374cm" svg:height="0.132cm" svg:x="23.724cm" svg:y="12.56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304cm" svg:height="0.249cm" svg:x="24.301cm" svg:y="12.531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657cm" svg:y="12.352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936cm" svg:y="12.39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147" draw:id="id147">
          <svg:title>TexMaths</svg:title>
          <svg:desc>16§display§- \pi/2 \le y \le \pi/2, y \ne 0§svg§600§FALSE§</svg:desc>
          <draw:polygon draw:style-name="gr2" draw:text-style-name="P6" draw:layer="layout" svg:width="5.537cm" svg:height="0.506cm" svg:x="20.104cm" svg:y="14.079cm" svg:viewBox="0 0 5538 507" draw:points="2768,507 0,507 0,0 5538,0 5538,507">
            <text:p/>
          </draw:polygon>
          <draw:path draw:style-name="gr3" draw:text-style-name="P7" draw:layer="layout" svg:width="0.343cm" svg:height="0.023cm" svg:x="20.122cm" svg:y="14.3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0.529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0.885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164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1.619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182cm" svg:y="14.224cm" svg:viewBox="0 0 260 365" svg:d="M259 35c1-8 1-9 1-13 0-10-8-16-16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343cm" svg:height="0.435cm" svg:x="22.665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3.227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3.583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3.862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066cm" svg:height="0.168cm" svg:x="24.162cm" svg:y="14.413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4.38cm" svg:y="14.224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281cm" svg:height="0.524cm" svg:x="24.894cm" svg:y="14.07cm" svg:viewBox="0 0 282 525" svg:d="M278 22c4-8 4-9 4-10 0-4-3-12-12-12-6 0-8 4-11 12l-254 491c-5 8-5 9-5 11 0 4 4 11 12 11 6 0 7-3 12-11z">
            <text:p/>
          </draw:path>
          <draw:path draw:style-name="gr3" draw:text-style-name="P7" draw:layer="layout" svg:width="0.374cm" svg:height="0.132cm" svg:x="24.847cm" svg:y="14.26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237cm" svg:height="0.387cm" svg:x="25.432cm" svg:y="14.098cm" svg:viewBox="0 0 238 388" svg:d="M238 196c0-46-3-91-23-133-26-54-72-63-96-63-33 0-75 14-99 67-17 39-20 83-20 129 0 42 3 92 26 135 24 45 65 57 93 57 31 0 73-12 99-66 17-38 20-83 20-126zM119 376c-22 0-56-14-67-69-5-33-5-86-5-119 0-36 0-73 4-104 12-66 54-71 68-71 18 0 55 10 67 65 5 32 5 74 5 110 0 42 0 81-7 117-7 53-39 71-65 71z">
            <text:p/>
          </draw:path>
        </draw:g>
        <draw:g xml:id="id119" draw:id="id119">
          <svg:title>TexMaths</svg:title>
          <svg:desc>24§display§\text {on }y = f(x)§svg§600§FALSE§</svg:desc>
          <draw:polygon draw:style-name="gr2" draw:text-style-name="P6" draw:layer="layout" svg:width="4.215cm" svg:height="0.76cm" svg:x="20.821cm" svg:y="2.79cm" svg:viewBox="0 0 4216 761" draw:points="2109,761 0,761 0,0 4216,0 4216,761">
            <text:p/>
          </draw:polygon>
          <draw:path draw:style-name="gr3" draw:text-style-name="P7" draw:layer="layout" svg:width="0.375cm" svg:height="0.389cm" svg:x="20.802cm" svg:y="3.00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1.228cm" svg:y="3.007cm" svg:viewBox="0 0 426 374" svg:d="M65 83v228c0 37-7 37-65 37v26c29 0 73-1 96-1 21 0 65 1 94 1v-26c-56 0-65 0-65-37v-157c0-89 59-135 113-135s64 46 64 94v198c0 37-10 37-66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391cm" svg:height="0.546cm" svg:x="21.975cm" svg:y="3.00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6 197-173z">
            <text:p/>
          </draw:path>
          <draw:path draw:style-name="gr3" draw:text-style-name="P7" draw:layer="layout" svg:width="0.562cm" svg:height="0.199cm" svg:x="22.676cm" svg:y="3.07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2cm" svg:height="0.769cm" svg:x="23.564cm" svg:y="2.786cm" svg:viewBox="0 0 423 770" svg:d="M267 257h73c15 0 25 0 25-15 0-10-10-10-23-10h-71l17-98c4-17 15-76 21-86 8-17 23-29 41-29 3 0 25 0 40 16-37 1-44 32-44 44 0 21 15 30 30 30 22 0 47-19 47-51 0-39-39-58-73-58-29 0-83 15-108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7" draw:layer="layout" svg:width="0.197cm" svg:height="0.844cm" svg:x="24.107cm" svg:y="2.74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422cm" svg:height="0.383cm" svg:x="24.376cm" svg:y="3.007cm" svg:viewBox="0 0 423 384" svg:d="M259 119c4-23 23-100 83-100 6 0 25 0 42 10-23 6-40 27-40 46 0 13 9 31 32 31 20 0 47-16 47-50 0-44-50-56-79-56-50 0-79 44-90 65-22-57-66-65-91-65-88 0-136 109-136 131 0 7 8 7 9 7 8 0 10 0 12-7 29-91 85-112 113-112 16 0 46 8 46 56 0 27-15 84-46 202-13 53-44 88-80 88-6 0-25 0-43-10 22-5 41-23 41-46s-19-31-33-31c-25 0-46 24-46 50 0 39 42 56 79 56 57 0 88-59 90-65 10 32 40 65 90 65 89 0 137-109 137-131 0-7-8-7-10-7-8 0-10 2-11 7-27 93-87 112-114 112-32 0-46-27-46-56 0-19 6-36 15-75z">
            <text:p/>
          </draw:path>
          <draw:path draw:style-name="gr3" draw:text-style-name="P7" draw:layer="layout" svg:width="0.197cm" svg:height="0.844cm" svg:x="24.881cm" svg:y="2.74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4" smil:attributeName="visibility" smil:to="visible"/>
                  <anim:animate smil:begin="0s" smil:dur="0.5s" smil:fill="hold" smil:decelerate="0.5" smil:targetElement="id114" smil:attributeName="rotate" smil:values="-90;0" smil:keyTimes="0;1"/>
                  <anim:animate smil:begin="0s" smil:dur="0.5s" smil:fill="hold" smil:decelerate="0.5" smil:targetElement="id114" smil:attributeName="width" smil:values="width;width*.05" smil:keyTimes="0;1"/>
                  <anim:animate smil:begin="0.5s" smil:dur="0.5s" smil:fill="hold" smil:accelerate="0.5" smil:targetElement="id114" smil:attributeName="width" smil:values="width*.05;width" smil:keyTimes="0;1"/>
                  <anim:animate smil:dur="1s" smil:fill="hold" smil:targetElement="id114" smil:attributeName="height" smil:values="height;height" smil:keyTimes="0;1"/>
                  <anim:animate smil:begin="0s" smil:dur="0.5s" smil:fill="hold" smil:decelerate="0.5" smil:targetElement="id114" smil:attributeName="x" smil:values="x+.4;x" smil:keyTimes="0;1"/>
                  <anim:animate smil:begin="0s" smil:dur="0.5s" smil:fill="hold" smil:decelerate="0.5" smil:targetElement="id114" smil:attributeName="y" smil:values="y-.2;y+.1" smil:keyTimes="0;1"/>
                  <anim:animate smil:begin="0.5s" smil:dur="0.5s" smil:fill="hold" smil:accelerate="0.5" smil:targetElement="id114" smil:attributeName="y" smil:values="y+.1;y" smil:keyTimes="0;1"/>
                  <anim:transitionFilter smil:begin="0s" smil:dur="1s" smil:decelerate="0.5" smil:targetElement="id1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5.199cm" svg:height="1.406cm" svg:x="1.398cm" svg:y="0.41cm" presentation:class="title" presentation:user-transformed="true">
          <draw:text-box>
            <text:p xml:id="id148" text:id="id148"><text:span text:style-name="T15">Some more Important formulae</text:span></text:p>
          </draw:text-box>
        </draw:frame>
        <draw:frame presentation:style-name="pr20" draw:text-style-name="P17" draw:layer="layout" svg:width="26.4cm" svg:height="12.4cm" svg:x="0.8cm" svg:y="2.6cm" presentation:class="subtitle" presentation:user-transformed="true">
          <draw:text-box>
            <text:p text:style-name="P4"><text:span text:style-name="T27"><text:s text:c="7"/></text:span></text:p>
            <text:p text:style-name="P4"><text:tab/><text:span text:style-name="T5"> </text:span><text:s text:c="19"/></text:p>
            <text:p text:style-name="P4"><text:span text:style-name="T28"><text:s text:c="21"/></text:span></text:p>
            <text:p text:style-name="P4"><text:span text:style-name="T21"><text:tab/></text:span> <text:s text:c="12"/></text:p>
            <text:p text:style-name="P4"><text:span text:style-name="T28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21" draw:text-style-name="P8" draw:layer="layout" svg:width="26.4cm" svg:height="13.584cm" svg:x="0.8cm" svg:y="1.816cm" presentation:class="title" presentation:user-transformed="true">
          <draw:text-box>
            <text:p text:style-name="P4"><text:span text:style-name="T6"><text:tab/></text:span><text:span text:style-name="T6"><text:tab/></text:span><text:span text:style-name="T7"><text:line-break/></text:span><text:span text:style-name="T7"> <text:s text:c="7"/></text:span><text:span text:style-name="T7"><text:line-break/></text:span><text:span text:style-name="T6"><text:tab/></text:span><text:span text:style-name="T6"><text:tab/></text:span><text:span text:style-name="T7"><text:line-break/></text:span><text:span text:style-name="T7"><text:tab/></text:span><text:span text:style-name="T7"><text:tab/></text:span></text:p>
          </draw:text-box>
        </draw:frame>
        <draw:frame draw:style-name="standard" xml:id="id149" draw:id="id149" draw:layer="layout" svg:width="24.339cm" svg:height="12.732cm" svg:x="2.2cm" svg:y="1.98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3">
                <text:p text:style-name="P15"><text:span text:style-name="T22">Sr.No</text:span></text:p>
              </table:table-cell>
              <table:table-cell table:style-name="ce6">
                <text:p text:style-name="P15"><text:span text:style-name="T29">Formulae</text:span></text:p>
              </table:table-cell>
            </table:table-row>
            <table:table-row table:style-name="ro5">
              <table:table-cell table:style-name="ce3">
                <text:p text:style-name="P15"><text:span text:style-name="T22">01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2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3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4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5</text:span></text:p>
              </table:table-cell>
              <table:table-cell table:style-name="ce5"/>
            </table:table-row>
            <table:table-row table:style-name="ro5">
              <table:table-cell table:style-name="ce3">
                <text:p text:style-name="P15"><text:span text:style-name="T22">06</text:span></text:p>
              </table:table-cell>
              <table:table-cell table:style-name="ce5"/>
            </table:table-row>
          </table:table>
          <draw:image xlink:href="Pictures/TablePreview3.svm" xlink:type="simple" xlink:show="embed" xlink:actuate="onLoad"/>
        </draw:frame>
        <draw:g xml:id="id151" draw:id="id151">
          <svg:title>TexMaths</svg:title>
          <svg:desc>18§display§\sin^{-1}( \theta ) = \text {cosec}^{-1}\left( \frac{1}{\theta} \right)§svg§600§FALSE§</svg:desc>
          <draw:polygon draw:style-name="gr2" draw:text-style-name="P6" draw:layer="layout" svg:width="6.504cm" svg:height="1.455cm" svg:x="7.109cm" svg:y="3.886cm" svg:viewBox="0 0 6505 1456" draw:points="3253,1456 0,1456 0,0 6505,0 6505,1456">
            <text:p/>
          </draw:polygon>
          <draw:path draw:style-name="gr3" draw:text-style-name="P7" draw:layer="layout" svg:width="0.208cm" svg:height="0.291cm" svg:x="7.097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7.348cm" svg:y="4.34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7.522cm" svg:y="4.49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7.902cm" svg:y="4.384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297cm" svg:y="4.211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596cm" svg:y="4.29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05cm" svg:y="4.325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29cm" svg:y="4.297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551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205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483cm" svg:y="4.488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0.801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1.047cm" svg:y="4.488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1.332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64cm" svg:y="4.388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2.036cm" svg:y="4.215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509cm" svg:y="3.854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975cm" svg:y="3.922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919cm" svg:y="4.6cm" svg:viewBox="0 0 318 27" draw:points="158,27 0,27 0,0 318,0 318,27">
            <text:p/>
          </draw:polygon>
          <draw:path draw:style-name="gr3" draw:text-style-name="P7" draw:layer="layout" svg:width="0.261cm" svg:height="0.454cm" svg:x="12.947cm" svg:y="4.76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3.333cm" svg:y="3.85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polyline draw:style-name="gr4" draw:text-style-name="P18" xml:id="id150" draw:id="id150" draw:layer="layout" svg:width="0cm" svg:height="7.399cm" svg:x="15.4cm" svg:y="3.6cm" svg:viewBox="0 0 0 7400" draw:points="0,0 0,7400">
          <text:p/>
        </draw:polyline>
        <draw:g xml:id="id152" draw:id="id152">
          <svg:title>TexMaths</svg:title>
          <svg:desc>18§display§\text {cosec}^{-1}(\theta) = \sin^{-1}\left( \frac{1}{\theta} \right)§svg§600§FALSE§</svg:desc>
          <draw:polygon draw:style-name="gr2" draw:text-style-name="P6" draw:layer="layout" svg:width="6.504cm" svg:height="1.455cm" svg:x="15.908cm" svg:y="3.889cm" svg:viewBox="0 0 6505 1456" draw:points="3253,1456 0,1456 0,0 6505,0 6505,1456">
            <text:p/>
          </draw:polygon>
          <draw:path draw:style-name="gr3" draw:text-style-name="P7" draw:layer="layout" svg:width="0.241cm" svg:height="0.291cm" svg:x="15.898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6.176cm" svg:y="4.4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6.494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6.742cm" svg:y="4.49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41cm" svg:height="0.291cm" svg:x="17.026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334cm" svg:y="4.3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73cm" svg:y="4.2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8.028cm" svg:y="4.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8.238cm" svg:y="4.3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562cm" svg:y="4.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983cm" svg:y="4.5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9.637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19.886cm" svg:y="4.351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062cm" svg:y="4.4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44cm" svg:y="4.387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836cm" svg:y="4.214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2cm" svg:height="1.518cm" svg:x="21.309cm" svg:y="3.857cm" svg:viewBox="0 0 313 1519" svg:d="M313 1513c0-3-2-4-3-6-23-24-67-66-108-135-103-163-149-368-149-612 0-171 23-390 127-579 50-90 102-142 131-169 2-2 2-3 2-6 0-6-5-6-13-6-9 0-11 0-21 10-213 193-279 482-279 749 0 249 58 499 219 689 13 15 36 41 63 64 7 7 9 7 18 7 8 0 13 0 13-6z">
            <text:p/>
          </draw:path>
          <draw:path draw:style-name="gr3" draw:text-style-name="P7" draw:layer="layout" svg:width="0.209cm" svg:height="0.422cm" svg:x="21.775cm" svg:y="3.9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719cm" svg:y="4.603cm" svg:viewBox="0 0 318 27" draw:points="158,27 0,27 0,0 318,0 318,27">
            <text:p/>
          </draw:polygon>
          <draw:path draw:style-name="gr3" draw:text-style-name="P7" draw:layer="layout" svg:width="0.261cm" svg:height="0.454cm" svg:x="21.747cm" svg:y="4.7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2cm" svg:height="1.518cm" svg:x="22.132cm" svg:y="3.857cm" svg:viewBox="0 0 313 1519" svg:d="M313 760c0-249-58-499-219-689-13-15-36-41-62-64-9-7-10-7-19-7-7 0-13 0-13 6 0 3 3 6 4 7 22 23 65 65 107 134 102 163 150 368 150 612 0 171-23 390-129 579-50 90-103 142-129 169-2 2-3 3-3 6 0 6 6 6 13 6 9 0 10 0 20-10 213-193 280-482 280-749z">
            <text:p/>
          </draw:path>
        </draw:g>
        <draw:g xml:id="id153" draw:id="id153">
          <svg:title>TexMaths</svg:title>
          <svg:desc>18§display§\tan^{-1}( \theta ) = \cot^{-1}\left( \frac{1}{\theta} \right)§svg§600§FALSE§</svg:desc>
          <draw:polygon draw:style-name="gr2" draw:text-style-name="P6" draw:layer="layout" svg:width="6.076cm" svg:height="1.455cm" svg:x="7.118cm" svg:y="5.689cm" svg:viewBox="0 0 6077 1456" draw:points="3039,1456 0,1456 0,0 6077,0 6077,1456">
            <text:p/>
          </draw:polygon>
          <draw:path draw:style-name="gr3" draw:text-style-name="P7" draw:layer="layout" svg:width="0.199cm" svg:height="0.396cm" svg:x="7.098cm" svg:y="6.1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7.359cm" svg:y="6.2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7.67cm" svg:y="6.2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8.048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444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743cm" svg:y="6.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953cm" svg:y="6.1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277cm" svg:y="6.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97cm" svg:y="6.3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351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629cm" svg:y="6.2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8cm" svg:height="0.396cm" svg:x="10.939cm" svg:y="6.1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3cm" svg:height="0.022cm" svg:x="11.221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617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089cm" svg:y="5.657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556cm" svg:y="5.7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5cm" svg:y="6.403cm" svg:viewBox="0 0 318 27" draw:points="158,27 0,27 0,0 318,0 318,27">
            <text:p/>
          </draw:polygon>
          <draw:path draw:style-name="gr3" draw:text-style-name="P7" draw:layer="layout" svg:width="0.261cm" svg:height="0.454cm" svg:x="12.527cm" svg:y="6.5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915cm" svg:y="5.657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54" draw:id="id154">
          <svg:title>TexMaths</svg:title>
          <svg:desc>18§display§\cot^{-1} (\theta) = \tan^{-1}\left( \frac{1}{\theta} \right)§svg§600§FALSE§</svg:desc>
          <draw:polygon draw:style-name="gr2" draw:text-style-name="P6" draw:layer="layout" svg:width="6.075cm" svg:height="1.455cm" svg:x="15.808cm" svg:y="5.69cm" svg:viewBox="0 0 6076 1456" draw:points="3038,1456 0,1456 0,0 6076,0 6076,1456">
            <text:p/>
          </draw:polygon>
          <draw:path draw:style-name="gr3" draw:text-style-name="P7" draw:layer="layout" svg:width="0.241cm" svg:height="0.291cm" svg:x="15.798cm" svg:y="6.292cm" svg:viewBox="0 0 242 292" svg:d="M53 147c0-104 52-131 85-131 6 0 46 0 69 23-26 3-30 21-30 30 0 16 12 29 29 29s30-12 30-30c0-44-49-68-98-68-79 0-138 69-138 147 0 82 63 145 137 145 85 0 105-76 105-83 0-6-6-6-7-6-6 0-8 3-9 6-19 59-60 67-83 67-34 0-90-27-90-129z">
            <text:p/>
          </draw:path>
          <draw:path draw:style-name="gr3" draw:text-style-name="P7" draw:layer="layout" svg:width="0.281cm" svg:height="0.291cm" svg:x="16.076cm" svg:y="6.29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9cm" svg:height="0.396cm" svg:x="16.385cm" svg:y="6.186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3cm" svg:height="0.022cm" svg:x="16.668cm" svg:y="6.1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064cm" svg:y="6.0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362cm" svg:y="6.10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572cm" svg:y="6.129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7.896cm" svg:y="6.10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316cm" svg:y="6.34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8cm" svg:height="0.396cm" svg:x="18.961cm" svg:y="6.186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222cm" svg:y="6.292cm" svg:viewBox="0 0 287 292" svg:d="M184 236c3 26 20 52 51 52 13 0 52-9 52-61v-34h-16v34c0 38-16 42-23 42-21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532cm" svg:y="6.296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91cm" svg:y="6.1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306cm" svg:y="6.0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0.779cm" svg:y="5.65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09cm" svg:height="0.422cm" svg:x="21.245cm" svg:y="5.726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189cm" svg:y="6.404cm" svg:viewBox="0 0 318 27" draw:points="158,27 0,27 0,0 318,0 318,27">
            <text:p/>
          </draw:polygon>
          <draw:path draw:style-name="gr3" draw:text-style-name="P7" draw:layer="layout" svg:width="0.261cm" svg:height="0.454cm" svg:x="21.216cm" svg:y="6.564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1.604cm" svg:y="5.658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55" draw:id="id155">
          <svg:title>TexMaths</svg:title>
          <svg:desc>20§display§\sin^{-1} ( \sin \theta ) = \theta = \sin ( \sin^{-1} \theta )§svg§600§FALSE§</svg:desc>
          <draw:polygon draw:style-name="gr2" draw:text-style-name="P6" draw:layer="layout" svg:width="9.073cm" svg:height="0.729cm" svg:x="5.51cm" svg:y="7.885cm" svg:viewBox="0 0 9074 730" draw:points="4536,730 0,730 0,0 9074,0 9074,730">
            <text:p/>
          </draw:polygon>
          <draw:path draw:style-name="gr3" draw:text-style-name="P7" draw:layer="layout" svg:width="0.231cm" svg:height="0.324cm" svg:x="5.497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775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5.969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6.391cm" svg:y="8.0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83cm" svg:y="7.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64cm" svg:height="0.703cm" svg:x="7.163cm" svg:y="7.94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7.388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7.667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7.86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9cm" svg:height="0.505cm" svg:x="8.376cm" svg:y="7.976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164cm" svg:height="0.703cm" svg:x="8.736cm" svg:y="7.94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9.203cm" svg:y="8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9.936cm" svg:y="7.976cm" svg:viewBox="0 0 291 506" svg:d="M291 144c0-46-13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468cm" svg:height="0.165cm" svg:x="10.491cm" svg:y="8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11.216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1.494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1.688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126cm" svg:y="7.94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12.353cm" svg:y="8.1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2.63cm" svg:y="8.0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2.824cm" svg:y="8.1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3.246cm" svg:y="8.0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3.686cm" svg:y="7.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9cm" svg:height="0.505cm" svg:x="14.094cm" svg:y="7.976cm" svg:viewBox="0 0 291 506" svg:d="M291 144c0-46-13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" draw:text-style-name="P7" draw:layer="layout" svg:width="0.164cm" svg:height="0.703cm" svg:x="14.454cm" svg:y="7.946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156" draw:id="id156">
          <svg:title>TexMaths</svg:title>
          <svg:desc>20§display§\tan^{-1} ( \tan \theta ) = \theta = \tan ( \tan^{-1} \theta )§svg§600§FALSE§</svg:desc>
          <draw:polygon draw:style-name="gr2" draw:text-style-name="P6" draw:layer="layout" svg:width="9.68cm" svg:height="0.723cm" svg:x="15.823cm" svg:y="7.886cm" svg:viewBox="0 0 9681 724" draw:points="4841,724 0,724 0,0 9681,0 9681,724">
            <text:p/>
          </draw:polygon>
          <draw:path draw:style-name="gr3" draw:text-style-name="P7" draw:layer="layout" svg:width="0.221cm" svg:height="0.441cm" svg:x="15.801cm" svg:y="8.03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091cm" svg:y="8.154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6.436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857cm" svg:y="8.04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297cm" svg:y="7.85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7.628cm" svg:y="7.941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2cm" svg:height="0.441cm" svg:x="17.844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8.134cm" svg:y="8.154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8.479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9cm" svg:height="0.505cm" svg:x="18.993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19.353cm" svg:y="7.9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9.821cm" svg:y="8.2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20.553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468cm" svg:height="0.165cm" svg:x="21.108cm" svg:y="8.2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1.825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112cm" svg:y="8.154cm" svg:viewBox="0 0 318 325" svg:d="M206 263c2 28 21 57 55 57 14 0 57-9 57-67v-38h-17v38c0 42-18 46-26 46-22 0-25-32-25-35v-142c0-29 0-56-26-84-27-27-62-38-96-38-59 0-107 34-107 80 0 21 14 34 32 34 21 0 32-15 32-34 0-8-3-32-35-32 19-24 52-32 76-32 34 0 74 27 74 90v27c-35 1-85 3-130 24-52 24-70 61-70 93 0 57 69 75 114 75 46 0 78-29 92-62zM200 147v71c0 67-50 91-82 91-35 0-64-26-64-61 0-38 31-98 146-101z">
            <text:p/>
          </draw:path>
          <draw:path draw:style-name="gr3" draw:text-style-name="P7" draw:layer="layout" svg:width="0.354cm" svg:height="0.311cm" svg:x="22.458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895cm" svg:y="7.941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2cm" svg:height="0.441cm" svg:x="23.112cm" svg:y="8.03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3.402cm" svg:y="8.154cm" svg:viewBox="0 0 318 325" svg:d="M206 263c2 28 21 57 55 57 14 0 57-9 57-67v-38h-17v38c0 42-18 46-26 46-22 0-25-32-25-35v-142c0-29 0-56-26-84-27-27-62-38-96-38-59 0-107 34-107 80 0 21 14 34 32 34 21 0 32-15 32-34 0-8-3-32-35-32 19-24 52-32 76-32 34 0 74 27 74 90v27c-35 1-85 3-130 24-52 24-70 61-70 93 0 57 69 75 114 75 46 0 78-29 92-62zM200 147v71c0 67-50 91-82 91-35 0-64-26-64-61 0-38 31-98 146-101z">
            <text:p/>
          </draw:path>
          <draw:path draw:style-name="gr3" draw:text-style-name="P7" draw:layer="layout" svg:width="0.354cm" svg:height="0.311cm" svg:x="23.746cm" svg:y="8.157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4.167cm" svg:y="8.04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4.607cm" svg:y="7.85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9cm" svg:height="0.505cm" svg:x="25.016cm" svg:y="7.973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25.376cm" svg:y="7.9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59" draw:id="id159">
          <svg:title>TexMaths</svg:title>
          <svg:desc>22§display§\cos^{-1}(\sin \theta) = \cos^{-1}\left[ \cos \left( \frac{\pi}{2} - \theta \right) \right] = \frac{\pi}{2} - \theta§svg§600§FALSE§</svg:desc>
          <draw:polygon draw:style-name="gr2" draw:text-style-name="P6" draw:layer="layout" svg:width="14.661cm" svg:height="1.341cm" svg:x="5.613cm" svg:y="13.092cm" svg:viewBox="0 0 14662 1342" draw:points="7330,1342 0,1342 0,0 14662,0 14662,1342">
            <text:p/>
          </draw:polygon>
          <draw:path draw:style-name="gr3" draw:text-style-name="P7" draw:layer="layout" svg:width="0.295cm" svg:height="0.356cm" svg:x="5.601cm" svg:y="13.5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5.941cm" svg:y="13.59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33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6.667cm" svg:y="13.47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151cm" svg:y="13.26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7.516cm" svg:y="13.3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7.766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072cm" svg:y="13.4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85cm" svg:y="13.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8.852cm" svg:y="13.3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9.248cm" svg:y="13.3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761cm" svg:y="13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0.56cm" svg:y="13.5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9cm" svg:y="13.5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91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11.629cm" svg:y="13.47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13cm" svg:y="13.2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704cm" svg:y="13.053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2.92cm" svg:y="13.595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258cm" svg:y="13.5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49cm" svg:y="13.5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95cm" svg:height="1.39cm" svg:x="14.196cm" svg:y="13.053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4.633cm" svg:y="13.0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4.612cm" svg:y="13.734cm" svg:viewBox="0 0 470 33" draw:points="236,33 0,33 0,0 470,0 470,33">
            <text:p/>
          </draw:polygon>
          <draw:path draw:style-name="gr3" draw:text-style-name="P7" draw:layer="layout" svg:width="0.309cm" svg:height="0.516cm" svg:x="14.693cm" svg:y="13.9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5.409cm" svg:y="13.7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6.152cm" svg:y="13.3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6.532cm" svg:y="13.0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6.979cm" svg:y="13.0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17.588cm" svg:y="13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75cm" svg:y="13.086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454cm" svg:y="13.734cm" svg:viewBox="0 0 470 33" draw:points="236,33 0,33 0,0 470,0 470,33">
            <text:p/>
          </draw:polygon>
          <draw:path draw:style-name="gr3" draw:text-style-name="P7" draw:layer="layout" svg:width="0.309cm" svg:height="0.516cm" svg:x="18.533cm" svg:y="13.9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9.251cm" svg:y="13.7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992cm" svg:y="13.3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58" draw:id="id158">
          <svg:title>TexMaths</svg:title>
          <svg:desc>22§display§\sin^{-1}(\cos \theta) = \sin^{-1}\left[ \sin \left( \frac{\pi}{2} - \theta \right) \right] = \frac{\pi}{2} - \theta§svg§600§FALSE§</svg:desc>
          <draw:polygon draw:style-name="gr2" draw:text-style-name="P6" draw:layer="layout" svg:width="14.488cm" svg:height="1.341cm" svg:x="5.711cm" svg:y="11.292cm" svg:viewBox="0 0 14489 1342" draw:points="7245,1342 0,1342 0,0 14489,0 14489,1342">
            <text:p/>
          </draw:polygon>
          <draw:path draw:style-name="gr3" draw:text-style-name="P7" draw:layer="layout" svg:width="0.254cm" svg:height="0.356cm" svg:x="5.697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003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216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6.681cm" svg:y="11.66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163cm" svg:y="11.4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7.529cm" svg:y="11.5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7.779cm" svg:y="11.7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17cm" svg:y="11.795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08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8.949cm" svg:y="11.5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9.345cm" svg:y="11.5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859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0.658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963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177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64cm" svg:y="11.66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24cm" svg:y="11.45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715cm" svg:y="11.253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2.932cm" svg:y="11.79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236cm" svg:y="11.624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49cm" svg:y="11.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123cm" svg:y="11.253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4.56cm" svg:y="11.2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4.539cm" svg:y="11.934cm" svg:viewBox="0 0 470 33" draw:points="236,33 0,33 0,0 470,0 470,33">
            <text:p/>
          </draw:polygon>
          <draw:path draw:style-name="gr3" draw:text-style-name="P7" draw:layer="layout" svg:width="0.309cm" svg:height="0.516cm" svg:x="14.618cm" svg:y="12.1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5.336cm" svg:y="11.9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6.077cm" svg:y="11.5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6.457cm" svg:y="11.2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6.904cm" svg:y="11.2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17.515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cm" svg:y="11.2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379cm" svg:y="11.934cm" svg:viewBox="0 0 470 33" draw:points="236,33 0,33 0,0 470,0 470,33">
            <text:p/>
          </draw:polygon>
          <draw:path draw:style-name="gr3" draw:text-style-name="P7" draw:layer="layout" svg:width="0.309cm" svg:height="0.516cm" svg:x="18.46cm" svg:y="12.1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9.176cm" svg:y="11.9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919cm" svg:y="11.5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57" draw:id="id157">
          <svg:title>TexMaths</svg:title>
          <svg:desc>20§display§\cos^{-1} ( \cos \theta ) = \theta = \cos ( \cos^{-1} \theta )§svg§600§FALSE§</svg:desc>
          <draw:polygon draw:style-name="gr2" draw:text-style-name="P6" draw:layer="layout" svg:width="9.385cm" svg:height="0.723cm" svg:x="5.509cm" svg:y="9.685cm" svg:viewBox="0 0 9386 724" draw:points="4693,724 0,724 0,0 9386,0 9386,724">
            <text:p/>
          </draw:polygon>
          <draw:path draw:style-name="gr3" draw:text-style-name="P7" draw:layer="layout" svg:width="0.268cm" svg:height="0.324cm" svg:x="5.498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807cm" svg:y="9.953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6.16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33cm" svg:height="0.025cm" svg:x="6.468cm" svg:y="9.8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908cm" svg:y="9.6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7.239cm" svg:y="9.7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7.468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7.775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8.13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9cm" svg:height="0.505cm" svg:x="8.532cm" svg:y="9.772cm" svg:viewBox="0 0 291 506" svg:d="M291 144c0-46-11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8.892cm" svg:y="9.7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9.359cm" svg:y="10.0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cm" svg:height="0.505cm" svg:x="10.092cm" svg:y="9.772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468cm" svg:height="0.165cm" svg:x="10.645cm" svg:y="10.0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8cm" svg:height="0.324cm" svg:x="11.372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1.68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12.036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12.359cm" svg:y="9.7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68cm" svg:height="0.324cm" svg:x="12.586cm" svg:y="9.953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2.895cm" svg:y="9.953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7" draw:layer="layout" svg:width="0.231cm" svg:height="0.324cm" svg:x="13.25cm" svg:y="9.953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33cm" svg:height="0.025cm" svg:x="13.557cm" svg:y="9.84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3.997cm" svg:y="9.6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9cm" svg:height="0.505cm" svg:x="14.405cm" svg:y="9.772cm" svg:viewBox="0 0 291 506" svg:d="M291 144c0-46-11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164cm" svg:height="0.703cm" svg:x="14.765cm" svg:y="9.7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8" anim:sub-item="text" smil:attributeName="visibility" smil:to="visible"/>
                  <anim:animate smil:begin="0s" smil:dur="0.5s" smil:fill="hold" smil:decelerate="0.5" smil:targetElement="id148" anim:sub-item="text" smil:attributeName="rotate" smil:values="-90;0" smil:keyTimes="0;1"/>
                  <anim:animate smil:begin="0s" smil:dur="0.5s" smil:fill="hold" smil:decelerate="0.5" smil:targetElement="id148" anim:sub-item="text" smil:attributeName="width" smil:values="width;width*.05" smil:keyTimes="0;1"/>
                  <anim:animate smil:begin="0.5s" smil:dur="0.5s" smil:fill="hold" smil:accelerate="0.5" smil:targetElement="id148" anim:sub-item="text" smil:attributeName="width" smil:values="width*.05;width" smil:keyTimes="0;1"/>
                  <anim:animate smil:dur="1s" smil:fill="hold" smil:targetElement="id148" anim:sub-item="text" smil:attributeName="height" smil:values="height;height" smil:keyTimes="0;1"/>
                  <anim:animate smil:begin="0s" smil:dur="0.5s" smil:fill="hold" smil:decelerate="0.5" smil:targetElement="id148" anim:sub-item="text" smil:attributeName="x" smil:values="x+.4;x" smil:keyTimes="0;1"/>
                  <anim:animate smil:begin="0s" smil:dur="0.5s" smil:fill="hold" smil:decelerate="0.5" smil:targetElement="id148" anim:sub-item="text" smil:attributeName="y" smil:values="y-.2;y+.1" smil:keyTimes="0;1"/>
                  <anim:animate smil:begin="0.5s" smil:dur="0.5s" smil:fill="hold" smil:accelerate="0.5" smil:targetElement="id148" anim:sub-item="text" smil:attributeName="y" smil:values="y+.1;y" smil:keyTimes="0;1"/>
                  <anim:transitionFilter smil:begin="0s" smil:dur="1s" smil:decelerate="0.5" smil:targetElement="id1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5.199cm" svg:height="1.573cm" svg:x="1.398cm" svg:y="0.626cm" presentation:class="title" presentation:user-transformed="true">
          <draw:text-box>
            <text:p xml:id="id160" text:id="id160"><text:span text:style-name="T15">Examples</text:span></text:p>
          </draw:text-box>
        </draw:frame>
        <draw:frame presentation:style-name="pr20" draw:text-style-name="P17" draw:layer="layout" svg:width="26.4cm" svg:height="12.4cm" svg:x="0.8cm" svg:y="2.6cm" presentation:class="subtitle" presentation:user-transformed="true">
          <draw:text-box>
            <text:p text:style-name="P4"><text:span text:style-name="T27"><text:s text:c="7"/></text:span></text:p>
            <text:p xml:id="id161" text:id="id161" text:style-name="P4"><text:tab/>(1)<text:span text:style-name="T7"> </text:span><text:span text:style-name="T5">Using derivatives prove that </text:span><text:s text:c="19"/></text:p>
            <text:p text:style-name="P4"><text:span text:style-name="T28"><text:s text:c="21"/></text:span></text:p>
            <text:p xml:id="id163" text:id="id163" text:style-name="P4"><text:span text:style-name="T21"><text:tab/></text:span><text:span text:style-name="T21">Solution :</text:span><text:span text:style-name="T10"><text:tab/></text:span><text:span text:style-name="T10">Let </text:span><text:s text:c="18"/></text:p>
            <text:p text:style-name="P4"><text:span text:style-name="T28"><text:s text:c="31"/></text:span></text:p>
            <text:p xml:id="id166" text:id="id166" text:style-name="P4"><text:s text:c="9"/><text:span text:style-name="T5">We have to prove that 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g xml:id="id162" draw:id="id162">
          <svg:title>TexMaths</svg:title>
          <svg:desc>28§display§\sin^{-1}x + \cos^{-1}x = \frac{\pi}{2}§svg§600§FALSE§</svg:desc>
          <draw:polygon draw:style-name="gr2" draw:text-style-name="P6" draw:layer="layout" svg:width="9.222cm" svg:height="1.667cm" svg:x="17.018cm" svg:y="3.096cm" svg:viewBox="0 0 9223 1668" draw:points="4611,1668 0,1668 0,0 9223,0 9223,1668">
            <text:p/>
          </draw:polygon>
          <draw:path draw:style-name="gr3" draw:text-style-name="P7" draw:layer="layout" svg:width="0.324cm" svg:height="0.454cm" svg:x="17cm" svg:y="3.69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7.39cm" svg:y="3.47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661cm" svg:y="3.701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252cm" svg:y="3.53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866cm" svg:y="3.26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9.426cm" svg:y="3.70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7cm" svg:x="20.234cm" svg:y="3.56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21.195cm" svg:y="3.696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21.627cm" svg:y="3.696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22.124cm" svg:y="3.69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22.554cm" svg:y="3.54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23.17cm" svg:y="3.27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23.728cm" svg:y="3.70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232cm" svg:x="24.59cm" svg:y="3.7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25.719cm" svg:y="3.047cm" svg:viewBox="0 0 533 437" svg:d="M235 58h112c-33 146-42 188-42 256 0 13 0 40 9 73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25.692cm" svg:y="3.871cm" svg:viewBox="0 0 598 43" draw:points="300,43 0,43 0,0 598,0 598,43">
            <text:p/>
          </draw:polygon>
          <draw:path draw:style-name="gr3" draw:text-style-name="P7" draw:layer="layout" svg:width="0.393cm" svg:height="0.657cm" svg:x="25.793cm" svg:y="4.15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</draw:g>
        <draw:g xml:id="id164" draw:id="id164">
          <svg:title>TexMaths</svg:title>
          <svg:desc>28§display§f(x) = \sin^{-1}x + \cos^{-1}x §svg§600§FALSE§</svg:desc>
          <draw:polygon draw:style-name="gr2" draw:text-style-name="P6" draw:layer="layout" svg:width="10.383cm" svg:height="1.02cm" svg:x="9.301cm" svg:y="5.097cm" svg:viewBox="0 0 10384 1021" draw:points="5191,1021 0,1021 0,0 10384,0 10384,1021">
            <text:p/>
          </draw:polygon>
          <draw:path draw:style-name="gr3" draw:text-style-name="P7" draw:layer="layout" svg:width="0.492cm" svg:height="0.897cm" svg:x="9.303cm" svg:y="5.225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4-63 56-182 56-188z">
            <text:p/>
          </draw:path>
          <draw:path draw:style-name="gr3" draw:text-style-name="P7" draw:layer="layout" svg:width="0.23cm" svg:height="0.985cm" svg:x="9.937cm" svg:y="5.1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0.251cm" svg:y="5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0.84cm" svg:y="5.182cm" svg:viewBox="0 0 231 986" svg:d="M231 493c0-76-11-195-65-307-61-121-146-186-157-186-5 0-9 4-9 9 0 4 0 7 18 25 98 96 155 253 155 459 0 168-36 343-160 466-13 13-13 15-13 18 0 6 4 9 9 9 11 0 101-68 159-193 52-108 63-217 63-300z">
            <text:p/>
          </draw:path>
          <draw:path draw:style-name="gr3" draw:text-style-name="P7" draw:layer="layout" svg:width="0.655cm" svg:height="0.232cm" svg:x="11.496cm" svg:y="5.5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2.511cm" svg:y="5.478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901cm" svg:y="5.26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172cm" svg:y="5.48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764cm" svg:y="5.31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4.377cm" svg:y="5.04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4.938cm" svg:y="5.4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8cm" svg:x="15.744cm" svg:y="5.34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6.707cm" svg:y="5.478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7.14cm" svg:y="5.47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7.637cm" svg:y="5.478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467cm" svg:height="0.035cm" svg:x="18.067cm" svg:y="5.32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683cm" svg:y="5.05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9.241cm" svg:y="5.4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</draw:g>
        <draw:g xml:id="id165" draw:id="id165">
          <svg:title>TexMaths</svg:title>
          <svg:desc>28§display§.\ .\ .\ \ (I)§svg§600§FALSE§</svg:desc>
          <draw:polygon draw:style-name="gr2" draw:text-style-name="P6" draw:layer="layout" svg:width="3.212cm" svg:height="0.886cm" svg:x="21.102cm" svg:y="5.197cm" svg:viewBox="0 0 3213 887" draw:points="1606,887 0,887 0,0 3213,0 3213,887">
            <text:p/>
          </draw:polygon>
          <draw:path draw:style-name="gr3" draw:text-style-name="P7" draw:layer="layout" svg:width="0.107cm" svg:height="0.107cm" svg:x="21.138cm" svg:y="5.782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21.738cm" svg:y="5.782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22.341cm" svg:y="5.782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23.282cm" svg:y="5.14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6cm" svg:height="0.674cm" svg:x="23.602cm" svg:y="5.213cm" svg:viewBox="0 0 457 675" svg:d="M336 76c9-36 11-45 90-45 24 0 31 0 31-20 0-11-9-11-13-11-30 0-103 2-130 2-32 0-103-2-133-2-6 0-20 0-20 20 0 11 9 11 27 11 43 0 70 0 70 18 0 5 0 7-3 16l-134 533c-9 36-11 45-90 45-22 0-31 0-31 20 0 12 11 12 16 12 27 0 101-3 127-3 32 0 103 3 135 3 7 0 18 0 18-18 0-14-7-14-29-14-18 0-23 0-43 0-20-2-25-7-25-18 0-9 3-15 5-22z">
            <text:p/>
          </draw:path>
          <draw:path draw:style-name="gr3" draw:text-style-name="P7" draw:layer="layout" svg:width="0.23cm" svg:height="0.985cm" svg:x="24.133cm" svg:y="5.14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67" draw:id="id167">
          <svg:title>TexMaths</svg:title>
          <svg:desc>28§display§f(x) = \frac{\pi}{2}§svg§600§FALSE§</svg:desc>
          <draw:polygon draw:style-name="gr2" draw:text-style-name="P6" draw:layer="layout" svg:width="3.845cm" svg:height="1.667cm" svg:x="14.001cm" svg:y="6.598cm" svg:viewBox="0 0 3846 1668" draw:points="1922,1668 0,1668 0,0 3846,0 3846,1668">
            <text:p/>
          </draw:polygon>
          <draw:path draw:style-name="gr3" draw:text-style-name="P7" draw:layer="layout" svg:width="0.492cm" svg:height="0.897cm" svg:x="14.003cm" svg:y="6.9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23cm" svg:height="0.984cm" svg:x="14.637cm" svg:y="6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14.951cm" svg:y="7.2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15.54cm" svg:y="6.90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6.196cm" svg:y="7.2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7.325cm" svg:y="6.549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7.298cm" svg:y="7.373cm" svg:viewBox="0 0 598 43" draw:points="300,43 0,43 0,0 598,0 598,43">
            <text:p/>
          </draw:polygon>
          <draw:path draw:style-name="gr3" draw:text-style-name="P7" draw:layer="layout" svg:width="0.393cm" svg:height="0.657cm" svg:x="17.399cm" svg:y="7.6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</draw:g>
        <draw:g xml:id="id168" draw:id="id168">
          <svg:title>TexMaths</svg:title>
          <svg:desc>28§display§\text {Diff. (I) } w. \ r. \ t. \ x.§svg§600§FALSE§</svg:desc>
          <draw:polygon draw:style-name="gr2" draw:text-style-name="P6" draw:layer="layout" svg:width="7.721cm" svg:height="0.886cm" svg:x="7.245cm" svg:y="8.479cm" svg:viewBox="0 0 7722 887" draw:points="3860,887 0,887 0,0 7722,0 7722,887">
            <text:p/>
          </draw:polygon>
          <draw:path draw:style-name="gr3" draw:text-style-name="P7" draw:layer="layout" svg:width="0.662cm" svg:height="0.674cm" svg:x="7.229cm" svg:y="8.495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7" draw:layer="layout" svg:width="0.212cm" svg:height="0.66cm" svg:x="7.979cm" svg:y="8.5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246cm" svg:y="8.475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7" draw:layer="layout" svg:width="0.107cm" svg:height="0.107cm" svg:x="8.88cm" svg:y="9.064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9.604cm" svg:y="8.4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01cm" svg:height="0.674cm" svg:x="9.915cm" svg:y="8.49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7" draw:layer="layout" svg:width="0.23cm" svg:height="0.985cm" svg:x="10.3cm" svg:y="8.4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3cm" svg:height="0.447cm" svg:x="10.984cm" svg:y="8.733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1.77cm" svg:y="9.064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2.317cm" svg:y="8.7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2.789cm" svg:y="9.064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3.327cm" svg:y="8.55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3.746cm" svg:y="9.064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4.29cm" svg:y="8.7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107cm" svg:height="0.107cm" svg:x="14.908cm" svg:y="9.064cm" svg:viewBox="0 0 108 108" svg:d="M108 54c0-29-25-54-54-54s-54 25-54 54 25 54 54 54 54-25 54-54z">
            <text:p/>
          </draw:path>
        </draw:g>
        <draw:g xml:id="id169" draw:id="id169">
          <svg:title>TexMaths</svg:title>
          <svg:desc>28§display§\frac{d}{dx}[ f(x) ] = \frac{d}{dx}[ \sin^{-1}x + \cos^{-1}x ]§svg§600§FALSE§</svg:desc>
          <draw:polygon draw:style-name="gr2" draw:text-style-name="P6" draw:layer="layout" svg:width="13.906cm" svg:height="1.936cm" svg:x="7.279cm" svg:y="9.979cm" svg:viewBox="0 0 13907 1937" draw:points="6954,1937 0,1937 0,0 13907,0 13907,1937">
            <text:p/>
          </draw:polygon>
          <draw:path draw:style-name="gr3" draw:text-style-name="P7" draw:layer="layout" svg:width="0.469cm" svg:height="0.696cm" svg:x="7.55cm" svg:y="9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7.23cm" svg:y="11.012cm" svg:viewBox="0 0 1078 43" draw:points="538,43 0,43 0,0 1078,0 1078,43">
            <text:p/>
          </draw:polygon>
          <draw:path draw:style-name="gr3" draw:text-style-name="P7" draw:layer="layout" svg:width="0.469cm" svg:height="0.696cm" svg:x="7.27cm" svg:y="11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77cm" svg:y="11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36cm" svg:height="0.984cm" svg:x="8.538cm" svg:y="10.541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8.749cm" svg:y="10.5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7" draw:layer="layout" svg:width="0.23cm" svg:height="0.984cm" svg:x="9.381cm" svg:y="10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694cm" svg:y="10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286cm" svg:y="10.5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0.633cm" svg:y="10.541cm" svg:viewBox="0 0 137 985" draw:points="137,0 0,0 0,40 96,40 96,947 0,947 0,985 137,985">
            <text:p/>
          </draw:polygon>
          <draw:path draw:style-name="gr3" draw:text-style-name="P7" draw:layer="layout" svg:width="0.655cm" svg:height="0.232cm" svg:x="11.213cm" svg:y="10.9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2.636cm" svg:y="9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7cm" svg:height="0.042cm" svg:x="12.315cm" svg:y="11.012cm" svg:viewBox="0 0 1078 43" draw:points="538,43 0,43 0,0 1078,0 1078,43">
            <text:p/>
          </draw:polygon>
          <draw:path draw:style-name="gr3" draw:text-style-name="P7" draw:layer="layout" svg:width="0.469cm" svg:height="0.696cm" svg:x="12.356cm" svg:y="11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12.857cm" svg:y="11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36cm" svg:height="0.984cm" svg:x="13.626cm" svg:y="10.541cm" svg:viewBox="0 0 137 985" draw:points="137,985 137,947 40,947 40,40 137,40 137,0 0,0 0,985">
            <text:p/>
          </draw:polygon>
          <draw:path draw:style-name="gr3" draw:text-style-name="P7" draw:layer="layout" svg:width="0.324cm" svg:height="0.454cm" svg:x="13.814cm" svg:y="10.8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202cm" svg:y="10.6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475cm" svg:y="10.8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064cm" svg:y="10.67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5.68cm" svg:y="10.40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6.24cm" svg:y="10.8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7cm" svg:x="17.047cm" svg:y="10.7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8.01cm" svg:y="10.8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442cm" svg:y="10.8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8.938cm" svg:y="10.8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9.368cm" svg:y="10.68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9.984cm" svg:y="10.41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20.544cm" svg:y="10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36cm" svg:height="0.984cm" svg:x="21.099cm" svg:y="10.541cm" svg:viewBox="0 0 137 985" draw:points="137,0 0,0 0,40 96,40 96,947 0,947 0,985 137,985">
            <text:p/>
          </draw:polygon>
        </draw:g>
        <draw:g xml:id="id170" draw:id="id170">
          <svg:title>TexMaths</svg:title>
          <svg:desc>28§display§f'(x) = \frac{1}{\sqrt{1 - x^2}} - \frac{1}{\sqrt{1 - x^2}} = 0§svg§600§FALSE§</svg:desc>
          <draw:polygon draw:style-name="gr2" draw:text-style-name="P6" draw:layer="layout" svg:width="13.886cm" svg:height="2.137cm" svg:x="7.229cm" svg:y="12.581cm" svg:viewBox="0 0 13887 2138" draw:points="6942,2138 0,2138 0,0 13887,0 13887,2138">
            <text:p/>
          </draw:polygon>
          <draw:path draw:style-name="gr3" draw:text-style-name="P7" draw:layer="layout" svg:width="0.492cm" svg:height="0.897cm" svg:x="7.231cm" svg:y="13.15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7" draw:layer="layout" svg:width="0.174cm" svg:height="0.357cm" svg:x="7.8cm" svg:y="13.06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8.141cm" svg:y="13.1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8.454cm" svg:y="13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9.046cm" svg:y="13.11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655cm" svg:height="0.232cm" svg:x="9.7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2.404cm" svg:y="12.5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0.802cm" svg:y="13.587cm" svg:viewBox="0 0 3522 43" draw:points="1761,43 0,43 0,0 3522,0 3522,43">
            <text:p/>
          </draw:polygon>
          <draw:path draw:style-name="gr3" draw:text-style-name="P7" draw:layer="layout" svg:width="0.77cm" svg:height="0.984cm" svg:x="10.874cm" svg:y="13.784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1.622cm" svg:y="13.784cm" svg:viewBox="0 0 2702 43" draw:points="1351,43 0,43 0,0 2702,0 2702,43">
            <text:p/>
          </draw:polygon>
          <draw:path draw:style-name="gr3" draw:text-style-name="P7" draw:layer="layout" svg:width="0.326cm" svg:height="0.657cm" svg:x="11.709cm" svg:y="13.9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415cm" svg:y="14.377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3.345cm" svg:y="14.2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306cm" svg:height="0.458cm" svg:x="13.923cm" svg:y="1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74cm" svg:y="13.58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61cm" svg:y="12.532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5.76cm" svg:y="13.587cm" svg:viewBox="0 0 3522 43" draw:points="1761,43 0,43 0,0 3522,0 3522,43">
            <text:p/>
          </draw:polygon>
          <draw:path draw:style-name="gr3" draw:text-style-name="P7" draw:layer="layout" svg:width="0.77cm" svg:height="0.984cm" svg:x="15.831cm" svg:y="13.784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6.579cm" svg:y="13.784cm" svg:viewBox="0 0 2702 43" draw:points="1351,43 0,43 0,0 2702,0 2702,43">
            <text:p/>
          </draw:polygon>
          <draw:path draw:style-name="gr3" draw:text-style-name="P7" draw:layer="layout" svg:width="0.326cm" svg:height="0.657cm" svg:x="16.667cm" svg:y="13.9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7.372cm" svg:y="14.377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8.304cm" svg:y="14.2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7" draw:layer="layout" svg:width="0.306cm" svg:height="0.458cm" svg:x="18.88cm" svg:y="1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232cm" svg:x="19.725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7cm" svg:x="20.748cm" svg:y="13.19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60" anim:sub-item="text" smil:attributeName="visibility" smil:to="visible"/>
                  <anim:animate smil:begin="0s" smil:dur="0.5s" smil:fill="hold" smil:decelerate="0.5" smil:targetElement="id160" anim:sub-item="text" smil:attributeName="rotate" smil:values="-90;0" smil:keyTimes="0;1"/>
                  <anim:animate smil:begin="0s" smil:dur="0.5s" smil:fill="hold" smil:decelerate="0.5" smil:targetElement="id160" anim:sub-item="text" smil:attributeName="width" smil:values="width;width*.05" smil:keyTimes="0;1"/>
                  <anim:animate smil:begin="0.5s" smil:dur="0.5s" smil:fill="hold" smil:accelerate="0.5" smil:targetElement="id160" anim:sub-item="text" smil:attributeName="width" smil:values="width*.05;width" smil:keyTimes="0;1"/>
                  <anim:animate smil:dur="1s" smil:fill="hold" smil:targetElement="id160" anim:sub-item="text" smil:attributeName="height" smil:values="height;height" smil:keyTimes="0;1"/>
                  <anim:animate smil:begin="0s" smil:dur="0.5s" smil:fill="hold" smil:decelerate="0.5" smil:targetElement="id160" anim:sub-item="text" smil:attributeName="x" smil:values="x+.4;x" smil:keyTimes="0;1"/>
                  <anim:animate smil:begin="0s" smil:dur="0.5s" smil:fill="hold" smil:decelerate="0.5" smil:targetElement="id160" anim:sub-item="text" smil:attributeName="y" smil:values="y-.2;y+.1" smil:keyTimes="0;1"/>
                  <anim:animate smil:begin="0.5s" smil:dur="0.5s" smil:fill="hold" smil:accelerate="0.5" smil:targetElement="id160" anim:sub-item="text" smil:attributeName="y" smil:values="y+.1;y" smil:keyTimes="0;1"/>
                  <anim:transitionFilter smil:begin="0s" smil:dur="1s" smil:decelerate="0.5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3" smil:attributeName="visibility" smil:to="visible"/>
                  <anim:animate smil:dur="0.25s" smil:fill="hold" smil:targetElement="id163" smil:attributeName="width" smil:values="width*0.05;width" smil:keyTimes="0;1"/>
                  <anim:animate smil:dur="0.25s" smil:fill="hold" smil:targetElement="id163" smil:attributeName="height" smil:values="height;height" smil:keyTimes="0;1"/>
                  <anim:animate smil:dur="0.25s" smil:fill="hold" smil:targetElement="id163" smil:attributeName="x" smil:values="x-.2;x" smil:keyTimes="0;1"/>
                  <anim:animate smil:dur="0.25s" smil:fill="hold" smil:targetElement="id163" smil:attributeName="y" smil:values="y;y" smil:keyTimes="0;1"/>
                  <anim:transitionFilter smil:dur="0.2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6" smil:attributeName="visibility" smil:to="visible"/>
                  <anim:animate smil:dur="0.25s" smil:fill="hold" smil:targetElement="id166" smil:attributeName="width" smil:values="width*0.05;width" smil:keyTimes="0;1"/>
                  <anim:animate smil:dur="0.25s" smil:fill="hold" smil:targetElement="id166" smil:attributeName="height" smil:values="height;height" smil:keyTimes="0;1"/>
                  <anim:animate smil:dur="0.25s" smil:fill="hold" smil:targetElement="id166" smil:attributeName="x" smil:values="x-.2;x" smil:keyTimes="0;1"/>
                  <anim:animate smil:dur="0.25s" smil:fill="hold" smil:targetElement="id166" smil:attributeName="y" smil:values="y;y" smil:keyTimes="0;1"/>
                  <anim:transitionFilter smil:dur="0.25s" smil:targetElement="id1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23" draw:text-style-name="P8" draw:layer="layout" svg:width="26.2cm" svg:height="15.249cm" svg:x="0.8cm" svg:y="0.627cm" presentation:class="title" presentation:user-transformed="true">
          <draw:text-box>
            <text:p xml:id="id175" text:id="id175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 <text:s text:c="33"/></text:span><text:span text:style-name="T7"><text:line-break/></text:span><text:span text:style-name="T12"><text:tab/></text:span><text:span text:style-name="T12"> </text:span><text:span text:style-name="T14"><text:line-break/></text:span><text:span text:style-name="T7"><text:tab/></text:span><text:span text:style-name="T7"> <text:s text:c="14"/></text:span><text:span text:style-name="T7">. </text:span><text:span text:style-name="T7"><text:line-break/></text:span><text:span text:style-name="T12"> <text:s text:c="22"/></text:span><text:span text:style-name="T7"><text:line-break/></text:span><text:span text:style-name="T7"><text:tab/></text:span><text:span text:style-name="T7">Then, for any value of <text:s text:c="34"/>only.</text:span><text:span text:style-name="T14"><text:line-break/></text:span><text:span text:style-name="T30"> <text:s text:c="4"/></text:span><text:span text:style-name="T7"><text:line-break/></text:span><text:span text:style-name="T7"> <text:s text:c="4"/>C</text:span><text:span text:style-name="T24">onveniently we can chose <text:s text:c="12"/>, so from (I) we get</text:span><text:span text:style-name="T6"><text:tab/></text:span><text:span text:style-name="T6"><text:tab/></text:span><text:span text:style-name="T6"> <text:s text:c="2"/></text:span><text:span text:style-name="T6"><text:tab/></text:span><text:span text:style-name="T6"> <text:s text:c="39"/></text:span><text:span text:style-name="T22"><text:line-break/></text:span><text:span text:style-name="T22"><text:tab/></text:span><text:span text:style-name="T22"><text:line-break/></text:span><text:span text:style-name="T6"> <text:s text:c="26"/></text:span><text:span text:style-name="T22"><text:line-break/></text:span><text:span text:style-name="T31"> <text:s text:c="7"/></text:span><text:span text:style-name="T31"><text:tab/></text:span><text:span text:style-name="T22"><text:line-break/></text:span><text:span text:style-name="T22"><text:tab/></text:span><text:span text:style-name="T22"><text:tab/></text:span><text:span text:style-name="T22"> <text:s text:c="46"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 <text:s text:c="10"/></text:span><text:span text:style-name="T22"><text:tab/></text:span><text:span text:style-name="T22"><text:tab/></text:span><text:span text:style-name="T22"><text:line-break/></text:span><text:span text:style-name="T7"> <text:s text:c="17"/></text:span><text:span text:style-name="T22"><text:line-break/></text:span><text:span text:style-name="T22"><text:tab/></text:span><text:span text:style-name="T22"><text:tab/></text:span><text:span text:style-name="T22"> </text:span></text:p>
          </draw:text-box>
        </draw:frame>
        <draw:g xml:id="id171" draw:id="id171">
          <svg:title>TexMaths</svg:title>
          <svg:desc>32§display§f'(x) = 0 \Rightarrow§svg§600§FALSE§</svg:desc>
          <draw:polygon draw:style-name="gr2" draw:text-style-name="P6" draw:layer="layout" svg:width="5.828cm" svg:height="1.073cm" svg:x="2.322cm" svg:y="1.284cm" svg:viewBox="0 0 5829 1074" draw:points="2916,1074 0,1074 0,0 5829,0 5829,1074">
            <text:p/>
          </draw:polygon>
          <draw:path draw:style-name="gr3" draw:text-style-name="P7" draw:layer="layout" svg:width="0.562cm" svg:height="1.025cm" svg:x="2.325cm" svg:y="1.341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7" draw:layer="layout" svg:width="0.199cm" svg:height="0.408cm" svg:x="2.975cm" svg:y="1.228cm" svg:viewBox="0 0 200 409" svg:d="M192 69c8-13 8-20 8-26 0-25-23-43-46-43-31 0-41 26-44 38l-105 343c-2 0-5 10-5 10 0 11 26 18 31 18s7 0 13-12z">
            <text:p/>
          </draw:path>
          <draw:path draw:style-name="gr3" draw:text-style-name="P7" draw:layer="layout" svg:width="0.263cm" svg:height="1.125cm" svg:x="3.364cm" svg:y="1.289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7" draw:layer="layout" svg:width="0.562cm" svg:height="0.511cm" svg:x="3.722cm" svg:y="1.63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263cm" svg:height="1.125cm" svg:x="4.398cm" svg:y="1.289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7" draw:layer="layout" svg:width="0.749cm" svg:height="0.265cm" svg:x="5.145cm" svg:y="1.71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6.313cm" svg:y="1.384cm" svg:viewBox="0 0 476 775" svg:d="M476 391c0-92-5-181-46-266-51-107-143-125-192-125-66 0-151 28-197 133-36 79-41 166-41 258 0 85 5 185 51 272 49 89 131 112 187 112 61 0 146-23 197-130 36-77 41-167 41-254zM238 752c-43 0-113-28-133-138-10-67-10-171-10-238 0-72 0-146 7-207 23-133 108-143 136-143 36 0 110 20 133 130 10 64 10 148 10 220 0 84 0 161-12 233-16 107-80 143-131 143z">
            <text:p/>
          </draw:path>
          <draw:path draw:style-name="gr3" draw:text-style-name="P7" draw:layer="layout" svg:width="1cm" svg:height="0.621cm" svg:x="7.206cm" svg:y="1.543cm" svg:viewBox="0 0 1001 622" svg:d="M758 223c46 40 105 71 140 87-40 17-94 48-140 87h-717c-21 0-41 0-41 23s20 23 38 23h669c-54 51-113 150-113 166 0 13 13 13 20 13 11 0 18 0 21-11 25-43 56-102 130-168 77-70 154-98 210-116 21-7 21-7 23-10 3 0 3-5 3-7 0-3 0-3 0-6l-5-2c-3-3-3-3-23-10-154-44-266-149-328-269-13-23-15-23-31-23-7 0-20 0-20 13 0 15 56 112 113 166h-669c-18 0-38 0-38 23 0 21 20 21 41 21z">
            <text:p/>
          </draw:path>
        </draw:g>
        <draw:g xml:id="id174" draw:id="id174">
          <svg:title>TexMaths</svg:title>
          <svg:desc>32§display§\text {Let  }\  f(x) = c§svg§600§FALSE§</svg:desc>
          <draw:polygon draw:style-name="gr2" draw:text-style-name="P6" draw:layer="layout" svg:width="6.45cm" svg:height="1.012cm" svg:x="2.242cm" svg:y="3.084cm" svg:viewBox="0 0 6451 1013" draw:points="3226,1013 0,1013 0,0 6451,0 6451,1013">
            <text:p/>
          </draw:polygon>
          <draw:path draw:style-name="gr3" draw:text-style-name="P7" draw:layer="layout" svg:width="0.619cm" svg:height="0.769cm" svg:x="2.222cm" svg:y="3.102cm" svg:viewBox="0 0 620 770" svg:d="M620 479h-29c-12 115-28 255-227 255h-93c-51 0-53-7-53-43v-601c0-39 0-54 107-54h36v-36c-41 3-143 3-189 3-44 0-134 0-172-3v36h28c87 0 87 13 87 51v596c0 41 0 51-87 51h-28v36h589z">
            <text:p/>
          </draw:path>
          <draw:path draw:style-name="gr3" draw:text-style-name="P7" draw:layer="layout" svg:width="0.437cm" svg:height="0.518cm" svg:x="2.921cm" svg:y="3.36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55cm" svg:height="0.705cm" svg:x="3.41cm" svg:y="3.179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7" draw:layer="layout" svg:width="0.562cm" svg:height="1.025cm" svg:x="4.636cm" svg:y="3.07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7" draw:layer="layout" svg:width="0.263cm" svg:height="1.125cm" svg:x="5.358cm" svg:y="3.0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5.719cm" svg:y="3.37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6.392cm" svg:y="3.0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7.14cm" svg:y="3.4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39cm" svg:height="0.511cm" svg:x="8.31cm" svg:y="3.373cm" svg:viewBox="0 0 440 512" svg:d="M402 69c-18 0-33 0-51 18-18 15-18 36-18 44 0 25 18 38 41 38 33 0 64-26 64-72 0-56-54-97-136-97-151 0-302 161-302 320 0 102 67 192 184 192 162 0 256-120 256-133 0-8-7-16-12-16-8 0-8 3-16 13-89 110-212 110-228 110-69 0-100-54-100-123 0-46 24-156 62-225 33-64 97-112 159-112 38 0 82 12 97 43z">
            <text:p/>
          </draw:path>
        </draw:g>
        <draw:g xml:id="id176" draw:id="id176">
          <svg:title>TexMaths</svg:title>
          <svg:desc>32§display§x, \ f(x) \text { must be } c§svg§600§FALSE§</svg:desc>
          <draw:polygon draw:style-name="gr2" draw:text-style-name="P6" draw:layer="layout" svg:width="8.771cm" svg:height="1.012cm" svg:x="12.646cm" svg:y="4.684cm" svg:viewBox="0 0 8772 1013" draw:points="4385,1013 0,1013 0,0 8772,0 8772,1013">
            <text:p/>
          </draw:polygon>
          <draw:path draw:style-name="gr3" draw:text-style-name="P7" draw:layer="layout" svg:width="0.562cm" svg:height="0.511cm" svg:x="12.623cm" svg:y="4.9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132cm" svg:height="0.337cm" svg:x="13.329cm" svg:y="5.352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7" draw:layer="layout" svg:width="0.562cm" svg:height="1.025cm" svg:x="14.166cm" svg:y="4.679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7" draw:layer="layout" svg:width="0.263cm" svg:height="1.125cm" svg:x="14.891cm" svg:y="4.6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5.249cm" svg:y="4.9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8 74 74 0 115-80 117-87 13 43 54 87 123 87 115 0 179-146 179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5.922cm" svg:y="4.6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879cm" svg:height="0.498cm" svg:x="16.706cm" svg:y="4.973cm" svg:viewBox="0 0 880 499" svg:d="M87 110v305c0 48-10 48-87 48v36c38 0 97-3 128-3 28 0 87 3 125 3v-36c-74 0-87 0-87-48v-210c0-118 80-179 151-179 72 0 85 61 85 125v264c0 48-13 48-87 48v36c38 0 95-3 125-3 31 0 90 3 128 3v-36c-77 0-89 0-89-48v-210c0-118 82-179 153-179 72 0 82 61 82 125v264c0 48-10 48-87 48v36c38 0 97-3 128-3 28 0 87 3 125 3v-36c-58 0-87 0-87-33v-215c0-97 0-133-35-174-16-18-54-41-118-41-95 0-146 67-164 110-15-97-100-110-151-110-82 0-136 49-166 118v-118l-159 13v36c79 0 87 7 87 61z">
            <text:p/>
          </draw:path>
          <draw:path draw:style-name="gr3" draw:text-style-name="P7" draw:layer="layout" svg:width="0.567cm" svg:height="0.511cm" svg:x="17.612cm" svg:y="4.973cm" svg:viewBox="0 0 568 512" svg:d="M404 409v103l164-13v-36c-79 0-87-7-87-61v-402l-166 13v36c79 0 87 7 87 61v202c0 97-54 174-136 174-95 0-100-51-100-110v-376l-166 13v36c87 0 87 2 87 102v169c0 89 0 192 172 192 64 0 115-31 145-103z">
            <text:p/>
          </draw:path>
          <draw:path draw:style-name="gr3" draw:text-style-name="P7" draw:layer="layout" svg:width="0.37cm" svg:height="0.518cm" svg:x="18.239cm" svg:y="4.96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352cm" svg:height="0.705cm" svg:x="18.666cm" svg:y="4.779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7" draw:layer="layout" svg:width="0.557cm" svg:height="0.795cm" svg:x="19.488cm" svg:y="4.692cm" svg:viewBox="0 0 558 796" svg:d="M164 358v-358l-164 13v36c79 0 87 7 87 61v673h28c3-2 10-18 41-69 18 26 64 82 149 82 135 0 253-110 253-256 0-143-113-256-241-256-87 0-135 54-153 74zM166 655v-233c0-23 0-23 13-41 44-64 105-71 133-71 51 0 92 28 118 71 31 46 33 110 33 156 0 44-2 110-36 162-23 33-66 71-128 71-48 0-89-28-117-69-16-23-16-25-16-46z">
            <text:p/>
          </draw:path>
          <draw:path draw:style-name="gr3" draw:text-style-name="P7" draw:layer="layout" svg:width="0.437cm" svg:height="0.518cm" svg:x="20.146cm" svg:y="4.968cm" svg:viewBox="0 0 438 519" svg:d="M95 223c7-169 102-197 140-197 116 0 128 151 128 197zM95 246h315c25 0 28 0 28-23 0-113-62-223-203-223-130 0-235 115-235 258 0 151 118 261 248 261 138 0 190-125 190-148 0-10-11-13-16-13-10 0-12 8-12 16-41 117-144 117-154 117-56 0-102-35-128-76-33-54-33-128-33-169z">
            <text:p/>
          </draw:path>
          <draw:path draw:style-name="gr3" draw:text-style-name="P7" draw:layer="layout" svg:width="0.439cm" svg:height="0.511cm" svg:x="21.034cm" svg:y="4.973cm" svg:viewBox="0 0 440 512" svg:d="M402 69c-18 0-33 0-51 18-18 15-21 36-21 44 0 25 21 38 44 38 33 0 64-26 64-72 0-56-54-97-136-97-151 0-302 161-302 320 0 102 67 192 184 192 162 0 256-120 256-133 0-8-7-16-13-16-7 0-7 3-15 13-89 110-212 110-228 110-69 0-100-54-100-123 0-46 24-156 62-225 33-64 97-112 159-112 38 0 81 12 97 43z">
            <text:p/>
          </draw:path>
        </draw:g>
        <draw:g xml:id="id177" draw:id="id177">
          <svg:title>TexMaths</svg:title>
          <svg:desc>32§display§x = 0§svg§600§FALSE§</svg:desc>
          <draw:polygon draw:style-name="gr2" draw:text-style-name="P6" draw:layer="layout" svg:width="2.55cm" svg:height="0.661cm" svg:x="13.445cm" svg:y="6.384cm" svg:viewBox="0 0 2551 662" draw:points="1275,662 0,662 0,0 2551,0 2551,662">
            <text:p/>
          </draw:polygon>
          <draw:path draw:style-name="gr3" draw:text-style-name="P7" draw:layer="layout" svg:width="0.562cm" svg:height="0.51cm" svg:x="13.422cm" svg:y="6.578cm" svg:viewBox="0 0 563 511" svg:d="M346 158c5-30 30-132 110-132 8 0 33 0 56 12-31 8-54 36-54 62 0 18 13 40 44 40 26 0 61-20 61-66 0-59-66-74-105-74-66 0-105 59-120 87-28-77-87-87-120-87-118 0-182 146-182 174 0 10 10 10 13 10 10 0 12 0 15-10 38-120 113-148 151-148 21 0 62 10 62 74 0 35-21 112-62 268-18 71-59 117-107 117-8 0-34 0-57-12 28-8 54-31 54-62 0-30-26-41-44-41-33 0-61 31-61 67 0 51 56 74 105 74 77 0 118-79 120-87 13 43 54 87 121 87 118 0 182-146 182-174 0-10-11-10-13-10-11 0-13 3-16 10-35 123-115 148-151 148-43 0-61-35-61-74 0-25 7-48 20-99z">
            <text:p/>
          </draw:path>
          <draw:path draw:style-name="gr3" draw:text-style-name="P7" draw:layer="layout" svg:width="0.749cm" svg:height="0.265cm" svg:x="14.408cm" svg:y="6.6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3cm" svg:x="15.576cm" svg:y="6.328cm" svg:viewBox="0 0 476 774" svg:d="M476 391c0-92-5-182-46-266-51-107-143-125-192-125-66 0-151 28-197 133-36 79-41 166-41 258 0 84 5 184 51 271 49 89 131 112 187 112 62 0 146-23 197-130 36-77 41-166 41-253zM238 751c-43 0-113-28-130-138-13-66-13-171-13-237 0-72 0-146 7-207 23-133 108-143 136-143 36 0 110 20 133 130 11 64 11 148 11 220 0 84 0 160-13 232-16 107-80 143-131 143z">
            <text:p/>
          </draw:path>
        </draw:g>
        <draw:g xml:id="id178" draw:id="id178">
          <svg:title>TexMaths</svg:title>
          <svg:desc>32§display§f(0) = \sin^{-1}(0) + \cos^{-1}(0)  = 0 + \frac{\pi}{2} = \frac{\pi}{2}§svg§600§FALSE§</svg:desc>
          <draw:polygon draw:style-name="gr2" draw:text-style-name="P6" draw:layer="layout" svg:width="19.751cm" svg:height="1.905cm" svg:x="2.222cm" svg:y="7.985cm" svg:viewBox="0 0 19752 1906" draw:points="9876,1906 0,1906 0,0 19752,0 19752,1906">
            <text:p/>
          </draw:polygon>
          <draw:path draw:style-name="gr3" draw:text-style-name="P7" draw:layer="layout" svg:width="0.562cm" svg:height="1.025cm" svg:x="2.225cm" svg:y="8.382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2.949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3.318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0 20 133 130 10 64 10 149 10 220 0 85 0 161-12 233-16 108-80 143-131 143z">
            <text:p/>
          </draw:path>
          <draw:path draw:style-name="gr3" draw:text-style-name="P7" draw:layer="layout" svg:width="0.263cm" svg:height="1.125cm" svg:x="3.901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4.649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5.811cm" svg:y="8.671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6.254cm" svg:y="8.423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6.566cm" svg:y="8.676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7.239cm" svg:y="8.484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7.943cm" svg:y="8.18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8.473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8.844cm" svg:y="8.425cm" svg:viewBox="0 0 476 775" svg:d="M476 392c0-93-5-182-46-267-51-107-143-125-192-125-66 0-151 28-197 133-36 79-41 166-41 259 0 84 5 184 51 271 49 89 131 112 187 112 62 0 146-23 197-130 36-77 41-166 41-253zM238 752c-43 0-113-28-133-138-10-66-10-171-10-238 0-71 0-146 7-207 23-133 108-143 136-143 36 0 110 20 133 130 10 64 10 149 10 220 0 85 0 161-12 233-16 108-80 143-131 143z">
            <text:p/>
          </draw:path>
          <draw:path draw:style-name="gr3" draw:text-style-name="P7" draw:layer="layout" svg:width="0.263cm" svg:height="1.125cm" svg:x="9.425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751cm" svg:x="10.111cm" svg:y="8.51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29cm" svg:height="0.518cm" svg:x="11.212cm" svg:y="8.671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1.704cm" svg:y="8.671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37cm" svg:height="0.518cm" svg:x="12.272cm" svg:y="8.671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534cm" svg:height="0.04cm" svg:x="12.763cm" svg:y="8.495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3.467cm" svg:y="8.187cm" svg:viewBox="0 0 289 525" svg:d="M179 23c0-23-2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3.997cm" svg:y="8.331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75cm" svg:height="0.774cm" svg:x="14.368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3 20 133 130 10 64 10 149 10 220 0 85 0 161-12 233-16 108-80 143-131 143z">
            <text:p/>
          </draw:path>
          <draw:path draw:style-name="gr3" draw:text-style-name="P7" draw:layer="layout" svg:width="0.263cm" svg:height="1.125cm" svg:x="14.949cm" svg:y="8.331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15.7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4cm" svg:x="16.867cm" svg:y="8.425cm" svg:viewBox="0 0 476 775" svg:d="M476 392c0-93-5-182-46-267-51-107-143-125-192-125-66 0-151 28-197 133-36 79-41 166-41 259 0 84 5 184 51 271 49 89 131 112 187 112 62 0 146-23 197-130 36-77 41-166 41-253zM238 752c-43 0-113-28-130-138-13-66-13-171-13-238 0-71 0-146 7-207 23-133 108-143 136-143 36 0 113 20 133 130 10 64 10 149 10 220 0 85 0 161-12 233-16 108-80 143-131 143z">
            <text:p/>
          </draw:path>
          <draw:path draw:style-name="gr3" draw:text-style-name="P7" draw:layer="layout" svg:width="0.749cm" svg:height="0.751cm" svg:x="17.699cm" svg:y="8.51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608cm" svg:height="0.498cm" svg:x="18.925cm" svg:y="7.929cm" svg:viewBox="0 0 609 499" svg:d="M269 67h128c-39 166-49 214-49 291 0 16 0 46 10 85 11 51 23 56 41 56 23 0 46-20 46-44 0-5 0-7-7-23-34-81-34-156-34-186 0-62 8-121 21-179h130c13 0 54 0 54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2cm" svg:height="0.048cm" svg:x="18.894cm" svg:y="8.871cm" svg:viewBox="0 0 683 49" draw:points="343,49 0,49 0,0 683,0 683,49">
            <text:p/>
          </draw:polygon>
          <draw:path draw:style-name="gr3" draw:text-style-name="P7" draw:layer="layout" svg:width="0.45cm" svg:height="0.751cm" svg:x="19.009cm" svg:y="9.196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7" draw:layer="layout" svg:width="0.749cm" svg:height="0.265cm" svg:x="20.087cm" svg:y="8.7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21.375cm" svg:y="7.929cm" svg:viewBox="0 0 609 499" svg:d="M269 67h128c-39 166-49 214-49 291 0 16 0 46 10 85 11 51 23 56 41 56 23 0 46-20 46-44 0-5 0-7-7-23-34-81-34-156-34-186 0-62 8-121 21-179h130c13 0 54 0 54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2cm" svg:height="0.048cm" svg:x="21.347cm" svg:y="8.871cm" svg:viewBox="0 0 683 49" draw:points="343,49 0,49 0,0 683,0 683,49">
            <text:p/>
          </draw:polygon>
          <draw:path draw:style-name="gr3" draw:text-style-name="P7" draw:layer="layout" svg:width="0.45cm" svg:height="0.751cm" svg:x="21.462cm" svg:y="9.196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5 100-8 10-82 10-105 10z">
            <text:p/>
          </draw:path>
        </draw:g>
        <draw:g xml:id="id179" draw:id="id179">
          <svg:title>TexMaths</svg:title>
          <svg:desc>32§display§\Rightarrow \ c = \frac{\pi}{2}§svg§600§FALSE§</svg:desc>
          <draw:polygon draw:style-name="gr2" draw:text-style-name="P6" draw:layer="layout" svg:width="4.503cm" svg:height="1.905cm" svg:x="2.723cm" svg:y="10.488cm" svg:viewBox="0 0 4504 1906" draw:points="2253,1906 0,1906 0,0 4504,0 4504,1906">
            <text:p/>
          </draw:polygon>
          <draw:path draw:style-name="gr3" draw:text-style-name="P7" draw:layer="layout" svg:width="1cm" svg:height="0.621cm" svg:x="2.728cm" svg:y="11.087cm" svg:viewBox="0 0 1001 622" svg:d="M758 223c46 41 105 71 141 87-41 18-95 48-141 87h-717c-21 0-41 0-41 23s20 23 38 23h669c-54 51-113 151-113 166 0 13 13 13 20 13 11 0 18 0 21-10 26-44 56-103 131-169 76-69 153-98 209-115 21-8 21-8 24-11 2 0 2-5 2-7 0-3 0-3 0-5l-5-3c-3-3-3-3-23-10-154-44-266-149-330-269-11-23-13-23-29-23-7 0-20 0-20 13 0 15 56 112 113 166h-669c-18 0-38 0-38 23 0 21 20 21 41 21z">
            <text:p/>
          </draw:path>
          <draw:path draw:style-name="gr3" draw:text-style-name="P7" draw:layer="layout" svg:width="0.439cm" svg:height="0.511cm" svg:x="4.525cm" svg:y="11.179cm" svg:viewBox="0 0 440 512" svg:d="M402 69c-18 0-33 0-51 18-18 15-21 36-21 44 0 25 21 38 44 38 33 0 64-26 64-72 0-56-54-97-136-97-151 0-302 161-302 320 0 102 67 192 184 192 162 0 256-120 256-133 0-8-7-16-12-16-8 0-11 3-16 13-89 110-212 110-228 110-69 0-100-54-100-123 0-46 24-156 62-225 33-64 97-112 159-112 38 0 82 12 97 43z">
            <text:p/>
          </draw:path>
          <draw:path draw:style-name="gr3" draw:text-style-name="P7" draw:layer="layout" svg:width="0.749cm" svg:height="0.265cm" svg:x="5.342cm" svg:y="11.2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6.63cm" svg:y="10.432cm" svg:viewBox="0 0 609 499" svg:d="M269 67h128c-39 166-49 214-49 291 0 16 0 46 10 85 11 51 23 56 41 56 23 0 47-20 47-44 0-5 0-7-8-23-33-81-33-156-33-186 0-62 7-121 20-179h131c12 0 53 0 53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3cm" svg:height="0.048cm" svg:x="6.599cm" svg:y="11.374cm" svg:viewBox="0 0 684 49" draw:points="343,49 0,49 0,0 684,0 684,49">
            <text:p/>
          </draw:polygon>
          <draw:path draw:style-name="gr3" draw:text-style-name="P7" draw:layer="layout" svg:width="0.45cm" svg:height="0.751cm" svg:x="6.717cm" svg:y="11.699cm" svg:viewBox="0 0 451 752" svg:d="M87 665l120-117c177-156 244-215 244-328 0-130-100-220-238-220-129 0-213 105-213 205 0 61 56 61 59 61 20 0 59-13 59-59 0-28-21-59-59-59-10 0-10 0-15 3 25-74 87-115 153-115 103 0 151 89 151 184 0 90-56 179-118 248l-217 241c-13 13-13 15-13 43h420l31-197h-29c-5 34-12 85-23 100-10 10-84 10-107 10z">
            <text:p/>
          </draw:path>
        </draw:g>
        <draw:g xml:id="id180" draw:id="id180">
          <svg:title>TexMaths</svg:title>
          <svg:desc>32§display§\therefore \ \ \ f(x) = \frac{\pi}{2}§svg§600§FALSE§</svg:desc>
          <draw:polygon draw:style-name="gr2" draw:text-style-name="P6" draw:layer="layout" svg:width="6.582cm" svg:height="1.905cm" svg:x="9.147cm" svg:y="10.39cm" svg:viewBox="0 0 6583 1906" draw:points="3290,1906 0,1906 0,0 6583,0 6583,1906">
            <text:p/>
          </draw:polygon>
          <draw:path draw:style-name="gr3" draw:text-style-name="P7" draw:layer="layout" svg:width="0.683cm" svg:height="0.608cm" svg:x="9.124cm" svg:y="11.058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7" draw:layer="layout" svg:width="0.562cm" svg:height="1.025cm" svg:x="11.339cm" svg:y="10.787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12.061cm" svg:y="10.736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2.419cm" svg:y="11.081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263cm" svg:height="1.125cm" svg:x="13.095cm" svg:y="10.736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749cm" svg:height="0.265cm" svg:x="13.843cm" svg:y="11.16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608cm" svg:height="0.498cm" svg:x="15.133cm" svg:y="10.334cm" svg:viewBox="0 0 609 499" svg:d="M269 67h128c-39 166-49 214-49 291 0 16 0 46 10 85 11 51 23 56 41 56 23 0 46-20 46-44 0-5 0-7-7-23-33-81-33-156-33-186 0-62 7-121 20-179h131c12 0 53 0 53-39 0-28-23-28-43-28h-379c-26 0-69 0-118 54-41 43-69 94-69 100 0 2 0 12 13 12 10 0 13-5 18-12 56-87 123-87 143-87h67c-39 135-98 271-146 376-8 15-8 18-8 25 0 23 18 31 31 31 36 0 43-31 56-74 18-51 18-54 31-110z">
            <text:p/>
          </draw:path>
          <draw:polygon draw:style-name="gr3" draw:text-style-name="P7" draw:layer="layout" svg:width="0.683cm" svg:height="0.048cm" svg:x="15.102cm" svg:y="11.276cm" svg:viewBox="0 0 684 49" draw:points="343,49 0,49 0,0 684,0 684,49">
            <text:p/>
          </draw:polygon>
          <draw:path draw:style-name="gr3" draw:text-style-name="P7" draw:layer="layout" svg:width="0.45cm" svg:height="0.751cm" svg:x="15.218cm" svg:y="11.601cm" svg:viewBox="0 0 451 752" svg:d="M87 665l120-117c177-156 244-215 244-328 0-130-100-220-238-220-129 0-213 105-213 205 0 61 56 61 59 61 20 0 59-13 59-59 0-28-21-59-59-59-10 0-10 0-15 3 25-74 87-115 153-115 103 0 151 89 151 184 0 90-56 179-118 248l-217 241c-13 13-13 15-13 43h420l31-197h-29c-5 34-12 85-23 100-10 10-84 10-107 10z">
            <text:p/>
          </draw:path>
        </draw:g>
        <draw:g xml:id="id181" draw:id="id181">
          <svg:title>TexMaths</svg:title>
          <svg:desc>28§display§\text {Hence, }\ \sin^{-1}x + \cos^{-1}x = \frac{\pi}{2}§svg§600§FALSE§</svg:desc>
          <draw:polygon draw:style-name="gr2" draw:text-style-name="P6" draw:layer="layout" svg:width="12.915cm" svg:height="1.667cm" svg:x="2.819cm" svg:y="12.899cm" svg:viewBox="0 0 12916 1668" draw:points="6458,1668 0,1668 0,0 12916,0 12916,1668">
            <text:p/>
          </draw:polygon>
          <draw:path draw:style-name="gr3" draw:text-style-name="P7" draw:layer="layout" svg:width="0.673cm" svg:height="0.673cm" svg:x="2.801cm" svg:y="13.267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7" draw:layer="layout" svg:width="0.382cm" svg:height="0.454cm" svg:x="3.536cm" svg:y="13.4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3.977cm" svg:y="13.5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75cm" svg:height="0.454cm" svg:x="4.526cm" svg:y="13.49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382cm" svg:height="0.454cm" svg:x="4.956cm" svg:y="13.4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115cm" svg:height="0.295cm" svg:x="5.451cm" svg:y="13.835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7" draw:layer="layout" svg:width="0.324cm" svg:height="0.454cm" svg:x="6.493cm" svg:y="13.49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6.88cm" svg:y="13.2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153cm" svg:y="13.5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7.743cm" svg:y="13.3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8.359cm" svg:y="13.06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8.916cm" svg:y="13.5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7cm" svg:x="9.725cm" svg:y="13.3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0.688cm" svg:y="13.499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1.118cm" svg:y="13.49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1.616cm" svg:y="13.49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2.046cm" svg:y="13.34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62cm" svg:y="13.076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3.222cm" svg:y="13.5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232cm" svg:x="14.084cm" svg:y="13.5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5.211cm" svg:y="12.85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5.184cm" svg:y="13.674cm" svg:viewBox="0 0 598 43" draw:points="300,43 0,43 0,0 598,0 598,43">
            <text:p/>
          </draw:polygon>
          <draw:path draw:style-name="gr3" draw:text-style-name="P7" draw:layer="layout" svg:width="0.393cm" svg:height="0.657cm" svg:x="15.287cm" svg:y="13.9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172" draw:id="id172">
          <svg:title>TexMaths</svg:title>
          <svg:desc>32§display§f(x) §svg§600§FALSE§</svg:desc>
          <draw:polygon draw:style-name="gr2" draw:text-style-name="P6" draw:layer="layout" svg:width="1.965cm" svg:height="1.012cm" svg:x="8.622cm" svg:y="1.184cm" svg:viewBox="0 0 1966 1013" draw:points="983,1013 0,1013 0,0 1966,0 1966,1013">
            <text:p/>
          </draw:polygon>
          <draw:path draw:style-name="gr3" draw:text-style-name="P7" draw:layer="layout" svg:width="0.562cm" svg:height="1.025cm" svg:x="8.625cm" svg:y="1.179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7" draw:layer="layout" svg:width="0.263cm" svg:height="1.125cm" svg:x="9.349cm" svg:y="1.1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9.707cm" svg:y="1.47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0.38cm" svg:y="1.1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3" draw:id="id173">
          <svg:title>TexMaths</svg:title>
          <svg:desc>32§display§\text {is a constant function.}§svg§600§FALSE§</svg:desc>
          <draw:polygon draw:style-name="gr2" draw:text-style-name="P6" draw:layer="layout" svg:width="10.739cm" svg:height="0.694cm" svg:x="11.142cm" svg:y="1.284cm" svg:viewBox="0 0 10740 695" draw:points="5371,695 0,695 0,0 10740,0 10740,695">
            <text:p/>
          </draw:polygon>
          <draw:path draw:style-name="gr3" draw:text-style-name="P7" draw:layer="layout" svg:width="0.242cm" svg:height="0.755cm" svg:x="11.122cm" svg:y="1.2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37cm" svg:height="0.519cm" svg:x="11.437cm" svg:y="1.518cm" svg:viewBox="0 0 371 520" svg:d="M197 287c26 5 118 23 118 105 0 57-39 103-128 103-95 0-136-64-156-162-3-13-5-18-16-18-15 0-15 8-15 28v149c0 21 0 28 13 28 5 0 7-2 28-23 3-2 3-5 23-25 49 46 100 48 123 48 130 0 184-77 184-159 0-59-36-92-48-107-39-36-82-44-128-54-64-13-141-26-141-92 0-41 30-87 128-87 123 0 130 102 133 138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508cm" svg:height="0.519cm" svg:x="12.264cm" svg:y="1.518cm" svg:viewBox="0 0 509 520" svg:d="M328 420c5 47 36 93 89 93 23 0 92-16 92-108v-62h-28v62c0 67-28 74-41 74-36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429cm" svg:height="0.519cm" svg:x="13.193cm" svg:y="1.518cm" svg:viewBox="0 0 430 520" svg:d="M95 261c0-184 92-233 151-233 10 0 82 0 123 41-46 5-54 39-54 54 0 28 20 51 51 51s54-20 54-54c0-76-87-120-174-120-141 0-246 123-246 261 0 147 113 259 243 259 151 0 187-136 187-148 0-11-10-11-13-11-10 0-13 6-15 11-33 105-108 120-149 120-58 0-158-49-158-231z">
            <text:p/>
          </draw:path>
          <draw:path draw:style-name="gr3" draw:text-style-name="P7" draw:layer="layout" svg:width="0.501cm" svg:height="0.519cm" svg:x="13.685cm" svg:y="1.518cm" svg:viewBox="0 0 502 520" svg:d="M502 264c0-144-115-264-251-264-141 0-251 123-251 264 0 146 118 256 251 256 136 0 251-112 251-256zM251 492c-49 0-97-25-128-77-28-48-28-118-28-159 0-43 0-105 25-156 31-51 85-74 131-74 49 0 97 23 125 71 31 49 31 116 31 159 0 41 0 103-26 152-23 51-74 84-130 84z">
            <text:p/>
          </draw:path>
          <draw:path draw:style-name="gr3" draw:text-style-name="P7" draw:layer="layout" svg:width="0.567cm" svg:height="0.499cm" svg:x="14.253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37cm" svg:height="0.519cm" svg:x="14.878cm" svg:y="1.518cm" svg:viewBox="0 0 371 520" svg:d="M197 287c26 5 118 23 118 105 0 57-39 103-128 103-95 0-136-64-156-162-3-13-5-18-16-18-15 0-15 8-15 28v149c0 21 0 28 13 28 5 0 7-2 28-23 3-2 3-5 23-25 49 46 100 48 123 48 130 0 184-77 184-159 0-59-36-92-48-107-39-36-82-44-128-54-64-13-141-26-141-92 0-41 30-87 128-87 123 0 130 102 133 138 0 10 10 10 13 10 15 0 15-5 15-28v-113c0-20 0-28-13-28-5 0-7 0-23 13-2 5-15 15-20 18-41-31-90-31-105-31-138 0-182 77-182 138 0 41 18 72 49 98 35 28 69 36 148 51z">
            <text:p/>
          </draw:path>
          <draw:path draw:style-name="gr3" draw:text-style-name="P7" draw:layer="layout" svg:width="0.352cm" svg:height="0.706cm" svg:x="15.308cm" svg:y="1.331cm" svg:viewBox="0 0 353 707" svg:d="M174 244h161v-36h-161v-208h-28c0 92-36 213-146 218v26h97v310c0 141 105 153 146 153 80 0 110-79 110-153v-64h-28v64c0 82-33 125-74 125-77 0-77-102-77-123z">
            <text:p/>
          </draw:path>
          <draw:path draw:style-name="gr3" draw:text-style-name="P7" draw:layer="layout" svg:width="0.508cm" svg:height="0.519cm" svg:x="15.769cm" svg:y="1.518cm" svg:viewBox="0 0 509 520" svg:d="M328 420c5 47 36 93 89 93 23 0 92-16 92-108v-62h-28v62c0 67-28 74-41 74-36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67cm" svg:height="0.499cm" svg:x="16.322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355cm" svg:height="0.706cm" svg:x="16.9cm" svg:y="1.331cm" svg:viewBox="0 0 356 707" svg:d="M174 244h161v-36h-161v-208h-28c0 92-36 213-146 218v26h97v310c0 141 105 153 146 153 80 0 113-79 113-153v-64h-31v64c0 82-33 125-74 125-77 0-77-102-77-123z">
            <text:p/>
          </draw:path>
          <draw:path draw:style-name="gr3" draw:text-style-name="P7" draw:layer="layout" svg:width="0.365cm" svg:height="0.796cm" svg:x="17.727cm" svg:y="1.228cm" svg:viewBox="0 0 366 797" svg:d="M161 310v-131c0-100 54-153 105-153 3 0 21 0 36 7-13 5-33 18-33 46 0 26 18 49 48 49 34 0 49-23 49-49 0-41-41-79-100-79-79 0-176 59-176 179v131h-90v33h90v367c0 51-13 51-90 51v36c46-2 100-5 131-5 46 0 97 0 143 5v-36h-23c-85 0-87-13-87-54v-364h130v-33z">
            <text:p/>
          </draw:path>
          <draw:path draw:style-name="gr3" draw:text-style-name="P7" draw:layer="layout" svg:width="0.567cm" svg:height="0.512cm" svg:x="18.07cm" svg:y="1.525cm" svg:viewBox="0 0 568 513" svg:d="M404 410v103l164-13v-36c-79 0-87-8-87-62v-402l-166 13v36c79 0 87 7 87 61v203c0 97-54 174-136 174-94 0-100-51-100-110v-377l-166 13v36c87 0 87 2 87 102v169c0 90 0 193 174 193 62 0 113-31 143-103z">
            <text:p/>
          </draw:path>
          <draw:path draw:style-name="gr3" draw:text-style-name="P7" draw:layer="layout" svg:width="0.567cm" svg:height="0.499cm" svg:x="18.695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429cm" svg:height="0.519cm" svg:x="19.322cm" svg:y="1.518cm" svg:viewBox="0 0 430 520" svg:d="M95 261c0-184 92-233 151-233 10 0 82 0 123 41-49 5-54 39-54 54 0 28 20 51 51 51s54-20 54-54c0-76-87-120-174-120-141 0-246 123-246 261 0 147 113 259 243 259 151 0 187-136 187-148 0-11-10-11-13-11-10 0-13 6-15 11-33 105-108 120-149 120-58 0-158-49-158-231z">
            <text:p/>
          </draw:path>
          <draw:path draw:style-name="gr3" draw:text-style-name="P7" draw:layer="layout" svg:width="0.355cm" svg:height="0.706cm" svg:x="19.806cm" svg:y="1.331cm" svg:viewBox="0 0 356 707" svg:d="M174 244h161v-36h-161v-208h-28c0 92-36 213-146 218v26h97v310c0 141 105 153 146 153 80 0 113-79 113-153v-64h-31v64c0 82-33 125-74 125-77 0-77-102-77-123z">
            <text:p/>
          </draw:path>
          <draw:path draw:style-name="gr3" draw:text-style-name="P7" draw:layer="layout" svg:width="0.242cm" svg:height="0.755cm" svg:x="20.259cm" svg:y="1.2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01cm" svg:height="0.519cm" svg:x="20.566cm" svg:y="1.518cm" svg:viewBox="0 0 502 520" svg:d="M502 264c0-144-115-264-251-264-141 0-251 123-251 264 0 146 118 256 251 256 136 0 251-112 251-256zM251 492c-49 0-97-25-128-77-28-48-28-118-28-159 0-43 0-105 25-156 31-51 85-74 131-74 49 0 97 23 125 71 31 49 31 116 31 159 0 41 0 103-26 152-23 51-74 84-130 84z">
            <text:p/>
          </draw:path>
          <draw:path draw:style-name="gr3" draw:text-style-name="P7" draw:layer="layout" svg:width="0.567cm" svg:height="0.499cm" svg:x="21.132cm" svg:y="1.525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122cm" svg:height="0.122cm" svg:x="21.818cm" svg:y="1.902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1+width/2;x" smil:keyTimes="0;1"/>
                  <anim:animate smil:dur="0.5s" smil:fill="hold" smil:targetElement="id17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width" smil:values="width*0.05;width" smil:keyTimes="0;1"/>
                  <anim:animate smil:dur="0.5s" smil:fill="hold" smil:targetElement="id175" anim:sub-item="text" smil:attributeName="height" smil:values="height;height" smil:keyTimes="0;1"/>
                  <anim:animate smil:dur="0.5s" smil:fill="hold" smil:targetElement="id175" anim:sub-item="text" smil:attributeName="x" smil:values="x-.2;x" smil:keyTimes="0;1"/>
                  <anim:animate smil:dur="0.5s" smil:fill="hold" smil:targetElement="id175" anim:sub-item="text" smil:attributeName="y" smil:values="y;y" smil:keyTimes="0;1"/>
                  <anim:transitionFilter smil:dur="0.5s" smil:targetElement="id17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82" text:id="id182" text:style-name="P4"><text:span text:style-name="T32"><text:s text:c="11"/></text:span><text:span text:style-name="T4"><text:line-break/></text:span><text:span text:style-name="T3"><text:tab/></text:span><text:span text:style-name="T3">(2) </text:span><text:span text:style-name="T5">Differentiate the following </text:span><text:span text:style-name="T4"><text:line-break/></text:span><text:span text:style-name="T33"> <text:s text:c="25"/></text:span><text:span text:style-name="T4"><text:line-break/></text:span><text:span text:style-name="T3"><text:tab/></text:span><text:span text:style-name="T3"><text:tab/></text:span><text:span text:style-name="T3"> (i) <text:s text:c="40"/>(ii) </text:span><text:span text:style-name="T4"><text:line-break/></text:span><text:span text:style-name="T34"> <text:s text:c="20"/></text:span><text:span text:style-name="T4"><text:line-break/></text:span><text:span text:style-name="T3"><text:tab/></text:span><text:span text:style-name="T3"> <text:s text:c="2"/>(iii) <text:s text:c="39"/>(iv)</text:span><text:span text:style-name="T4"><text:line-break/></text:span><text:span text:style-name="T35"> <text:s text:c="27"/></text:span><text:span text:style-name="T4"><text:line-break/></text:span><text:span text:style-name="T4"><text:tab/></text:span><text:span text:style-name="T4">Solutions : <text:s/></text:span><text:span text:style-name="T3"><text:s/></text:span><text:span text:style-name="T7"><text:tab/></text:span><text:span text:style-name="T7"><text:line-break/></text:span><text:span text:style-name="T12"> <text:s text:c="15"/></text:span><text:span text:style-name="T7"><text:line-break/></text:span><text:span text:style-name="T22"><text:tab/></text:span><text:span text:style-name="T22">(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89" draw:id="id189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5.245cm" svg:y="10.286cm" svg:viewBox="0 0 7168 695" draw:points="3584,695 0,695 0,0 7168,0 7168,695">
            <text:p/>
          </draw:polygon>
          <draw:path draw:style-name="gr3" draw:text-style-name="P7" draw:layer="layout" svg:width="0.757cm" svg:height="0.771cm" svg:x="5.227cm" svg:y="10.2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085cm" svg:y="10.2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6.389cm" svg:y="10.2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7.114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7.861cm" svg:y="10.5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8.76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9.385cm" svg:y="10.5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9.925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0.542cm" svg:y="10.3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018cm" svg:y="10.9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1.64cm" svg:y="10.5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2.349cm" svg:y="10.904cm" svg:viewBox="0 0 123 123" svg:d="M123 62c0-34-28-62-62-62-33 0-61 28-61 62 0 33 28 61 61 61 34 0 62-28 62-61z">
            <text:p/>
          </draw:path>
        </draw:g>
        <draw:g xml:id="id183" draw:id="id183">
          <svg:title>TexMaths</svg:title>
          <svg:desc>32§display§w. \ r. \ t. \ x.§svg§600§FALSE§</svg:desc>
          <draw:polygon draw:style-name="gr2" draw:text-style-name="P6" draw:layer="layout" svg:width="4.528cm" svg:height="0.606cm" svg:x="16.052cm" svg:y="1.386cm" svg:viewBox="0 0 4529 607" draw:points="2263,607 0,607 0,0 4529,0 4529,607">
            <text:p/>
          </draw:polygon>
          <draw:path draw:style-name="gr3" draw:text-style-name="P7" draw:layer="layout" svg:width="0.747cm" svg:height="0.511cm" svg:x="16.029cm" svg:y="1.5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6.928cm" svg:y="1.9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552cm" svg:y="1.5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092cm" svg:y="1.9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707cm" svg:y="1.3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185cm" svg:y="1.9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808cm" svg:y="1.5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514cm" svg:y="1.914cm" svg:viewBox="0 0 123 123" svg:d="M123 61c0-33-28-61-62-61-33 0-61 28-61 61 0 34 28 62 61 62 34 0 62-28 62-62z">
            <text:p/>
          </draw:path>
        </draw:g>
        <draw:g xml:id="id184" draw:id="id184">
          <svg:title>TexMaths</svg:title>
          <svg:desc>32§display§\sin^{-1}(x^3)§svg§600§FALSE§</svg:desc>
          <draw:polygon draw:style-name="gr2" draw:text-style-name="P6" draw:layer="layout" svg:width="4.386cm" svg:height="1.166cm" svg:x="5.349cm" svg:y="2.786cm" svg:viewBox="0 0 4387 1167" draw:points="2194,1167 0,1167 0,0 4387,0 4387,1167">
            <text:p/>
          </draw:polygon>
          <draw:path draw:style-name="gr3" draw:text-style-name="P7" draw:layer="layout" svg:width="0.37cm" svg:height="0.519cm" svg:x="5.329cm" svg:y="3.222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5.774cm" svg:y="2.973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6.084cm" svg:y="3.22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6.76cm" svg:y="3.037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7.461cm" svg:y="2.73cm" svg:viewBox="0 0 289 525" svg:d="M179 23c0-23-2-23-23-23-51 49-123 51-156 51v28c18 0 72 0 115-23v405c0 25 0 36-79 36h-31v28c15 0 113-3 141-3 25 0 125 3 143 3v-28h-30c-80 0-80-11-80-36z">
            <text:p/>
          </draw:path>
          <draw:path draw:style-name="gr3" draw:text-style-name="P7" draw:layer="layout" svg:width="0.263cm" svg:height="1.125cm" svg:x="7.994cm" svg:y="2.884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562cm" svg:height="0.511cm" svg:x="8.352cm" svg:y="3.22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9-18 71-59 117-107 117-8 0-34 0-57-12 28-8 54-31 54-62s-26-41-44-41c-33 0-61 31-61 67 0 51 56 74 105 74 77 0 115-79 120-87 13 43 54 87 121 87 117 0 181-146 181-174 0-10-10-10-13-10-10 0-12 2-15 10-38 123-115 148-151 148-43 0-61-35-61-74 0-25 7-48 20-100z">
            <text:p/>
          </draw:path>
          <draw:path draw:style-name="gr3" draw:text-style-name="P7" draw:layer="layout" svg:width="0.362cm" svg:height="0.539cm" svg:x="9.005cm" svg:y="2.738cm" svg:viewBox="0 0 363 540" svg:d="M174 261c61 0 105 44 105 128 0 97-56 126-102 126-31 0-103-8-136-54 38-3 46-28 46-44 0-25-18-43-43-43-21 0-44 13-44 43 0 77 82 123 179 123 110 0 184-72 184-151 0-61-48-123-135-143 82-28 112-90 112-136 0-64-71-110-161-110-87 0-153 44-153 105 0 28 15 43 41 43 23 0 41-17 41-40 0-24-18-39-41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5cm" svg:x="9.529cm" svg:y="2.884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85" draw:id="id185">
          <svg:title>TexMaths</svg:title>
          <svg:desc>32§display§\sin^{-1}(2^x)§svg§600§FALSE§</svg:desc>
          <draw:polygon draw:style-name="gr2" draw:text-style-name="P6" draw:layer="layout" svg:width="4.37cm" svg:height="1.166cm" svg:x="18.149cm" svg:y="2.787cm" svg:viewBox="0 0 4371 1167" draw:points="2184,1167 0,1167 0,0 4371,0 4371,1167">
            <text:p/>
          </draw:polygon>
          <draw:path draw:style-name="gr3" draw:text-style-name="P7" draw:layer="layout" svg:width="0.37cm" svg:height="0.519cm" svg:x="18.129cm" svg:y="3.223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1-88 128-88 123 0 130 103 133 139 0 10 10 10 13 10 15 0 15-5 15-28v-113c0-20 0-28-13-28-5 0-7 0-23 13-2 5-15 15-20 18-41-31-90-31-105-31-138 0-182 77-182 138 0 41 18 72 49 98 36 28 69 35 148 51z">
            <text:p/>
          </draw:path>
          <draw:path draw:style-name="gr3" draw:text-style-name="P7" draw:layer="layout" svg:width="0.242cm" svg:height="0.754cm" svg:x="18.575cm" svg:y="2.974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8.884cm" svg:y="3.23cm" svg:viewBox="0 0 568 499" svg:d="M87 110v305c0 48-10 48-87 48v36c38 0 97-2 128-2 28 0 87 2 126 2v-36c-75 0-88 0-88-48v-210c0-118 80-179 152-179 71 0 84 61 84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19.56cm" svg:y="3.038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20.262cm" svg:y="2.731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20.795cm" svg:y="2.885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45cm" svg:height="0.752cm" svg:x="21.176cm" svg:y="2.977cm" svg:viewBox="0 0 451 753" svg:d="M87 666l120-118c177-156 244-215 244-328 0-130-100-220-238-220-128 0-213 105-213 205 0 61 56 61 59 61 20 0 59-13 59-59 0-28-21-59-59-59-10 0-10 0-15 3 25-74 87-115 153-115 103 0 151 89 151 184 0 90-56 179-118 248l-217 241c-13 13-13 15-13 44h420l31-197h-28c-6 33-13 84-24 99-10 11-84 11-107 11z">
            <text:p/>
          </draw:path>
          <draw:path draw:style-name="gr3" draw:text-style-name="P7" draw:layer="layout" svg:width="0.424cm" svg:height="0.357cm" svg:x="21.719cm" svg:y="2.915cm" svg:viewBox="0 0 425 358" svg:d="M159 266c-8 26-34 69-74 69-3 0-26 0-44-10 33-10 36-38 36-43 0-18-13-31-31-31-23 0-46 20-46 49 0 40 44 58 82 58s69-23 90-56c20 41 64 56 94 56 93 0 139-99 139-122 0-11-11-11-13-11-10 0-10 5-13 16-18 53-67 94-110 94-31 0-49-20-49-51 0-20 21-92 41-182 18-61 51-79 80-79 0 0 25 0 41 10-23 8-34 28-34 44 0 18 13 31 31 31s46-16 46-49c0-46-51-59-84-59-39 0-72 26-87 56-16-33-52-56-95-56-90 0-141 97-141 120 0 11 10 11 13 11 10 0 13-3 15-13 21-62 69-95 110-95 26 0 46 13 46 51 0 16-10 57-15 82z">
            <text:p/>
          </draw:path>
          <draw:path draw:style-name="gr3" draw:text-style-name="P7" draw:layer="layout" svg:width="0.263cm" svg:height="1.125cm" svg:x="22.313cm" svg:y="2.885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87" draw:id="id187">
          <svg:title>TexMaths</svg:title>
          <svg:desc>28§display§\cot^{-1}\left( \frac{1}{x^2} \right)§svg§600§FALSE§</svg:desc>
          <draw:polygon draw:style-name="gr2" draw:text-style-name="P6" draw:layer="layout" svg:width="4.918cm" svg:height="2.263cm" svg:x="18.245cm" svg:y="4.282cm" svg:viewBox="0 0 4919 2264" draw:points="2460,2264 0,2264 0,0 4919,0 4919,2264">
            <text:p/>
          </draw:polygon>
          <draw:path draw:style-name="gr3" draw:text-style-name="P7" draw:layer="layout" svg:width="0.375cm" svg:height="0.454cm" svg:x="18.229cm" svg:y="5.21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661cm" svg:y="5.21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9.143cm" svg:y="5.05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67cm" svg:height="0.035cm" svg:x="19.582cm" svg:y="5.06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20.198cm" svg:y="4.7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933cm" svg:y="4.23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21.914cm" svg:y="4.33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1.005cm" svg:height="0.042cm" svg:x="21.571cm" svg:y="5.393cm" svg:viewBox="0 0 1006 43" draw:points="504,43 0,43 0,0 1006,0 1006,43">
            <text:p/>
          </draw:polygon>
          <draw:path draw:style-name="gr3" draw:text-style-name="P7" draw:layer="layout" svg:width="0.492cm" svg:height="0.447cm" svg:x="21.598cm" svg:y="5.8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22.176cm" svg:y="5.5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2.727cm" svg:y="4.233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6" draw:id="id186">
          <svg:title>TexMaths</svg:title>
          <svg:desc>32§display§\sin^2 \left( \sin^{-1} ( x^2 ) \right)§svg§600§FALSE§</svg:desc>
          <draw:polygon draw:style-name="gr2" draw:text-style-name="P6" draw:layer="layout" svg:width="7.429cm" svg:height="1.276cm" svg:x="5.348cm" svg:y="4.588cm" svg:viewBox="0 0 7430 1277" draw:points="3714,1277 0,1277 0,0 7430,0 7430,1277">
            <text:p/>
          </draw:polygon>
          <draw:path draw:style-name="gr3" draw:text-style-name="P7" draw:layer="layout" svg:width="0.37cm" svg:height="0.518cm" svg:x="5.328cm" svg:y="5.023cm" svg:viewBox="0 0 371 519" svg:d="M197 287c26 5 118 23 118 105 0 56-39 102-128 102-95 0-136-64-156-161-3-13-5-18-16-18-15 0-15 7-15 28v148c0 21 0 28 13 28 5 0 7-2 28-23 3-2 3-5 23-25 49 46 100 48 123 48 130 0 184-76 184-158 0-59-36-92-49-108-38-36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5.773cm" svg:y="4.775cm" svg:viewBox="0 0 243 755" svg:d="M164 256l-159 13v36c74 0 85 5 85 61v302c0 51-13 51-90 51v36c36-3 97-3 125-3 39 0 80 0 118 3v-36c-74 0-79-5-79-49zM169 59c0-36-28-59-62-59-35 0-58 31-58 59 0 31 23 61 58 61 34 0 62-25 62-61z">
            <text:p/>
          </draw:path>
          <draw:path draw:style-name="gr3" draw:text-style-name="P7" draw:layer="layout" svg:width="0.567cm" svg:height="0.498cm" svg:x="6.083cm" svg:y="5.031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35cm" svg:height="0.524cm" svg:x="6.723cm" svg:y="4.532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96cm" svg:height="1.35cm" svg:x="7.534cm" svg:y="4.573cm" svg:viewBox="0 0 297 1351" svg:d="M297 1338c0-2-3-5-5-10-51-54-131-146-177-330-25-102-36-218-36-322 0-297 69-505 208-650 10-11 10-13 10-16 0-10-10-10-15-10-16 0-77 67-93 84-115 136-189 341-189 592 0 158 28 386 177 575 12 13 84 100 105 100 5 0 15 0 15-13z">
            <text:p/>
          </draw:path>
          <draw:path draw:style-name="gr3" draw:text-style-name="P7" draw:layer="layout" svg:width="0.37cm" svg:height="0.518cm" svg:x="7.918cm" svg:y="5.023cm" svg:viewBox="0 0 371 519" svg:d="M197 287c26 5 118 23 118 105 0 56-39 102-128 102-95 0-136-64-156-161-3-13-5-18-16-18-15 0-15 7-15 28v148c0 21 0 28 13 28 5 0 7-2 28-23 3-2 3-5 23-25 49 46 100 48 123 48 130 0 184-76 184-158 0-59-36-92-49-108-38-36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8.361cm" svg:y="4.775cm" svg:viewBox="0 0 243 755" svg:d="M164 256l-159 13v36c74 0 85 5 85 61v302c0 51-13 51-90 51v36c36-3 97-3 125-3 39 0 80 0 118 3v-36c-74 0-79-5-79-49zM169 59c0-36-28-59-62-59-35 0-58 31-58 59 0 31 23 61 58 61 34 0 62-25 62-61z">
            <text:p/>
          </draw:path>
          <draw:path draw:style-name="gr3" draw:text-style-name="P7" draw:layer="layout" svg:width="0.567cm" svg:height="0.498cm" svg:x="8.671cm" svg:y="5.031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9.346cm" svg:y="4.839cm" svg:viewBox="0 0 535 41" svg:d="M504 41c10 0 31 0 31-21 0-20-18-20-31-20h-473c-13 0-31 0-31 20 0 21 18 21 31 21z">
            <text:p/>
          </draw:path>
          <draw:path draw:style-name="gr3" draw:text-style-name="P7" draw:layer="layout" svg:width="0.288cm" svg:height="0.524cm" svg:x="10.05cm" svg:y="4.532cm" svg:viewBox="0 0 289 525" svg:d="M179 23c0-23-2-23-23-23-51 49-123 51-156 51v28c18 0 72 0 115-23v405c0 25 0 35-79 35h-31v29c15 0 113-3 141-3 25 0 125 3 143 3v-29h-30c-80 0-80-10-80-35z">
            <text:p/>
          </draw:path>
          <draw:path draw:style-name="gr3" draw:text-style-name="P7" draw:layer="layout" svg:width="0.263cm" svg:height="1.125cm" svg:x="10.58cm" svg:y="4.686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0.938cm" svg:y="5.031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5-80 120-87 13 43 54 87 121 87 117 0 181-146 181-174 0-10-10-10-13-10-10 0-12 2-15 10-38 123-115 148-151 148-43 0-61-36-61-74 0-26 7-49 20-100z">
            <text:p/>
          </draw:path>
          <draw:path draw:style-name="gr3" draw:text-style-name="P7" draw:layer="layout" svg:width="0.35cm" svg:height="0.524cm" svg:x="11.596cm" svg:y="4.54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2.116cm" svg:y="4.686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296cm" svg:height="1.35cm" svg:x="12.538cm" svg:y="4.573cm" svg:viewBox="0 0 297 1351" svg:d="M297 676c0-159-28-387-177-576-13-16-87-100-107-100-5 0-13 3-13 10 0 5 3 8 8 13 53 59 128 148 174 328 25 102 36 220 36 325 0 112-11 227-39 337-43 159-110 248-169 312-10 11-10 11-10 13 0 10 8 13 13 13 18 0 79-69 94-84 116-139 190-341 190-591z">
            <text:p/>
          </draw:path>
        </draw:g>
        <draw:g xml:id="id188" draw:id="id188">
          <svg:title>TexMaths</svg:title>
          <svg:desc>32§display§y = \sin^{-1}(x^3)§svg§600§FALSE§</svg:desc>
          <draw:polygon draw:style-name="gr2" draw:text-style-name="P6" draw:layer="layout" svg:width="6.48cm" svg:height="1.166cm" svg:x="5.453cm" svg:y="8.187cm" svg:viewBox="0 0 6481 1167" draw:points="3239,1167 0,1167 0,0 6481,0 6481,1167">
            <text:p/>
          </draw:polygon>
          <draw:path draw:style-name="gr3" draw:text-style-name="P7" draw:layer="layout" svg:width="0.521cm" svg:height="0.729cm" svg:x="5.43cm" svg:y="8.63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2-72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6.365cm" svg:y="8.71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9cm" svg:x="7.524cm" svg:y="8.623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7.97cm" svg:y="8.374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8.28cm" svg:y="8.63cm" svg:viewBox="0 0 568 499" svg:d="M87 110v305c0 48-10 48-87 48v36c38 0 97-2 128-2 28 0 87 2 125 2v-36c-74 0-87 0-87-48v-210c0-118 80-179 152-179 71 0 84 61 84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8.956cm" svg:y="8.438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9.657cm" svg:y="8.131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10.187cm" svg:y="8.285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562cm" svg:height="0.511cm" svg:x="10.548cm" svg:y="8.6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5-61-74 0-25 7-48 20-100z">
            <text:p/>
          </draw:path>
          <draw:path draw:style-name="gr3" draw:text-style-name="P7" draw:layer="layout" svg:width="0.363cm" svg:height="0.539cm" svg:x="11.201cm" svg:y="8.139cm" svg:viewBox="0 0 364 540" svg:d="M174 261c62 0 105 44 105 128 0 97-56 126-102 126-31 0-103-8-136-54 38-3 46-28 46-44 0-25-18-43-43-43-21 0-44 13-44 43 0 77 82 123 179 123 110 0 185-72 185-151 0-61-49-123-136-143 82-28 113-90 113-136 0-64-72-110-162-110-87 0-153 44-153 105 0 28 15 43 41 43 23 0 38-17 38-40 0-24-15-39-38-41 28-36 82-44 110-44 36 0 87 18 87 87 0 33-13 69-34 92-25 31-46 34-87 36-20 0-20 0-25 3 0 0-8 0-8 10s8 10 21 10z">
            <text:p/>
          </draw:path>
          <draw:path draw:style-name="gr3" draw:text-style-name="P7" draw:layer="layout" svg:width="0.263cm" svg:height="1.125cm" svg:x="11.726cm" svg:y="8.285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90" draw:id="id190">
          <svg:title>TexMaths</svg:title>
          <svg:desc>32§display§\frac{dy}{dx} = \frac{d}{dx}\left( \sin^{-1}(x^3) \right)§svg§600§FALSE§</svg:desc>
          <draw:polygon draw:style-name="gr2" draw:text-style-name="P6" draw:layer="layout" svg:width="9.905cm" svg:height="2.214cm" svg:x="5.285cm" svg:y="12.185cm" svg:viewBox="0 0 9906 2215" draw:points="4953,2215 0,2215 0,0 9906,0 9906,2215">
            <text:p/>
          </draw:polygon>
          <draw:path draw:style-name="gr3" draw:text-style-name="P7" draw:layer="layout" svg:width="0.537cm" svg:height="0.795cm" svg:x="5.301cm" svg:y="12.129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5.872cm" svg:y="12.413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229cm" svg:y="13.366cm" svg:viewBox="0 0 1231 49" draw:points="614,49 0,49 0,0 1231,0 1231,49">
            <text:p/>
          </draw:polygon>
          <draw:path draw:style-name="gr3" draw:text-style-name="P7" draw:layer="layout" svg:width="0.537cm" svg:height="0.795cm" svg:x="5.275cm" svg:y="13.66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846cm" svg:y="13.9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967cm" svg:y="13.2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593cm" svg:y="12.129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8.227cm" svg:y="13.366cm" svg:viewBox="0 0 1231 49" draw:points="614,49 0,49 0,0 1231,0 1231,49">
            <text:p/>
          </draw:polygon>
          <draw:path draw:style-name="gr3" draw:text-style-name="P7" draw:layer="layout" svg:width="0.537cm" svg:height="0.795cm" svg:x="8.273cm" svg:y="13.66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8.843cm" svg:y="13.94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9.947cm" svg:y="12.715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37cm" svg:height="0.519cm" svg:x="10.328cm" svg:y="13.166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10.773cm" svg:y="12.918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1.083cm" svg:y="13.174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1.759cm" svg:y="12.98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2.46cm" svg:y="12.674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2.993cm" svg:y="12.82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351cm" svg:y="13.17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62cm" svg:height="0.539cm" svg:x="14.004cm" svg:y="12.685cm" svg:viewBox="0 0 363 540" svg:d="M174 261c62 0 105 44 105 128 0 97-56 126-102 126-31 0-103-8-136-54 38-3 46-28 46-44 0-25-18-43-43-43-21 0-44 13-44 43 0 77 82 123 179 123 110 0 184-71 184-151 0-61-48-123-135-143 82-28 112-90 112-136 0-64-71-110-161-110-87 0-153 44-153 105 0 28 15 44 41 44 23 0 38-18 38-41 0-24-15-39-38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6cm" svg:x="14.529cm" svg:y="12.828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296cm" svg:height="1.351cm" svg:x="14.951cm" svg:y="12.715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width" smil:values="width*0.05;width" smil:keyTimes="0;1"/>
                  <anim:animate smil:dur="0.5s" smil:fill="hold" smil:targetElement="id182" anim:sub-item="text" smil:attributeName="height" smil:values="height;height" smil:keyTimes="0;1"/>
                  <anim:animate smil:dur="0.5s" smil:fill="hold" smil:targetElement="id182" anim:sub-item="text" smil:attributeName="x" smil:values="x-.2;x" smil:keyTimes="0;1"/>
                  <anim:animate smil:dur="0.5s" smil:fill="hold" smil:targetElement="id182" anim:sub-item="text" smil:attributeName="y" smil:values="y;y" smil:keyTimes="0;1"/>
                  <anim:transitionFilter smil:dur="0.5s" smil:targetElement="id18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6cm" svg:height="14.373cm" svg:x="0.6cm" svg:y="0.627cm" presentation:class="title" presentation:user-transformed="true">
          <draw:text-box>
            <text:p xml:id="id194" text:id="id194" text:style-name="P4"><text:span text:style-name="T16"><text:tab/></text:span><text:span text:style-name="T16"><text:tab/></text:span><text:span text:style-name="T10"><text:line-break/></text:span><text:span text:style-name="T10"><text:tab/></text:span><text:span text:style-name="T10"> <text:s text:c="29"/></text:span><text:span text:style-name="T10"><text:tab/></text:span><text:span text:style-name="T10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31"> <text:s text:c="15"/></text:span><text:span text:style-name="T7"><text:line-break/></text:span><text:span text:style-name="T22"><text:tab/></text:span><text:span text:style-name="T22">(ii) Let, <text:s text:c="2"/></text:span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91" draw:id="id191">
          <svg:title>TexMaths</svg:title>
          <svg:desc>28§display§\frac{dy}{dx} = \frac{1}{\sqrt{ 1 - (x^3)^2 } } \frac{d}{dx}(x^3) = §svg§600§FALSE§</svg:desc>
          <draw:polygon draw:style-name="gr2" draw:text-style-name="P6" draw:layer="layout" svg:width="11.596cm" svg:height="2.361cm" svg:x="4.45cm" svg:y="1.019cm" svg:viewBox="0 0 11597 2362" draw:points="5800,2362 0,2362 0,0 11597,0 11597,2362">
            <text:p/>
          </draw:polygon>
          <draw:path draw:style-name="gr3" draw:text-style-name="P7" draw:layer="layout" svg:width="0.469cm" svg:height="0.695cm" svg:x="4.464cm" svg:y="0.97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4.963cm" svg:y="1.219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4.401cm" svg:y="2.052cm" svg:viewBox="0 0 1078 43" draw:points="538,43 0,43 0,0 1078,0 1078,43">
            <text:p/>
          </draw:polygon>
          <draw:path draw:style-name="gr3" draw:text-style-name="P7" draw:layer="layout" svg:width="0.469cm" svg:height="0.695cm" svg:x="4.441cm" svg:y="2.311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4.941cm" svg:y="2.5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655cm" svg:height="0.232cm" svg:x="5.922cm" svg:y="1.9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311cm" svg:y="0.99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892cm" svg:height="0.042cm" svg:x="7.024cm" svg:y="2.052cm" svg:viewBox="0 0 4893 43" draw:points="2446,43 0,43 0,0 4893,0 4893,43">
            <text:p/>
          </draw:polygon>
          <draw:path draw:style-name="gr3" draw:text-style-name="P7" draw:layer="layout" svg:width="0.897cm" svg:height="1.181cm" svg:x="7.132cm" svg:y="2.249cm" svg:viewBox="0 0 898 1182" svg:d="M309 1182c32 0 32 0 43-20l540-1124c6-13 6-16 6-18 0-11-9-20-20-20-13 0-18 9-22 20l-509 1059-210-488-137 105 16 16 69-54z">
            <text:p/>
          </draw:path>
          <draw:polygon draw:style-name="gr3" draw:text-style-name="P7" draw:layer="layout" svg:width="3.908cm" svg:height="0.042cm" svg:x="8.008cm" svg:y="2.249cm" svg:viewBox="0 0 3909 43" draw:points="1953,43 0,43 0,0 3909,0 3909,43">
            <text:p/>
          </draw:polygon>
          <draw:path draw:style-name="gr3" draw:text-style-name="P7" draw:layer="layout" svg:width="0.326cm" svg:height="0.657cm" svg:x="8.095cm" svg:y="2.47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801cm" svg:y="2.864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9.8cm" svg:y="2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0.113cm" svg:y="2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7" draw:layer="layout" svg:width="0.317cm" svg:height="0.471cm" svg:x="10.685cm" svg:y="2.38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3" draw:text-style-name="P7" draw:layer="layout" svg:width="0.23cm" svg:height="0.984cm" svg:x="11.146cm" svg:y="2.3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306cm" svg:height="0.458cm" svg:x="11.516cm" svg:y="2.3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5cm" svg:x="12.47cm" svg:y="0.97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3" draw:text-style-name="P7" draw:layer="layout" svg:width="1.077cm" svg:height="0.042cm" svg:x="12.15cm" svg:y="2.052cm" svg:viewBox="0 0 1078 43" draw:points="538,43 0,43 0,0 1078,0 1078,43">
            <text:p/>
          </draw:polygon>
          <draw:path draw:style-name="gr3" draw:text-style-name="P7" draw:layer="layout" svg:width="0.469cm" svg:height="0.695cm" svg:x="12.19cm" svg:y="2.311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12.692cm" svg:y="2.5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13.44cm" svg:y="1.5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3.754cm" svg:y="1.8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7" draw:layer="layout" svg:width="0.317cm" svg:height="0.471cm" svg:x="14.325cm" svg:y="1.45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23cm" svg:height="0.984cm" svg:x="14.786cm" svg:y="1.5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655cm" svg:height="0.232cm" svg:x="15.441cm" svg:y="1.958cm" svg:viewBox="0 0 656 233" svg:d="M623 40c15 0 33 0 33-20s-18-20-31-20h-591c-16 0-34 0-34 20s18 20 34 20zM625 233c13 0 31 0 31-20s-18-20-33-20h-589c-16 0-34 0-34 20s18 20 34 20z">
            <text:p/>
          </draw:path>
        </draw:g>
        <draw:g xml:id="id193" draw:id="id193">
          <svg:title>TexMaths</svg:title>
          <svg:desc>28§display§\therefore \ \ \  \frac{dy}{dx} = \frac{3x^2}{\sqrt{ 1- x^6}}§svg§600§FALSE§</svg:desc>
          <draw:polygon draw:style-name="gr2" draw:text-style-name="P6" draw:layer="layout" svg:width="8.078cm" svg:height="2.297cm" svg:x="2.421cm" svg:y="4.32cm" svg:viewBox="0 0 8079 2298" draw:points="4039,2298 0,2298 0,0 8079,0 8079,2298">
            <text:p/>
          </draw:polygon>
          <draw:path draw:style-name="gr3" draw:text-style-name="P7" draw:layer="layout" svg:width="0.597cm" svg:height="0.532cm" svg:x="2.401cm" svg:y="5.295cm" svg:viewBox="0 0 598 533" svg:d="M352 52c0-27-25-52-52-52-29 0-54 25-54 52 0 29 25 53 54 53 27 0 52-22 52-53zM598 479c0-26-22-51-51-51s-54 25-54 51c0 30 25 54 54 54s51-24 51-54zM105 479c0-26-24-51-53-51-27 0-52 25-52 51 0 30 25 54 52 54 29 0 53-24 53-54z">
            <text:p/>
          </draw:path>
          <draw:path draw:style-name="gr3" draw:text-style-name="P7" draw:layer="layout" svg:width="0.469cm" svg:height="0.696cm" svg:x="4.464cm" svg:y="4.40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4.966cm" svg:y="4.65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olygon draw:style-name="gr3" draw:text-style-name="P7" draw:layer="layout" svg:width="1.077cm" svg:height="0.042cm" svg:x="4.404cm" svg:y="5.485cm" svg:viewBox="0 0 1078 43" draw:points="538,43 0,43 0,0 1078,0 1078,43">
            <text:p/>
          </draw:polygon>
          <draw:path draw:style-name="gr3" draw:text-style-name="P7" draw:layer="layout" svg:width="0.469cm" svg:height="0.696cm" svg:x="4.444cm" svg:y="5.74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4.944cm" svg:y="5.99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5.925cm" svg:y="5.3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08cm" svg:y="4.4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8.56cm" svg:y="4.6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7-128 157-152 0-9-9-9-12-9-9 0-11 2-13 9-32 107-101 130-132 130-38 0-54-32-54-65 0-23 7-43 18-88z">
            <text:p/>
          </draw:path>
          <draw:path draw:style-name="gr3" draw:text-style-name="P7" draw:layer="layout" svg:width="0.306cm" svg:height="0.458cm" svg:x="9.138cm" svg:y="4.27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3.521cm" svg:height="0.042cm" svg:x="7.027cm" svg:y="5.485cm" svg:viewBox="0 0 3522 43" draw:points="1761,43 0,43 0,0 3522,0 3522,43">
            <text:p/>
          </draw:polygon>
          <draw:path draw:style-name="gr3" draw:text-style-name="P7" draw:layer="layout" svg:width="0.77cm" svg:height="0.985cm" svg:x="7.099cm" svg:y="5.682cm" svg:viewBox="0 0 771 986" svg:d="M311 883l-172-383c-7-16-14-16-16-16 0 0-7 0-15 7l-95 71c-13 9-13 14-13 16 0 4 2 11 9 11s25-13 34-22c6-5 22-16 31-23l195 426c7 16 13 16 22 16 14 0 16-5 25-18l448-928c7-15 7-18 7-20 0-11-9-20-20-20-9 0-16 4-23 20z">
            <text:p/>
          </draw:path>
          <draw:polygon draw:style-name="gr3" draw:text-style-name="P7" draw:layer="layout" svg:width="2.701cm" svg:height="0.042cm" svg:x="7.847cm" svg:y="5.682cm" svg:viewBox="0 0 2702 43" draw:points="1351,43 0,43 0,0 2702,0 2702,43">
            <text:p/>
          </draw:polygon>
          <draw:path draw:style-name="gr3" draw:text-style-name="P7" draw:layer="layout" svg:width="0.326cm" svg:height="0.658cm" svg:x="7.935cm" svg:y="5.88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8.64cm" svg:y="6.27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57cm" svg:y="6.108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7" draw:layer="layout" svg:width="0.317cm" svg:height="0.472cm" svg:x="10.141cm" svg:y="5.8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</draw:g>
        <draw:g xml:id="id196" draw:id="id196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5.246cm" svg:y="9.287cm" svg:viewBox="0 0 7168 695" draw:points="3584,695 0,695 0,0 7168,0 7168,695">
            <text:p/>
          </draw:polygon>
          <draw:path draw:style-name="gr3" draw:text-style-name="P7" draw:layer="layout" svg:width="0.757cm" svg:height="0.771cm" svg:x="5.228cm" svg:y="9.2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086cm" svg:y="9.2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6.39cm" svg:y="9.2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7.115cm" svg:y="9.905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7.862cm" svg:y="9.5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8.761cm" svg:y="9.905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9.386cm" svg:y="9.5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9.926cm" svg:y="9.905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0.543cm" svg:y="9.3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019cm" svg:y="9.905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1.641cm" svg:y="9.5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2.35cm" svg:y="9.905cm" svg:viewBox="0 0 123 123" svg:d="M123 62c0-34-28-62-62-62-33 0-61 28-61 62 0 33 28 61 61 61 34 0 62-28 62-61z">
            <text:p/>
          </draw:path>
        </draw:g>
        <draw:g xml:id="id195" draw:id="id195">
          <svg:title>TexMaths</svg:title>
          <svg:desc>32§display§y = \sin^{-1}(2^x)§svg§600§FALSE§</svg:desc>
          <draw:polygon draw:style-name="gr2" draw:text-style-name="P6" draw:layer="layout" svg:width="6.461cm" svg:height="1.166cm" svg:x="5.455cm" svg:y="7.188cm" svg:viewBox="0 0 6462 1167" draw:points="3231,1167 0,1167 0,0 6462,0 6462,1167">
            <text:p/>
          </draw:polygon>
          <draw:path draw:style-name="gr3" draw:text-style-name="P7" draw:layer="layout" svg:width="0.521cm" svg:height="0.729cm" svg:x="5.432cm" svg:y="7.63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6.366cm" svg:y="7.7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9cm" svg:x="7.526cm" svg:y="7.624cm" svg:viewBox="0 0 371 520" svg:d="M197 287c26 5 118 23 118 105 0 56-39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7.972cm" svg:y="7.375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8.281cm" svg:y="7.631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8.957cm" svg:y="7.439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9.659cm" svg:y="7.132cm" svg:viewBox="0 0 289 525" svg:d="M179 23c0-23 0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5cm" svg:x="10.189cm" svg:y="7.286cm" svg:viewBox="0 0 264 1126" svg:d="M264 1116c0-2 0-5-21-25-141-141-176-354-176-528 0-194 43-391 181-532 16-13 16-16 16-21 0-7-5-10-13-10-10 0-113 77-179 220-59 123-72 248-72 343 0 90 13 225 74 353 69 139 167 210 177 210 8 0 13-2 13-10z">
            <text:p/>
          </draw:path>
          <draw:path draw:style-name="gr3" draw:text-style-name="P7" draw:layer="layout" svg:width="0.45cm" svg:height="0.752cm" svg:x="10.573cm" svg:y="7.378cm" svg:viewBox="0 0 451 753" svg:d="M87 666l120-118c177-156 244-215 244-328 0-130-100-220-239-220-128 0-212 105-212 205 0 61 56 61 59 61 20 0 59-13 59-59 0-28-21-59-59-59-10 0-10 0-15 3 25-74 87-115 153-115 103 0 151 89 151 184 0 90-56 179-118 248l-217 241c-13 13-13 15-13 44h420l31-197h-29c-5 33-12 84-23 99-10 11-84 11-107 11z">
            <text:p/>
          </draw:path>
          <draw:path draw:style-name="gr3" draw:text-style-name="P7" draw:layer="layout" svg:width="0.424cm" svg:height="0.357cm" svg:x="11.115cm" svg:y="7.316cm" svg:viewBox="0 0 425 358" svg:d="M159 266c-8 26-34 69-75 69-2 0-25 0-43-10 33-10 36-38 36-43 0-18-13-31-31-31-23 0-46 20-46 49 0 40 44 58 82 58s69-23 90-56c20 41 64 56 94 56 92 0 138-99 138-122 0-11-10-11-12-11-11 0-11 5-13 16-18 53-64 94-110 94-31 0-49-20-49-51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ath draw:style-name="gr3" draw:text-style-name="P7" draw:layer="layout" svg:width="0.263cm" svg:height="1.125cm" svg:x="11.709cm" svg:y="7.286cm" svg:viewBox="0 0 264 1126" svg:d="M264 563c0-87-13-223-75-351-69-138-166-212-179-212-5 0-10 5-10 10s0 8 20 28c113 110 177 290 177 525 0 192-41 392-182 533-15 15-15 18-15 20 0 8 5 10 10 10 13 0 115-76 182-220 59-123 72-248 72-343z">
            <text:p/>
          </draw:path>
        </draw:g>
        <draw:g xml:id="id197" draw:id="id197">
          <svg:title>TexMaths</svg:title>
          <svg:desc>32§display§\frac{dy}{dx} = \frac{d}{dx}\left( \sin^{-1}(2^x) \right)§svg§600§FALSE§</svg:desc>
          <draw:polygon draw:style-name="gr2" draw:text-style-name="P6" draw:layer="layout" svg:width="9.887cm" svg:height="2.214cm" svg:x="5.287cm" svg:y="11.186cm" svg:viewBox="0 0 9888 2215" draw:points="4944,2215 0,2215 0,0 9888,0 9888,2215">
            <text:p/>
          </draw:polygon>
          <draw:path draw:style-name="gr3" draw:text-style-name="P7" draw:layer="layout" svg:width="0.537cm" svg:height="0.795cm" svg:x="5.303cm" svg:y="11.1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5.874cm" svg:y="11.414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231cm" svg:y="12.367cm" svg:viewBox="0 0 1231 49" draw:points="614,49 0,49 0,0 1231,0 1231,49">
            <text:p/>
          </draw:polygon>
          <draw:path draw:style-name="gr3" draw:text-style-name="P7" draw:layer="layout" svg:width="0.537cm" svg:height="0.795cm" svg:x="5.277cm" svg:y="12.66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5.848cm" svg:y="12.94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969cm" svg:y="12.2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595cm" svg:y="11.1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cm" svg:height="0.048cm" svg:x="8.229cm" svg:y="12.367cm" svg:viewBox="0 0 1231 49" draw:points="614,49 0,49 0,0 1231,0 1231,49">
            <text:p/>
          </draw:polygon>
          <draw:path draw:style-name="gr3" draw:text-style-name="P7" draw:layer="layout" svg:width="0.537cm" svg:height="0.795cm" svg:x="8.275cm" svg:y="12.664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8.846cm" svg:y="12.94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9.95cm" svg:y="11.716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37cm" svg:height="0.519cm" svg:x="10.331cm" svg:y="12.16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10.777cm" svg:y="11.919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11.086cm" svg:y="12.175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1.762cm" svg:y="11.983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2.464cm" svg:y="11.675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12.996cm" svg:y="11.82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45cm" svg:height="0.752cm" svg:x="13.378cm" svg:y="11.924cm" svg:viewBox="0 0 451 753" svg:d="M87 666l120-118c177-156 244-215 244-328 0-130-100-220-238-220-129 0-213 105-213 205 0 61 56 61 59 61 20 0 59-13 59-59 0-28-21-58-59-58-10 0-10 0-15 2 25-74 87-115 153-115 103 0 151 89 151 184 0 90-56 179-118 249l-217 240c-13 13-13 16-13 44h420l31-197h-29c-5 33-12 84-25 99-8 11-82 11-105 11z">
            <text:p/>
          </draw:path>
          <draw:path draw:style-name="gr3" draw:text-style-name="P7" draw:layer="layout" svg:width="0.424cm" svg:height="0.357cm" svg:x="13.921cm" svg:y="11.86cm" svg:viewBox="0 0 425 358" svg:d="M159 266c-8 26-34 69-75 69-2 0-25 0-43-10 33-10 36-38 36-43 0-18-13-31-31-31-23 0-46 20-46 49 0 41 44 58 82 58s69-23 90-56c20 41 64 56 94 56 92 0 139-99 139-122 0-11-11-11-13-11-11 0-11 5-13 16-18 53-67 94-110 94-31 0-49-20-49-51 0-20 21-92 41-182 18-61 51-79 80-79 0 0 25 0 40 10-23 8-33 28-33 44 0 18 13 31 31 31s46-16 46-49c0-46-51-59-84-59-39 0-72 26-88 56-15-33-51-56-94-56-90 0-141 97-141 120 0 11 10 11 13 11 10 0 13-3 15-13 21-62 69-95 110-95 26 0 46 13 46 51 0 16-10 57-15 82z">
            <text:p/>
          </draw:path>
          <draw:path draw:style-name="gr3" draw:text-style-name="P7" draw:layer="layout" svg:width="0.263cm" svg:height="1.126cm" svg:x="14.515cm" svg:y="11.829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296cm" svg:height="1.351cm" svg:x="14.937cm" svg:y="11.7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192" draw:id="id192">
          <svg:title>TexMaths</svg:title>
          <svg:desc>28§display§\frac{1}{\sqrt{ 1 - x^6 } } (3x^2)§svg§600§FALSE§</svg:desc>
          <draw:polygon draw:style-name="gr2" draw:text-style-name="P6" draw:layer="layout" svg:width="5.702cm" svg:height="2.137cm" svg:x="16.551cm" svg:y="1.02cm" svg:viewBox="0 0 5703 2138" draw:points="2852,2138 0,2138 0,0 5703,0 5703,2138">
            <text:p/>
          </draw:polygon>
          <draw:path draw:style-name="gr3" draw:text-style-name="P7" draw:layer="layout" svg:width="0.326cm" svg:height="0.657cm" svg:x="18.104cm" svg:y="0.9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521cm" svg:height="0.042cm" svg:x="16.502cm" svg:y="2.026cm" svg:viewBox="0 0 3522 43" draw:points="1761,43 0,43 0,0 3522,0 3522,43">
            <text:p/>
          </draw:polygon>
          <draw:path draw:style-name="gr3" draw:text-style-name="P7" draw:layer="layout" svg:width="0.77cm" svg:height="0.984cm" svg:x="16.574cm" svg:y="2.223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2.701cm" svg:height="0.042cm" svg:x="17.322cm" svg:y="2.223cm" svg:viewBox="0 0 2702 43" draw:points="1351,43 0,43 0,0 2702,0 2702,43">
            <text:p/>
          </draw:polygon>
          <draw:path draw:style-name="gr3" draw:text-style-name="P7" draw:layer="layout" svg:width="0.326cm" svg:height="0.657cm" svg:x="17.409cm" svg:y="2.42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8.115cm" svg:y="2.81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9.045cm" svg:y="2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317cm" svg:height="0.471cm" svg:x="19.616cm" svg:y="2.341cm" svg:viewBox="0 0 318 472" svg:d="M67 233c0-56 5-108 32-150 22-38 60-63 105-63 20 0 47 5 63 25-18 0-34 13-34 33 0 16 13 32 34 32 20 0 33-14 33-34 0-40-29-76-98-76-99 0-202 92-202 240 0 179 85 232 161 232 85 0 157-62 157-154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7" draw:layer="layout" svg:width="0.23cm" svg:height="0.984cm" svg:x="20.236cm" svg:y="1.5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7cm" svg:x="20.563cm" svg:y="1.636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492cm" svg:height="0.447cm" svg:x="21.043cm" svg:y="1.8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7" draw:layer="layout" svg:width="0.306cm" svg:height="0.458cm" svg:x="21.621cm" svg:y="1.42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2.073cm" svg:y="1.5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anim:sub-item="text" smil:attributeName="visibility" smil:to="visible"/>
                  <anim:animate smil:dur="0.5s" smil:fill="hold" smil:targetElement="id194" anim:sub-item="text" smil:attributeName="width" smil:values="width*0.05;width" smil:keyTimes="0;1"/>
                  <anim:animate smil:dur="0.5s" smil:fill="hold" smil:targetElement="id194" anim:sub-item="text" smil:attributeName="height" smil:values="height;height" smil:keyTimes="0;1"/>
                  <anim:animate smil:dur="0.5s" smil:fill="hold" smil:targetElement="id194" anim:sub-item="text" smil:attributeName="x" smil:values="x-.2;x" smil:keyTimes="0;1"/>
                  <anim:animate smil:dur="0.5s" smil:fill="hold" smil:targetElement="id194" anim:sub-item="text" smil:attributeName="y" smil:values="y;y" smil:keyTimes="0;1"/>
                  <anim:transitionFilter smil:dur="0.5s" smil:targetElement="id1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201" text:id="id201" text:style-name="P4"><text:span text:style-name="T36"><text:tab/></text:span><text:span text:style-name="T36"><text:tab/></text:span><text:span text:style-name="T7"><text:line-break/></text:span><text:span text:style-name="T22"><text:tab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6"> <text:s text:c="14"/></text:span><text:span text:style-name="T22"><text:line-break/></text:span><text:span text:style-name="T22"> <text:s text:c="6"/></text:span><text:span text:style-name="T22">(iii) Let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198" draw:id="id198">
          <svg:title>TexMaths</svg:title>
          <svg:desc>28§display§\frac{dy}{dx} =  \frac{1}{\sqrt{ 1 - (2^x)^2 } } \frac{d}{dx}(2^x) = §svg§600§FALSE§</svg:desc>
          <draw:polygon draw:style-name="gr2" draw:text-style-name="P6" draw:layer="layout" svg:width="11.565cm" svg:height="2.361cm" svg:x="4.451cm" svg:y="1.022cm" svg:viewBox="0 0 11566 2362" draw:points="5782,2362 0,2362 0,0 11566,0 11566,2362">
            <text:p/>
          </draw:polygon>
          <draw:path draw:style-name="gr3" draw:text-style-name="P7" draw:layer="layout" svg:width="0.469cm" svg:height="0.695cm" svg:x="4.465cm" svg:y="0.973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4.964cm" svg:y="1.222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4.402cm" svg:y="2.055cm" svg:viewBox="0 0 1078 43" draw:points="538,43 0,43 0,0 1078,0 1078,43">
            <text:p/>
          </draw:polygon>
          <draw:path draw:style-name="gr3" draw:text-style-name="P7" draw:layer="layout" svg:width="0.469cm" svg:height="0.695cm" svg:x="4.442cm" svg:y="2.31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4.942cm" svg:y="2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655cm" svg:height="0.232cm" svg:x="5.923cm" svg:y="1.9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304cm" svg:y="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876cm" svg:height="0.042cm" svg:x="7.025cm" svg:y="2.055cm" svg:viewBox="0 0 4877 43" draw:points="2437,43 0,43 0,0 4877,0 4877,43">
            <text:p/>
          </draw:polygon>
          <draw:path draw:style-name="gr3" draw:text-style-name="P7" draw:layer="layout" svg:width="0.897cm" svg:height="1.181cm" svg:x="7.133cm" svg:y="2.252cm" svg:viewBox="0 0 898 1182" svg:d="M309 1182c32 0 32 0 43-20l540-1124c6-13 6-16 6-18 0-11-9-20-20-20-13 0-18 9-22 20l-509 1059-210-488-137 105 16 16 69-54z">
            <text:p/>
          </draw:path>
          <draw:polygon draw:style-name="gr3" draw:text-style-name="P7" draw:layer="layout" svg:width="3.89cm" svg:height="0.042cm" svg:x="8.009cm" svg:y="2.252cm" svg:viewBox="0 0 3891 43" draw:points="1947,43 0,43 0,0 3891,0 3891,43">
            <text:p/>
          </draw:polygon>
          <draw:path draw:style-name="gr3" draw:text-style-name="P7" draw:layer="layout" svg:width="0.326cm" svg:height="0.657cm" svg:x="8.096cm" svg:y="2.47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802cm" svg:y="2.867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9.801cm" svg:y="2.39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137cm" svg:y="2.47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7" draw:layer="layout" svg:width="0.371cm" svg:height="0.313cm" svg:x="10.612cm" svg:y="2.545cm" svg:viewBox="0 0 372 314" svg:d="M139 233c-7 22-29 60-65 60-2 0-22 0-38-9 29-9 31-33 31-38 0-15-11-27-27-27-20 0-40 18-40 43 0 36 38 52 72 52 33 0 60-21 78-50 18 36 56 50 83 50 81 0 121-88 121-108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132cm" svg:y="2.39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306cm" svg:height="0.458cm" svg:x="11.501cm" svg:y="2.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5cm" svg:x="12.456cm" svg:y="0.973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3" draw:text-style-name="P7" draw:layer="layout" svg:width="1.077cm" svg:height="0.042cm" svg:x="12.135cm" svg:y="2.055cm" svg:viewBox="0 0 1078 43" draw:points="538,43 0,43 0,0 1078,0 1078,43">
            <text:p/>
          </draw:polygon>
          <draw:path draw:style-name="gr3" draw:text-style-name="P7" draw:layer="layout" svg:width="0.469cm" svg:height="0.695cm" svg:x="12.176cm" svg:y="2.31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12.675cm" svg:y="2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7" draw:layer="layout" svg:width="0.23cm" svg:height="0.984cm" svg:x="13.426cm" svg:y="1.5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76cm" svg:y="1.66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71cm" svg:height="0.313cm" svg:x="14.237cm" svg:y="1.611cm" svg:viewBox="0 0 372 314" svg:d="M139 233c-7 22-29 60-65 60-2 0-22 0-38-9 29-9 31-33 31-38 0-15-11-27-27-27-20 0-40 18-40 43 0 36 38 52 72 52 33 0 60-21 78-50 18 36 56 50 83 50 81 0 121-88 121-108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754cm" svg:y="1.58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7" draw:layer="layout" svg:width="0.655cm" svg:height="0.232cm" svg:x="15.411cm" svg:y="1.961cm" svg:viewBox="0 0 656 233" svg:d="M623 40c15 0 33 0 33-20s-18-20-31-20h-591c-16 0-34 0-34 20s18 20 34 20zM625 233c13 0 31 0 31-20s-18-20-33-20h-589c-16 0-34 0-34 20s18 20 34 20z">
            <text:p/>
          </draw:path>
        </draw:g>
        <draw:g xml:id="id200" draw:id="id200">
          <svg:title>TexMaths</svg:title>
          <svg:desc>28§display§\therefore \ \ \  \frac{dy}{dx} = \frac{2^x \log 2}{\sqrt{ 1 - 4^x} } §svg§600§FALSE§</svg:desc>
          <draw:polygon draw:style-name="gr2" draw:text-style-name="P6" draw:layer="layout" svg:width="8.058cm" svg:height="2.168cm" svg:x="2.422cm" svg:y="4.322cm" svg:viewBox="0 0 8059 2169" draw:points="4030,2169 0,2169 0,0 8059,0 8059,2169">
            <text:p/>
          </draw:polygon>
          <draw:path draw:style-name="gr3" draw:text-style-name="P7" draw:layer="layout" svg:width="0.597cm" svg:height="0.532cm" svg:x="2.402cm" svg:y="5.16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7" draw:layer="layout" svg:width="0.469cm" svg:height="0.696cm" svg:x="4.465cm" svg:y="4.27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4.967cm" svg:y="4.52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olygon draw:style-name="gr3" draw:text-style-name="P7" draw:layer="layout" svg:width="1.076cm" svg:height="0.042cm" svg:x="4.405cm" svg:y="5.355cm" svg:viewBox="0 0 1077 43" draw:points="538,43 0,43 0,0 1077,0 1077,43">
            <text:p/>
          </draw:polygon>
          <draw:path draw:style-name="gr3" draw:text-style-name="P7" draw:layer="layout" svg:width="0.469cm" svg:height="0.696cm" svg:x="4.445cm" svg:y="5.61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4.944cm" svg:y="5.8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925cm" svg:y="5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287cm" svg:y="4.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7" draw:layer="layout" svg:width="0.371cm" svg:height="0.313cm" svg:x="7.764cm" svg:y="4.295cm" svg:viewBox="0 0 372 314" svg:d="M139 233c-7 22-29 60-65 60-2 0-22 0-38-8 29-9 31-34 31-39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5cm" svg:x="8.423cm" svg:y="4.273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8.692cm" svg:y="4.5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185cm" svg:y="4.5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9.874cm" svg:y="4.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olygon draw:style-name="gr3" draw:text-style-name="P7" draw:layer="layout" svg:width="3.505cm" svg:height="0.042cm" svg:x="7.027cm" svg:y="5.355cm" svg:viewBox="0 0 3506 43" draw:points="1752,43 0,43 0,0 3506,0 3506,43">
            <text:p/>
          </draw:polygon>
          <draw:path draw:style-name="gr3" draw:text-style-name="P7" draw:layer="layout" svg:width="0.77cm" svg:height="0.985cm" svg:x="7.099cm" svg:y="5.5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682cm" svg:height="0.042cm" svg:x="7.847cm" svg:y="5.552cm" svg:viewBox="0 0 2683 43" draw:points="1342,43 0,43 0,0 2683,0 2683,43">
            <text:p/>
          </draw:polygon>
          <draw:path draw:style-name="gr3" draw:text-style-name="P7" draw:layer="layout" svg:width="0.326cm" svg:height="0.658cm" svg:x="7.935cm" svg:y="5.70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8.64cm" svg:y="6.09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9.57cm" svg:y="5.7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7" draw:layer="layout" svg:width="0.371cm" svg:height="0.313cm" svg:x="10.067cm" svg:y="5.776cm" svg:viewBox="0 0 372 314" svg:d="M139 233c-7 22-29 60-65 60-2 0-22 0-38-8 29-9 31-34 31-39 0-15-11-26-27-26-20 0-40 17-40 42 0 36 38 52 74 52 31 0 58-21 76-50 18 36 56 50 83 50 81 0 121-88 121-108 0-9-9-9-9-9-11 0-11 5-13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</draw:g>
        <draw:g xml:id="id205" draw:id="id205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6.246cm" svg:y="10.488cm" svg:viewBox="0 0 7168 695" draw:points="3584,695 0,695 0,0 7168,0 7168,695">
            <text:p/>
          </draw:polygon>
          <draw:path draw:style-name="gr3" draw:text-style-name="P7" draw:layer="layout" svg:width="0.757cm" svg:height="0.771cm" svg:x="6.228cm" svg:y="10.458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086cm" svg:y="10.473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7.39cm" svg:y="10.432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115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8.862cm" svg:y="10.729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9.761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0.386cm" svg:y="10.729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0.926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1.543cm" svg:y="10.52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019cm" svg:y="11.106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2.641cm" svg:y="10.729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3.35cm" svg:y="11.106cm" svg:viewBox="0 0 123 123" svg:d="M123 62c0-34-28-62-62-62-33 0-61 28-61 62 0 33 28 61 61 61 34 0 62-28 62-61z">
            <text:p/>
          </draw:path>
        </draw:g>
        <draw:g xml:id="id202" draw:id="id202">
          <svg:title>TexMaths</svg:title>
          <svg:desc>32§display§y = \sin^2 \left( \sin^{-1} ( x^2 ) \right) = §svg§600§FALSE§</svg:desc>
          <draw:polygon draw:style-name="gr2" draw:text-style-name="P6" draw:layer="layout" svg:width="10.819cm" svg:height="1.276cm" svg:x="6.358cm" svg:y="6.891cm" svg:viewBox="0 0 10820 1277" draw:points="5410,1277 0,1277 0,0 10820,0 10820,1277">
            <text:p/>
          </draw:polygon>
          <draw:path draw:style-name="gr3" draw:text-style-name="P7" draw:layer="layout" svg:width="0.521cm" svg:height="0.728cm" svg:x="6.335cm" svg:y="7.334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269cm" svg:y="7.4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8.429cm" svg:y="7.326cm" svg:viewBox="0 0 371 519" svg:d="M197 287c26 5 118 23 118 105 0 56-38 102-128 102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8.875cm" svg:y="7.078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9.185cm" svg:y="7.33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35cm" svg:height="0.524cm" svg:x="9.825cm" svg:y="6.83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96cm" svg:height="1.35cm" svg:x="10.636cm" svg:y="6.876cm" svg:viewBox="0 0 297 1351" svg:d="M297 1338c0-2-3-5-5-10-54-54-131-146-177-330-25-102-36-218-36-322 0-297 69-505 208-650 10-11 10-13 10-16 0-10-10-10-15-10-16 0-77 67-93 84-115 136-189 341-189 592 0 158 28 386 177 575 12 13 84 100 105 100 5 0 15 0 15-13z">
            <text:p/>
          </draw:path>
          <draw:path draw:style-name="gr3" draw:text-style-name="P7" draw:layer="layout" svg:width="0.37cm" svg:height="0.518cm" svg:x="11.018cm" svg:y="7.326cm" svg:viewBox="0 0 371 519" svg:d="M197 287c26 5 118 23 118 105 0 56-38 102-128 102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1.463cm" svg:y="7.078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1.773cm" svg:y="7.33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7" draw:layer="layout" svg:width="0.534cm" svg:height="0.04cm" svg:x="12.449cm" svg:y="7.14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4cm" svg:x="13.15cm" svg:y="6.835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7" draw:layer="layout" svg:width="0.263cm" svg:height="1.125cm" svg:x="13.683cm" svg:y="6.989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4.041cm" svg:y="7.334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35cm" svg:height="0.524cm" svg:x="14.699cm" svg:y="6.8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5.219cm" svg:y="6.989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7" draw:layer="layout" svg:width="0.296cm" svg:height="1.35cm" svg:x="15.642cm" svg:y="6.876cm" svg:viewBox="0 0 297 1351" svg:d="M297 676c0-159-28-387-177-576-12-16-87-100-107-100-5 0-13 3-13 10 0 5 3 8 8 13 53 59 128 148 174 328 25 102 36 220 36 325 0 112-11 227-39 337-43 159-110 249-169 312-10 11-10 11-10 13 0 11 8 13 13 13 18 0 79-69 95-84 115-139 189-341 189-591z">
            <text:p/>
          </draw:path>
          <draw:path draw:style-name="gr3" draw:text-style-name="P7" draw:layer="layout" svg:width="0.749cm" svg:height="0.265cm" svg:x="16.484cm" svg:y="7.418cm" svg:viewBox="0 0 750 266" svg:d="M712 46c18 0 38 0 38-23s-20-23-36-23h-676c-18 0-38 0-38 23s20 23 38 23zM714 266c16 0 36 0 36-23s-20-23-38-23h-674c-18 0-38 0-38 23s20 23 38 23z">
            <text:p/>
          </draw:path>
        </draw:g>
        <draw:g xml:id="id206" draw:id="id206">
          <svg:title>TexMaths</svg:title>
          <svg:desc>32§display§\frac{dy}{dx} = \frac{d}{dx}\left( x^4 \right) = 4x^3§svg§600§FALSE§</svg:desc>
          <draw:polygon draw:style-name="gr2" draw:text-style-name="P6" draw:layer="layout" svg:width="9.723cm" svg:height="2.214cm" svg:x="6.188cm" svg:y="12.087cm" svg:viewBox="0 0 9724 2215" draw:points="4863,2215 0,2215 0,0 9724,0 9724,2215">
            <text:p/>
          </draw:polygon>
          <draw:path draw:style-name="gr3" draw:text-style-name="P7" draw:layer="layout" svg:width="0.537cm" svg:height="0.795cm" svg:x="6.204cm" svg:y="12.031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6.774cm" svg:y="12.315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6.132cm" svg:y="13.268cm" svg:viewBox="0 0 1231 49" draw:points="614,49 0,49 0,0 1231,0 1231,49">
            <text:p/>
          </draw:polygon>
          <draw:path draw:style-name="gr3" draw:text-style-name="P7" draw:layer="layout" svg:width="0.537cm" svg:height="0.795cm" svg:x="6.178cm" svg:y="13.565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6.749cm" svg:y="13.84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7.87cm" svg:y="13.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9.495cm" svg:y="12.031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9.129cm" svg:y="13.268cm" svg:viewBox="0 0 1231 49" draw:points="614,49 0,49 0,0 1231,0 1231,49">
            <text:p/>
          </draw:polygon>
          <draw:path draw:style-name="gr3" draw:text-style-name="P7" draw:layer="layout" svg:width="0.537cm" svg:height="0.795cm" svg:x="9.176cm" svg:y="13.565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9.746cm" svg:y="13.84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96cm" svg:height="1.351cm" svg:x="10.85cm" svg:y="12.617cm" svg:viewBox="0 0 297 1352" svg:d="M297 1339c0-2-3-5-5-10-54-54-131-146-177-330-25-103-36-218-36-323 0-297 69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11.228cm" svg:y="13.07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388cm" svg:height="0.532cm" svg:x="11.868cm" svg:y="12.576cm" svg:viewBox="0 0 389 533" svg:d="M389 405v-31h-90v-351c0-18 0-23-15-23-10 0-13 0-23 10l-261 364v31h233v64c0 25 0 35-64 35h-21v29c39 0 90-3 118-3s80 3 121 3v-29h-24c-64 0-64-10-64-35v-64zM238 84v290h-210z">
            <text:p/>
          </draw:path>
          <draw:path draw:style-name="gr3" draw:text-style-name="P7" draw:layer="layout" svg:width="0.296cm" svg:height="1.351cm" svg:x="12.393cm" svg:y="12.617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7" draw:layer="layout" svg:width="0.749cm" svg:height="0.265cm" svg:x="13.233cm" svg:y="13.1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01cm" svg:height="0.762cm" svg:x="14.39cm" svg:y="12.812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562cm" svg:height="0.511cm" svg:x="14.953cm" svg:y="13.07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62cm" svg:height="0.539cm" svg:x="15.606cm" svg:y="12.587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38-18 38-41 0-24-15-39-38-41 28-36 81-44 110-44 35 0 87 18 87 87 0 33-11 69-34 92-25 31-46 34-87 36-20 0-20 0-25 3 0 0-8 0-8 10s8 10 21 10z">
            <text:p/>
          </draw:path>
        </draw:g>
        <draw:g xml:id="id204" draw:id="id204">
          <svg:title>TexMaths</svg:title>
          <svg:desc>32§display§y = (x^2)^2 = x^4§svg§600§FALSE§</svg:desc>
          <draw:polygon draw:style-name="gr2" draw:text-style-name="P6" draw:layer="layout" svg:width="7.066cm" svg:height="1.163cm" svg:x="6.359cm" svg:y="8.593cm" svg:viewBox="0 0 7067 1164" draw:points="3534,1164 0,1164 0,0 7067,0 7067,1164">
            <text:p/>
          </draw:polygon>
          <draw:path draw:style-name="gr3" draw:text-style-name="P7" draw:layer="layout" svg:width="0.521cm" svg:height="0.728cm" svg:x="6.336cm" svg:y="9.03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9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271cm" svg:y="9.1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63cm" svg:height="1.125cm" svg:x="8.505cm" svg:y="8.68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8.866cm" svg:y="9.03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35cm" svg:height="0.524cm" svg:x="9.524cm" svg:y="8.54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263cm" svg:height="1.125cm" svg:x="10.044cm" svg:y="8.68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35cm" svg:height="0.524cm" svg:x="10.466cm" svg:y="8.545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265cm" svg:x="11.296cm" svg:y="9.1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2.453cm" svg:y="9.03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88cm" svg:height="0.531cm" svg:x="13.096cm" svg:y="8.537cm" svg:viewBox="0 0 389 532" svg:d="M389 404v-30h-89v-351c0-18 0-23-16-23-10 0-13 0-23 10l-261 364v30h233v64c0 26 0 36-64 36h-20v28c38 0 89-2 117-2 31 0 80 2 121 2v-28h-23c-64 0-64-10-64-36v-64zM238 84v290h-210z">
            <text:p/>
          </draw:path>
        </draw:g>
        <draw:g xml:id="id199" draw:id="id199">
          <svg:title>TexMaths</svg:title>
          <svg:desc>28§display§\frac{1}{\sqrt{ 1 - 2^{2x}} } (2^x \log 2)§svg§600§FALSE§</svg:desc>
          <draw:polygon draw:style-name="gr2" draw:text-style-name="P6" draw:layer="layout" svg:width="7.662cm" svg:height="2.137cm" svg:x="16.552cm" svg:y="1.023cm" svg:viewBox="0 0 7663 2138" draw:points="3831,2138 0,2138 0,0 7663,0 7663,2138">
            <text:p/>
          </draw:polygon>
          <draw:path draw:style-name="gr3" draw:text-style-name="P7" draw:layer="layout" svg:width="0.326cm" svg:height="0.657cm" svg:x="18.293cm" svg:y="0.974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3.897cm" svg:height="0.042cm" svg:x="16.503cm" svg:y="2.029cm" svg:viewBox="0 0 3898 43" draw:points="1949,43 0,43 0,0 3898,0 3898,43">
            <text:p/>
          </draw:polygon>
          <draw:path draw:style-name="gr3" draw:text-style-name="P7" draw:layer="layout" svg:width="0.77cm" svg:height="0.984cm" svg:x="16.575cm" svg:y="2.226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7" draw:layer="layout" svg:width="3.077cm" svg:height="0.042cm" svg:x="17.323cm" svg:y="2.226cm" svg:viewBox="0 0 3078 43" draw:points="1539,43 0,43 0,0 3078,0 3078,43">
            <text:p/>
          </draw:polygon>
          <draw:path draw:style-name="gr3" draw:text-style-name="P7" draw:layer="layout" svg:width="0.326cm" svg:height="0.657cm" svg:x="17.41cm" svg:y="2.4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8.116cm" svg:y="2.81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19.068cm" svg:y="2.4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9.554cm" svg:y="2.3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9.935cm" svg:y="2.497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0.614cm" svg:y="1.5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0.947cm" svg:y="1.63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21.425cm" svg:y="1.585cm" svg:viewBox="0 0 372 313" svg:d="M139 233c-7 22-29 60-65 60-2 0-22 0-38-9 29-9 31-33 31-38 0-15-11-27-27-27-20 0-40 18-40 43 0 36 38 51 74 51 31 0 58-20 76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22.083cm" svg:y="1.61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2.352cm" svg:y="1.854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452cm" svg:height="0.651cm" svg:x="22.843cm" svg:y="1.85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93cm" svg:height="0.657cm" svg:x="23.535cm" svg:y="1.63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23cm" svg:height="0.984cm" svg:x="24.034cm" svg:y="1.55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203" draw:id="id203">
          <svg:title>TexMaths</svg:title>
          <svg:desc>32§display§\left[ \sin \left( \sin^{-1} ( x^2 ) \right) \right]^2§svg§600§FALSE§</svg:desc>
          <draw:polygon draw:style-name="gr2" draw:text-style-name="P6" draw:layer="layout" svg:width="8.436cm" svg:height="1.505cm" svg:x="17.635cm" svg:y="6.593cm" svg:viewBox="0 0 8437 1506" draw:points="4217,1506 0,1506 0,0 8437,0 8437,1506">
            <text:p/>
          </draw:polygon>
          <draw:polygon draw:style-name="gr3" draw:text-style-name="P7" draw:layer="layout" svg:width="0.217cm" svg:height="1.349cm" svg:x="17.807cm" svg:y="6.806cm" svg:viewBox="0 0 218 1350" draw:points="0,1350 218,1350 218,1304 46,1304 46,46 218,46 218,0 0,0">
            <text:p/>
          </draw:polygon>
          <draw:path draw:style-name="gr3" draw:text-style-name="P7" draw:layer="layout" svg:width="0.37cm" svg:height="0.518cm" svg:x="18.086cm" svg:y="7.258cm" svg:viewBox="0 0 371 519" svg:d="M197 286c26 6 118 23 118 105 0 57-38 103-128 103-95 0-136-64-156-162-3-12-5-17-16-17-15 0-15 7-15 28v148c0 21 0 28 13 28 5 0 7-2 28-23 3-2 3-5 23-25 49 46 100 48 123 48 130 0 184-77 184-158 0-59-36-92-48-108-39-36-82-43-128-54-64-12-141-25-141-92 0-41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242cm" svg:height="0.754cm" svg:x="18.529cm" svg:y="7.01cm" svg:viewBox="0 0 243 755" svg:d="M164 256l-159 13v35c74 0 85 5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8.838cm" svg:y="7.263cm" svg:viewBox="0 0 568 499" svg:d="M87 110v304c0 49-10 49-87 49v36c38 0 97-3 128-3 28 0 87 3 125 3v-36c-74 0-87 0-87-49v-209c0-118 80-179 151-179 72 0 85 61 85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296cm" svg:height="1.349cm" svg:x="19.786cm" svg:y="6.806cm" svg:viewBox="0 0 297 1350" svg:d="M297 1338c0-3-3-5-5-11-51-53-131-145-177-330-25-102-36-217-36-322 0-296 70-504 208-649 10-11 10-13 10-16 0-10-10-10-15-10-16 0-77 66-93 84-115 136-189 341-189 591 0 159 28 386 177 576 12 12 84 99 105 99 5 0 15 0 15-12z">
            <text:p/>
          </draw:path>
          <draw:path draw:style-name="gr3" draw:text-style-name="P7" draw:layer="layout" svg:width="0.37cm" svg:height="0.518cm" svg:x="20.17cm" svg:y="7.258cm" svg:viewBox="0 0 371 519" svg:d="M197 286c26 6 118 23 118 105 0 57-38 103-128 103-95 0-136-64-156-162-3-12-5-17-16-17-15 0-15 7-15 28v148c0 21 0 28 13 28 5 0 7-2 28-23 3-2 3-5 23-25 49 46 100 48 123 48 130 0 184-77 184-158 0-59-36-92-48-108-39-36-82-43-128-54-64-12-141-25-141-92 0-41 30-87 128-87 123 0 130 103 133 139 0 10 10 10 13 10 15 0 15-5 15-28v-113c0-20 0-28-13-28-5 0-7 0-23 13-2 5-15 15-20 18-41-31-90-31-105-31-138 0-182 77-182 138 0 41 18 72 49 97 35 28 69 36 148 51z">
            <text:p/>
          </draw:path>
          <draw:path draw:style-name="gr3" draw:text-style-name="P7" draw:layer="layout" svg:width="0.242cm" svg:height="0.754cm" svg:x="20.613cm" svg:y="7.01cm" svg:viewBox="0 0 243 755" svg:d="M164 256l-159 13v35c74 0 85 5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20.923cm" svg:y="7.263cm" svg:viewBox="0 0 568 499" svg:d="M87 110v304c0 49-10 49-87 49v36c38 0 97-3 128-3 28 0 87 3 125 3v-36c-74 0-87 0-87-49v-209c0-118 80-179 151-179 72 0 85 61 85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534cm" svg:height="0.04cm" svg:x="21.599cm" svg:y="7.072cm" svg:viewBox="0 0 535 41" svg:d="M504 41c11 0 31 0 31-21 0-20-18-20-31-20h-473c-13 0-31 0-31 20 0 21 18 21 31 21z">
            <text:p/>
          </draw:path>
          <draw:path draw:style-name="gr3" draw:text-style-name="P7" draw:layer="layout" svg:width="0.288cm" svg:height="0.523cm" svg:x="22.303cm" svg:y="6.767cm" svg:viewBox="0 0 289 524" svg:d="M179 23c0-23-2-23-23-23-51 49-123 51-156 51v28c18 0 72 0 115-23v404c0 26 0 36-79 36h-31v28c15 0 113-2 141-2 26 0 125 2 143 2v-28h-30c-80 0-80-10-80-36z">
            <text:p/>
          </draw:path>
          <draw:path draw:style-name="gr3" draw:text-style-name="P7" draw:layer="layout" svg:width="0.263cm" svg:height="1.124cm" svg:x="22.833cm" svg:y="6.918cm" svg:viewBox="0 0 264 1125" svg:d="M264 1115c0-2 0-5-21-25-141-141-176-353-176-527 0-195 43-392 181-532 16-13 16-16 16-21 0-7-5-10-13-10-10 0-113 77-179 220-59 123-72 248-72 343 0 89 13 225 74 353 69 138 167 209 177 209 8 0 13-2 13-10z">
            <text:p/>
          </draw:path>
          <draw:path draw:style-name="gr3" draw:text-style-name="P7" draw:layer="layout" svg:width="0.562cm" svg:height="0.511cm" svg:x="23.191cm" svg:y="7.26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8 54-31 54-61 0-31-26-41-44-41-33 0-61 31-61 66 0 52 56 75 108 75 74 0 115-80 117-87 13 43 54 87 123 87 115 0 179-146 179-174 0-11-10-11-12-11-11 0-13 3-16 11-36 122-112 148-151 148-43 0-61-36-61-74 0-26 7-49 20-100z">
            <text:p/>
          </draw:path>
          <draw:path draw:style-name="gr3" draw:text-style-name="P7" draw:layer="layout" svg:width="0.35cm" svg:height="0.523cm" svg:x="23.849cm" svg:y="6.775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263cm" svg:height="1.124cm" svg:x="24.369cm" svg:y="6.918cm" svg:viewBox="0 0 264 1125" svg:d="M264 563c0-87-13-223-75-351-69-138-166-212-179-212-5 0-10 5-10 10s0 8 20 28c113 110 177 289 177 525 0 192-41 391-182 532-15 15-15 18-15 20 0 8 5 10 10 10 13 0 115-76 182-220 59-122 72-248 72-342z">
            <text:p/>
          </draw:path>
          <draw:path draw:style-name="gr3" draw:text-style-name="P7" draw:layer="layout" svg:width="0.296cm" svg:height="1.349cm" svg:x="24.791cm" svg:y="6.806cm" svg:viewBox="0 0 297 1350" svg:d="M297 675c0-158-28-386-177-575-12-16-87-100-107-100-5 0-13 3-13 10 0 5 3 8 8 13 53 59 128 148 174 327 25 103 36 220 36 325 0 113-11 228-39 338-43 158-110 248-169 312-10 10-10 10-10 13 0 10 8 12 13 12 18 0 79-69 95-84 115-138 189-340 189-591z">
            <text:p/>
          </draw:path>
          <draw:polygon draw:style-name="gr3" draw:text-style-name="P7" draw:layer="layout" svg:width="0.217cm" svg:height="1.349cm" svg:x="25.283cm" svg:y="6.806cm" svg:viewBox="0 0 218 1350" draw:points="218,1350 218,0 0,0 0,46 174,46 174,1304 0,1304 0,1350">
            <text:p/>
          </draw:polygon>
          <draw:path draw:style-name="gr3" draw:text-style-name="P7" draw:layer="layout" svg:width="0.35cm" svg:height="0.523cm" svg:x="25.777cm" svg:y="6.537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width" smil:values="width*0.05;width" smil:keyTimes="0;1"/>
                  <anim:animate smil:dur="0.5s" smil:fill="hold" smil:targetElement="id201" anim:sub-item="text" smil:attributeName="height" smil:values="height;height" smil:keyTimes="0;1"/>
                  <anim:animate smil:dur="0.5s" smil:fill="hold" smil:targetElement="id201" anim:sub-item="text" smil:attributeName="x" smil:values="x-.2;x" smil:keyTimes="0;1"/>
                  <anim:animate smil:dur="0.5s" smil:fill="hold" smil:targetElement="id201" anim:sub-item="text" smil:attributeName="y" smil:values="y;y" smil:keyTimes="0;1"/>
                  <anim:transitionFilter smil:dur="0.5s" smil:targetElement="id2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07" text:id="id207" text:style-name="P4"><text:span text:style-name="T14"><text:tab/></text:span><text:span text:style-name="T14"><text:tab/></text:span><text:span text:style-name="T22"><text:line-break/></text:span><text:span text:style-name="T7"><text:tab/></text:span><text:span text:style-name="T7"> </text:span><text:span text:style-name="T7">(iv) Let 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08" draw:id="id208">
          <svg:title>TexMaths</svg:title>
          <svg:desc>28§display§y = \cot^{-1}\left( \frac{1}{x^2} \right)§svg§600§FALSE§</svg:desc>
          <draw:polygon draw:style-name="gr2" draw:text-style-name="P6" draw:layer="layout" svg:width="6.748cm" svg:height="2.263cm" svg:x="6.255cm" svg:y="0.687cm" svg:viewBox="0 0 6749 2264" draw:points="3373,2264 0,2264 0,0 6749,0 6749,2264">
            <text:p/>
          </draw:polygon>
          <draw:path draw:style-name="gr3" draw:text-style-name="P7" draw:layer="layout" svg:width="0.456cm" svg:height="0.637cm" svg:x="6.235cm" svg:y="1.6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053cm" svg:y="1.7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069cm" svg:y="1.624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499cm" svg:y="1.6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8.983cm" svg:y="1.46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67cm" svg:height="0.035cm" svg:x="9.422cm" svg:y="1.46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038cm" svg:y="1.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773cm" svg:y="0.638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1.754cm" svg:y="0.743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1.005cm" svg:height="0.042cm" svg:x="11.411cm" svg:y="1.798cm" svg:viewBox="0 0 1006 43" draw:points="504,43 0,43 0,0 1006,0 1006,43">
            <text:p/>
          </draw:polygon>
          <draw:path draw:style-name="gr3" draw:text-style-name="P7" draw:layer="layout" svg:width="0.492cm" svg:height="0.447cm" svg:x="11.438cm" svg:y="2.3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016cm" svg:y="1.99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2.567cm" svg:y="0.638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09" draw:id="id209">
          <svg:title>TexMaths</svg:title>
          <svg:desc>28§display§y = \tan^{-1}\left( x^2 \right)§svg§600§FALSE§</svg:desc>
          <draw:polygon draw:style-name="gr2" draw:text-style-name="P6" draw:layer="layout" svg:width="6.129cm" svg:height="1.11cm" svg:x="6.256cm" svg:y="3.387cm" svg:viewBox="0 0 6130 1111" draw:points="3064,1111 0,1111 0,0 6130,0 6130,1111">
            <text:p/>
          </draw:polygon>
          <draw:path draw:style-name="gr3" draw:text-style-name="P7" draw:layer="layout" svg:width="0.456cm" svg:height="0.638cm" svg:x="6.236cm" svg:y="3.76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7.053cm" svg:y="3.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054cm" svg:y="3.596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7" draw:layer="layout" svg:width="0.445cm" svg:height="0.454cm" svg:x="8.46cm" svg:y="3.762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30-88zM280 206v99c0 94-69 127-114 127-50 0-90-35-90-85 0-53 43-136 204-141z">
            <text:p/>
          </draw:path>
          <draw:path draw:style-name="gr3" draw:text-style-name="P7" draw:layer="layout" svg:width="0.496cm" svg:height="0.436cm" svg:x="8.941cm" svg:y="3.766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33cm" svg:y="3.6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48cm" svg:y="3.33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10.827cm" svg:y="3.365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492cm" svg:height="0.447cm" svg:x="11.156cm" svg:y="3.76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734cm" svg:y="3.33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2.175cm" svg:y="3.365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10" draw:id="id210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145cm" svg:y="5.281cm" svg:viewBox="0 0 6272 607" draw:points="3136,607 0,607 0,0 6272,0 6272,607">
            <text:p/>
          </draw:polygon>
          <draw:path draw:style-name="gr3" draw:text-style-name="P7" draw:layer="layout" svg:width="0.662cm" svg:height="0.673cm" svg:x="6.129cm" svg:y="5.2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879cm" svg:y="5.2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146cm" svg:y="5.2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78cm" svg:y="5.8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434cm" svg:y="5.4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22cm" svg:y="5.8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767cm" svg:y="5.4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239cm" svg:y="5.8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779cm" svg:y="5.3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196cm" svg:y="5.8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74cm" svg:y="5.4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36cm" svg:y="5.821cm" svg:viewBox="0 0 108 108" svg:d="M108 54c0-29-25-54-54-54s-54 25-54 54 25 54 54 54 54-25 54-54z">
            <text:p/>
          </draw:path>
        </draw:g>
        <draw:g xml:id="id211" draw:id="id211">
          <svg:title>TexMaths</svg:title>
          <svg:desc>28§display§\frac{dy}{dx} = \frac{d}{dx}\left( \tan^{-1}\left( x^2 \right) \right)§svg§600§FALSE§</svg:desc>
          <draw:polygon draw:style-name="gr2" draw:text-style-name="P6" draw:layer="layout" svg:width="9.18cm" svg:height="1.936cm" svg:x="5.08cm" svg:y="6.78cm" svg:viewBox="0 0 9181 1937" draw:points="4592,1937 0,1937 0,0 9181,0 9181,1937">
            <text:p/>
          </draw:polygon>
          <draw:path draw:style-name="gr3" draw:text-style-name="P7" draw:layer="layout" svg:width="0.469cm" svg:height="0.696cm" svg:x="5.094cm" svg:y="6.73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593cm" svg:y="6.9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031cm" svg:y="7.813cm" svg:viewBox="0 0 1077 43" draw:points="538,43 0,43 0,0 1077,0 1077,43">
            <text:p/>
          </draw:polygon>
          <draw:path draw:style-name="gr3" draw:text-style-name="P7" draw:layer="layout" svg:width="0.469cm" svg:height="0.696cm" svg:x="5.071cm" svg:y="8.07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571cm" svg:y="8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552cm" svg:y="7.7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974cm" svg:y="6.7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654cm" svg:y="7.813cm" svg:viewBox="0 0 1077 43" draw:points="538,43 0,43 0,0 1077,0 1077,43">
            <text:p/>
          </draw:polygon>
          <draw:path draw:style-name="gr3" draw:text-style-name="P7" draw:layer="layout" svg:width="0.469cm" svg:height="0.696cm" svg:x="7.694cm" svg:y="8.072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194cm" svg:y="8.3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9.159cm" svg:y="7.24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cm" svg:height="0.617cm" svg:x="9.479cm" svg:y="7.4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9.885cm" svg:y="7.6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369cm" svg:y="7.6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58cm" svg:y="7.4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574cm" svg:y="7.217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59cm" svg:height="1.181cm" svg:x="12.252cm" svg:y="7.244cm" svg:viewBox="0 0 260 1182" svg:d="M260 1171c0-2-2-4-5-9-44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492cm" svg:height="0.447cm" svg:x="12.584cm" svg:y="7.6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3.159cm" svg:y="7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3.601cm" svg:y="7.24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259cm" svg:height="1.181cm" svg:x="14.053cm" svg:y="7.24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212" draw:id="id212">
          <svg:title>TexMaths</svg:title>
          <svg:desc>28§display§= \frac{1}{1 + (x^2)^2} \frac{d}{dx}(x^2)§svg§600§FALSE§</svg:desc>
          <draw:polygon draw:style-name="gr2" draw:text-style-name="P6" draw:layer="layout" svg:width="8.064cm" svg:height="2.171cm" svg:x="6.503cm" svg:y="9.522cm" svg:viewBox="0 0 8065 2172" draw:points="4031,2172 0,2172 0,0 8065,0 8065,2172">
            <text:p/>
          </draw:polygon>
          <draw:path draw:style-name="gr3" draw:text-style-name="P7" draw:layer="layout" svg:width="0.655cm" svg:height="0.232cm" svg:x="6.51cm" svg:y="10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405cm" svg:y="9.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07cm" svg:height="0.042cm" svg:x="7.609cm" svg:y="10.555cm" svg:viewBox="0 0 3908 43" draw:points="1953,43 0,43 0,0 3908,0 3908,43">
            <text:p/>
          </draw:polygon>
          <draw:path draw:style-name="gr3" draw:text-style-name="P7" draw:layer="layout" svg:width="0.326cm" svg:height="0.657cm" svg:x="7.699cm" svg:y="10.84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375cm" svg:y="10.92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9.403cm" svg:y="10.759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9.717cm" svg:y="11.0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0.292cm" svg:y="10.7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0.747cm" svg:y="10.759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306cm" svg:height="0.458cm" svg:x="11.117cm" svg:y="10.75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2.073cm" svg:y="9.47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30-25-30-45 0-24 3-31 7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11.75cm" svg:y="10.555cm" svg:viewBox="0 0 1077 43" draw:points="537,43 0,43 0,0 1077,0 1077,43">
            <text:p/>
          </draw:polygon>
          <draw:path draw:style-name="gr3" draw:text-style-name="P7" draw:layer="layout" svg:width="0.469cm" svg:height="0.696cm" svg:x="11.791cm" svg:y="10.815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30-25-30-45 0-24 3-31 7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12.292cm" svg:y="11.06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3.04cm" svg:y="10.08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13.356cm" svg:y="10.38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3.932cm" svg:y="9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386cm" svg:y="10.08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13" draw:id="id213">
          <svg:title>TexMaths</svg:title>
          <svg:desc>28§display§\therefore \ \ \  \frac{dy}{dx} = \frac{2x}{1 + x^4}  §svg§600§FALSE§</svg:desc>
          <draw:polygon draw:style-name="gr2" draw:text-style-name="P6" draw:layer="layout" svg:width="7.258cm" svg:height="2.008cm" svg:x="2.924cm" svg:y="12.422cm" svg:viewBox="0 0 7259 2009" draw:points="3629,2009 0,2009 0,0 7259,0 7259,2009">
            <text:p/>
          </draw:polygon>
          <draw:path draw:style-name="gr3" draw:text-style-name="P7" draw:layer="layout" svg:width="0.597cm" svg:height="0.532cm" svg:x="2.904cm" svg:y="13.265cm" svg:viewBox="0 0 598 533" svg:d="M352 52c0-27-25-52-52-52-29 0-54 25-54 52 0 29 25 53 54 53 27 0 52-22 52-53zM598 479c0-26-22-51-51-51s-54 25-54 51c0 30 25 54 54 54s51-24 51-54zM105 479c0-26-24-51-53-51-27 0-52 25-52 51 0 30 25 54 52 54 29 0 53-24 53-54z">
            <text:p/>
          </draw:path>
          <draw:path draw:style-name="gr3" draw:text-style-name="P7" draw:layer="layout" svg:width="0.469cm" svg:height="0.696cm" svg:x="4.967cm" svg:y="12.37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5.469cm" svg:y="12.622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olygon draw:style-name="gr3" draw:text-style-name="P7" draw:layer="layout" svg:width="1.077cm" svg:height="0.042cm" svg:x="4.907cm" svg:y="13.455cm" svg:viewBox="0 0 1078 43" draw:points="538,43 0,43 0,0 1078,0 1078,43">
            <text:p/>
          </draw:polygon>
          <draw:path draw:style-name="gr3" draw:text-style-name="P7" draw:layer="layout" svg:width="0.469cm" svg:height="0.696cm" svg:x="4.947cm" svg:y="13.71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5.447cm" svg:y="13.96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6.428cm" svg:y="13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8.402cm" svg:y="12.4cm" svg:viewBox="0 0 394 659" svg:d="M76 582l105-103c155-136 213-188 213-286 0-115-87-193-208-193-112 0-186 92-186 179 0 54 49 54 52 54 17 0 51-11 51-52 0-24-18-51-51-51-9 0-9 0-14 2 22-65 76-101 135-101 89 0 132 79 132 162 0 78-50 156-103 217l-191 211c-11 11-11 13-11 38h367l27-173h-24c-5 29-12 74-21 87-8 9-73 9-94 9z">
            <text:p/>
          </draw:path>
          <draw:path draw:style-name="gr3" draw:text-style-name="P7" draw:layer="layout" svg:width="0.492cm" svg:height="0.447cm" svg:x="8.872cm" svg:y="12.62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  <draw:polygon draw:style-name="gr3" draw:text-style-name="P7" draw:layer="layout" svg:width="2.701cm" svg:height="0.042cm" svg:x="7.53cm" svg:y="13.455cm" svg:viewBox="0 0 2702 43" draw:points="1351,43 0,43 0,0 2702,0 2702,43">
            <text:p/>
          </draw:polygon>
          <draw:path draw:style-name="gr3" draw:text-style-name="P7" draw:layer="layout" svg:width="0.326cm" svg:height="0.658cm" svg:x="7.618cm" svg:y="13.7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296cm" svg:y="13.82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9.253cm" svg:y="13.961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7-128 157-152 0-9-9-9-12-9-9 0-11 2-13 9-32 107-101 130-132 130-38 0-54-32-54-65 0-23 7-43 18-88z">
            <text:p/>
          </draw:path>
          <draw:path draw:style-name="gr3" draw:text-style-name="P7" draw:layer="layout" svg:width="0.34cm" svg:height="0.465cm" svg:x="9.815cm" svg:y="13.648cm" svg:viewBox="0 0 341 466" svg:d="M341 354v-27h-79v-307c0-16 0-20-13-20-9 0-12 0-20 9l-229 318v27h204v56c0 22 0 31-56 31h-18v25c34 0 78-2 103-2s69 2 105 2v-25h-20c-56 0-56-9-56-31v-56zM208 74v253h-18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width" smil:values="width*0.05;width" smil:keyTimes="0;1"/>
                  <anim:animate smil:dur="0.5s" smil:fill="hold" smil:targetElement="id207" anim:sub-item="text" smil:attributeName="height" smil:values="height;height" smil:keyTimes="0;1"/>
                  <anim:animate smil:dur="0.5s" smil:fill="hold" smil:targetElement="id207" anim:sub-item="text" smil:attributeName="x" smil:values="x-.2;x" smil:keyTimes="0;1"/>
                  <anim:animate smil:dur="0.5s" smil:fill="hold" smil:targetElement="id207" anim:sub-item="text" smil:attributeName="y" smil:values="y;y" smil:keyTimes="0;1"/>
                  <anim:transitionFilter smil:dur="0.5s" smil:targetElement="id2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214" text:id="id214" text:style-name="P4"><text:span text:style-name="T32"><text:s text:c="11"/></text:span><text:span text:style-name="T4"><text:line-break/></text:span><text:span text:style-name="T3"><text:tab/></text:span><text:span text:style-name="T3">(3) </text:span><text:span text:style-name="T5">Differentiate the following </text:span><text:span text:style-name="T4"><text:line-break/></text:span><text:span text:style-name="T33"> <text:s text:c="25"/></text:span><text:span text:style-name="T4"><text:line-break/></text:span><text:span text:style-name="T3"><text:tab/></text:span><text:span text:style-name="T3"><text:tab/></text:span><text:span text:style-name="T3"> (i) <text:s text:c="40"/>(ii) </text:span><text:span text:style-name="T4"><text:line-break/></text:span><text:span text:style-name="T37"> <text:s text:c="20"/></text:span><text:span text:style-name="T4"><text:line-break/></text:span><text:span text:style-name="T3"><text:tab/></text:span><text:span text:style-name="T3"> <text:s text:c="2"/>(iii) <text:s text:c="39"/>(iv)</text:span><text:span text:style-name="T4"><text:line-break/></text:span><text:span text:style-name="T38"> <text:s text:c="27"/></text:span><text:span text:style-name="T4"><text:line-break/></text:span><text:span text:style-name="T4"><text:tab/></text:span><text:span text:style-name="T4">Solutions : <text:s/></text:span><text:span text:style-name="T3"><text:s/></text:span><text:span text:style-name="T7"><text:tab/></text:span><text:span text:style-name="T7"><text:line-break/></text:span><text:span text:style-name="T12"> <text:s text:c="15"/></text:span><text:span text:style-name="T7"><text:line-break/></text:span><text:span text:style-name="T22"><text:tab/></text:span><text:span text:style-name="T22">(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15" draw:id="id215">
          <svg:title>TexMaths</svg:title>
          <svg:desc>32§display§w. \ r. \ t. \ x.§svg§600§FALSE§</svg:desc>
          <draw:polygon draw:style-name="gr2" draw:text-style-name="P6" draw:layer="layout" svg:width="4.528cm" svg:height="0.606cm" svg:x="16.052cm" svg:y="1.386cm" svg:viewBox="0 0 4529 607" draw:points="2263,607 0,607 0,0 4529,0 4529,607">
            <text:p/>
          </draw:polygon>
          <draw:path draw:style-name="gr3" draw:text-style-name="P7" draw:layer="layout" svg:width="0.747cm" svg:height="0.511cm" svg:x="16.029cm" svg:y="1.5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6.928cm" svg:y="1.9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552cm" svg:y="1.5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092cm" svg:y="1.9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707cm" svg:y="1.3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185cm" svg:y="1.9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808cm" svg:y="1.5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514cm" svg:y="1.914cm" svg:viewBox="0 0 123 123" svg:d="M123 61c0-33-28-61-62-61-33 0-61 28-61 61 0 34 28 62 61 62 34 0 62-28 62-62z">
            <text:p/>
          </draw:path>
        </draw:g>
        <draw:g xml:id="id216" draw:id="id216">
          <svg:title>TexMaths</svg:title>
          <svg:desc>28§display§\cos^{-1}[ \sin (4^x)] §svg§600§FALSE§</svg:desc>
          <draw:polygon draw:style-name="gr2" draw:text-style-name="P6" draw:layer="layout" svg:width="5.668cm" svg:height="1.012cm" svg:x="5.345cm" svg:y="2.879cm" svg:viewBox="0 0 5669 1013" draw:points="2833,1013 0,1013 0,0 5669,0 5669,1013">
            <text:p/>
          </draw:polygon>
          <draw:path draw:style-name="gr3" draw:text-style-name="P7" draw:layer="layout" svg:width="0.375cm" svg:height="0.454cm" svg:x="5.329cm" svg:y="3.2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761cm" svg:y="3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256cm" svg:y="3.2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686cm" svg:y="3.09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302cm" svg:y="2.83cm" svg:viewBox="0 0 253 460" svg:d="M157 20c0-20 0-20-20-20-45 43-108 45-137 45v25c16 0 63-1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7.786cm" svg:y="2.956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7.974cm" svg:y="3.2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8.364cm" svg:y="3.03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635cm" svg:y="3.25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9.249cm" svg:y="2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38cm" svg:height="0.667cm" svg:x="9.56cm" svg:y="3.02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371cm" svg:height="0.313cm" svg:x="10.06cm" svg:y="2.985cm" svg:viewBox="0 0 372 314" svg:d="M139 233c-7 23-29 61-65 61-2 0-22 0-38-9 29-9 31-34 31-38 0-16-11-27-27-27-20 0-40 18-40 42 0 36 38 52 72 52 33 0 60-20 78-49 18 35 56 49 83 49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0.577cm" svg:y="2.9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0.926cm" svg:y="2.956cm" svg:viewBox="0 0 137 986" draw:points="137,0 0,0 0,40 96,40 96,948 0,948 0,986 137,986">
            <text:p/>
          </draw:polygon>
        </draw:g>
        <draw:g xml:id="id217" draw:id="id217">
          <svg:title>TexMaths</svg:title>
          <svg:desc>26§display§\sin^{-1}\left( \sqrt{\frac{1 - \cos x}{2}} \right)§svg§600§FALSE§</svg:desc>
          <draw:polygon draw:style-name="gr2" draw:text-style-name="P6" draw:layer="layout" svg:width="8.002cm" svg:height="2.648cm" svg:x="18.147cm" svg:y="2.178cm" svg:viewBox="0 0 8003 2649" draw:points="4000,2649 0,2649 0,0 8003,0 8003,2649">
            <text:p/>
          </draw:polygon>
          <draw:path draw:style-name="gr3" draw:text-style-name="P7" draw:layer="layout" svg:width="0.301cm" svg:height="0.421cm" svg:x="18.13cm" svg:y="3.322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492cm" svg:y="3.1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744cm" svg:y="3.32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9.293cm" svg:y="3.1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9.863cm" svg:y="2.92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77cm" svg:height="2.742cm" svg:x="20.572cm" svg:y="2.132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21.182cm" svg:y="2.259cm" svg:viewBox="0 0 832 2194" svg:d="M325 2013l-198-915-121 187c-6 9-6 11-6 13s12 12 12 14l63-98 212 980c29 0 33 0 38-23l505-2134c0-6 2-14 2-18 0-11-6-19-17-19-16 0-18 12-20 25z">
            <text:p/>
          </draw:path>
          <draw:polygon draw:style-name="gr3" draw:text-style-name="P7" draw:layer="layout" svg:width="3.693cm" svg:height="0.039cm" svg:x="21.993cm" svg:y="2.259cm" svg:viewBox="0 0 3694 40" draw:points="1847,40 0,40 0,0 3694,0 3694,40">
            <text:p/>
          </draw:polygon>
          <draw:path draw:style-name="gr3" draw:text-style-name="P7" draw:layer="layout" svg:width="0.303cm" svg:height="0.61cm" svg:x="22.184cm" svg:y="2.50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22.84cm" svg:y="2.866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23.709cm" svg:y="2.704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109cm" svg:y="2.7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24.57cm" svg:y="2.70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25.08cm" svg:y="2.7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4 0 146-119 146-141 0-9-9-9-11-9-8 0-10 2-12 9-29 99-94 120-123 120-35 0-50-29-50-60 0-21 6-40 17-81z">
            <text:p/>
          </draw:path>
          <draw:polygon draw:style-name="gr3" draw:text-style-name="P7" draw:layer="layout" svg:width="3.473cm" svg:height="0.039cm" svg:x="22.103cm" svg:y="3.484cm" svg:viewBox="0 0 3474 40" draw:points="1737,40 0,40 0,0 3474,0 3474,40">
            <text:p/>
          </draw:polygon>
          <draw:path draw:style-name="gr3" draw:text-style-name="P7" draw:layer="layout" svg:width="0.365cm" svg:height="0.61cm" svg:x="23.657cm" svg:y="3.7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77cm" svg:height="2.742cm" svg:x="25.717cm" svg:y="2.132cm" svg:viewBox="0 0 478 2743" svg:d="M478 1370c0-341-43-690-189-1002-66-139-154-264-243-360-9-8-11-8-25-8-13 0-21 0-21 8 0 4 4 9 6 13 88 106 160 222 215 349 120 281 168 607 168 1000 0 389-46 732-181 1032-52 116-123 225-204 322-2 2-4 7-4 9 0 10 8 10 21 10 12 0 14 0 16-2 3-2 59-56 129-158 161-225 242-493 283-765 21-148 29-298 29-448z">
            <text:p/>
          </draw:path>
        </draw:g>
        <draw:g xml:id="id219" draw:id="id219">
          <svg:title>TexMaths</svg:title>
          <svg:desc>28§display§\cot^{-1}\left( \frac{\cos x}{ 1 + \sin x} \right)§svg§600§FALSE§</svg:desc>
          <draw:polygon draw:style-name="gr2" draw:text-style-name="P6" draw:layer="layout" svg:width="7.544cm" svg:height="2.263cm" svg:x="18.045cm" svg:y="4.983cm" svg:viewBox="0 0 7545 2264" draw:points="3773,2264 0,2264 0,0 7545,0 7545,2264">
            <text:p/>
          </draw:polygon>
          <draw:path draw:style-name="gr3" draw:text-style-name="P7" draw:layer="layout" svg:width="0.375cm" svg:height="0.454cm" svg:x="18.029cm" svg:y="5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8.461cm" svg:y="5.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8.943cm" svg:y="5.756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67cm" svg:height="0.035cm" svg:x="19.382cm" svg:y="5.76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9.998cm" svg:y="5.4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733cm" svg:y="4.934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75cm" svg:height="0.454cm" svg:x="22.198cm" svg:y="5.254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22.628cm" svg:y="5.25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23.125cm" svg:y="5.25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23.674cm" svg:y="5.2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3.63cm" svg:height="0.042cm" svg:x="21.371cm" svg:y="6.094cm" svg:viewBox="0 0 3631 43" draw:points="1817,43 0,43 0,0 3631,0 3631,43">
            <text:p/>
          </draw:polygon>
          <draw:path draw:style-name="gr3" draw:text-style-name="P7" draw:layer="layout" svg:width="0.326cm" svg:height="0.658cm" svg:x="21.459cm" svg:y="6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22.138cm" svg:y="6.4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4cm" svg:height="0.454cm" svg:x="23.099cm" svg:y="6.596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3.486cm" svg:y="6.376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3.759cm" svg:y="6.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24.467cm" svg:y="6.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485cm" svg:height="2.362cm" svg:x="25.153cm" svg:y="4.934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18" draw:id="id218">
          <svg:title>TexMaths</svg:title>
          <svg:desc>28§display§\tan^{-1}\left( \frac{1 - \cos 3x}{\sin 3x} \right)§svg§600§FALSE§</svg:desc>
          <draw:polygon draw:style-name="gr2" draw:text-style-name="P6" draw:layer="layout" svg:width="8.257cm" svg:height="2.263cm" svg:x="5.159cm" svg:y="4.982cm" svg:viewBox="0 0 8258 2264" draw:points="4129,2264 0,2264 0,0 8258,0 8258,2264">
            <text:p/>
          </draw:polygon>
          <draw:path draw:style-name="gr3" draw:text-style-name="P7" draw:layer="layout" svg:width="0.31cm" svg:height="0.617cm" svg:x="5.128cm" svg:y="5.755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5.533cm" svg:y="5.919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6.017cm" svg:y="5.92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607cm" svg:y="5.76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223cm" svg:y="5.4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7.957cm" svg:y="4.933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26cm" svg:height="0.658cm" svg:x="8.683cm" svg:y="5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9.387cm" svg:y="5.428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0.323cm" svg:y="5.25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0.756cm" svg:y="5.25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1.253cm" svg:y="5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11.813cm" svg:y="5.03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292cm" svg:y="5.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4.233cm" svg:height="0.042cm" svg:x="8.596cm" svg:y="6.093cm" svg:viewBox="0 0 4234 43" draw:points="2117,43 0,43 0,0 4234,0 4234,43">
            <text:p/>
          </draw:polygon>
          <draw:path draw:style-name="gr3" draw:text-style-name="P7" draw:layer="layout" svg:width="0.324cm" svg:height="0.454cm" svg:x="9.53cm" svg:y="6.595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9.918cm" svg:y="6.37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191cm" svg:y="6.59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0.91cm" svg:y="6.3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1.39cm" svg:y="6.5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485cm" svg:height="2.362cm" svg:x="12.978cm" svg:y="4.933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20" draw:id="id220">
          <svg:title>TexMaths</svg:title>
          <svg:desc>28§display§y = \cos^{-1}[ \sin (4^x)] §svg§600§FALSE§</svg:desc>
          <draw:polygon draw:style-name="gr2" draw:text-style-name="P6" draw:layer="layout" svg:width="7.498cm" svg:height="1.012cm" svg:x="5.55cm" svg:y="9.48cm" svg:viewBox="0 0 7499 1013" draw:points="3749,1013 0,1013 0,0 7499,0 7499,1013">
            <text:p/>
          </draw:polygon>
          <draw:path draw:style-name="gr3" draw:text-style-name="P7" draw:layer="layout" svg:width="0.456cm" svg:height="0.638cm" svg:x="5.53cm" svg:y="9.85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348cm" svg:y="9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64cm" svg:y="9.855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794cm" svg:y="9.85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292cm" svg:y="9.855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8.722cm" svg:y="9.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338cm" svg:y="9.431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9.821cm" svg:y="9.557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10.01cm" svg:y="9.855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0.399cm" svg:y="9.637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10.67cm" svg:y="9.859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11.284cm" svg:y="9.55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38cm" svg:height="0.667cm" svg:x="11.595cm" svg:y="9.62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371cm" svg:height="0.313cm" svg:x="12.093cm" svg:y="9.586cm" svg:viewBox="0 0 372 314" svg:d="M139 233c-7 23-29 61-65 61-2 0-22 0-38-9 29-9 31-34 31-38 0-16-11-27-27-27-20 0-40 18-40 42 0 36 38 52 74 52 31 0 58-20 76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12.612cm" svg:y="9.55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959cm" svg:y="9.557cm" svg:viewBox="0 0 137 986" draw:points="137,0 0,0 0,40 96,40 96,948 0,948 0,986 137,986">
            <text:p/>
          </draw:polygon>
        </draw:g>
        <draw:g xml:id="id221" draw:id="id221">
          <svg:title>TexMaths</svg:title>
          <svg:desc>28§display§y = \cos^{-1}\left[ \cos \left( \frac{\pi}{2} - 4^x \right) \right]§svg§600§FALSE§</svg:desc>
          <draw:polygon draw:style-name="gr2" draw:text-style-name="P6" draw:layer="layout" svg:width="10.657cm" svg:height="1.707cm" svg:x="5.55cm" svg:y="11.081cm" svg:viewBox="0 0 10658 1708" draw:points="5329,1708 0,1708 0,0 10658,0 10658,1708">
            <text:p/>
          </draw:polygon>
          <draw:path draw:style-name="gr3" draw:text-style-name="P7" draw:layer="layout" svg:width="0.456cm" svg:height="0.637cm" svg:x="5.53cm" svg:y="11.728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9-63 152-27 34-65 63-110 63-13 0-58-5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348cm" svg:y="11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3cm" svg:x="7.364cm" svg:y="11.722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7" draw:layer="layout" svg:width="0.438cm" svg:height="0.453cm" svg:x="7.795cm" svg:y="11.72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3cm" svg:x="8.292cm" svg:y="11.722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722cm" svg:y="11.56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338cm" svg:y="11.301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25cm" svg:height="1.77cm" svg:x="10.09cm" svg:y="11.032cm" svg:viewBox="0 0 226 1771" draw:points="0,1771 226,1771 226,1726 47,1726 47,47 226,47 226,0 0,0">
            <text:p/>
          </draw:polygon>
          <draw:path draw:style-name="gr3" draw:text-style-name="P7" draw:layer="layout" svg:width="0.375cm" svg:height="0.453cm" svg:x="10.366cm" svg:y="11.722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7" draw:layer="layout" svg:width="0.438cm" svg:height="0.453cm" svg:x="10.798cm" svg:y="11.722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324cm" svg:height="0.453cm" svg:x="11.296cm" svg:y="11.722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75cm" svg:height="1.77cm" svg:x="11.992cm" svg:y="11.032cm" svg:viewBox="0 0 376 1771" svg:d="M332 1762c2 0 11 9 11 9h22c2 0 11 0 11-9 0-4-2-7-4-9-36-36-90-90-150-197-108-190-146-434-146-669 0-437 123-694 298-869 2-2 2-7 2-9 0-9-6-9-18-9-13 0-15 0-24 9-94 81-200 217-269 425-43 130-65 287-65 450 0 235 43 500 197 728 27 38 65 78 65 78 9 14 22 29 31 36z">
            <text:p/>
          </draw:path>
          <draw:path draw:style-name="gr3" draw:text-style-name="P7" draw:layer="layout" svg:width="0.532cm" svg:height="0.436cm" svg:x="12.548cm" svg:y="11.075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2.521cm" svg:y="11.898cm" svg:viewBox="0 0 598 43" draw:points="300,43 0,43 0,0 598,0 598,43">
            <text:p/>
          </draw:polygon>
          <draw:path draw:style-name="gr3" draw:text-style-name="P7" draw:layer="layout" svg:width="0.393cm" svg:height="0.657cm" svg:x="12.622cm" svg:y="12.18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602cm" svg:height="0.042cm" svg:x="13.535cm" svg:y="11.898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465cm" svg:y="11.49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2cm" svg:x="14.962cm" svg:y="11.453cm" svg:viewBox="0 0 372 313" svg:d="M139 233c-7 22-29 60-65 60-2 0-22 0-38-9 29-9 31-33 31-38 0-15-11-27-27-27-20 0-40 18-40 43 0 36 38 51 72 51 33 0 60-20 78-49 18 36 56 49 83 49 81 0 121-87 121-107 0-9-9-9-11-9-9 0-9 4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75cm" svg:height="1.77cm" svg:x="15.462cm" svg:y="11.032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olygon draw:style-name="gr3" draw:text-style-name="P7" draw:layer="layout" svg:width="0.225cm" svg:height="1.77cm" svg:x="16.031cm" svg:y="11.032cm" svg:viewBox="0 0 226 1771" draw:points="179,1726 0,1726 0,1771 226,1771 226,0 0,0 0,47 179,47">
            <text:p/>
          </draw:polygon>
        </draw:g>
        <draw:g xml:id="id222" draw:id="id222">
          <svg:title>TexMaths</svg:title>
          <svg:desc>28§display§y = \frac{\pi}{2} - 4^x§svg§600§FALSE§</svg:desc>
          <draw:polygon draw:style-name="gr2" draw:text-style-name="P6" draw:layer="layout" svg:width="4.659cm" svg:height="1.667cm" svg:x="5.551cm" svg:y="13.283cm" svg:viewBox="0 0 4660 1668" draw:points="2331,1668 0,1668 0,0 4660,0 4660,1668">
            <text:p/>
          </draw:polygon>
          <draw:path draw:style-name="gr3" draw:text-style-name="P7" draw:layer="layout" svg:width="0.456cm" svg:height="0.637cm" svg:x="5.531cm" svg:y="13.888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348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7.475cm" svg:y="13.234cm" svg:viewBox="0 0 533 437" svg:d="M235 58h112c-33 146-42 188-42 256 0 13 0 40 9 73 8 45 20 50 35 50 21 0 41-18 41-38 0-5 0-7-7-21-29-71-29-136-29-163 0-54 7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7.45cm" svg:y="14.058cm" svg:viewBox="0 0 598 43" draw:points="300,43 0,43 0,0 598,0 598,43">
            <text:p/>
          </draw:polygon>
          <draw:path draw:style-name="gr3" draw:text-style-name="P7" draw:layer="layout" svg:width="0.393cm" svg:height="0.657cm" svg:x="7.551cm" svg:y="14.34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601cm" svg:height="0.042cm" svg:x="8.465cm" svg:y="14.058cm" svg:viewBox="0 0 602 43" svg:d="M569 43c16 0 33 0 33-23 0-20-17-20-33-20h-535c-16 0-34 0-34 20 0 23 18 23 34 23z">
            <text:p/>
          </draw:path>
          <draw:path draw:style-name="gr3" draw:text-style-name="P7" draw:layer="layout" svg:width="0.438cm" svg:height="0.666cm" svg:x="9.394cm" svg:y="13.657cm" svg:viewBox="0 0 439 667" svg:d="M262 506v85c0 36 0 47-74 47h-20v29c40-2 92-2 132-2 43 0 94 0 134 2v-29h-20c-74 0-76-11-76-47v-85h101v-31h-101v-450c0-18 0-25-16-25-8 0-11 0-17 11l-305 464v31zM269 475h-242l242-368z">
            <text:p/>
          </draw:path>
          <draw:path draw:style-name="gr3" draw:text-style-name="P7" draw:layer="layout" svg:width="0.371cm" svg:height="0.313cm" svg:x="9.891cm" svg:y="13.615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anim:sub-item="text" smil:attributeName="visibility" smil:to="visible"/>
                  <anim:animate smil:dur="0.5s" smil:fill="hold" smil:targetElement="id214" anim:sub-item="text" smil:attributeName="width" smil:values="width*0.05;width" smil:keyTimes="0;1"/>
                  <anim:animate smil:dur="0.5s" smil:fill="hold" smil:targetElement="id214" anim:sub-item="text" smil:attributeName="height" smil:values="height;height" smil:keyTimes="0;1"/>
                  <anim:animate smil:dur="0.5s" smil:fill="hold" smil:targetElement="id214" anim:sub-item="text" smil:attributeName="x" smil:values="x-.2;x" smil:keyTimes="0;1"/>
                  <anim:animate smil:dur="0.5s" smil:fill="hold" smil:targetElement="id214" anim:sub-item="text" smil:attributeName="y" smil:values="y;y" smil:keyTimes="0;1"/>
                  <anim:transitionFilter smil:dur="0.5s" smil:targetElement="id2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26" text:id="id226" text:style-name="P4"><text:span text:style-name="T23"><text:s text:c="9"/></text:span><text:span text:style-name="T23"><text:line-break/></text:span><text:span text:style-name="T23"><text:tab/></text:span><text:span text:style-name="T23"> <text:s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13"> <text:s text:c="18"/></text:span><text:span text:style-name="T23"><text:line-break/></text:span><text:span text:style-name="T22"><text:tab/></text:span><text:span text:style-name="T22"> <text:s/></text:span><text:span text:style-name="T22">(ii) Let, <text:s text:c="2"/></text:span><text:span text:style-name="T7"><text:s/></text:span><text:span text:style-name="T7"><text:tab/></text:span><text:span text:style-name="T7"><text:tab/></text:span><text:span text:style-name="T7"><text:line-break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24" draw:id="id224">
          <svg:title>TexMaths</svg:title>
          <svg:desc>28§display§\frac{dy}{dx} = \frac{d}{dx}\left( \frac{\pi}{2} - 4^x \right) = 0 - 4^x \log 4§svg§600§FALSE§</svg:desc>
          <draw:polygon draw:style-name="gr2" draw:text-style-name="P6" draw:layer="layout" svg:width="14.138cm" svg:height="1.936cm" svg:x="4.544cm" svg:y="2.912cm" svg:viewBox="0 0 14139 1937" draw:points="7070,1937 0,1937 0,0 14139,0 14139,1937">
            <text:p/>
          </draw:polygon>
          <draw:path draw:style-name="gr3" draw:text-style-name="P7" draw:layer="layout" svg:width="0.469cm" svg:height="0.696cm" svg:x="4.558cm" svg:y="2.86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057cm" svg:y="3.11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4.495cm" svg:y="3.945cm" svg:viewBox="0 0 1077 43" draw:points="538,43 0,43 0,0 1077,0 1077,43">
            <text:p/>
          </draw:polygon>
          <draw:path draw:style-name="gr3" draw:text-style-name="P7" draw:layer="layout" svg:width="0.469cm" svg:height="0.696cm" svg:x="4.535cm" svg:y="4.20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035cm" svg:y="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016cm" svg:y="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438cm" svg:y="2.86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118cm" svg:y="3.945cm" svg:viewBox="0 0 1077 43" draw:points="538,43 0,43 0,0 1077,0 1077,43">
            <text:p/>
          </draw:polygon>
          <draw:path draw:style-name="gr3" draw:text-style-name="P7" draw:layer="layout" svg:width="0.469cm" svg:height="0.696cm" svg:x="7.158cm" svg:y="4.20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658cm" svg:y="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75cm" svg:height="1.77cm" svg:x="8.653cm" svg:y="3.0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532cm" svg:height="0.436cm" svg:x="9.208cm" svg:y="3.123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9.181cm" svg:y="3.945cm" svg:viewBox="0 0 598 43" draw:points="300,43 0,43 0,0 598,0 598,43">
            <text:p/>
          </draw:polygon>
          <draw:path draw:style-name="gr3" draw:text-style-name="P7" draw:layer="layout" svg:width="0.393cm" svg:height="0.657cm" svg:x="9.282cm" svg:y="4.2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602cm" svg:height="0.042cm" svg:x="10.196cm" svg:y="3.9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1.126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11.623cm" svg:y="3.50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75cm" svg:height="1.77cm" svg:x="12.12cm" svg:y="3.0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3.001cm" svg:y="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14.024cm" svg:y="3.557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7" draw:layer="layout" svg:width="0.602cm" svg:height="0.042cm" svg:x="14.777cm" svg:y="3.9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707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16.206cm" svg:y="3.5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16.865cm" svg:y="3.5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7.134cm" svg:y="3.7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7.624cm" svg:y="3.76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438cm" svg:height="0.666cm" svg:x="18.294cm" svg:y="3.546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23" draw:id="id22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4.546cm" svg:y="1.481cm" svg:viewBox="0 0 6272 607" draw:points="3136,607 0,607 0,0 6272,0 6272,607">
            <text:p/>
          </draw:polygon>
          <draw:path draw:style-name="gr3" draw:text-style-name="P7" draw:layer="layout" svg:width="0.662cm" svg:height="0.673cm" svg:x="4.53cm" svg:y="1.4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5.28cm" svg:y="1.4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5.547cm" svg:y="1.4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6.181cm" svg:y="2.0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835cm" svg:y="1.6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621cm" svg:y="2.0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8.168cm" svg:y="1.6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8.64cm" svg:y="2.0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9.18cm" svg:y="1.5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597cm" svg:y="2.0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0.141cm" svg:y="1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0.761cm" svg:y="2.021cm" svg:viewBox="0 0 108 108" svg:d="M108 54c0-29-25-54-54-54s-54 25-54 54 25 54 54 54 54-25 54-54z">
            <text:p/>
          </draw:path>
        </draw:g>
        <draw:g xml:id="id225" draw:id="id225">
          <svg:title>TexMaths</svg:title>
          <svg:desc>28§display§\therefore \ \frac{dy}{dx} = - 4^x \log 4§svg§600§FALSE§</svg:desc>
          <draw:polygon draw:style-name="gr2" draw:text-style-name="P6" draw:layer="layout" svg:width="7.599cm" svg:height="1.936cm" svg:x="3.016cm" svg:y="5.612cm" svg:viewBox="0 0 7600 1937" draw:points="3799,1937 0,1937 0,0 7600,0 7600,1937">
            <text:p/>
          </draw:polygon>
          <draw:path draw:style-name="gr3" draw:text-style-name="P7" draw:layer="layout" svg:width="0.597cm" svg:height="0.532cm" svg:x="2.996cm" svg:y="6.454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4.405cm" svg:y="5.5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904cm" svg:y="5.81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4.342cm" svg:y="6.645cm" svg:viewBox="0 0 1077 43" draw:points="538,43 0,43 0,0 1077,0 1077,43">
            <text:p/>
          </draw:polygon>
          <draw:path draw:style-name="gr3" draw:text-style-name="P7" draw:layer="layout" svg:width="0.469cm" svg:height="0.696cm" svg:x="4.382cm" svg:y="6.90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882cm" svg:y="7.1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863cm" svg:y="6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6.929cm" svg:y="6.64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7.639cm" svg:y="6.24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1cm" svg:height="0.313cm" svg:x="8.136cm" svg:y="6.201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8.797cm" svg:y="6.2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064cm" svg:y="6.47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556cm" svg:y="6.46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7" draw:layer="layout" svg:width="0.438cm" svg:height="0.666cm" svg:x="10.226cm" svg:y="6.246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27" draw:id="id227">
          <svg:title>TexMaths</svg:title>
          <svg:desc>26§display§y = \sin^{-1}\left( \sqrt{\frac{1 - \cos x}{2}} \right) §svg§600§FALSE§</svg:desc>
          <draw:polygon draw:style-name="gr2" draw:text-style-name="P6" draw:layer="layout" svg:width="9.701cm" svg:height="2.648cm" svg:x="5.818cm" svg:y="8.01cm" svg:viewBox="0 0 9702 2649" draw:points="4851,2649 0,2649 0,0 9702,0 9702,2649">
            <text:p/>
          </draw:polygon>
          <draw:path draw:style-name="gr3" draw:text-style-name="P7" draw:layer="layout" svg:width="0.423cm" svg:height="0.592cm" svg:x="5.799cm" svg:y="9.1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558cm" svg:y="9.2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1cm" svg:y="9.15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862cm" svg:y="8.95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8.114cm" svg:y="9.1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3cm" svg:y="9.0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3cm" svg:y="8.754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9.943cm" svg:y="7.964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10.552cm" svg:y="8.091cm" svg:viewBox="0 0 832 2194" svg:d="M324 2013l-197-915-121 187c-6 9-6 11-6 13s12 12 12 14l63-98 212 980c29 0 33 0 37-23l506-2134c0-6 2-14 2-18 0-11-6-19-17-19-16 0-18 12-20 25z">
            <text:p/>
          </draw:path>
          <draw:polygon draw:style-name="gr3" draw:text-style-name="P7" draw:layer="layout" svg:width="3.693cm" svg:height="0.039cm" svg:x="11.363cm" svg:y="8.091cm" svg:viewBox="0 0 3694 40" draw:points="1847,40 0,40 0,0 3694,0 3694,40">
            <text:p/>
          </draw:polygon>
          <draw:path draw:style-name="gr3" draw:text-style-name="P7" draw:layer="layout" svg:width="0.303cm" svg:height="0.61cm" svg:x="11.555cm" svg:y="8.33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21cm" svg:y="8.698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13.079cm" svg:y="8.536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3.479cm" svg:y="8.536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3.94cm" svg:y="8.5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4.45cm" svg:y="8.5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olygon draw:style-name="gr3" draw:text-style-name="P7" draw:layer="layout" svg:width="3.473cm" svg:height="0.039cm" svg:x="11.473cm" svg:y="9.316cm" svg:viewBox="0 0 3474 40" draw:points="1737,40 0,40 0,0 3474,0 3474,40">
            <text:p/>
          </draw:polygon>
          <draw:path draw:style-name="gr3" draw:text-style-name="P7" draw:layer="layout" svg:width="0.365cm" svg:height="0.61cm" svg:x="13.027cm" svg:y="9.58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77cm" svg:height="2.742cm" svg:x="15.087cm" svg:y="7.964cm" svg:viewBox="0 0 478 2743" svg:d="M478 1370c0-341-43-690-189-1002-66-139-154-264-243-360-9-8-11-8-25-8-15 0-21 0-21 8 0 4 4 9 6 13 88 106 160 222 214 349 121 281 169 607 169 1000 0 389-46 732-181 1032-52 116-123 225-204 322-2 2-4 7-4 9 0 10 6 10 21 10 12 0 14 0 16-2 3-2 59-56 129-158 161-225 242-493 283-765 21-148 29-298 29-448z">
            <text:p/>
          </draw:path>
        </draw:g>
        <draw:g xml:id="id228" draw:id="id228">
          <svg:title>TexMaths</svg:title>
          <svg:desc>26§display§y = \sin^{-1}\left( \sqrt{\frac{2\sin^2 \left( \frac{x}{2} \right) }{2}}\ \right)§svg§600§FALSE§</svg:desc>
          <draw:polygon draw:style-name="gr2" draw:text-style-name="P6" draw:layer="layout" svg:width="10.4cm" svg:height="3.204cm" svg:x="5.82cm" svg:y="11.212cm" svg:viewBox="0 0 10401 3205" draw:points="5200,3205 0,3205 0,0 10401,0 10401,3205">
            <text:p/>
          </draw:polygon>
          <draw:path draw:style-name="gr3" draw:text-style-name="P7" draw:layer="layout" svg:width="0.423cm" svg:height="0.592cm" svg:x="5.801cm" svg:y="12.641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ath draw:style-name="gr3" draw:text-style-name="P7" draw:layer="layout" svg:width="0.608cm" svg:height="0.215cm" svg:x="6.56cm" svg:y="12.70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3cm" svg:y="12.637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7.864cm" svg:y="12.435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116cm" svg:y="12.641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5cm" svg:y="12.48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5cm" svg:y="12.237cm" svg:viewBox="0 0 235 426" svg:d="M146 19c0-19 0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504cm" svg:height="1.655cm" svg:x="9.994cm" svg:y="11.172cm" svg:viewBox="0 0 505 1656" svg:d="M77 1656c19 0 25 0 25-13 2-642 77-1175 397-1622 6-9 6-11 6-13 0-8-6-8-20-8-15 0-17 0-19 2-4 2-121 135-212 320-121 242-198 518-231 851-4 29-23 219-23 437v35c0 11 6 11 25 11z">
            <text:p/>
          </draw:path>
          <draw:path draw:style-name="gr3" draw:text-style-name="P7" draw:layer="layout" svg:width="0.504cm" svg:height="1.655cm" svg:x="9.994cm" svg:y="12.807cm" svg:viewBox="0 0 505 1656" svg:d="M25 0c-19 0-25 0-25 10v36c0 559 100 886 129 980 62 201 164 416 316 605 15 16 19 21 23 23 0 0 2 2 17 2 14 0 20 0 20-11 0-2 0-2-6-10-303-424-397-932-397-1623 0-12-6-12-25-12z">
            <text:p/>
          </draw:path>
          <draw:path draw:style-name="gr3" draw:text-style-name="P7" draw:layer="layout" svg:width="0.831cm" svg:height="2.743cm" svg:x="10.629cm" svg:y="11.166cm" svg:viewBox="0 0 832 2744" svg:d="M127 1371l-121 239c-6 8-6 10-6 12 0 3 12 13 12 15l63-121 212 1228c27 0 33 0 37-23l508-2702c0-11-6-19-17-19-14 0-18 12-20 27l-471 2492z">
            <text:p/>
          </draw:path>
          <draw:polygon draw:style-name="gr3" draw:text-style-name="P7" draw:layer="layout" svg:width="3.984cm" svg:height="0.039cm" svg:x="11.442cm" svg:y="11.166cm" svg:viewBox="0 0 3985 40" draw:points="1993,40 0,40 0,0 3985,0 3985,40">
            <text:p/>
          </draw:polygon>
          <draw:path draw:style-name="gr3" draw:text-style-name="P7" draw:layer="layout" svg:width="0.365cm" svg:height="0.611cm" svg:x="11.598cm" svg:y="11.761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7" draw:layer="layout" svg:width="0.301cm" svg:height="0.421cm" svg:x="12.191cm" svg:y="11.961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2.551cm" svg:y="11.759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12.805cm" svg:y="11.965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7" draw:layer="layout" svg:width="0.284cm" svg:height="0.425cm" svg:x="13.323cm" svg:y="11.55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4cm" svg:height="1.097cm" svg:x="13.984cm" svg:y="11.592cm" svg:viewBox="0 0 241 1098" svg:d="M241 1088c0-2-2-4-4-8-44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7" draw:layer="layout" svg:width="0.344cm" svg:height="0.29cm" svg:x="14.404cm" svg:y="11.728cm" svg:viewBox="0 0 345 291" svg:d="M129 216c-6 21-27 56-60 56-2 0-21 0-36-8 27-8 29-31 29-35 0-15-10-25-25-25-18 0-37 16-37 39 0 34 35 48 69 48 29 0 54-19 70-46 17 34 52 46 77 46 75 0 113-81 113-100 0-8-9-8-9-8-10 0-10 4-12 13-15 43-52 76-90 76-25 0-39-16-39-41 0-17 17-75 33-148 15-50 44-64 65-64 0 0 20 0 33 8-19 6-27 23-27 35 0 15 10 25 25 25 14 0 37-12 37-39 0-38-41-48-68-48-32 0-57 21-71 46-13-27-42-46-77-46-73 0-114 79-114 98 0 8 8 8 10 8 8 0 10-2 12-10 17-50 59-77 90-77 21 0 37 10 37 41 0 13-6 46-12 67z">
            <text:p/>
          </draw:path>
          <draw:polygon draw:style-name="gr3" draw:text-style-name="P7" draw:layer="layout" svg:width="0.415cm" svg:height="0.039cm" svg:x="14.373cm" svg:y="12.123cm" svg:viewBox="0 0 416 40" draw:points="208,40 0,40 0,0 416,0 416,40">
            <text:p/>
          </draw:polygon>
          <draw:path draw:style-name="gr3" draw:text-style-name="P7" draw:layer="layout" svg:width="0.284cm" svg:height="0.425cm" svg:x="14.44cm" svg:y="12.2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24cm" svg:height="1.097cm" svg:x="14.939cm" svg:y="11.592cm" svg:viewBox="0 0 241 1098" svg:d="M241 549c0-129-23-314-143-468-11-12-71-81-88-81-4 0-10 2-10 8 0 4 2 7 6 11 44 48 104 120 142 266 20 83 29 179 29 264 0 92-9 185-31 275-36 129-90 202-138 254-8 8-8 8-8 10 0 8 6 10 10 10 15 0 65-56 77-68 94-113 154-277 154-481z">
            <text:p/>
          </draw:path>
          <draw:polygon draw:style-name="gr3" draw:text-style-name="P7" draw:layer="layout" svg:width="3.766cm" svg:height="0.039cm" svg:x="11.552cm" svg:y="12.799cm" svg:viewBox="0 0 3767 40" draw:points="1882,40 0,40 0,0 3767,0 3767,40">
            <text:p/>
          </draw:polygon>
          <draw:path draw:style-name="gr3" draw:text-style-name="P7" draw:layer="layout" svg:width="0.365cm" svg:height="0.611cm" svg:x="13.252cm" svg:y="13.063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7" draw:layer="layout" svg:width="0.504cm" svg:height="1.655cm" svg:x="15.761cm" svg:y="11.172cm" svg:viewBox="0 0 505 1656" svg:d="M505 1610c0-560-99-886-129-980-62-204-164-418-316-605-14-17-18-21-20-23-3-2-5-2-19-2-13 0-21 0-21 8 0 2 0 4 12 21 319 445 392 994 392 1614 0 13 6 13 25 13h52c18 0 24 0 24-11z">
            <text:p/>
          </draw:path>
          <draw:path draw:style-name="gr3" draw:text-style-name="P7" draw:layer="layout" svg:width="0.504cm" svg:height="1.655cm" svg:x="15.761cm" svg:y="12.807cm" svg:viewBox="0 0 505 1656" svg:d="M505 10c0-10-6-10-24-10h-52c-19 0-25 0-25 12 0 94 0 312-25 541-50 473-171 801-373 1082-6 8-6 8-6 10 0 11 8 11 21 11 14 0 16 0 19-2 4-2 120-138 212-321 122-241 197-520 233-852 2-28 20-219 20-4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anim:sub-item="text" smil:attributeName="visibility" smil:to="visible"/>
                  <anim:animate smil:dur="0.5s" smil:fill="hold" smil:targetElement="id226" anim:sub-item="text" smil:attributeName="width" smil:values="width*0.05;width" smil:keyTimes="0;1"/>
                  <anim:animate smil:dur="0.5s" smil:fill="hold" smil:targetElement="id226" anim:sub-item="text" smil:attributeName="height" smil:values="height;height" smil:keyTimes="0;1"/>
                  <anim:animate smil:dur="0.5s" smil:fill="hold" smil:targetElement="id226" anim:sub-item="text" smil:attributeName="x" smil:values="x-.2;x" smil:keyTimes="0;1"/>
                  <anim:animate smil:dur="0.5s" smil:fill="hold" smil:targetElement="id226" anim:sub-item="text" smil:attributeName="y" smil:values="y;y" smil:keyTimes="0;1"/>
                  <anim:transitionFilter smil:dur="0.5s" smil:targetElement="id2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33" text:id="id233" text:style-name="P4"><text:span text:style-name="T23"><text:s text:c="9"/>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39"> <text:s text:c="12"/></text:span><text:span text:style-name="T39"><text:tab/></text:span><text:span text:style-name="T39"><text:tab/></text:span><text:span text:style-name="T23"><text:line-break/></text:span><text:span text:style-name="T22"><text:tab/></text:span><text:span text:style-name="T22"> <text:s/></text:span><text:span text:style-name="T22">(iii) Let, <text:s text:c="2"/></text:span><text:span text:style-name="T7"><text:s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30" draw:id="id230">
          <svg:title>TexMaths</svg:title>
          <svg:desc>28§display§y = \frac{x}{2}§svg§600§FALSE§</svg:desc>
          <draw:polygon draw:style-name="gr2" draw:text-style-name="P6" draw:layer="layout" svg:width="2.414cm" svg:height="1.678cm" svg:x="5.818cm" svg:y="2.913cm" svg:viewBox="0 0 2415 1679" draw:points="1207,1679 0,1679 0,0 2415,0 2415,1679">
            <text:p/>
          </draw:polygon>
          <draw:path draw:style-name="gr3" draw:text-style-name="P7" draw:layer="layout" svg:width="0.456cm" svg:height="0.637cm" svg:x="5.798cm" svg:y="3.52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16cm" svg:y="3.6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7.744cm" svg:y="2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olygon draw:style-name="gr3" draw:text-style-name="P7" draw:layer="layout" svg:width="0.563cm" svg:height="0.042cm" svg:x="7.718cm" svg:y="3.699cm" svg:viewBox="0 0 564 43" draw:points="282,43 0,43 0,0 564,0 564,43">
            <text:p/>
          </draw:polygon>
          <draw:path draw:style-name="gr3" draw:text-style-name="P7" draw:layer="layout" svg:width="0.393cm" svg:height="0.657cm" svg:x="7.8cm" svg:y="3.98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 xml:id="id231" draw:id="id23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4.347cm" svg:y="5.181cm" svg:viewBox="0 0 6272 607" draw:points="3136,607 0,607 0,0 6272,0 6272,607">
            <text:p/>
          </draw:polygon>
          <draw:path draw:style-name="gr3" draw:text-style-name="P7" draw:layer="layout" svg:width="0.662cm" svg:height="0.673cm" svg:x="4.331cm" svg:y="5.1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5.081cm" svg:y="5.1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5.348cm" svg:y="5.1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982cm" svg:y="5.7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636cm" svg:y="5.3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7.422cm" svg:y="5.7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969cm" svg:y="5.3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8.441cm" svg:y="5.7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981cm" svg:y="5.2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9.398cm" svg:y="5.7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942cm" svg:y="5.3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0.562cm" svg:y="5.721cm" svg:viewBox="0 0 108 108" svg:d="M108 54c0-29-25-54-54-54s-54 25-54 54 25 54 54 54 54-25 54-54z">
            <text:p/>
          </draw:path>
        </draw:g>
        <draw:g xml:id="id229" draw:id="id229">
          <svg:title>TexMaths</svg:title>
          <svg:desc>26§display§y = \sin^{-1}\left[ \sin \left( \frac{x}{2} \right) \right]§svg§600§FALSE§</svg:desc>
          <draw:polygon draw:style-name="gr2" draw:text-style-name="P6" draw:layer="layout" svg:width="7.626cm" svg:height="1.585cm" svg:x="5.82cm" svg:y="1.012cm" svg:viewBox="0 0 7627 1586" draw:points="3814,1586 0,1586 0,0 7627,0 7627,1586">
            <text:p/>
          </draw:polygon>
          <draw:path draw:style-name="gr3" draw:text-style-name="P7" draw:layer="layout" svg:width="0.423cm" svg:height="0.592cm" svg:x="5.801cm" svg:y="1.613cm" svg:viewBox="0 0 424 593" svg:d="M420 56c4-12 4-14 4-21 0-16-14-25-27-25-10 0-25 5-33 19-2 4-8 33-13 50-6 23-12 48-18 73l-42 166c-2 13-41 77-102 77-48 0-58-39-58-75 0-41 17-98 48-179 14-37 16-47 16-66 0-42-29-75-74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7" draw:layer="layout" svg:width="0.608cm" svg:height="0.215cm" svg:x="6.56cm" svg:y="1.68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502cm" svg:y="1.606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7.864cm" svg:y="1.4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8.116cm" svg:y="1.6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665cm" svg:y="1.45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235cm" svg:y="1.207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7" draw:layer="layout" svg:width="0.209cm" svg:height="1.644cm" svg:x="9.936cm" svg:y="0.966cm" svg:viewBox="0 0 210 1645" draw:points="0,1645 210,1645 210,1603 44,1603 44,44 210,44 210,0 0,0">
            <text:p/>
          </draw:polygon>
          <draw:path draw:style-name="gr3" draw:text-style-name="P7" draw:layer="layout" svg:width="0.301cm" svg:height="0.421cm" svg:x="10.189cm" svg:y="1.606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10.549cm" svg:y="1.40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10.803cm" svg:y="1.61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348cm" svg:height="1.644cm" svg:x="11.597cm" svg:y="0.966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7" draw:layer="layout" svg:width="0.457cm" svg:height="0.415cm" svg:x="12.115cm" svg:y="0.99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6 0-50-29-50-60 0-21 6-40 17-81z">
            <text:p/>
          </draw:path>
          <draw:polygon draw:style-name="gr3" draw:text-style-name="P7" draw:layer="layout" svg:width="0.523cm" svg:height="0.039cm" svg:x="12.088cm" svg:y="1.771cm" svg:viewBox="0 0 524 40" draw:points="262,40 0,40 0,0 524,0 524,40">
            <text:p/>
          </draw:polygon>
          <draw:path draw:style-name="gr3" draw:text-style-name="P7" draw:layer="layout" svg:width="0.365cm" svg:height="0.61cm" svg:x="12.167cm" svg:y="2.03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348cm" svg:height="1.644cm" svg:x="12.754cm" svg:y="0.966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7" draw:layer="layout" svg:width="0.209cm" svg:height="1.644cm" svg:x="13.282cm" svg:y="0.966cm" svg:viewBox="0 0 210 1645" draw:points="166,1603 0,1603 0,1645 210,1645 210,0 0,0 0,44 166,44">
            <text:p/>
          </draw:polygon>
        </draw:g>
        <draw:g xml:id="id232" draw:id="id232">
          <svg:title>TexMaths</svg:title>
          <svg:desc>28§display§\frac{dy}{dx} = \frac{d}{dx}\left( \frac{x}{2} \right)  = \frac{ 1 }{ 2 }§svg§600§FALSE§</svg:desc>
          <draw:polygon draw:style-name="gr2" draw:text-style-name="P6" draw:layer="layout" svg:width="7.779cm" svg:height="1.936cm" svg:x="5.246cm" svg:y="6.612cm" svg:viewBox="0 0 7780 1937" draw:points="3889,1937 0,1937 0,0 7780,0 7780,1937">
            <text:p/>
          </draw:polygon>
          <draw:path draw:style-name="gr3" draw:text-style-name="P7" draw:layer="layout" svg:width="0.469cm" svg:height="0.696cm" svg:x="5.26cm" svg:y="6.5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759cm" svg:y="6.81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5.197cm" svg:y="7.645cm" svg:viewBox="0 0 1078 43" draw:points="538,43 0,43 0,0 1078,0 1078,43">
            <text:p/>
          </draw:polygon>
          <draw:path draw:style-name="gr3" draw:text-style-name="P7" draw:layer="layout" svg:width="0.469cm" svg:height="0.696cm" svg:x="5.237cm" svg:y="7.9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737cm" svg:y="8.1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6.718cm" svg:y="7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141cm" svg:y="6.5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7.82cm" svg:y="7.645cm" svg:viewBox="0 0 1078 43" draw:points="538,43 0,43 0,0 1078,0 1078,43">
            <text:p/>
          </draw:polygon>
          <draw:path draw:style-name="gr3" draw:text-style-name="P7" draw:layer="layout" svg:width="0.469cm" svg:height="0.696cm" svg:x="7.861cm" svg:y="7.9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36cm" svg:y="8.1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9.355cm" svg:y="6.7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492cm" svg:height="0.447cm" svg:x="9.911cm" svg:y="6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564cm" svg:height="0.042cm" svg:x="9.884cm" svg:y="7.645cm" svg:viewBox="0 0 565 43" draw:points="282,43 0,43 0,0 565,0 565,43">
            <text:p/>
          </draw:polygon>
          <draw:path draw:style-name="gr3" draw:text-style-name="P7" draw:layer="layout" svg:width="0.393cm" svg:height="0.657cm" svg:x="9.967cm" svg:y="7.931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7" draw:layer="layout" svg:width="0.375cm" svg:height="1.77cm" svg:x="10.598cm" svg:y="6.7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1.481cm" svg:y="7.5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2.668cm" svg:y="6.5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2.581cm" svg:y="7.645cm" svg:viewBox="0 0 495 43" draw:points="246,43 0,43 0,0 495,0 495,43">
            <text:p/>
          </draw:polygon>
          <draw:path draw:style-name="gr3" draw:text-style-name="P7" draw:layer="layout" svg:width="0.393cm" svg:height="0.657cm" svg:x="12.63cm" svg:y="7.931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</draw:g>
        <draw:g xml:id="id234" draw:id="id234">
          <svg:title>TexMaths</svg:title>
          <svg:desc>28§display§y = \tan^{-1}\left( \frac{1 - \cos 3x}{\sin 3x} \right)  §svg§600§FALSE§</svg:desc>
          <draw:polygon draw:style-name="gr2" draw:text-style-name="P6" draw:layer="layout" svg:width="10.083cm" svg:height="2.263cm" svg:x="6.156cm" svg:y="9.384cm" svg:viewBox="0 0 10084 2264" draw:points="5042,2264 0,2264 0,0 10084,0 10084,2264">
            <text:p/>
          </draw:polygon>
          <draw:path draw:style-name="gr3" draw:text-style-name="P7" draw:layer="layout" svg:width="0.456cm" svg:height="0.637cm" svg:x="6.136cm" svg:y="10.3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954cm" svg:y="10.4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955cm" svg:y="10.1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36cm" svg:y="10.321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842cm" svg:y="10.32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433cm" svg:y="10.1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049cm" svg:y="9.8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784cm" svg:y="9.3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1.509cm" svg:y="9.4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213cm" svg:y="9.83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3.149cm" svg:y="9.655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581cm" svg:y="9.65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078cm" svg:y="9.655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09cm" svg:height="0.678cm" svg:x="14.638cm" svg:y="9.4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118cm" svg:y="9.6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4.232cm" svg:height="0.042cm" svg:x="11.422cm" svg:y="10.495cm" svg:viewBox="0 0 4233 43" draw:points="2117,43 0,43 0,0 4233,0 4233,43">
            <text:p/>
          </draw:polygon>
          <draw:path draw:style-name="gr3" draw:text-style-name="P7" draw:layer="layout" svg:width="0.324cm" svg:height="0.454cm" svg:x="12.356cm" svg:y="10.997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743cm" svg:y="10.77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017cm" svg:y="11.00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3.736cm" svg:y="10.7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215cm" svg:y="11.0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85cm" svg:height="2.362cm" svg:x="15.803cm" svg:y="9.33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35" draw:id="id235">
          <svg:title>TexMaths</svg:title>
          <svg:desc>28§display§y = \tan^{-1}\left( \frac{ 2\sin^2 \left( \frac{3x}{2} \right)}{2\sin \left( \frac{3x}{2} \right) \cos \left( \frac{3x}{2} \right)   } \right)§svg§600§FALSE§</svg:desc>
          <draw:polygon draw:style-name="gr2" draw:text-style-name="P6" draw:layer="layout" svg:width="13.566cm" svg:height="2.852cm" svg:x="6.155cm" svg:y="12.184cm" svg:viewBox="0 0 13567 2853" draw:points="6783,2853 0,2853 0,0 13567,0 13567,2853">
            <text:p/>
          </draw:polygon>
          <draw:path draw:style-name="gr3" draw:text-style-name="P7" draw:layer="layout" svg:width="0.456cm" svg:height="0.637cm" svg:x="6.135cm" svg:y="13.423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953cm" svg:y="13.4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954cm" svg:y="13.253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8.36cm" svg:y="13.416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841cm" svg:y="13.4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433cm" svg:y="13.2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0.049cm" svg:y="12.99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10.81cm" svg:y="12.135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393cm" svg:height="0.657cm" svg:x="13.115cm" svg:y="12.47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24cm" svg:height="0.454cm" svg:x="13.754cm" svg:y="12.68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144cm" svg:y="12.47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415cm" svg:y="12.69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975cm" svg:y="12.2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685cm" svg:y="12.292cm" svg:viewBox="0 0 260 1182" svg:d="M260 1171c0-2-2-4-5-9-44-47-114-127-154-289-23-89-32-190-32-282 0-260 63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6.142cm" svg:y="12.285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6.529cm" svg:y="12.437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6.106cm" svg:y="12.863cm" svg:viewBox="0 0 840 43" draw:points="421,43 0,43 0,0 840,0 840,43">
            <text:p/>
          </draw:polygon>
          <draw:path draw:style-name="gr3" draw:text-style-name="P7" draw:layer="layout" svg:width="0.306cm" svg:height="0.458cm" svg:x="16.373cm" svg:y="13.0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7.105cm" svg:y="12.29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7.629cm" svg:height="0.042cm" svg:x="11.476cm" svg:y="13.591cm" svg:viewBox="0 0 7630 43" draw:points="3815,43 0,43 0,0 7630,0 7630,43">
            <text:p/>
          </draw:polygon>
          <draw:path draw:style-name="gr3" draw:text-style-name="P7" draw:layer="layout" svg:width="0.393cm" svg:height="0.657cm" svg:x="11.525cm" svg:y="13.9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24cm" svg:height="0.454cm" svg:x="12.163cm" svg:y="14.14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553cm" svg:y="13.92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824cm" svg:y="14.15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3.653cm" svg:y="13.747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4.11cm" svg:y="13.7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4.498cm" svg:y="13.89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4.072cm" svg:y="14.319cm" svg:viewBox="0 0 840 43" draw:points="421,43 0,43 0,0 840,0 840,43">
            <text:p/>
          </draw:polygon>
          <draw:path draw:style-name="gr3" draw:text-style-name="P7" draw:layer="layout" svg:width="0.306cm" svg:height="0.458cm" svg:x="14.339cm" svg:y="14.4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073cm" svg:y="13.747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375cm" svg:height="0.454cm" svg:x="15.678cm" svg:y="14.144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111cm" svg:y="14.14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608cm" svg:y="14.14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7.275cm" svg:y="13.747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7.732cm" svg:y="13.74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8.12cm" svg:y="13.893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7.697cm" svg:y="14.319cm" svg:viewBox="0 0 840 43" draw:points="421,43 0,43 0,0 840,0 840,43">
            <text:p/>
          </draw:polygon>
          <draw:path draw:style-name="gr3" draw:text-style-name="P7" draw:layer="layout" svg:width="0.306cm" svg:height="0.458cm" svg:x="17.963cm" svg:y="14.46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8.696cm" svg:y="13.747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9.256cm" svg:y="12.135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33" anim:sub-item="text" smil:attributeName="visibility" smil:to="visible"/>
                  <anim:animate smil:dur="0.25s" smil:fill="hold" smil:targetElement="id233" anim:sub-item="text" smil:attributeName="width" smil:values="width*0.05;width" smil:keyTimes="0;1"/>
                  <anim:animate smil:dur="0.25s" smil:fill="hold" smil:targetElement="id233" anim:sub-item="text" smil:attributeName="height" smil:values="height;height" smil:keyTimes="0;1"/>
                  <anim:animate smil:dur="0.25s" smil:fill="hold" smil:targetElement="id233" anim:sub-item="text" smil:attributeName="x" smil:values="x-.2;x" smil:keyTimes="0;1"/>
                  <anim:animate smil:dur="0.25s" smil:fill="hold" smil:targetElement="id233" anim:sub-item="text" smil:attributeName="y" smil:values="y;y" smil:keyTimes="0;1"/>
                  <anim:transitionFilter smil:dur="0.25s" smil:targetElement="id2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241" text:id="id241" text:style-name="P4"><text:span text:style-name="T23"><text:s text:c="9"/>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2"><text:tab/></text:span><text:span text:style-name="T22"> <text:s/></text:span><text:span text:style-name="T22">(iv) Let, <text:s text:c="2"/></text:span><text:span text:style-name="T7"><text:s/></text:span><text:span text:style-name="T7"><text:tab/></text:span><text:span text:style-name="T7"><text:tab/></text:span><text:span text:style-name="T7"> <text:s text:c="33"/></text:span><text:span text:style-name="T7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/text:p>
          </draw:text-box>
        </draw:frame>
        <draw:g xml:id="id236" draw:id="id236">
          <svg:title>TexMaths</svg:title>
          <svg:desc>28§display§y = \tan^{-1}\left[ \tan \left( \frac{3x}{2} \right) \right]§svg§600§FALSE§</svg:desc>
          <draw:polygon draw:style-name="gr2" draw:text-style-name="P6" draw:layer="layout" svg:width="9.492cm" svg:height="2.263cm" svg:x="5.115cm" svg:y="1.414cm" svg:viewBox="0 0 9493 2264" draw:points="4746,2264 0,2264 0,0 9493,0 9493,2264">
            <text:p/>
          </draw:polygon>
          <draw:path draw:style-name="gr3" draw:text-style-name="P7" draw:layer="layout" svg:width="0.456cm" svg:height="0.637cm" svg:x="5.095cm" svg:y="2.35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5.913cm" svg:y="2.4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6.914cm" svg:y="2.18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7.319cm" svg:y="2.351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7.801cm" svg:y="2.357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392cm" svg:y="2.19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008cm" svg:y="1.927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2cm" svg:x="9.783cm" svg:y="1.365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0.076cm" svg:y="2.187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482cm" svg:y="2.3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963cm" svg:y="2.357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1.846cm" svg:y="1.36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2.527cm" svg:y="1.4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006cm" svg:y="1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1.056cm" svg:height="0.042cm" svg:x="12.484cm" svg:y="2.525cm" svg:viewBox="0 0 1057 43" draw:points="529,43 0,43 0,0 1057,0 1057,43">
            <text:p/>
          </draw:polygon>
          <draw:path draw:style-name="gr3" draw:text-style-name="P7" draw:layer="layout" svg:width="0.393cm" svg:height="0.658cm" svg:x="12.816cm" svg:y="2.8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85cm" svg:height="2.362cm" svg:x="13.692cm" svg:y="1.36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395cm" svg:y="1.365cm" svg:viewBox="0 0 262 2363" draw:points="206,2309 0,2309 0,2363 262,2363 262,0 0,0 0,54 206,54">
            <text:p/>
          </draw:polygon>
        </draw:g>
        <draw:g xml:id="id239" draw:id="id239">
          <svg:title>TexMaths</svg:title>
          <svg:desc>28§display§\therefore§svg§600§FALSE§</svg:desc>
          <draw:polygon draw:style-name="gr2" draw:text-style-name="P6" draw:layer="layout" svg:width="0.528cm" svg:height="0.433cm" svg:x="2.817cm" svg:y="8.418cm" svg:viewBox="0 0 529 434" draw:points="265,434 0,434 0,0 529,0 529,434">
            <text:p/>
          </draw:polygon>
          <draw:path draw:style-name="gr3" draw:text-style-name="P7" draw:layer="layout" svg:width="0.598cm" svg:height="0.531cm" svg:x="2.797cm" svg:y="8.3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7" draw:id="id237">
          <svg:title>TexMaths</svg:title>
          <svg:desc>28§display§y = \frac{3x}{2}§svg§600§FALSE§</svg:desc>
          <draw:polygon draw:style-name="gr2" draw:text-style-name="P6" draw:layer="layout" svg:width="2.903cm" svg:height="1.897cm" svg:x="5.116cm" svg:y="3.916cm" svg:viewBox="0 0 2904 1898" draw:points="1453,1898 0,1898 0,0 2904,0 2904,1898">
            <text:p/>
          </draw:polygon>
          <draw:path draw:style-name="gr3" draw:text-style-name="P7" draw:layer="layout" svg:width="0.456cm" svg:height="0.637cm" svg:x="5.096cm" svg:y="4.753cm" svg:viewBox="0 0 457 638" svg:d="M452 60c5-13 5-15 5-22 0-18-16-27-29-27-11 0-27 5-36 20-2 5-9 36-14 54-6 25-13 52-20 78l-45 179c-2 14-44 83-109 83-52 0-63-42-63-80 0-45 18-105 52-193 15-40 17-51 17-71 0-45-31-81-80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3" draw:text-style-name="P7" draw:layer="layout" svg:width="0.655cm" svg:height="0.232cm" svg:x="5.913cm" svg:y="4.8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7cm" svg:x="7.055cm" svg:y="3.867cm" svg:viewBox="0 0 410 678" svg:d="M246 309c81-25 137-94 137-172 0-81-85-137-181-137-99 0-175 58-175 134 0 32 22 52 49 52 31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7" draw:layer="layout" svg:width="0.492cm" svg:height="0.447cm" svg:x="7.535cm" svg:y="4.08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9 0-54-31-54-65 0-22 7-42 18-87z">
            <text:p/>
          </draw:path>
          <draw:polygon draw:style-name="gr3" draw:text-style-name="P7" draw:layer="layout" svg:width="1.056cm" svg:height="0.042cm" svg:x="7.015cm" svg:y="4.921cm" svg:viewBox="0 0 1057 43" draw:points="528,43 0,43 0,0 1057,0 1057,43">
            <text:p/>
          </draw:polygon>
          <draw:path draw:style-name="gr3" draw:text-style-name="P7" draw:layer="layout" svg:width="0.393cm" svg:height="0.657cm" svg:x="7.344cm" svg:y="5.208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</draw:g>
        <draw:g xml:id="id238" draw:id="id23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648cm" svg:y="6.282cm" svg:viewBox="0 0 6272 607" draw:points="3136,607 0,607 0,0 6272,0 6272,607">
            <text:p/>
          </draw:polygon>
          <draw:path draw:style-name="gr3" draw:text-style-name="P7" draw:layer="layout" svg:width="0.662cm" svg:height="0.673cm" svg:x="3.632cm" svg:y="6.2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382cm" svg:y="6.2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649cm" svg:y="6.2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283cm" svg:y="6.82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937cm" svg:y="6.4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723cm" svg:y="6.82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27cm" svg:y="6.4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742cm" svg:y="6.82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282cm" svg:y="6.3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699cm" svg:y="6.82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243cm" svg:y="6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863cm" svg:y="6.822cm" svg:viewBox="0 0 108 108" svg:d="M108 54c0-29-25-54-54-54s-54 25-54 54 25 54 54 54 54-25 54-54z">
            <text:p/>
          </draw:path>
        </draw:g>
        <draw:g xml:id="id240" draw:id="id240">
          <svg:title>TexMaths</svg:title>
          <svg:desc>28§display§\frac{dy}{dx} = \frac{d}{dx}\left( \frac{3x}{2} \right)  = \frac{ 3 }{ 2 }§svg§600§FALSE§</svg:desc>
          <draw:polygon draw:style-name="gr2" draw:text-style-name="P6" draw:layer="layout" svg:width="8.544cm" svg:height="2.263cm" svg:x="4.548cm" svg:y="7.714cm" svg:viewBox="0 0 8545 2264" draw:points="4272,2264 0,2264 0,0 8545,0 8545,2264">
            <text:p/>
          </draw:polygon>
          <draw:path draw:style-name="gr3" draw:text-style-name="P7" draw:layer="layout" svg:width="0.469cm" svg:height="0.696cm" svg:x="4.562cm" svg:y="7.74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061cm" svg:y="7.99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4.499cm" svg:y="8.825cm" svg:viewBox="0 0 1077 43" draw:points="538,43 0,43 0,0 1077,0 1077,43">
            <text:p/>
          </draw:polygon>
          <draw:path draw:style-name="gr3" draw:text-style-name="P7" draw:layer="layout" svg:width="0.469cm" svg:height="0.696cm" svg:x="4.539cm" svg:y="9.08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039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02cm" svg:y="8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7.442cm" svg:y="7.74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122cm" svg:y="8.825cm" svg:viewBox="0 0 1077 43" draw:points="538,43 0,43 0,0 1077,0 1077,43">
            <text:p/>
          </draw:polygon>
          <draw:path draw:style-name="gr3" draw:text-style-name="P7" draw:layer="layout" svg:width="0.469cm" svg:height="0.696cm" svg:x="7.162cm" svg:y="9.08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662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8.683cm" svg:y="7.66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9.362cm" svg:y="7.77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9.841cm" svg:y="7.9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1.056cm" svg:height="0.042cm" svg:x="9.322cm" svg:y="8.825cm" svg:viewBox="0 0 1057 43" draw:points="529,43 0,43 0,0 1057,0 1057,43">
            <text:p/>
          </draw:polygon>
          <draw:path draw:style-name="gr3" draw:text-style-name="P7" draw:layer="layout" svg:width="0.393cm" svg:height="0.658cm" svg:x="9.651cm" svg:y="9.1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85cm" svg:height="2.362cm" svg:x="10.529cm" svg:y="7.66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1.546cm" svg:y="8.7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2.691cm" svg:y="7.7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2.648cm" svg:y="8.825cm" svg:viewBox="0 0 495 43" draw:points="246,43 0,43 0,0 495,0 495,43">
            <text:p/>
          </draw:polygon>
          <draw:path draw:style-name="gr3" draw:text-style-name="P7" draw:layer="layout" svg:width="0.393cm" svg:height="0.658cm" svg:x="12.697cm" svg:y="9.1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</draw:g>
        <draw:g xml:id="id242" draw:id="id242">
          <svg:title>TexMaths</svg:title>
          <svg:desc>26§display§y = \cot^{-1}\left( \frac{\cos x}{ 1 + \sin x} \right)§svg§600§FALSE§</svg:desc>
          <draw:polygon draw:style-name="gr2" draw:text-style-name="P6" draw:layer="layout" svg:width="8.705cm" svg:height="2.101cm" svg:x="6.216cm" svg:y="10.213cm" svg:viewBox="0 0 8706 2102" draw:points="4354,2102 0,2102 0,0 8706,0 8706,2102">
            <text:p/>
          </draw:polygon>
          <draw:path draw:style-name="gr3" draw:text-style-name="P7" draw:layer="layout" svg:width="0.423cm" svg:height="0.592cm" svg:x="6.197cm" svg:y="11.08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956cm" svg:y="11.1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48cm" svg:height="0.421cm" svg:x="7.901cm" svg:y="11.082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8.3cm" svg:y="11.08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6cm" svg:height="0.573cm" svg:x="8.749cm" svg:y="10.93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34cm" svg:height="0.032cm" svg:x="9.157cm" svg:y="10.9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729cm" svg:y="10.6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0.411cm" svg:y="10.1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48cm" svg:height="0.421cm" svg:x="11.772cm" svg:y="10.464cm" svg:viewBox="0 0 349 422" svg:d="M77 212c0-150 75-189 123-189 8 0 66 0 100 33-40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2.171cm" svg:y="10.46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2.633cm" svg:y="10.464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3.143cm" svg:y="10.47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olygon draw:style-name="gr3" draw:text-style-name="P7" draw:layer="layout" svg:width="3.371cm" svg:height="0.039cm" svg:x="11.004cm" svg:y="11.244cm" svg:viewBox="0 0 3372 40" draw:points="1687,40 0,40 0,0 3372,0 3372,40">
            <text:p/>
          </draw:polygon>
          <draw:path draw:style-name="gr3" draw:text-style-name="P7" draw:layer="layout" svg:width="0.303cm" svg:height="0.61cm" svg:x="11.085cm" svg:y="11.51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1.716cm" svg:y="11.58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1cm" svg:height="0.421cm" svg:x="12.608cm" svg:y="11.71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2.968cm" svg:y="11.50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222cm" svg:y="11.7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3.879cm" svg:y="11.7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45cm" svg:height="2.193cm" svg:x="14.516cm" svg:y="10.167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43" draw:id="id243">
          <svg:title>TexMaths</svg:title>
          <svg:desc>26§display§y = \tan^{-1}\left( \frac{1 + \sin x}{\cos x} \right)§svg§600§FALSE§</svg:desc>
          <draw:polygon draw:style-name="gr2" draw:text-style-name="P6" draw:layer="layout" svg:width="8.806cm" svg:height="2.101cm" svg:x="6.216cm" svg:y="12.814cm" svg:viewBox="0 0 8807 2102" draw:points="4403,2102 0,2102 0,0 8807,0 8807,2102">
            <text:p/>
          </draw:polygon>
          <draw:path draw:style-name="gr3" draw:text-style-name="P7" draw:layer="layout" svg:width="0.423cm" svg:height="0.592cm" svg:x="6.197cm" svg:y="13.689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956cm" svg:y="13.7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886cm" svg:y="13.53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262cm" svg:y="13.683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71cm" svg:y="13.6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9.259cm" svg:y="13.5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831cm" svg:y="13.2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0.513cm" svg:y="12.768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03cm" svg:height="0.61cm" svg:x="11.187cm" svg:y="12.86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1.815cm" svg:y="12.94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1cm" svg:height="0.421cm" svg:x="12.709cm" svg:y="13.0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3.069cm" svg:y="12.86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3.323cm" svg:y="13.07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3.978cm" svg:y="13.07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olygon draw:style-name="gr3" draw:text-style-name="P7" draw:layer="layout" svg:width="3.371cm" svg:height="0.039cm" svg:x="11.106cm" svg:y="13.845cm" svg:viewBox="0 0 3372 40" draw:points="1687,40 0,40 0,0 3372,0 3372,40">
            <text:p/>
          </draw:polygon>
          <draw:path draw:style-name="gr3" draw:text-style-name="P7" draw:layer="layout" svg:width="0.348cm" svg:height="0.421cm" svg:x="11.871cm" svg:y="14.311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2.273cm" svg:y="14.3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2.734cm" svg:y="14.31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13.244cm" svg:y="14.3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45cm" svg:height="2.193cm" svg:x="14.617cm" svg:y="12.768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anim:sub-item="text" smil:attributeName="visibility" smil:to="visible"/>
                  <anim:animate smil:dur="0.5s" smil:fill="hold" smil:targetElement="id241" anim:sub-item="text" smil:attributeName="width" smil:values="width*0.05;width" smil:keyTimes="0;1"/>
                  <anim:animate smil:dur="0.5s" smil:fill="hold" smil:targetElement="id241" anim:sub-item="text" smil:attributeName="height" smil:values="height;height" smil:keyTimes="0;1"/>
                  <anim:animate smil:dur="0.5s" smil:fill="hold" smil:targetElement="id241" anim:sub-item="text" smil:attributeName="x" smil:values="x-.2;x" smil:keyTimes="0;1"/>
                  <anim:animate smil:dur="0.5s" smil:fill="hold" smil:targetElement="id241" anim:sub-item="text" smil:attributeName="y" smil:values="y;y" smil:keyTimes="0;1"/>
                  <anim:transitionFilter smil:dur="0.5s" smil:targetElement="id2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6" draw:text-style-name="P20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22"><text:line-break/></text:span><text:span text:style-name="T22"><text:tab/></text:span><text:span text:style-name="T22"> <text:s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line-break/></text:span><text:span text:style-name="T22"><text:tab/></text:span><text:span text:style-name="T22"><text:line-break/></text:span><text:span text:style-name="T22"><text:tab/></text:span><text:span text:style-name="T22"><text:tab/></text:span><text:span text:style-name="T22"><text:tab/></text:span></text:p>
          </draw:text-box>
        </draw:frame>
        <draw:g xml:id="id244" draw:id="id244">
          <svg:title>TexMaths</svg:title>
          <svg:desc>28§display§y = \tan^{-1}\left( \frac{ \left[ \cos \left( \frac{x}{2} \right)  +  \sin \left( \frac{x}{2} \right) \right]^2 }
{ \cos^2 \left( \frac{x}{2} \right) - \sin^2 \left( \frac{x}{2} \right) } \right)§svg§600§FALSE§</svg:desc>
          <draw:polygon draw:style-name="gr2" draw:text-style-name="P6" draw:layer="layout" svg:width="14.423cm" svg:height="2.91cm" svg:x="3.02cm" svg:y="1.412cm" svg:viewBox="0 0 14424 2911" draw:points="7213,2911 0,2911 0,0 14424,0 14424,2911">
            <text:p/>
          </draw:polygon>
          <draw:path draw:style-name="gr3" draw:text-style-name="P7" draw:layer="layout" svg:width="0.456cm" svg:height="0.637cm" svg:x="3cm" svg:y="2.70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18cm" svg:y="2.7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19cm" svg:y="2.5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4cm" svg:y="2.7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6cm" svg:y="2.70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297cm" svg:y="2.54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6.914cm" svg:y="2.27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5cm" svg:y="1.419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olygon draw:style-name="gr3" draw:text-style-name="P7" draw:layer="layout" svg:width="0.189cm" svg:height="1.182cm" svg:x="8.54cm" svg:y="1.578cm" svg:viewBox="0 0 190 1183" draw:points="0,1183 190,1183 190,1142 40,1142 40,40 190,40 190,0 0,0">
            <text:p/>
          </draw:polygon>
          <draw:path draw:style-name="gr3" draw:text-style-name="P7" draw:layer="layout" svg:width="0.375cm" svg:height="0.454cm" svg:x="8.784cm" svg:y="1.97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216cm" svg:y="1.97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711cm" svg:y="1.9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0.381cm" svg:y="1.5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0.834cm" svg:y="1.7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8cm" svg:y="2.147cm" svg:viewBox="0 0 448 43" draw:points="224,43 0,43 0,0 448,0 448,43">
            <text:p/>
          </draw:polygon>
          <draw:path draw:style-name="gr3" draw:text-style-name="P7" draw:layer="layout" svg:width="0.306cm" svg:height="0.458cm" svg:x="10.872cm" svg:y="2.2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1.41cm" svg:y="1.5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7cm" svg:x="12.091cm" svg:y="1.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3.052cm" svg:y="1.9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439cm" svg:y="1.7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712cm" svg:y="1.97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2cm" svg:x="14.541cm" svg:y="1.5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4.994cm" svg:y="1.721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96cm" svg:y="2.147cm" svg:viewBox="0 0 448 43" draw:points="224,43 0,43 0,0 448,0 448,43">
            <text:p/>
          </draw:polygon>
          <draw:path draw:style-name="gr3" draw:text-style-name="P7" draw:layer="layout" svg:width="0.306cm" svg:height="0.458cm" svg:x="15.032cm" svg:y="2.2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569cm" svg:y="1.5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0.189cm" svg:height="1.182cm" svg:x="15.997cm" svg:y="1.578cm" svg:viewBox="0 0 190 1183" draw:points="190,1183 190,0 0,0 0,40 152,40 152,1142 0,1142 0,1183">
            <text:p/>
          </draw:polygon>
          <draw:path draw:style-name="gr3" draw:text-style-name="P7" draw:layer="layout" svg:width="0.306cm" svg:height="0.458cm" svg:x="16.43cm" svg:y="1.3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8.489cm" svg:height="0.042cm" svg:x="8.341cm" svg:y="2.875cm" svg:viewBox="0 0 8490 43" draw:points="4245,43 0,43 0,0 8490,0 8490,43">
            <text:p/>
          </draw:polygon>
          <draw:path draw:style-name="gr3" draw:text-style-name="P7" draw:layer="layout" svg:width="0.375cm" svg:height="0.454cm" svg:x="8.562cm" svg:y="3.4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995cm" svg:y="3.4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492cm" svg:y="3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06cm" svg:height="0.458cm" svg:x="9.891cm" svg:y="3.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0.603cm" svg:y="3.05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1.056cm" svg:y="3.19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447cm" svg:height="0.042cm" svg:x="11.022cm" svg:y="3.625cm" svg:viewBox="0 0 448 43" draw:points="224,43 0,43 0,0 448,0 448,43">
            <text:p/>
          </draw:polygon>
          <draw:path draw:style-name="gr3" draw:text-style-name="P7" draw:layer="layout" svg:width="0.306cm" svg:height="0.458cm" svg:x="11.091cm" svg:y="3.7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629cm" svg:y="3.05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2.337cm" svg:y="3.625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3.273cm" svg:y="3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661cm" svg:y="3.23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934cm" svg:y="3.45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492cm" svg:y="3.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204cm" svg:y="3.05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5.657cm" svg:y="3.19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5.623cm" svg:y="3.625cm" svg:viewBox="0 0 448 43" draw:points="224,43 0,43 0,0 448,0 448,43">
            <text:p/>
          </draw:polygon>
          <draw:path draw:style-name="gr3" draw:text-style-name="P7" draw:layer="layout" svg:width="0.306cm" svg:height="0.458cm" svg:x="15.693cm" svg:y="3.7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6.23cm" svg:y="3.05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6.981cm" svg:y="1.419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245" draw:id="id245">
          <svg:title>TexMaths</svg:title>
          <svg:desc>28§display§y = \tan^{-1}\left( \frac{ \left[ \cos \left( \frac{x}{2} \right)  +  \sin \left( \frac{x}{2} \right) \right]^2 }
{  \left[ \cos \left( \frac{x}{2} \right) - \sin \left( \frac{x}{2} \right)\right]\left[ \cos \left( \frac{x}{2} \right) + \sin \left( \frac{x}{2} \right) \right] } \right)§svg§600§FALSE§</svg:desc>
          <draw:polygon draw:style-name="gr2" draw:text-style-name="P6" draw:layer="layout" svg:width="22.19cm" svg:height="2.91cm" svg:x="3.021cm" svg:y="4.812cm" svg:viewBox="0 0 22191 2911" draw:points="11096,2911 0,2911 0,0 22191,0 22191,2911">
            <text:p/>
          </draw:polygon>
          <draw:path draw:style-name="gr3" draw:text-style-name="P7" draw:layer="layout" svg:width="0.456cm" svg:height="0.637cm" svg:x="3.001cm" svg:y="6.10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19cm" svg:y="6.1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cm" svg:y="5.9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5cm" svg:y="6.1cm" svg:viewBox="0 0 446 455" svg:d="M289 367c2 41 29 81 76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7cm" svg:y="6.1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298cm" svg:y="5.94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914cm" svg:y="5.67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6cm" svg:y="4.819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olygon draw:style-name="gr3" draw:text-style-name="P7" draw:layer="layout" svg:width="0.189cm" svg:height="1.182cm" svg:x="12.424cm" svg:y="4.978cm" svg:viewBox="0 0 190 1183" draw:points="0,1183 190,1183 190,1142 40,1142 40,40 190,40 190,0 0,0">
            <text:p/>
          </draw:polygon>
          <draw:path draw:style-name="gr3" draw:text-style-name="P7" draw:layer="layout" svg:width="0.375cm" svg:height="0.454cm" svg:x="12.668cm" svg:y="5.37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098cm" svg:y="5.37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3.596cm" svg:y="5.3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265cm" svg:y="4.9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4.718cm" svg:y="5.1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684cm" svg:y="5.547cm" svg:viewBox="0 0 448 43" draw:points="224,43 0,43 0,0 448,0 448,43">
            <text:p/>
          </draw:polygon>
          <draw:path draw:style-name="gr3" draw:text-style-name="P7" draw:layer="layout" svg:width="0.306cm" svg:height="0.458cm" svg:x="14.756cm" svg:y="5.6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294cm" svg:y="4.9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7cm" svg:x="15.974cm" svg:y="5.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6.935cm" svg:y="5.3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7.323cm" svg:y="5.1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596cm" svg:y="5.37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2cm" svg:x="18.425cm" svg:y="4.978cm" svg:viewBox="0 0 260 1183" svg:d="M260 1171c0-2-2-4-5-9-47-47-114-127-154-289-23-89-32-190-32-282 0-260 61-441 182-569 9-9 9-11 9-13 0-9-9-9-14-9-13 0-67 58-80 74-101 119-166 296-166 517 0 139 25 338 155 504 11 11 73 88 91 88 5 0 14-1 14-12z">
            <text:p/>
          </draw:path>
          <draw:path draw:style-name="gr3" draw:text-style-name="P7" draw:layer="layout" svg:width="0.371cm" svg:height="0.313cm" svg:x="18.877cm" svg:y="5.12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8.844cm" svg:y="5.547cm" svg:viewBox="0 0 448 43" draw:points="224,43 0,43 0,0 448,0 448,43">
            <text:p/>
          </draw:polygon>
          <draw:path draw:style-name="gr3" draw:text-style-name="P7" draw:layer="layout" svg:width="0.306cm" svg:height="0.458cm" svg:x="18.915cm" svg:y="5.69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9.453cm" svg:y="4.978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0.189cm" svg:height="1.182cm" svg:x="19.881cm" svg:y="4.978cm" svg:viewBox="0 0 190 1183" draw:points="190,1183 190,0 0,0 0,40 152,40 152,1142 0,1142 0,1183">
            <text:p/>
          </draw:polygon>
          <draw:path draw:style-name="gr3" draw:text-style-name="P7" draw:layer="layout" svg:width="0.306cm" svg:height="0.458cm" svg:x="20.313cm" svg:y="4.7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16.256cm" svg:height="0.042cm" svg:x="8.341cm" svg:y="6.275cm" svg:viewBox="0 0 16257 43" draw:points="8129,43 0,43 0,0 16257,0 16257,43">
            <text:p/>
          </draw:polygon>
          <draw:polygon draw:style-name="gr3" draw:text-style-name="P7" draw:layer="layout" svg:width="0.189cm" svg:height="1.181cm" svg:x="8.54cm" svg:y="6.434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8.784cm" svg:y="6.828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217cm" svg:y="6.8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712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0.38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0.834cm" svg:y="6.57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8cm" svg:y="7.005cm" svg:viewBox="0 0 448 43" draw:points="224,43 0,43 0,0 448,0 448,43">
            <text:p/>
          </draw:polygon>
          <draw:path draw:style-name="gr3" draw:text-style-name="P7" draw:layer="layout" svg:width="0.306cm" svg:height="0.458cm" svg:x="10.872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41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2.117cm" svg:y="7.005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3.05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439cm" svg:y="6.61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712cm" svg:y="6.83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54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4.993cm" svg:y="6.57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96cm" svg:y="7.005cm" svg:viewBox="0 0 448 43" draw:points="224,43 0,43 0,0 448,0 448,43">
            <text:p/>
          </draw:polygon>
          <draw:path draw:style-name="gr3" draw:text-style-name="P7" draw:layer="layout" svg:width="0.306cm" svg:height="0.458cm" svg:x="15.03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569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15.997cm" svg:y="6.434cm" svg:viewBox="0 0 190 1182" draw:points="190,1182 190,0 0,0 0,40 152,40 152,1142 0,1142 0,1182">
            <text:p/>
          </draw:polygon>
          <draw:polygon draw:style-name="gr3" draw:text-style-name="P7" draw:layer="layout" svg:width="0.189cm" svg:height="1.181cm" svg:x="16.749cm" svg:y="6.434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6.994cm" svg:y="6.828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426cm" svg:y="6.8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92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8.591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19.043cm" svg:y="6.579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7" draw:layer="layout" svg:width="0.447cm" svg:height="0.042cm" svg:x="19.012cm" svg:y="7.005cm" svg:viewBox="0 0 448 43" draw:points="224,43 0,43 0,0 448,0 448,43">
            <text:p/>
          </draw:polygon>
          <draw:path draw:style-name="gr3" draw:text-style-name="P7" draw:layer="layout" svg:width="0.306cm" svg:height="0.458cm" svg:x="19.08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9.619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657cm" svg:x="20.3cm" svg:y="6.69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21.261cm" svg:y="6.8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1.65cm" svg:y="6.61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1.921cm" svg:y="6.83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22.75cm" svg:y="6.434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7" draw:layer="layout" svg:width="0.371cm" svg:height="0.313cm" svg:x="23.203cm" svg:y="6.57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447cm" svg:height="0.042cm" svg:x="23.169cm" svg:y="7.005cm" svg:viewBox="0 0 448 43" draw:points="224,43 0,43 0,0 448,0 448,43">
            <text:p/>
          </draw:polygon>
          <draw:path draw:style-name="gr3" draw:text-style-name="P7" draw:layer="layout" svg:width="0.306cm" svg:height="0.458cm" svg:x="23.241cm" svg:y="7.15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23.778cm" svg:y="6.43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24.206cm" svg:y="6.434cm" svg:viewBox="0 0 190 1182" draw:points="190,1182 190,0 0,0 0,40 152,40 152,1142 0,1142 0,1182">
            <text:p/>
          </draw:polygon>
          <draw:path draw:style-name="gr3" draw:text-style-name="P7" draw:layer="layout" svg:width="0.514cm" svg:height="2.953cm" svg:x="24.746cm" svg:y="4.819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246" draw:id="id246">
          <svg:title>TexMaths</svg:title>
          <svg:desc>28§display§y  = \tan^{-1}\left( \frac{  \cos \left( \frac{x}{2} \right) + \sin \left( \frac{x}{2} \right) }
{  \cos \left( \frac{x}{2} \right)  -  \sin \left( \frac{x}{2} \right)  } \right)§svg§600§FALSE§</svg:desc>
          <draw:polygon draw:style-name="gr2" draw:text-style-name="P6" draw:layer="layout" svg:width="13.163cm" svg:height="2.852cm" svg:x="3.022cm" svg:y="8.312cm" svg:viewBox="0 0 13164 2853" draw:points="6582,2853 0,2853 0,0 13164,0 13164,2853">
            <text:p/>
          </draw:polygon>
          <draw:path draw:style-name="gr3" draw:text-style-name="P7" draw:layer="layout" svg:width="0.456cm" svg:height="0.637cm" svg:x="3.002cm" svg:y="9.55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7" draw:layer="layout" svg:width="0.655cm" svg:height="0.232cm" svg:x="3.82cm" svg:y="9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1cm" svg:y="9.38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5.227cm" svg:y="9.544cm" svg:viewBox="0 0 446 455" svg:d="M289 367c2 41 29 81 76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08cm" svg:y="9.551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cm" svg:y="9.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6.916cm" svg:y="9.121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7.677cm" svg:y="8.263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375cm" svg:height="0.454cm" svg:x="8.376cm" svg:y="8.816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806cm" svg:y="8.81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304cm" svg:y="8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9.974cm" svg:y="8.42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0.426cm" svg:y="8.565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392cm" svg:y="8.991cm" svg:viewBox="0 0 448 43" draw:points="224,43 0,43 0,0 448,0 448,43">
            <text:p/>
          </draw:polygon>
          <draw:path draw:style-name="gr3" draw:text-style-name="P7" draw:layer="layout" svg:width="0.306cm" svg:height="0.458cm" svg:x="10.464cm" svg:y="9.1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002cm" svg:y="8.4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657cm" svg:x="11.683cm" svg:y="8.6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4cm" svg:height="0.454cm" svg:x="12.644cm" svg:y="8.8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031cm" svg:y="8.5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305cm" svg:y="8.8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134cm" svg:y="8.42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4.586cm" svg:y="8.565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553cm" svg:y="8.991cm" svg:viewBox="0 0 448 43" draw:points="224,43 0,43 0,0 448,0 448,43">
            <text:p/>
          </draw:polygon>
          <draw:path draw:style-name="gr3" draw:text-style-name="P7" draw:layer="layout" svg:width="0.306cm" svg:height="0.458cm" svg:x="14.624cm" svg:y="9.1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162cm" svg:y="8.4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7.228cm" svg:height="0.042cm" svg:x="8.343cm" svg:y="9.719cm" svg:viewBox="0 0 7229 43" draw:points="3613,43 0,43 0,0 7229,0 7229,43">
            <text:p/>
          </draw:polygon>
          <draw:path draw:style-name="gr3" draw:text-style-name="P7" draw:layer="layout" svg:width="0.375cm" svg:height="0.454cm" svg:x="8.376cm" svg:y="10.27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806cm" svg:y="10.27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304cm" svg:y="10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9.974cm" svg:y="9.875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0.426cm" svg:y="10.021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0.392cm" svg:y="10.447cm" svg:viewBox="0 0 448 43" draw:points="224,43 0,43 0,0 448,0 448,43">
            <text:p/>
          </draw:polygon>
          <draw:path draw:style-name="gr3" draw:text-style-name="P7" draw:layer="layout" svg:width="0.306cm" svg:height="0.458cm" svg:x="10.464cm" svg:y="10.5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1.002cm" svg:y="9.8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02cm" svg:height="0.042cm" svg:x="11.71cm" svg:y="10.447cm" svg:viewBox="0 0 603 43" svg:d="M569 43c16 0 34 0 34-23 0-20-18-20-34-20h-535c-16 0-34 0-34 20 0 23 18 23 34 23z">
            <text:p/>
          </draw:path>
          <draw:path draw:style-name="gr3" draw:text-style-name="P7" draw:layer="layout" svg:width="0.324cm" svg:height="0.454cm" svg:x="12.644cm" svg:y="10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031cm" svg:y="10.05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305cm" svg:y="10.27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4.134cm" svg:y="9.875cm" svg:viewBox="0 0 260 1182" svg:d="M260 1171c0-2-2-4-5-9-47-47-114-127-154-289-23-89-32-190-32-282 0-260 61-441 182-569 9-9 9-11 9-13 0-9-9-9-14-9-13 0-67 58-80 74-101 119-166 296-166 517 0 139 25 338 155 504 11 11 74 87 91 87 5 0 14 0 14-11z">
            <text:p/>
          </draw:path>
          <draw:path draw:style-name="gr3" draw:text-style-name="P7" draw:layer="layout" svg:width="0.371cm" svg:height="0.313cm" svg:x="14.586cm" svg:y="10.021cm" svg:viewBox="0 0 372 314" svg:d="M139 233c-7 22-29 60-65 60-2 0-22 0-38-9 29-9 31-33 31-38 0-15-11-27-27-27-20 0-40 18-40 43 0 36 38 52 72 52 33 0 60-21 78-50 18 36 56 50 83 50 81 0 121-88 121-108 0-9-9-9-11-9-9 0-9 5-11 14-16 47-56 82-97 82-27 0-42-18-42-44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4.553cm" svg:y="10.447cm" svg:viewBox="0 0 448 43" draw:points="224,43 0,43 0,0 448,0 448,43">
            <text:p/>
          </draw:polygon>
          <draw:path draw:style-name="gr3" draw:text-style-name="P7" draw:layer="layout" svg:width="0.306cm" svg:height="0.458cm" svg:x="14.624cm" svg:y="10.5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5.162cm" svg:y="9.8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514cm" svg:height="2.953cm" svg:x="15.72cm" svg:y="8.263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247" draw:id="id247">
          <svg:title>TexMaths</svg:title>
          <svg:desc>28§display§y  = \tan^{-1}\left[ \frac{1 + \tan \left( \frac{x}{2} \right) }{1 - \tan \left( \frac{x}{2} \right)} \right]§svg§600§FALSE§</svg:desc>
          <draw:polygon draw:style-name="gr2" draw:text-style-name="P6" draw:layer="layout" svg:width="10.352cm" svg:height="2.852cm" svg:x="3.024cm" svg:y="11.512cm" svg:viewBox="0 0 10353 2853" draw:points="5176,2853 0,2853 0,0 10353,0 10353,2853">
            <text:p/>
          </draw:polygon>
          <draw:path draw:style-name="gr3" draw:text-style-name="P7" draw:layer="layout" svg:width="0.456cm" svg:height="0.637cm" svg:x="3.004cm" svg:y="12.75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3.822cm" svg:y="12.8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823cm" svg:y="12.5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5.228cm" svg:y="12.744cm" svg:viewBox="0 0 446 455" svg:d="M289 367c2 41 29 81 76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71cm" svg:y="12.751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01cm" svg:y="12.5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917cm" svg:y="12.321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7" draw:layer="layout" svg:width="0.292cm" svg:height="2.953cm" svg:x="7.717cm" svg:y="11.463cm" svg:viewBox="0 0 293 2954" draw:points="0,2954 293,2954 293,2891 60,2891 60,60 293,60 293,0 0,0">
            <text:p/>
          </draw:polygon>
          <draw:path draw:style-name="gr3" draw:text-style-name="P7" draw:layer="layout" svg:width="0.326cm" svg:height="0.657cm" svg:x="8.225cm" svg:y="11.801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904cm" svg:y="11.8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08cm" svg:height="0.617cm" svg:x="9.851cm" svg:y="11.853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257cm" svg:y="12.0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74cm" svg:y="12.023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569cm" svg:y="11.62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2.022cm" svg:y="11.765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1.988cm" svg:y="12.191cm" svg:viewBox="0 0 448 43" draw:points="224,43 0,43 0,0 448,0 448,43">
            <text:p/>
          </draw:polygon>
          <draw:path draw:style-name="gr3" draw:text-style-name="P7" draw:layer="layout" svg:width="0.306cm" svg:height="0.458cm" svg:x="12.057cm" svg:y="12.3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2.595cm" svg:y="11.62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4.866cm" svg:height="0.042cm" svg:x="8.138cm" svg:y="12.919cm" svg:viewBox="0 0 4867 43" draw:points="2432,43 0,43 0,0 4867,0 4867,43">
            <text:p/>
          </draw:polygon>
          <draw:path draw:style-name="gr3" draw:text-style-name="P7" draw:layer="layout" svg:width="0.326cm" svg:height="0.657cm" svg:x="8.225cm" svg:y="13.25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8.931cm" svg:y="13.647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9.851cm" svg:y="13.30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257cm" svg:y="13.472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74cm" svg:y="13.47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569cm" svg:y="13.07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1cm" svg:height="0.313cm" svg:x="12.022cm" svg:y="13.221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1.988cm" svg:y="13.647cm" svg:viewBox="0 0 448 43" draw:points="224,43 0,43 0,0 448,0 448,43">
            <text:p/>
          </draw:polygon>
          <draw:path draw:style-name="gr3" draw:text-style-name="P7" draw:layer="layout" svg:width="0.306cm" svg:height="0.458cm" svg:x="12.057cm" svg:y="13.7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12.595cm" svg:y="13.07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292cm" svg:height="2.953cm" svg:x="13.133cm" svg:y="11.463cm" svg:viewBox="0 0 293 2954" draw:points="233,2891 0,2891 0,2954 293,2954 293,0 0,0 0,60 233,60">
            <text:p/>
          </draw:polygon>
        </draw:g>
        <draw:g xml:id="id248" draw:id="id248">
          <svg:title>TexMaths</svg:title>
          <svg:desc>26§display§[\ .\ .\ .\ \text { Divide Numerator and }§svg§600§FALSE§</svg:desc>
          <draw:polygon draw:style-name="gr2" draw:text-style-name="P6" draw:layer="layout" svg:width="11.448cm" svg:height="0.822cm" svg:x="14.608cm" svg:y="11.811cm" svg:viewBox="0 0 11449 823" draw:points="5726,823 0,823 0,0 11449,0 11449,823">
            <text:p/>
          </draw:polygon>
          <draw:polygon draw:style-name="gr3" draw:text-style-name="P7" draw:layer="layout" svg:width="0.126cm" svg:height="0.914cm" svg:x="14.67cm" svg:y="11.765cm" svg:viewBox="0 0 127 915" draw:points="127,915 127,880 37,880 37,37 127,37 127,0 0,0 0,915">
            <text:p/>
          </draw:polygon>
          <draw:path draw:style-name="gr3" draw:text-style-name="P7" draw:layer="layout" svg:width="0.099cm" svg:height="0.099cm" svg:x="15.199cm" svg:y="12.354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5.758cm" svg:y="12.354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6.315cm" svg:y="12.354cm" svg:viewBox="0 0 100 100" svg:d="M100 50c0-27-23-50-50-50s-50 23-50 50 23 50 50 50 50-23 50-50z">
            <text:p/>
          </draw:path>
          <draw:path draw:style-name="gr3" draw:text-style-name="P7" draw:layer="layout" svg:width="0.615cm" svg:height="0.625cm" svg:x="17.133cm" svg:y="11.825cm" svg:viewBox="0 0 616 626" svg:d="M0 0v29h23c71 0 71 11 71 42v484c0 34 0 42-71 42h-23v29h335c154 0 281-135 281-308 0-175-123-318-281-318zM218 597c-43 0-45-6-45-36v-497c0-29 2-35 45-35h92c56 0 121 19 166 85 40 54 48 133 48 204 0 102-17 156-50 202-19 25-71 77-164 77z">
            <text:p/>
          </draw:path>
          <draw:path draw:style-name="gr3" draw:text-style-name="P7" draw:layer="layout" svg:width="0.197cm" svg:height="0.612cm" svg:x="17.827cm" svg:y="11.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8.069cm" svg:y="12.056cm" svg:viewBox="0 0 449 406" svg:d="M364 89c8-20 25-60 85-60v-29c-21 2-48 2-68 2-23 0-65-2-82-2v29c36 0 46 21 46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197cm" svg:height="0.612cm" svg:x="18.564cm" svg:y="11.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646cm" svg:x="18.82cm" svg:y="11.817cm" svg:viewBox="0 0 453 647" svg:d="M318 586v61l135-11v-29c-64 0-72-6-72-50v-557l-131 10v30c64 0 70 6 70 49v198c-27-31-66-56-116-56-108 0-204 89-204 208 0 116 89 208 195 208 59 0 100-31 123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355cm" svg:height="0.421cm" svg:x="19.321cm" svg:y="12.04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625cm" svg:height="0.625cm" svg:x="20.036cm" svg:y="11.825cm" svg:viewBox="0 0 626 626" svg:d="M183 12c-8-12-10-12-27-12h-156v29h27c13 0 31 0 46 2 21 2 21 2 21 21v478c0 25 0 67-94 67v29c31 0 77-2 108-2 29 0 75 2 106 2v-29c-93 0-93-42-93-67v-476c4 4 4 4 8 10l374 549c9 13 9 13 15 13 14 0 14-6 14-23v-507c0-25 0-67 94-67v-29c-31 0-77 2-108 2-29 0-75-2-106-2v29c93 0 93 42 93 67v393z">
            <text:p/>
          </draw:path>
          <draw:path draw:style-name="gr3" draw:text-style-name="P7" draw:layer="layout" svg:width="0.461cm" svg:height="0.415cm" svg:x="20.72cm" svg:y="12.046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21.228cm" svg:y="12.046cm" svg:viewBox="0 0 715 406" svg:d="M71 89v248c0 39-11 39-71 39v30c31 0 79-3 104-3 23 0 71 3 102 3v-30c-60 0-71 0-71-39v-171c0-95 65-145 123-145s69 50 69 102v214c0 39-11 39-73 39v30c33 0 79-3 104-3s73 3 104 3v-30c-63 0-73 0-73-39v-171c0-95 66-145 125-145 58 0 66 50 66 102v214c0 39-8 39-70 39v30c31 0 79-3 104-3 22 0 70 3 101 3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1.987cm" svg:y="12.042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09cm" svg:height="0.405cm" svg:x="22.393cm" svg:y="12.04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7" draw:layer="layout" svg:width="0.413cm" svg:height="0.421cm" svg:x="22.763cm" svg:y="12.04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286cm" svg:height="0.573cm" svg:x="23.2cm" svg:y="11.88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23.561cm" svg:y="12.042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24.019cm" svg:y="12.046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7" draw:layer="layout" svg:width="0.413cm" svg:height="0.421cm" svg:x="24.695cm" svg:y="12.04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5.142cm" svg:y="12.04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25.652cm" svg:y="11.817cm" svg:viewBox="0 0 453 647" svg:d="M318 586v61l135-11v-29c-64 0-72-6-72-50v-557l-131 10v30c62 0 70 6 70 49v198c-27-31-66-56-116-56-108 0-204 89-204 208 0 116 89 208 195 208 59 0 100-31 123-61zM318 341v187c0 17 0 19-10 33-27 44-69 65-108 65-42 0-75-23-98-58-23-38-25-90-25-127 0-35 2-90 27-131 21-29 54-58 104-58 33 0 71 12 100 54 10 16 10 18 10 35z">
            <text:p/>
          </draw:path>
        </draw:g>
        <draw:g xml:id="id249" draw:id="id249">
          <svg:title>TexMaths</svg:title>
          <svg:desc>26§display§\text { Denominator by } \ \cos \left( \frac{ x }{ 2 } \right) \ ]§svg§600§FALSE§</svg:desc>
          <draw:polygon draw:style-name="gr2" draw:text-style-name="P6" draw:layer="layout" svg:width="10.817cm" svg:height="1.585cm" svg:x="15.822cm" svg:y="12.91cm" svg:viewBox="0 0 10818 1586" draw:points="5410,1586 0,1586 0,0 10818,0 10818,1586">
            <text:p/>
          </draw:polygon>
          <draw:path draw:style-name="gr3" draw:text-style-name="P7" draw:layer="layout" svg:width="0.615cm" svg:height="0.625cm" svg:x="15.807cm" svg:y="13.29cm" svg:viewBox="0 0 616 626" svg:d="M0 0v29h23c71 0 71 11 71 42v484c0 33 0 42-71 42h-23v29h335c154 0 281-135 281-308 0-175-123-318-281-318zM218 597c-43 0-45-7-45-36v-497c0-29 2-35 45-35h92c56 0 121 19 166 85 40 54 48 133 48 204 0 102-16 156-50 202-18 25-70 77-164 77z">
            <text:p/>
          </draw:path>
          <draw:path draw:style-name="gr3" draw:text-style-name="P7" draw:layer="layout" svg:width="0.355cm" svg:height="0.421cm" svg:x="16.5cm" svg:y="13.504cm" svg:viewBox="0 0 356 422" svg:d="M77 181c6-137 83-160 114-160 94 0 104 122 104 160zM77 200h256c21 0 23 0 23-19 0-92-50-181-165-181-106 0-191 94-191 210 0 123 96 212 202 212 112 0 154-102 154-121 0-8-9-10-13-10-8 0-10 6-10 13-33 95-117 95-125 95-46 0-83-29-104-62-27-44-27-104-27-137z">
            <text:p/>
          </draw:path>
          <draw:path draw:style-name="gr3" draw:text-style-name="P7" draw:layer="layout" svg:width="0.461cm" svg:height="0.404cm" svg:x="16.909cm" svg:y="13.511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7.413cm" svg:y="13.5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714cm" svg:height="0.404cm" svg:x="17.874cm" svg:y="13.511cm" svg:viewBox="0 0 715 405" svg:d="M71 89v248c0 39-9 39-71 39v29c31 0 79-2 104-2 23 0 71 2 102 2v-29c-60 0-71 0-71-39v-171c0-95 65-145 123-145s69 50 69 102v214c0 39-11 39-71 39v29c31 0 77-2 102-2s73 2 104 2v-29c-63 0-73 0-73-39v-171c0-95 67-145 125-145s66 50 66 102v214c0 39-8 39-70 39v29c31 0 79-2 104-2 22 0 70 2 101 2v-29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2cm" svg:x="18.636cm" svg:y="13.30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18.889cm" svg:y="13.511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7" draw:layer="layout" svg:width="0.413cm" svg:height="0.421cm" svg:x="19.405cm" svg:y="13.504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286cm" svg:height="0.573cm" svg:x="19.842cm" svg:y="13.353cm" svg:viewBox="0 0 287 574" svg:d="M141 198h131v-30h-131v-168h-22c0 75-30 173-119 177v21h79v251c0 114 85 125 119 125 64 0 89-65 89-125v-52h-23v52c0 67-27 102-60 102-63 0-63-83-63-100z">
            <text:p/>
          </draw:path>
          <draw:path draw:style-name="gr3" draw:text-style-name="P7" draw:layer="layout" svg:width="0.407cm" svg:height="0.421cm" svg:x="20.206cm" svg:y="13.50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4cm" svg:x="20.662cm" svg:y="13.511cm" svg:viewBox="0 0 310 405" svg:d="M127 102v-102l-127 10v30c64 0 71 6 71 49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52cm" svg:height="0.646cm" svg:x="21.325cm" svg:y="13.28cm" svg:viewBox="0 0 453 647" svg:d="M133 291v-291l-133 10v30c64 0 71 6 71 49v547h23c2-2 8-14 33-56 14 21 54 67 121 67 110 0 205-90 205-208 0-117-91-208-195-208-71 0-110 43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448cm" svg:height="0.581cm" svg:x="21.799cm" svg:y="13.521cm" svg:viewBox="0 0 449 582" svg:d="M364 87c23-58 71-58 85-58v-29c-21 2-48 2-68 2-17 0-61-2-81-2v29c29 0 43 17 43 40 0 8 0 10-6 20l-92 227-101-247c-5-9-7-13-7-17 0-23 36-23 52-23v-29c-25 0-85 2-100 2-25 0-62 0-89-2v29c44 0 62 0 75 31l137 335c-4 13-16 42-23 54-21 50-45 114-104 114-6 0-27 0-43-16 29-4 35-25 35-40 0-23-17-37-37-37-19 0-40 10-40 39 0 42 40 73 85 73 56 0 96-52 117-104z">
            <text:p/>
          </draw:path>
          <draw:path draw:style-name="gr3" draw:text-style-name="P7" draw:layer="layout" svg:width="0.348cm" svg:height="0.421cm" svg:x="23.056cm" svg:y="13.504cm" svg:viewBox="0 0 349 422" svg:d="M77 212c0-150 75-189 123-189 8 0 66 0 100 33-40 4-44 31-44 44 0 23 16 41 41 41s44-16 44-43c0-63-71-98-141-98-115 0-200 100-200 212 0 119 92 210 198 210 122 0 151-110 151-121 0-8-8-8-10-8-8 0-10 4-12 8-27 86-88 98-121 98-48 0-129-39-129-187z">
            <text:p/>
          </draw:path>
          <draw:path draw:style-name="gr3" draw:text-style-name="P7" draw:layer="layout" svg:width="0.407cm" svg:height="0.421cm" svg:x="23.457cm" svg:y="13.50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3.919cm" svg:y="13.504cm" svg:viewBox="0 0 302 422" svg:d="M160 233c21 4 96 19 96 85 0 46-31 83-104 83-77 0-110-52-127-131-2-10-4-14-13-14-12 0-12 6-12 23v120c0 17 0 23 10 23 5 0 7-2 23-19 2-2 2-4 19-20 40 37 81 39 100 39 106 0 150-62 150-129 0-48-30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7" draw:layer="layout" svg:width="0.348cm" svg:height="1.644cm" svg:x="24.566cm" svg:y="12.864cm" svg:viewBox="0 0 349 1645" svg:d="M308 1636c2 0 10 9 10 9h21c2 0 10 0 10-9 0-4-2-6-4-8-33-33-83-83-139-183-100-177-135-403-135-622 0-405 114-644 276-806 2-2 2-7 2-9 0-8-6-8-16-8-13 0-15 0-23 8-87 75-185 202-250 395-39 121-60 267-60 418 0 219 40 464 183 676 25 35 60 73 60 73 9 12 21 27 29 33z">
            <text:p/>
          </draw:path>
          <draw:path draw:style-name="gr3" draw:text-style-name="P7" draw:layer="layout" svg:width="0.457cm" svg:height="0.415cm" svg:x="25.083cm" svg:y="12.89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olygon draw:style-name="gr3" draw:text-style-name="P7" draw:layer="layout" svg:width="0.523cm" svg:height="0.039cm" svg:x="25.056cm" svg:y="13.669cm" svg:viewBox="0 0 524 40" draw:points="262,40 0,40 0,0 524,0 524,40">
            <text:p/>
          </draw:polygon>
          <draw:path draw:style-name="gr3" draw:text-style-name="P7" draw:layer="layout" svg:width="0.365cm" svg:height="0.61cm" svg:x="25.133cm" svg:y="13.9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348cm" svg:height="1.644cm" svg:x="25.72cm" svg:y="12.864cm" svg:viewBox="0 0 349 1645" svg:d="M349 821c0-262-62-540-243-746-12-15-46-50-69-69-6-6-8-6-20-6-9 0-17 0-17 8 0 4 4 9 6 11 31 31 81 81 138 183 99 174 135 401 135 619 0 397-111 641-275 807-2 2-4 6-4 8 0 9 8 9 17 9 12 0 14 0 23-7 87-74 185-201 249-395 40-124 60-274 60-422z">
            <text:p/>
          </draw:path>
          <draw:polygon draw:style-name="gr3" draw:text-style-name="P7" draw:layer="layout" svg:width="0.126cm" svg:height="0.914cm" svg:x="26.558cm" svg:y="13.23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6" draw:text-style-name="P21" draw:layer="layout" svg:width="26.4cm" svg:height="14.373cm" svg:x="0.8cm" svg:y="0.627cm" presentation:class="title" presentation:user-transformed="true">
          <draw:text-box>
            <text:p xml:id="id255" text:id="id255" text:style-name="P4"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22"><text:tab/></text:span><text:span text:style-name="T22"> </text:span><text:span text:style-name="T22">(4) </text:span><text:span text:style-name="T24">Differentiate the following </text:span><text:span text:style-name="T22"><text:line-break/></text:span><text:span text:style-name="T9"><text:tab/></text:span><text:span text:style-name="T9"><text:tab/></text:span><text:span text:style-name="T40"><text:line-break/></text:span><text:span text:style-name="T22"> <text:s text:c="7"/>(i) <text:s text:c="44"/>(ii) <text:s/></text:span></text:p>
          </draw:text-box>
        </draw:frame>
        <draw:g xml:id="id250" draw:id="id250">
          <svg:title>TexMaths</svg:title>
          <svg:desc>28§display§y  = \tan^{-1}\left[ \tan \left( \frac{\pi}{4} + \frac{x}{2} \right) \right]§svg§600§FALSE§</svg:desc>
          <draw:polygon draw:style-name="gr2" draw:text-style-name="P6" draw:layer="layout" svg:width="10.676cm" svg:height="1.707cm" svg:x="4.125cm" svg:y="0.812cm" svg:viewBox="0 0 10677 1708" draw:points="5338,1708 0,1708 0,0 10677,0 10677,1708">
            <text:p/>
          </draw:polygon>
          <draw:path draw:style-name="gr3" draw:text-style-name="P7" draw:layer="layout" svg:width="0.456cm" svg:height="0.637cm" svg:x="4.105cm" svg:y="1.459cm" svg:viewBox="0 0 457 638" svg:d="M453 60c4-13 4-15 4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9-63 152-27 34-65 63-110 63-13 0-58-5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4.923cm" svg:y="1.5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5.924cm" svg:y="1.28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3cm" svg:x="6.329cm" svg:y="1.453cm" svg:viewBox="0 0 446 454" svg:d="M289 367c2 40 29 81 76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30-87zM280 206v98c0 95-69 128-114 128-50 0-90-36-90-85 0-54 43-137 204-141z">
            <text:p/>
          </draw:path>
          <draw:path draw:style-name="gr3" draw:text-style-name="P7" draw:layer="layout" svg:width="0.496cm" svg:height="0.436cm" svg:x="6.811cm" svg:y="1.4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7.403cm" svg:y="1.29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019cm" svg:y="1.032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25cm" svg:height="1.77cm" svg:x="8.771cm" svg:y="0.763cm" svg:viewBox="0 0 226 1771" draw:points="0,1771 226,1771 226,1726 47,1726 47,47 226,47 226,0 0,0">
            <text:p/>
          </draw:polygon>
          <draw:path draw:style-name="gr3" draw:text-style-name="P7" draw:layer="layout" svg:width="0.308cm" svg:height="0.617cm" svg:x="9.031cm" svg:y="1.28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3cm" svg:x="9.437cm" svg:y="1.453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5-69 128-114 128-50 0-90-36-90-85 0-54 43-137 204-141z">
            <text:p/>
          </draw:path>
          <draw:path draw:style-name="gr3" draw:text-style-name="P7" draw:layer="layout" svg:width="0.496cm" svg:height="0.436cm" svg:x="9.918cm" svg:y="1.4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375cm" svg:height="1.77cm" svg:x="10.776cm" svg:y="0.763cm" svg:viewBox="0 0 376 1771" svg:d="M332 1762c2 0 11 9 11 9h22c2 0 11 0 11-9 0-4-2-7-4-9-36-36-90-90-150-197-108-190-146-434-146-669 0-437 123-694 298-869 2-2 2-7 2-9 0-9-6-9-18-9-13 0-15 0-24 9-94 81-200 217-269 425-43 130-65 287-65 450 0 235 43 500 197 728 27 38 65 78 65 78 9 14 22 29 31 36z">
            <text:p/>
          </draw:path>
          <draw:path draw:style-name="gr3" draw:text-style-name="P7" draw:layer="layout" svg:width="0.532cm" svg:height="0.436cm" svg:x="11.332cm" svg:y="0.806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11.305cm" svg:y="1.629cm" svg:viewBox="0 0 598 43" draw:points="300,43 0,43 0,0 598,0 598,43">
            <text:p/>
          </draw:polygon>
          <draw:path draw:style-name="gr3" draw:text-style-name="P7" draw:layer="layout" svg:width="0.438cm" svg:height="0.666cm" svg:x="11.383cm" svg:y="1.90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12.293cm" svg:y="1.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3.368cm" svg:y="0.79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8-9-11-9-9 0-11 2-13 9-32 107-99 129-132 129-38 0-54-31-54-65 0-22 7-42 18-87z">
            <text:p/>
          </draw:path>
          <draw:polygon draw:style-name="gr3" draw:text-style-name="P7" draw:layer="layout" svg:width="0.564cm" svg:height="0.042cm" svg:x="13.339cm" svg:y="1.629cm" svg:viewBox="0 0 565 43" draw:points="282,43 0,43 0,0 565,0 565,43">
            <text:p/>
          </draw:polygon>
          <draw:path draw:style-name="gr3" draw:text-style-name="P7" draw:layer="layout" svg:width="0.393cm" svg:height="0.657cm" svg:x="13.424cm" svg:y="1.91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7" draw:layer="layout" svg:width="0.375cm" svg:height="1.77cm" svg:x="14.056cm" svg:y="0.763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olygon draw:style-name="gr3" draw:text-style-name="P7" draw:layer="layout" svg:width="0.225cm" svg:height="1.77cm" svg:x="14.625cm" svg:y="0.763cm" svg:viewBox="0 0 226 1771" draw:points="179,1726 0,1726 0,1771 226,1771 226,0 0,0 0,47 179,47">
            <text:p/>
          </draw:polygon>
        </draw:g>
        <draw:g xml:id="id252" draw:id="id252">
          <svg:title>TexMaths</svg:title>
          <svg:desc>28§display§y =  \frac{\pi}{4} + \frac{x}{2}§svg§600§FALSE§</svg:desc>
          <draw:polygon draw:style-name="gr2" draw:text-style-name="P6" draw:layer="layout" svg:width="4.449cm" svg:height="1.678cm" svg:x="4.126cm" svg:y="3.312cm" svg:viewBox="0 0 4450 1679" draw:points="2225,1679 0,1679 0,0 4450,0 4450,1679">
            <text:p/>
          </draw:polygon>
          <draw:path draw:style-name="gr3" draw:text-style-name="P7" draw:layer="layout" svg:width="0.456cm" svg:height="0.637cm" svg:x="4.106cm" svg:y="3.9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4 0 204-89 231-201z">
            <text:p/>
          </draw:path>
          <draw:path draw:style-name="gr3" draw:text-style-name="P7" draw:layer="layout" svg:width="0.655cm" svg:height="0.232cm" svg:x="4.924cm" svg:y="4.00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532cm" svg:height="0.436cm" svg:x="6.051cm" svg:y="3.274cm" svg:viewBox="0 0 533 437" svg:d="M235 58h112c-33 146-42 188-42 256 0 13 0 40 9 73 9 45 20 50 36 50 20 0 40-18 40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6.026cm" svg:y="4.098cm" svg:viewBox="0 0 598 43" draw:points="300,43 0,43 0,0 598,0 598,43">
            <text:p/>
          </draw:polygon>
          <draw:path draw:style-name="gr3" draw:text-style-name="P7" draw:layer="layout" svg:width="0.438cm" svg:height="0.666cm" svg:x="6.104cm" svg:y="4.37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7.014cm" svg:y="3.789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7" draw:layer="layout" svg:width="0.492cm" svg:height="0.447cm" svg:x="8.09cm" svg:y="3.26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olygon draw:style-name="gr3" draw:text-style-name="P7" draw:layer="layout" svg:width="0.564cm" svg:height="0.042cm" svg:x="8.06cm" svg:y="4.098cm" svg:viewBox="0 0 565 43" draw:points="282,43 0,43 0,0 565,0 565,43">
            <text:p/>
          </draw:polygon>
          <draw:path draw:style-name="gr3" draw:text-style-name="P7" draw:layer="layout" svg:width="0.393cm" svg:height="0.657cm" svg:x="8.146cm" svg:y="4.38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 xml:id="id251" draw:id="id251">
          <svg:title>TexMaths</svg:title>
          <svg:desc>28§display§\therefore§svg§600§FALSE§</svg:desc>
          <draw:polygon draw:style-name="gr2" draw:text-style-name="P6" draw:layer="layout" svg:width="0.528cm" svg:height="0.433cm" svg:x="2.228cm" svg:y="4.012cm" svg:viewBox="0 0 529 434" draw:points="265,434 0,434 0,0 529,0 529,434">
            <text:p/>
          </draw:polygon>
          <draw:path draw:style-name="gr3" draw:text-style-name="P7" draw:layer="layout" svg:width="0.598cm" svg:height="0.531cm" svg:x="2.208cm" svg:y="3.96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53" draw:id="id25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649cm" svg:y="5.683cm" svg:viewBox="0 0 6272 607" draw:points="3136,607 0,607 0,0 6272,0 6272,607">
            <text:p/>
          </draw:polygon>
          <draw:path draw:style-name="gr3" draw:text-style-name="P7" draw:layer="layout" svg:width="0.662cm" svg:height="0.673cm" svg:x="3.633cm" svg:y="5.656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383cm" svg:y="5.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65cm" svg:y="5.6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284cm" svg:y="6.223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938cm" svg:y="5.8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724cm" svg:y="6.223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271cm" svg:y="5.89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743cm" svg:y="6.223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283cm" svg:y="5.7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7cm" svg:y="6.223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244cm" svg:y="5.8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864cm" svg:y="6.223cm" svg:viewBox="0 0 108 108" svg:d="M108 54c0-29-25-54-54-54s-54 25-54 54 25 54 54 54 54-25 54-54z">
            <text:p/>
          </draw:path>
        </draw:g>
        <draw:g xml:id="id254" draw:id="id254">
          <svg:title>TexMaths</svg:title>
          <svg:desc>28§display§\frac{dy}{dx} = \frac{d}{dx}\left( \frac{\pi}{4} + \frac{x}{2} \right) = \frac{1}{2}§svg§600§FALSE§</svg:desc>
          <draw:polygon draw:style-name="gr2" draw:text-style-name="P6" draw:layer="layout" svg:width="9.815cm" svg:height="1.936cm" svg:x="3.649cm" svg:y="7.315cm" svg:viewBox="0 0 9816 1937" draw:points="4908,1937 0,1937 0,0 9816,0 9816,1937">
            <text:p/>
          </draw:polygon>
          <draw:path draw:style-name="gr3" draw:text-style-name="P7" draw:layer="layout" svg:width="0.469cm" svg:height="0.696cm" svg:x="3.663cm" svg:y="7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162cm" svg:y="7.51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3.6cm" svg:y="8.348cm" svg:viewBox="0 0 1078 43" draw:points="538,43 0,43 0,0 1078,0 1078,43">
            <text:p/>
          </draw:polygon>
          <draw:path draw:style-name="gr3" draw:text-style-name="P7" draw:layer="layout" svg:width="0.469cm" svg:height="0.696cm" svg:x="3.64cm" svg:y="8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14cm" svg:y="8.8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5.121cm" svg:y="8.2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544cm" svg:y="7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6.223cm" svg:y="8.348cm" svg:viewBox="0 0 1078 43" draw:points="538,43 0,43 0,0 1078,0 1078,43">
            <text:p/>
          </draw:polygon>
          <draw:path draw:style-name="gr3" draw:text-style-name="P7" draw:layer="layout" svg:width="0.469cm" svg:height="0.696cm" svg:x="6.264cm" svg:y="8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763cm" svg:y="8.8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7.758cm" svg:y="7.483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532cm" svg:height="0.436cm" svg:x="8.313cm" svg:y="7.526cm" svg:viewBox="0 0 533 437" svg:d="M235 58h112c-33 146-42 188-42 256 0 13 0 40 9 73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7" draw:layer="layout" svg:width="0.597cm" svg:height="0.042cm" svg:x="8.286cm" svg:y="8.348cm" svg:viewBox="0 0 598 43" draw:points="300,43 0,43 0,0 598,0 598,43">
            <text:p/>
          </draw:polygon>
          <draw:path draw:style-name="gr3" draw:text-style-name="P7" draw:layer="layout" svg:width="0.438cm" svg:height="0.666cm" svg:x="8.365cm" svg:y="8.62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655cm" svg:height="0.657cm" svg:x="9.274cm" svg:y="8.0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0.35cm" svg:y="7.5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564cm" svg:height="0.042cm" svg:x="10.321cm" svg:y="8.348cm" svg:viewBox="0 0 565 43" draw:points="282,43 0,43 0,0 565,0 565,43">
            <text:p/>
          </draw:polygon>
          <draw:path draw:style-name="gr3" draw:text-style-name="P7" draw:layer="layout" svg:width="0.393cm" svg:height="0.657cm" svg:x="10.406cm" svg:y="8.63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375cm" svg:height="1.77cm" svg:x="11.037cm" svg:y="7.483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55cm" svg:height="0.232cm" svg:x="11.918cm" svg:y="8.2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3.107cm" svg:y="7.2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3.02cm" svg:y="8.348cm" svg:viewBox="0 0 495 43" draw:points="246,43 0,43 0,0 495,0 495,43">
            <text:p/>
          </draw:polygon>
          <draw:path draw:style-name="gr3" draw:text-style-name="P7" draw:layer="layout" svg:width="0.393cm" svg:height="0.657cm" svg:x="13.069cm" svg:y="8.63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6 9-71 9-92 9z">
            <text:p/>
          </draw:path>
        </draw:g>
        <draw:g xml:id="id256" draw:id="id256">
          <svg:title>TexMaths</svg:title>
          <svg:desc>32§display§w. \ r. \ t. \ x.§svg§600§FALSE§</svg:desc>
          <draw:polygon draw:style-name="gr2" draw:text-style-name="P6" draw:layer="layout" svg:width="4.528cm" svg:height="0.606cm" svg:x="14.753cm" svg:y="10.886cm" svg:viewBox="0 0 4529 607" draw:points="2263,607 0,607 0,0 4529,0 4529,607">
            <text:p/>
          </draw:polygon>
          <draw:path draw:style-name="gr3" draw:text-style-name="P7" draw:layer="layout" svg:width="0.747cm" svg:height="0.511cm" svg:x="14.73cm" svg:y="11.038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5.629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6.253cm" svg:y="11.038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6.793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7.408cm" svg:y="10.83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7.886cm" svg:y="11.414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8.509cm" svg:y="11.03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19.215cm" svg:y="11.414cm" svg:viewBox="0 0 123 123" svg:d="M123 61c0-33-28-61-62-61-33 0-61 28-61 61 0 34 28 62 61 62 34 0 62-28 62-62z">
            <text:p/>
          </draw:path>
        </draw:g>
        <draw:g xml:id="id257" draw:id="id257">
          <svg:title>TexMaths</svg:title>
          <svg:desc>26§display§\sin^{-1}\left( \frac{2\cos x + 3\sin x}{\sqrt{13}} \right)§svg§600§FALSE§</svg:desc>
          <draw:polygon draw:style-name="gr2" draw:text-style-name="P6" draw:layer="layout" svg:width="9.567cm" svg:height="2.101cm" svg:x="4.049cm" svg:y="12.178cm" svg:viewBox="0 0 9568 2102" draw:points="4784,2102 0,2102 0,0 9568,0 9568,2102">
            <text:p/>
          </draw:polygon>
          <draw:path draw:style-name="gr3" draw:text-style-name="P7" draw:layer="layout" svg:width="0.301cm" svg:height="0.421cm" svg:x="4.032cm" svg:y="13.0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4.394cm" svg:y="12.8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4.646cm" svg:y="13.0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5.195cm" svg:y="12.89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5.765cm" svg:y="12.64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6.449cm" svg:y="12.13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7.085cm" svg:y="12.2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8cm" svg:height="0.421cm" svg:x="7.68cm" svg:y="12.42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8.082cm" svg:y="12.42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8.543cm" svg:y="12.42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9.051cm" svg:y="12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802cm" svg:y="12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8cm" svg:height="0.629cm" svg:x="10.702cm" svg:y="12.23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01cm" svg:height="0.421cm" svg:x="11.303cm" svg:y="12.42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1.663cm" svg:y="12.22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917cm" svg:y="12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2.574cm" svg:y="12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olygon draw:style-name="gr3" draw:text-style-name="P7" draw:layer="layout" svg:width="6.031cm" svg:height="0.039cm" svg:x="7.04cm" svg:y="13.209cm" svg:viewBox="0 0 6032 40" draw:points="3016,40 0,40 0,0 6032,0 6032,40">
            <text:p/>
          </draw:polygon>
          <draw:path draw:style-name="gr3" draw:text-style-name="P7" draw:layer="layout" svg:width="0.714cm" svg:height="0.914cm" svg:x="9.284cm" svg:y="13.392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7" draw:layer="layout" svg:width="0.914cm" svg:height="0.039cm" svg:x="9.978cm" svg:y="13.392cm" svg:viewBox="0 0 915 40" draw:points="458,40 0,40 0,0 915,0 915,40">
            <text:p/>
          </draw:polygon>
          <draw:path draw:style-name="gr3" draw:text-style-name="P7" draw:layer="layout" svg:width="0.303cm" svg:height="0.61cm" svg:x="10.06cm" svg:y="13.577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38cm" svg:height="0.629cm" svg:x="10.473cm" svg:y="13.577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cm" svg:height="2.193cm" svg:x="13.211cm" svg:y="12.13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58" draw:id="id258">
          <svg:title>TexMaths</svg:title>
          <svg:desc>26§display§\cos^{-1}\left( \frac{3\sin x^2 + 4\cos x^2 }{ 5 } \right)§svg§600§FALSE§</svg:desc>
          <draw:polygon draw:style-name="gr2" draw:text-style-name="P6" draw:layer="layout" svg:width="10.49cm" svg:height="2.151cm" svg:x="16.449cm" svg:y="12.079cm" svg:viewBox="0 0 10491 2152" draw:points="5246,2152 0,2152 0,0 10491,0 10491,2152">
            <text:p/>
          </draw:polygon>
          <draw:path draw:style-name="gr3" draw:text-style-name="P7" draw:layer="layout" svg:width="0.348cm" svg:height="0.421cm" svg:x="16.434cm" svg:y="12.998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6.835cm" svg:y="12.998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7.295cm" svg:y="12.99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34cm" svg:height="0.032cm" svg:x="17.695cm" svg:y="12.85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8.267cm" svg:y="12.605cm" svg:viewBox="0 0 235 426" svg:d="M146 19c0-19 0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5cm" svg:height="2.193cm" svg:x="18.949cm" svg:y="12.083cm" svg:viewBox="0 0 451 2194" svg:d="M451 2186c0-4-2-6-4-9-33-35-95-95-156-195-147-235-214-532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8cm" svg:height="0.629cm" svg:x="19.581cm" svg:y="12.181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7" draw:layer="layout" svg:width="0.301cm" svg:height="0.421cm" svg:x="20.183cm" svg:y="12.3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20.542cm" svg:y="12.179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0.794cm" svg:y="12.38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1.452cm" svg:y="12.38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84cm" svg:height="0.425cm" svg:x="21.988cm" svg:y="12.0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9cm" svg:height="0.61cm" svg:x="22.612cm" svg:y="12.258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407cm" svg:height="0.619cm" svg:x="23.501cm" svg:y="12.17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348cm" svg:height="0.421cm" svg:x="24.116cm" svg:y="12.38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24.516cm" svg:y="12.3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4.978cm" svg:y="12.3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57cm" svg:height="0.415cm" svg:x="25.487cm" svg:y="12.38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284cm" svg:height="0.425cm" svg:x="26.024cm" svg:y="12.03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olygon draw:style-name="gr3" draw:text-style-name="P7" draw:layer="layout" svg:width="6.851cm" svg:height="0.039cm" svg:x="19.542cm" svg:y="13.16cm" svg:viewBox="0 0 6852 40" draw:points="3426,40 0,40 0,0 6852,0 6852,40">
            <text:p/>
          </draw:polygon>
          <draw:path draw:style-name="gr3" draw:text-style-name="P7" draw:layer="layout" svg:width="0.365cm" svg:height="0.629cm" svg:x="22.785cm" svg:y="13.42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7" draw:layer="layout" svg:width="0.45cm" svg:height="2.193cm" svg:x="26.534cm" svg:y="12.083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anim:sub-item="text" smil:attributeName="visibility" smil:to="visible"/>
                  <anim:animate smil:dur="0.5s" smil:fill="hold" smil:targetElement="id255" anim:sub-item="text" smil:attributeName="width" smil:values="width*0.05;width" smil:keyTimes="0;1"/>
                  <anim:animate smil:dur="0.5s" smil:fill="hold" smil:targetElement="id255" anim:sub-item="text" smil:attributeName="height" smil:values="height;height" smil:keyTimes="0;1"/>
                  <anim:animate smil:dur="0.5s" smil:fill="hold" smil:targetElement="id255" anim:sub-item="text" smil:attributeName="x" smil:values="x-.2;x" smil:keyTimes="0;1"/>
                  <anim:animate smil:dur="0.5s" smil:fill="hold" smil:targetElement="id255" anim:sub-item="text" smil:attributeName="y" smil:values="y;y" smil:keyTimes="0;1"/>
                  <anim:transitionFilter smil:dur="0.5s" smil:targetElement="id25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6.2cm" svg:height="15.038cm" svg:x="0.8cm" svg:y="0.627cm" presentation:class="title" presentation:user-transformed="true">
          <draw:text-box>
            <text:p xml:id="id259" text:id="id259" text:style-name="P4"><text:span text:style-name="T14"><text:tab/></text:span><text:span text:style-name="T14"><text:tab/></text:span><text:span text:style-name="T40"><text:line-break/></text:span><text:span text:style-name="T40"><text:tab/></text:span><text:span text:style-name="T22">(i) Let</text:span><text:span text:style-name="T40"> <text:s text:c="2"/></text:span><text:span text:style-name="T40"><text:line-break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7"><text:tab/></text:span><text:span text:style-name="T7"><text:tab/></text:span><text:span text:style-name="T40"><text:line-break/></text:span><text:span text:style-name="T12"> <text:s text:c="20"/></text:span><text:span text:style-name="T40"><text:line-break/></text:span><text:span text:style-name="T40"><text:tab/></text:span><text:span text:style-name="T40"> <text:s text:c="4"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 <text:s text:c="2"/></text:span><text:span text:style-name="T40"><text:line-break/></text:span><text:span text:style-name="T36"><text:tab/></text:span><text:span text:style-name="T36"><text:tab/></text:span><text:span text:style-name="T40"><text:line-break/></text:span><text:span text:style-name="T40"><text:tab/></text:span><text:span text:style-name="T40"><text:tab/></text:span><text:span text:style-name="T40"> <text:s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/text:p>
          </draw:text-box>
        </draw:frame>
        <draw:g xml:id="id260" draw:id="id260">
          <svg:title>TexMaths</svg:title>
          <svg:desc>28§display§y = \sin^{-1}\left( \frac{2\cos x + 3\sin x}{\sqrt{13}} \right)§svg§600§FALSE§</svg:desc>
          <draw:polygon draw:style-name="gr2" draw:text-style-name="P6" draw:layer="layout" svg:width="12.132cm" svg:height="2.263cm" svg:x="5.526cm" svg:y="0.713cm" svg:viewBox="0 0 12133 2264" draw:points="6067,2264 0,2264 0,0 12133,0 12133,2264">
            <text:p/>
          </draw:polygon>
          <draw:path draw:style-name="gr3" draw:text-style-name="P7" draw:layer="layout" svg:width="0.456cm" svg:height="0.637cm" svg:x="5.506cm" svg:y="1.65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3cm" svg:y="1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338cm" svg:y="1.65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728cm" svg:y="1.4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999cm" svg:y="1.656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59cm" svg:y="1.48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04cm" svg:y="1.21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941cm" svg:y="0.6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0.626cm" svg:y="0.76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5cm" svg:height="0.454cm" svg:x="11.267cm" svg:y="0.984cm" svg:viewBox="0 0 376 455" svg:d="M83 228c0-161 80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1.699cm" svg:y="0.98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2.196cm" svg:y="0.984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2.743cm" svg:y="0.99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3.551cm" svg:y="0.85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4.521cm" svg:y="0.76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15.168cm" svg:y="0.984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556cm" svg:y="0.76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5.829cm" svg:y="0.99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6.537cm" svg:y="0.991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6.494cm" svg:height="0.042cm" svg:x="10.577cm" svg:y="1.824cm" svg:viewBox="0 0 6495 43" draw:points="3248,43 0,43 0,0 6495,0 6495,43">
            <text:p/>
          </draw:polygon>
          <draw:path draw:style-name="gr3" draw:text-style-name="P7" draw:layer="layout" svg:width="0.769cm" svg:height="0.985cm" svg:x="12.993cm" svg:y="2.021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7" draw:layer="layout" svg:width="0.984cm" svg:height="0.042cm" svg:x="13.741cm" svg:y="2.021cm" svg:viewBox="0 0 985 43" draw:points="493,43 0,43 0,0 985,0 985,43">
            <text:p/>
          </draw:polygon>
          <draw:path draw:style-name="gr3" draw:text-style-name="P7" draw:layer="layout" svg:width="0.326cm" svg:height="0.658cm" svg:x="13.829cm" svg:y="2.22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4.275cm" svg:y="2.22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7.222cm" svg:y="0.6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61" draw:id="id261">
          <svg:title>TexMaths</svg:title>
          <svg:desc>28§display§y = \sin^{-1}\left( \frac{2}{\sqrt{13} } \cos x +  \frac{3}{\sqrt{13} } \sin x \right)§svg§600§FALSE§</svg:desc>
          <draw:polygon draw:style-name="gr2" draw:text-style-name="P6" draw:layer="layout" svg:width="14.994cm" svg:height="2.263cm" svg:x="5.526cm" svg:y="3.315cm" svg:viewBox="0 0 14995 2264" draw:points="7497,2264 0,2264 0,0 14995,0 14995,2264">
            <text:p/>
          </draw:polygon>
          <draw:path draw:style-name="gr3" draw:text-style-name="P7" draw:layer="layout" svg:width="0.456cm" svg:height="0.637cm" svg:x="5.506cm" svg:y="4.25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4cm" svg:y="4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338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728cm" svg:y="4.03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999cm" svg:y="4.25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59cm" svg:y="4.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04cm" svg:y="3.8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941cm" svg:y="3.26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1.283cm" svg:y="3.37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1.804cm" svg:height="0.042cm" svg:x="10.577cm" svg:y="4.426cm" svg:viewBox="0 0 1805 43" draw:points="903,43 0,43 0,0 1805,0 1805,43">
            <text:p/>
          </draw:polygon>
          <draw:path draw:style-name="gr3" draw:text-style-name="P7" draw:layer="layout" svg:width="0.77cm" svg:height="0.985cm" svg:x="10.649cm" svg:y="4.623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0.985cm" svg:height="0.042cm" svg:x="11.397cm" svg:y="4.623cm" svg:viewBox="0 0 986 43" draw:points="493,43 0,43 0,0 986,0 986,43">
            <text:p/>
          </draw:polygon>
          <draw:path draw:style-name="gr3" draw:text-style-name="P7" draw:layer="layout" svg:width="0.326cm" svg:height="0.658cm" svg:x="11.487cm" svg:y="4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1.933cm" svg:y="4.82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75cm" svg:height="0.454cm" svg:x="12.699cm" svg:y="4.25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129cm" svg:y="4.2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3.626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4.175cm" svg:y="4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4.981cm" svg:y="4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6.726cm" svg:y="3.37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1.804cm" svg:height="0.042cm" svg:x="16.03cm" svg:y="4.426cm" svg:viewBox="0 0 1805 43" draw:points="903,43 0,43 0,0 1805,0 1805,43">
            <text:p/>
          </draw:polygon>
          <draw:path draw:style-name="gr3" draw:text-style-name="P7" draw:layer="layout" svg:width="0.77cm" svg:height="0.985cm" svg:x="16.101cm" svg:y="4.623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0.985cm" svg:height="0.042cm" svg:x="16.849cm" svg:y="4.623cm" svg:viewBox="0 0 986 43" draw:points="493,43 0,43 0,0 986,0 986,43">
            <text:p/>
          </draw:polygon>
          <draw:path draw:style-name="gr3" draw:text-style-name="P7" draw:layer="layout" svg:width="0.326cm" svg:height="0.658cm" svg:x="16.937cm" svg:y="4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7.382cm" svg:y="4.82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18.149cm" svg:y="4.25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8.536cm" svg:y="4.03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8.809cm" svg:y="4.25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9.517cm" svg:y="4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485cm" svg:height="2.362cm" svg:x="20.084cm" svg:y="3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62" draw:id="id262">
          <svg:title>TexMaths</svg:title>
          <svg:desc>28§display§\text {Put }\frac{2}{\sqrt{13}} = \sin \alpha, \ \frac{3}{\sqrt{13}} = \cos \alpha§svg§600§FALSE§</svg:desc>
          <draw:polygon draw:style-name="gr2" draw:text-style-name="P6" draw:layer="layout" svg:width="13.38cm" svg:height="2.137cm" svg:x="3.623cm" svg:y="6.217cm" svg:viewBox="0 0 13381 2138" draw:points="6692,2138 0,2138 0,0 13381,0 13381,2138">
            <text:p/>
          </draw:polygon>
          <draw:path draw:style-name="gr3" draw:text-style-name="P7" draw:layer="layout" svg:width="0.581cm" svg:height="0.673cm" svg:x="3.607cm" svg:y="6.817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4.275cm" svg:y="7.055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3" draw:text-style-name="P7" draw:layer="layout" svg:width="0.31cm" svg:height="0.617cm" svg:x="4.808cm" svg:y="6.885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393cm" svg:height="0.657cm" svg:x="6.324cm" svg:y="6.16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olygon draw:style-name="gr3" draw:text-style-name="P7" draw:layer="layout" svg:width="1.805cm" svg:height="0.042cm" svg:x="5.619cm" svg:y="7.223cm" svg:viewBox="0 0 1806 43" draw:points="903,43 0,43 0,0 1806,0 1806,43">
            <text:p/>
          </draw:polygon>
          <draw:path draw:style-name="gr3" draw:text-style-name="P7" draw:layer="layout" svg:width="0.77cm" svg:height="0.984cm" svg:x="5.69cm" svg:y="7.42cm" svg:viewBox="0 0 771 985" svg:d="M311 882l-172-383c-7-15-14-15-16-15 0 0-7 0-15 6l-95 72c-13 9-13 13-13 16 0 4 2 11 9 11s25-14 34-22c6-5 22-16 31-23l195 426c7 15 13 15 22 15 14 0 16-4 25-18l448-927c7-15 7-18 7-20 0-11-9-20-21-20-8 0-15 4-22 20z">
            <text:p/>
          </draw:path>
          <draw:polygon draw:style-name="gr3" draw:text-style-name="P7" draw:layer="layout" svg:width="0.985cm" svg:height="0.042cm" svg:x="6.439cm" svg:y="7.42cm" svg:viewBox="0 0 986 43" draw:points="493,43 0,43 0,0 986,0 986,43">
            <text:p/>
          </draw:polygon>
          <draw:path draw:style-name="gr3" draw:text-style-name="P7" draw:layer="layout" svg:width="0.326cm" svg:height="0.657cm" svg:x="6.526cm" svg:y="7.61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409cm" svg:height="0.677cm" svg:x="6.972cm" svg:y="7.61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7.87cm" svg:y="7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8.885cm" svg:y="7.0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9.275cm" svg:y="6.83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9.546cm" svg:y="7.05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0.267cm" svg:y="7.055cm" svg:viewBox="0 0 553 448" svg:d="M430 204c0-155-92-204-163-204-137 0-267 141-267 280 0 92 58 168 159 168 63 0 134-23 211-83 11 51 44 83 89 83 52 0 83-54 83-70 0-6-7-11-13-11-7 0-9 5-12 11-17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3" draw:text-style-name="P7" draw:layer="layout" svg:width="0.115cm" svg:height="0.295cm" svg:x="10.944cm" svg:y="7.38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7" draw:layer="layout" svg:width="0.409cm" svg:height="0.677cm" svg:x="12.44cm" svg:y="6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7" draw:layer="layout" svg:width="1.805cm" svg:height="0.042cm" svg:x="11.744cm" svg:y="7.223cm" svg:viewBox="0 0 1806 43" draw:points="903,43 0,43 0,0 1806,0 1806,43">
            <text:p/>
          </draw:polygon>
          <draw:path draw:style-name="gr3" draw:text-style-name="P7" draw:layer="layout" svg:width="0.77cm" svg:height="0.984cm" svg:x="11.815cm" svg:y="7.42cm" svg:viewBox="0 0 771 985" svg:d="M311 882l-172-383c-7-15-14-15-16-15 0 0-7 0-15 6l-95 72c-13 9-13 13-13 16 0 4 2 11 9 11s25-14 34-22c6-5 22-16 31-23l195 426c7 15 13 15 22 15 14 0 16-4 25-18l448-927c7-15 7-18 7-20 0-11-9-20-21-20-8 0-15 4-22 20z">
            <text:p/>
          </draw:path>
          <draw:polygon draw:style-name="gr3" draw:text-style-name="P7" draw:layer="layout" svg:width="0.985cm" svg:height="0.042cm" svg:x="12.564cm" svg:y="7.42cm" svg:viewBox="0 0 986 43" draw:points="493,43 0,43 0,0 986,0 986,43">
            <text:p/>
          </draw:polygon>
          <draw:path draw:style-name="gr3" draw:text-style-name="P7" draw:layer="layout" svg:width="0.326cm" svg:height="0.657cm" svg:x="12.651cm" svg:y="7.61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409cm" svg:height="0.677cm" svg:x="13.097cm" svg:y="7.61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13.993cm" svg:y="7.1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5.012cm" svg:y="7.048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15.442cm" svg:y="7.04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7" draw:layer="layout" svg:width="0.324cm" svg:height="0.454cm" svg:x="15.94cm" svg:y="7.04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6.5cm" svg:y="7.055cm" svg:viewBox="0 0 553 448" svg:d="M430 204c0-155-92-204-163-204-137 0-267 141-267 280 0 92 58 168 159 168 63 0 134-23 211-83 11 51 44 83 89 83 52 0 83-54 83-70 0-6-7-11-13-11-7 0-9 5-12 11-17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</draw:g>
        <draw:g xml:id="id264" draw:id="id264">
          <svg:title>TexMaths</svg:title>
          <svg:desc>28§display§\sin^2 \alpha + \cos^2 \alpha = \frac{4}{13} + \frac{9}{13} = 1§svg§600§FALSE§</svg:desc>
          <draw:polygon draw:style-name="gr2" draw:text-style-name="P6" draw:layer="layout" svg:width="12.788cm" svg:height="1.933cm" svg:x="10.725cm" svg:y="8.718cm" svg:viewBox="0 0 12789 1934" draw:points="6395,1934 0,1934 0,0 12789,0 12789,1934">
            <text:p/>
          </draw:polygon>
          <draw:path draw:style-name="gr3" draw:text-style-name="P7" draw:layer="layout" svg:width="0.324cm" svg:height="0.454cm" svg:x="10.707cm" svg:y="9.5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1.097cm" svg:y="9.34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368cm" svg:y="9.56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1.928cm" svg:y="9.13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552cm" svg:height="0.447cm" svg:x="12.53cm" svg:y="9.56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658cm" svg:x="13.397cm" svg:y="9.4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75cm" svg:height="0.454cm" svg:x="14.358cm" svg:y="9.56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4.791cm" svg:y="9.56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288cm" svg:y="9.5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8cm" svg:x="15.687cm" svg:y="9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552cm" svg:height="0.447cm" svg:x="16.289cm" svg:y="9.56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232cm" svg:x="17.21cm" svg:y="9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7cm" svg:x="18.585cm" svg:y="8.669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olygon draw:style-name="gr3" draw:text-style-name="P7" draw:layer="layout" svg:width="0.985cm" svg:height="0.042cm" svg:x="18.312cm" svg:y="9.736cm" svg:viewBox="0 0 986 43" draw:points="493,43 0,43 0,0 986,0 986,43">
            <text:p/>
          </draw:polygon>
          <draw:path draw:style-name="gr3" draw:text-style-name="P7" draw:layer="layout" svg:width="0.326cm" svg:height="0.658cm" svg:x="18.399cm" svg:y="10.0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8.845cm" svg:y="10.0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655cm" svg:height="0.658cm" svg:x="19.687cm" svg:y="9.4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09cm" svg:height="0.678cm" svg:x="21.023cm" svg:y="8.68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olygon draw:style-name="gr3" draw:text-style-name="P7" draw:layer="layout" svg:width="0.985cm" svg:height="0.042cm" svg:x="20.736cm" svg:y="9.736cm" svg:viewBox="0 0 986 43" draw:points="493,43 0,43 0,0 986,0 986,43">
            <text:p/>
          </draw:polygon>
          <draw:path draw:style-name="gr3" draw:text-style-name="P7" draw:layer="layout" svg:width="0.326cm" svg:height="0.658cm" svg:x="20.823cm" svg:y="10.0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21.269cm" svg:y="10.0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655cm" svg:height="0.232cm" svg:x="22.165cm" svg:y="9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3.238cm" svg:y="9.346cm" svg:viewBox="0 0 327 659" svg:d="M204 25c0-23 0-25-25-25-60 63-148 63-179 63v31c20 0 78 0 130-27v513c0 36-2 47-92 47h-31v32c33-5 121-5 159-5 40 0 125 0 161 5v-32h-31c-90 0-92-11-92-47z">
            <text:p/>
          </draw:path>
        </draw:g>
        <draw:g xml:id="id265" draw:id="id265">
          <svg:title>TexMaths</svg:title>
          <svg:desc>28§display§\text {and } \tan \alpha = \frac{2}{3} \ \ \therefore  \\ \alpha = \tan^{-1}\left( \frac{2}{3} \right)§svg§600§FALSE§</svg:desc>
          <draw:polygon draw:style-name="gr2" draw:text-style-name="P6" draw:layer="layout" svg:width="14.655cm" svg:height="2.263cm" svg:x="3.717cm" svg:y="11.42cm" svg:viewBox="0 0 14656 2264" draw:points="7329,2264 0,2264 0,0 14656,0 14656,2264">
            <text:p/>
          </draw:polygon>
          <draw:path draw:style-name="gr3" draw:text-style-name="P7" draw:layer="layout" svg:width="0.445cm" svg:height="0.454cm" svg:x="3.708cm" svg:y="12.3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192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741cm" svg:y="12.115cm" svg:viewBox="0 0 488 697" svg:d="M343 632v65l145-12v-31c-69 0-78-7-78-54v-600l-141 11v32c69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7" draw:layer="layout" svg:width="0.31cm" svg:height="0.617cm" svg:x="5.764cm" svg:y="12.1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6.17cm" svg:y="12.35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6.651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7.37cm" svg:y="12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8.293cm" svg:y="12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442cm" svg:y="11.47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7" draw:layer="layout" svg:width="0.494cm" svg:height="0.042cm" svg:x="9.393cm" svg:y="12.531cm" svg:viewBox="0 0 495 43" draw:points="246,43 0,43 0,0 495,0 495,43">
            <text:p/>
          </draw:polygon>
          <draw:path draw:style-name="gr3" draw:text-style-name="P7" draw:layer="layout" svg:width="0.409cm" svg:height="0.678cm" svg:x="9.435cm" svg:y="12.81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597cm" svg:height="0.532cm" svg:x="10.963cm" svg:y="12.341cm" svg:viewBox="0 0 598 533" svg:d="M352 52c0-27-25-52-52-52-29 0-54 25-54 52 0 29 25 53 54 53 27 0 52-22 52-53zM598 479c0-27-22-51-51-51-30 0-52 24-52 51 0 29 22 54 52 54 29 0 51-25 51-54zM105 479c0-27-24-51-53-51-27 0-52 24-52 51 0 29 25 54 52 54 29 0 53-25 53-54z">
            <text:p/>
          </draw:path>
          <draw:path draw:style-name="gr3" draw:text-style-name="P7" draw:layer="layout" svg:width="0.552cm" svg:height="0.447cm" svg:x="11.904cm" svg:y="12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12.824cm" svg:y="12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826cm" svg:y="12.193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4.231cm" svg:y="12.3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715cm" svg:y="12.3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304cm" svg:y="12.20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92cm" svg:y="11.93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6.655cm" svg:y="11.37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7.342cm" svg:y="11.47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494cm" svg:height="0.042cm" svg:x="17.293cm" svg:y="12.531cm" svg:viewBox="0 0 495 43" draw:points="246,43 0,43 0,0 495,0 495,43">
            <text:p/>
          </draw:polygon>
          <draw:path draw:style-name="gr3" draw:text-style-name="P7" draw:layer="layout" svg:width="0.409cm" svg:height="0.678cm" svg:x="17.333cm" svg:y="12.81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7.936cm" svg:y="11.37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63" draw:id="id263">
          <svg:title>TexMaths</svg:title>
          <svg:desc>28§display§\text {Also note that,}§svg§600§FALSE§</svg:desc>
          <draw:polygon draw:style-name="gr2" draw:text-style-name="P6" draw:layer="layout" svg:width="6.312cm" svg:height="0.796cm" svg:x="3.625cm" svg:y="9.417cm" svg:viewBox="0 0 6313 797" draw:points="3155,797 0,797 0,0 6313,0 6313,797">
            <text:p/>
          </draw:polygon>
          <draw:path draw:style-name="gr3" draw:text-style-name="P7" draw:layer="layout" svg:width="0.675cm" svg:height="0.707cm" svg:x="3.607cm" svg:y="9.368cm" svg:viewBox="0 0 676 708" svg:d="M361 20c-5-13-7-20-23-20s-18 7-22 20l-206 589c-18 52-56 65-110 67v32c22-2 65-5 101-5 31 0 83 3 114 5v-32c-49 0-74-24-74-51 0-2 0-11 0-13l47-130h244l52 150c0 4 2 11 2 15 0 29-54 29-81 29v32c36-5 103-5 141-5 43 0 88 3 130 5v-32h-18c-58 0-73-6-82-40zM309 130l112 320h-222z">
            <text:p/>
          </draw:path>
          <draw:path draw:style-name="gr3" draw:text-style-name="P7" draw:layer="layout" svg:width="0.221cm" svg:height="0.684cm" svg:x="4.346cm" svg:y="9.3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324cm" svg:height="0.454cm" svg:x="4.619cm" svg:y="9.632cm" svg:viewBox="0 0 325 455" svg:d="M172 251c23 4 103 20 103 92 0 49-33 89-112 89-82 0-118-56-136-141-2-11-5-15-14-15-13 0-13 6-13 24v130c0 18 0 25 11 25 5 0 7-3 25-20 2-3 2-5 20-23 43 40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438cm" svg:height="0.454cm" svg:x="5.002cm" svg:y="9.632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96cm" svg:height="0.436cm" svg:x="5.826cm" svg:y="9.63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6.368cm" svg:y="9.632cm" svg:viewBox="0 0 439 455" svg:d="M439 231c0-126-101-231-220-231-123 0-219 108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7" draw:layer="layout" svg:width="0.308cm" svg:height="0.617cm" svg:x="6.852cm" svg:y="9.467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382cm" svg:height="0.454cm" svg:x="7.244cm" svg:y="9.632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1cm" svg:height="0.617cm" svg:x="8.001cm" svg:y="9.467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7" draw:layer="layout" svg:width="0.496cm" svg:height="0.684cm" svg:x="8.395cm" svg:y="9.3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7" draw:layer="layout" svg:width="0.445cm" svg:height="0.454cm" svg:x="8.953cm" svg:y="9.632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308cm" svg:height="0.617cm" svg:x="9.421cm" svg:y="9.467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115cm" svg:height="0.295cm" svg:x="9.869cm" svg:y="9.968cm" svg:viewBox="0 0 116 296" svg:d="M116 103c0-63-22-103-62-103-36 0-54 27-54 52 0 26 18 53 54 53 15 0 27-6 38-13l2-2c0 0 2 0 2 13 0 65-29 125-74 173-4 4-6 6-6 8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9" anim:sub-item="text" smil:attributeName="visibility" smil:to="visible"/>
                  <anim:animate smil:dur="0.5s" smil:fill="hold" smil:targetElement="id259" anim:sub-item="text" smil:attributeName="width" smil:values="width*0.05;width" smil:keyTimes="0;1"/>
                  <anim:animate smil:dur="0.5s" smil:fill="hold" smil:targetElement="id259" anim:sub-item="text" smil:attributeName="height" smil:values="height;height" smil:keyTimes="0;1"/>
                  <anim:animate smil:dur="0.5s" smil:fill="hold" smil:targetElement="id259" anim:sub-item="text" smil:attributeName="x" smil:values="x-.2;x" smil:keyTimes="0;1"/>
                  <anim:animate smil:dur="0.5s" smil:fill="hold" smil:targetElement="id259" anim:sub-item="text" smil:attributeName="y" smil:values="y;y" smil:keyTimes="0;1"/>
                  <anim:transitionFilter smil:dur="0.5s" smil:targetElement="id25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3" smil:attributeName="visibility" smil:to="visible"/>
                  <anim:animate smil:dur="0.5s" smil:fill="hold" smil:targetElement="id263" smil:attributeName="width" smil:values="width*0.05;width" smil:keyTimes="0;1"/>
                  <anim:animate smil:dur="0.5s" smil:fill="hold" smil:targetElement="id263" smil:attributeName="height" smil:values="height;height" smil:keyTimes="0;1"/>
                  <anim:animate smil:dur="0.5s" smil:fill="hold" smil:targetElement="id263" smil:attributeName="x" smil:values="x-.2;x" smil:keyTimes="0;1"/>
                  <anim:animate smil:dur="0.5s" smil:fill="hold" smil:targetElement="id263" smil:attributeName="y" smil:values="y;y" smil:keyTimes="0;1"/>
                  <anim:transitionFilter smil:dur="0.5s" smil:targetElement="id2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66" draw:id="id266">
          <svg:title>TexMaths</svg:title>
          <svg:desc>28§display§y = \sin^{-1}\left( \sin \alpha \cos x +  \cos \alpha  \sin x \right)§svg§600§FALSE§</svg:desc>
          <draw:polygon draw:style-name="gr2" draw:text-style-name="P6" draw:layer="layout" svg:width="14.459cm" svg:height="1.02cm" svg:x="3.327cm" svg:y="0.715cm" svg:viewBox="0 0 14460 1021" draw:points="7229,1021 0,1021 0,0 14460,0 14460,1021">
            <text:p/>
          </draw:polygon>
          <draw:path draw:style-name="gr3" draw:text-style-name="P7" draw:layer="layout" svg:width="0.456cm" svg:height="0.637cm" svg:x="3.307cm" svg:y="1.10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5cm" svg:y="1.1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39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29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2cm" svg:y="0.93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5cm" svg:y="0.66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7.635cm" svg:y="0.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4cm" svg:height="0.454cm" svg:x="7.953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34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611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9.333cm" svg:y="1.10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375cm" svg:height="0.454cm" svg:x="10.121cm" svg:y="1.096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0.554cm" svg:y="1.09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1.051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1.6cm" svg:y="1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8cm" svg:x="12.406cm" svg:y="0.96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3.369cm" svg:y="1.096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3.802cm" svg:y="1.09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297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4.857cm" svg:y="1.10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324cm" svg:height="0.454cm" svg:x="15.647cm" svg:y="1.09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6.035cm" svg:y="0.87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6.308cm" svg:y="1.10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7.016cm" svg:y="1.1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5cm" svg:x="17.605cm" svg:y="0.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67" draw:id="id267">
          <svg:title>TexMaths</svg:title>
          <svg:desc>28§display§y = \sin^{-1}\left( \sin x \cos \alpha +  \cos x  \sin \alpha  \right)§svg§600§FALSE§</svg:desc>
          <draw:polygon draw:style-name="gr2" draw:text-style-name="P6" draw:layer="layout" svg:width="14.459cm" svg:height="1.02cm" svg:x="3.329cm" svg:y="2.216cm" svg:viewBox="0 0 14460 1021" draw:points="7229,1021 0,1021 0,0 14460,0 14460,1021">
            <text:p/>
          </draw:polygon>
          <draw:path draw:style-name="gr3" draw:text-style-name="P7" draw:layer="layout" svg:width="0.456cm" svg:height="0.637cm" svg:x="3.309cm" svg:y="2.60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7cm" svg:y="2.6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41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31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02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4cm" svg:y="2.4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7cm" svg:y="2.1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7.637cm" svg:y="2.3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4cm" svg:height="0.454cm" svg:x="7.955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342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613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9.321cm" svg:y="2.6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75cm" svg:height="0.454cm" svg:x="10.054cm" svg:y="2.597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0.486cm" svg:y="2.5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0.981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552cm" svg:height="0.447cm" svg:x="11.541cm" svg:y="2.60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658cm" svg:x="12.408cm" svg:y="2.4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75cm" svg:height="0.454cm" svg:x="13.371cm" svg:y="2.597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3.804cm" svg:y="2.59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299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4.848cm" svg:y="2.6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24cm" svg:height="0.454cm" svg:x="15.578cm" svg:y="2.5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968cm" svg:y="2.3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6.239cm" svg:y="2.6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6.958cm" svg:y="2.60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23cm" svg:height="0.985cm" svg:x="17.607cm" svg:y="2.30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68" draw:id="id268">
          <svg:title>TexMaths</svg:title>
          <svg:desc>28§display§y = \sin^{-1}\left[ \sin (\left x + \alpha  \right) \right]§svg§600§FALSE§</svg:desc>
          <draw:polygon draw:style-name="gr2" draw:text-style-name="P6" draw:layer="layout" svg:width="9.08cm" svg:height="1.02cm" svg:x="3.33cm" svg:y="3.816cm" svg:viewBox="0 0 9081 1021" draw:points="4540,1021 0,1021 0,0 9081,0 9081,1021">
            <text:p/>
          </draw:polygon>
          <draw:path draw:style-name="gr3" draw:text-style-name="P7" draw:layer="layout" svg:width="0.456cm" svg:height="0.637cm" svg:x="3.31cm" svg:y="4.20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4.128cm" svg:y="4.2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5.142cm" svg:y="4.1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5.532cm" svg:y="3.9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5.803cm" svg:y="4.2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6.394cm" svg:y="4.03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7.008cm" svg:y="3.767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36cm" svg:height="0.985cm" svg:x="7.655cm" svg:y="3.901cm" svg:viewBox="0 0 137 986" draw:points="137,986 137,948 40,948 40,40 137,40 137,0 0,0 0,986">
            <text:p/>
          </draw:polygon>
          <draw:path draw:style-name="gr3" draw:text-style-name="P7" draw:layer="layout" svg:width="0.324cm" svg:height="0.454cm" svg:x="7.846cm" svg:y="4.19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233cm" svg:y="3.98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507cm" svg:y="4.2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5cm" svg:x="9.118cm" svg:y="3.9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9.55cm" svg:y="4.2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0.359cm" svg:y="4.0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552cm" svg:height="0.447cm" svg:x="11.327cm" svg:y="4.204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23cm" svg:height="0.985cm" svg:x="11.976cm" svg:y="3.90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" draw:text-style-name="P7" draw:layer="layout" svg:width="0.136cm" svg:height="0.985cm" svg:x="12.323cm" svg:y="3.901cm" svg:viewBox="0 0 137 986" draw:points="137,0 0,0 0,40 96,40 96,948 0,948 0,986 137,986">
            <text:p/>
          </draw:polygon>
        </draw:g>
        <draw:g xml:id="id269" draw:id="id269">
          <svg:title>TexMaths</svg:title>
          <svg:desc>28§display§y = x + \tan^{-1}\left( \frac{2}{3} \right)§svg§600§FALSE§</svg:desc>
          <draw:polygon draw:style-name="gr2" draw:text-style-name="P6" draw:layer="layout" svg:width="8.112cm" svg:height="2.263cm" svg:x="3.33cm" svg:y="5.317cm" svg:viewBox="0 0 8113 2264" draw:points="4057,2264 0,2264 0,0 8113,0 8113,2264">
            <text:p/>
          </draw:polygon>
          <draw:path draw:style-name="gr3" draw:text-style-name="P7" draw:layer="layout" svg:width="0.456cm" svg:height="0.637cm" svg:x="3.31cm" svg:y="6.26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" draw:text-style-name="P7" draw:layer="layout" svg:width="0.655cm" svg:height="0.232cm" svg:x="4.128cm" svg:y="6.33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492cm" svg:height="0.447cm" svg:x="5.14cm" svg:y="6.2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658cm" svg:x="5.947cm" svg:y="6.121cm" svg:viewBox="0 0 656 659" svg:d="M350 349h275c14 0 31 0 31-20s-17-20-31-20h-275v-275c0-16 0-34-21-34-20 0-20 18-20 34v275h-275c-16 0-34 0-34 20s18 20 34 20h275v276c0 13 0 34 20 34 21 0 21-21 21-34z">
            <text:p/>
          </draw:path>
          <draw:path draw:style-name="gr3" draw:text-style-name="P7" draw:layer="layout" svg:width="0.31cm" svg:height="0.617cm" svg:x="6.895cm" svg:y="6.09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7.3cm" svg:y="6.254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7.784cm" svg:y="6.2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373cm" svg:y="6.09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989cm" svg:y="5.83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9.724cm" svg:y="5.268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93cm" svg:height="0.658cm" svg:x="10.41cm" svg:y="5.373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olygon draw:style-name="gr3" draw:text-style-name="P7" draw:layer="layout" svg:width="0.494cm" svg:height="0.042cm" svg:x="10.363cm" svg:y="6.428cm" svg:viewBox="0 0 495 43" draw:points="246,43 0,43 0,0 495,0 495,43">
            <text:p/>
          </draw:polygon>
          <draw:path draw:style-name="gr3" draw:text-style-name="P7" draw:layer="layout" svg:width="0.409cm" svg:height="0.678cm" svg:x="10.403cm" svg:y="6.715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1.006cm" svg:y="5.268cm" svg:viewBox="0 0 486 2363" svg:d="M486 1183c0-388-89-778-340-1073-21-23-56-63-97-99-13-11-15-11-29-11-11 0-20 0-20 9 0 4 4 9 7 11 33 36 101 101 166 208 159 254 230 574 230 952 0 267-33 607-197 901-78 141-161 222-202 264-2 2-4 5-4 9 0 9 9 9 20 9 14 0 16 0 32-16 331-300 434-750 434-1164z">
            <text:p/>
          </draw:path>
        </draw:g>
        <draw:g xml:id="id270" draw:id="id270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327cm" svg:y="7.818cm" svg:viewBox="0 0 6272 607" draw:points="3136,607 0,607 0,0 6272,0 6272,607">
            <text:p/>
          </draw:polygon>
          <draw:path draw:style-name="gr3" draw:text-style-name="P7" draw:layer="layout" svg:width="0.662cm" svg:height="0.673cm" svg:x="3.311cm" svg:y="7.7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061cm" svg:y="7.8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8cm" svg:y="7.7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62cm" svg:y="8.358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616cm" svg:y="8.0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402cm" svg:y="8.358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949cm" svg:y="8.0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421cm" svg:y="8.358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961cm" svg:y="7.8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378cm" svg:y="8.358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922cm" svg:y="8.0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542cm" svg:y="8.358cm" svg:viewBox="0 0 108 108" svg:d="M108 54c0-29-25-54-54-54s-54 25-54 54 25 54 54 54 54-25 54-54z">
            <text:p/>
          </draw:path>
        </draw:g>
        <draw:g xml:id="id271" draw:id="id271">
          <svg:title>TexMaths</svg:title>
          <svg:desc>28§display§\frac{dy}{dx} = \frac{d}{dx}\left[ x + \tan^{-1}\left( \frac{2}{3} \right) \right] = 1 + 0 §svg§600§FALSE§</svg:desc>
          <draw:polygon draw:style-name="gr2" draw:text-style-name="P6" draw:layer="layout" svg:width="14.964cm" svg:height="2.263cm" svg:x="3.362cm" svg:y="9.521cm" svg:viewBox="0 0 14965 2264" draw:points="7484,2264 0,2264 0,0 14965,0 14965,2264">
            <text:p/>
          </draw:polygon>
          <draw:path draw:style-name="gr3" draw:text-style-name="P7" draw:layer="layout" svg:width="0.469cm" svg:height="0.696cm" svg:x="3.376cm" svg:y="9.55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5cm" svg:y="9.79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3.313cm" svg:y="10.632cm" svg:viewBox="0 0 1077 43" draw:points="538,43 0,43 0,0 1077,0 1077,43">
            <text:p/>
          </draw:polygon>
          <draw:path draw:style-name="gr3" draw:text-style-name="P7" draw:layer="layout" svg:width="0.469cm" svg:height="0.696cm" svg:x="3.353cm" svg:y="10.8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3cm" svg:y="11.1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834cm" svg:y="10.5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256cm" svg:y="9.55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936cm" svg:y="10.632cm" svg:viewBox="0 0 1077 43" draw:points="538,43 0,43 0,0 1077,0 1077,43">
            <text:p/>
          </draw:polygon>
          <draw:path draw:style-name="gr3" draw:text-style-name="P7" draw:layer="layout" svg:width="0.469cm" svg:height="0.696cm" svg:x="5.976cm" svg:y="10.8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476cm" svg:y="11.1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7.538cm" svg:y="9.472cm" svg:viewBox="0 0 262 2363" draw:points="0,2363 262,2363 262,2309 54,2309 54,54 262,54 262,0 0,0">
            <text:p/>
          </draw:polygon>
          <draw:path draw:style-name="gr3" draw:text-style-name="P7" draw:layer="layout" svg:width="0.492cm" svg:height="0.447cm" svg:x="7.84cm" svg:y="10.4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8.649cm" svg:y="10.3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08cm" svg:height="0.617cm" svg:x="9.596cm" svg:y="10.2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002cm" svg:y="10.4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483cm" svg:y="10.4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072cm" svg:y="10.30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688cm" svg:y="10.034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423cm" svg:y="9.472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3.111cm" svg:y="9.57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7" draw:layer="layout" svg:width="0.494cm" svg:height="0.042cm" svg:x="13.061cm" svg:y="10.632cm" svg:viewBox="0 0 495 43" draw:points="246,43 0,43 0,0 495,0 495,43">
            <text:p/>
          </draw:polygon>
          <draw:path draw:style-name="gr3" draw:text-style-name="P7" draw:layer="layout" svg:width="0.409cm" svg:height="0.678cm" svg:x="13.104cm" svg:y="10.91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85cm" svg:height="2.362cm" svg:x="13.707cm" svg:y="9.472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41cm" svg:y="9.472cm" svg:viewBox="0 0 262 2363" draw:points="206,2309 0,2309 0,2363 262,2363 262,0 0,0 0,54 206,54">
            <text:p/>
          </draw:polygon>
          <draw:path draw:style-name="gr3" draw:text-style-name="P7" draw:layer="layout" svg:width="0.655cm" svg:height="0.232cm" svg:x="15.243cm" svg:y="10.5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6.316cm" svg:y="10.24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6.993cm" svg:y="10.3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16cm" svg:height="0.678cm" svg:x="17.96cm" svg:y="10.242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</draw:g>
        <draw:g xml:id="id272" draw:id="id272">
          <svg:title>TexMaths</svg:title>
          <svg:desc>28§display§\therefore \ \ \ \frac{dy}{dx} =  1§svg§600§FALSE§</svg:desc>
          <draw:polygon draw:style-name="gr2" draw:text-style-name="P6" draw:layer="layout" svg:width="4.852cm" svg:height="1.936cm" svg:x="3.333cm" svg:y="12.32cm" svg:viewBox="0 0 4853 1937" draw:points="2426,1937 0,1937 0,0 4853,0 4853,1937">
            <text:p/>
          </draw:polygon>
          <draw:path draw:style-name="gr3" draw:text-style-name="P7" draw:layer="layout" svg:width="0.597cm" svg:height="0.532cm" svg:x="3.313cm" svg:y="13.162cm" svg:viewBox="0 0 598 533" svg:d="M352 52c0-27-25-52-52-52-29 0-54 25-54 52 0 29 25 53 54 53 27 0 52-22 52-53zM598 479c0-27-22-51-51-51s-54 24-54 51c0 29 25 54 54 54s51-25 51-54zM105 479c0-27-24-51-53-51-27 0-52 24-52 51 0 29 25 54 52 54 29 0 53-25 53-54z">
            <text:p/>
          </draw:path>
          <draw:path draw:style-name="gr3" draw:text-style-name="P7" draw:layer="layout" svg:width="0.469cm" svg:height="0.696cm" svg:x="5.376cm" svg:y="12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78cm" svg:y="12.52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  <draw:polygon draw:style-name="gr3" draw:text-style-name="P7" draw:layer="layout" svg:width="1.077cm" svg:height="0.042cm" svg:x="5.316cm" svg:y="13.353cm" svg:viewBox="0 0 1078 43" draw:points="538,43 0,43 0,0 1078,0 1078,43">
            <text:p/>
          </draw:polygon>
          <draw:path draw:style-name="gr3" draw:text-style-name="P7" draw:layer="layout" svg:width="0.469cm" svg:height="0.696cm" svg:x="5.356cm" svg:y="13.61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56cm" svg:y="13.85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60-128 160-152 0-9-9-9-12-9-9 0-11 2-13 9-32 107-101 130-132 130-38 0-54-32-54-65 0-23 7-43 18-88z">
            <text:p/>
          </draw:path>
          <draw:path draw:style-name="gr3" draw:text-style-name="P7" draw:layer="layout" svg:width="0.655cm" svg:height="0.232cm" svg:x="6.837cm" svg:y="13.2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908cm" svg:y="12.965cm" svg:viewBox="0 0 327 658" svg:d="M204 25c0-23 0-25-25-25-60 63-148 63-179 63v31c20 0 78 0 130-27v513c0 36-2 47-92 47h-31v31c33-4 121-4 159-4 40 0 125 0 161 4v-31h-31c-90 0-92-11-92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6.2cm" svg:height="15.038cm" svg:x="0.8cm" svg:y="0.627cm" presentation:class="title" presentation:user-transformed="true">
          <draw:text-box>
            <text:p xml:id="id273" text:id="id273" text:style-name="P4"><text:span text:style-name="T14"><text:tab/></text:span><text:span text:style-name="T14"><text:tab/></text:span><text:span text:style-name="T40"><text:line-break/></text:span><text:span text:style-name="T40"><text:tab/></text:span><text:span text:style-name="T22">(ii) Let</text:span><text:span text:style-name="T40"> <text:s text:c="2"/></text:span><text:span text:style-name="T40"><text:line-break/></text:span><text:span text:style-name="T40"><text:tab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7"><text:tab/></text:span><text:span text:style-name="T7"><text:tab/></text:span><text:span text:style-name="T40"><text:line-break/></text:span><text:span text:style-name="T12"> <text:s text:c="20"/></text:span><text:span text:style-name="T40"><text:line-break/></text:span><text:span text:style-name="T40"><text:tab/></text:span><text:span text:style-name="T40"> <text:s text:c="4"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text:span text:style-name="T40"> <text:s text:c="2"/></text:span><text:span text:style-name="T40"><text:line-break/></text:span><text:span text:style-name="T36"><text:tab/></text:span><text:span text:style-name="T36"><text:tab/></text:span><text:span text:style-name="T40"><text:line-break/></text:span><text:span text:style-name="T40"><text:tab/></text:span><text:span text:style-name="T40"><text:tab/></text:span><text:span text:style-name="T40"> <text:s/></text:span><text:span text:style-name="T40"><text:line-break/></text:span><text:span text:style-name="T40"><text:tab/></text:span><text:span text:style-name="T40"><text:tab/></text:span><text:span text:style-name="T40"><text:line-break/></text:span><text:span text:style-name="T40"><text:tab/></text:span><text:span text:style-name="T40"><text:tab/></text:span></text:p>
          </draw:text-box>
        </draw:frame>
        <draw:g xml:id="id274" draw:id="id274">
          <svg:title>TexMaths</svg:title>
          <svg:desc>28§display§y = \cos^{-1}\left( \frac{3\sin x^2 + 4\cos x^2 }{ 5 } \right)§svg§600§FALSE§</svg:desc>
          <draw:polygon draw:style-name="gr2" draw:text-style-name="P6" draw:layer="layout" svg:width="13.126cm" svg:height="2.316cm" svg:x="5.526cm" svg:y="0.713cm" svg:viewBox="0 0 13127 2317" draw:points="6563,2317 0,2317 0,0 13127,0 13127,2317">
            <text:p/>
          </draw:polygon>
          <draw:path draw:style-name="gr3" draw:text-style-name="P7" draw:layer="layout" svg:width="0.456cm" svg:height="0.637cm" svg:x="5.506cm" svg:y="1.71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324cm" svg:y="1.7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41cm" svg:y="1.7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7.771cm" svg:y="1.7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268cm" svg:y="1.7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698cm" svg:y="1.54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314cm" svg:y="1.28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485cm" svg:height="2.361cm" svg:x="10.049cm" svg:y="0.718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7" draw:layer="layout" svg:width="0.409cm" svg:height="0.677cm" svg:x="10.73cm" svg:y="0.823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324cm" svg:height="0.454cm" svg:x="11.377cm" svg:y="1.03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765cm" svg:y="0.821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7" draw:layer="layout" svg:width="0.496cm" svg:height="0.436cm" svg:x="12.036cm" svg:y="1.04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744cm" svg:y="1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7" draw:layer="layout" svg:width="0.306cm" svg:height="0.458cm" svg:x="13.321cm" svg:y="0.664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993cm" svg:y="0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14.95cm" svg:y="0.81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375cm" svg:height="0.454cm" svg:x="15.613cm" svg:y="1.038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16.043cm" svg:y="1.038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16.54cm" svg:y="1.03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7.089cm" svg:y="1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7" draw:layer="layout" svg:width="0.306cm" svg:height="0.458cm" svg:x="17.665cm" svg:y="0.664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7.378cm" svg:height="0.042cm" svg:x="10.687cm" svg:y="1.878cm" svg:viewBox="0 0 7379 43" draw:points="3689,43 0,43 0,0 7379,0 7379,43">
            <text:p/>
          </draw:polygon>
          <draw:path draw:style-name="gr3" draw:text-style-name="P7" draw:layer="layout" svg:width="0.393cm" svg:height="0.677cm" svg:x="14.179cm" svg:y="2.164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7" draw:layer="layout" svg:width="0.485cm" svg:height="2.361cm" svg:x="18.216cm" svg:y="0.718cm" svg:viewBox="0 0 486 2362" svg:d="M486 1182c0-387-90-777-340-1072-18-23-56-63-97-99-13-11-15-11-29-11-11 0-20 0-20 9 0 4 4 9 7 11 33 36 101 101 165 208 160 253 233 574 233 952 0 266-35 607-199 900-78 141-161 222-202 264-2 3-4 5-4 9 0 9 9 9 20 9 14 0 16 0 32-15 331-300 434-751 434-1165z">
            <text:p/>
          </draw:path>
        </draw:g>
        <draw:g xml:id="id275" draw:id="id275">
          <svg:title>TexMaths</svg:title>
          <svg:desc>28§display§y = \cos^{-1}\left( \frac{3}{5} \sin x^2 +  \frac{4}{5} \cos x^2 \right)§svg§600§FALSE§</svg:desc>
          <draw:polygon draw:style-name="gr2" draw:text-style-name="P6" draw:layer="layout" svg:width="13.364cm" svg:height="2.263cm" svg:x="5.527cm" svg:y="3.316cm" svg:viewBox="0 0 13365 2264" draw:points="6682,2264 0,2264 0,0 13365,0 13365,2264">
            <text:p/>
          </draw:polygon>
          <draw:path draw:style-name="gr3" draw:text-style-name="P7" draw:layer="layout" svg:width="0.456cm" svg:height="0.637cm" svg:x="5.507cm" svg:y="4.25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325cm" svg:y="4.3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342cm" svg:y="4.25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7.772cm" svg:y="4.2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269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8.699cm" svg:y="4.09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315cm" svg:y="3.82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05cm" svg:y="3.2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409cm" svg:height="0.678cm" svg:x="10.731cm" svg:y="3.372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0.688cm" svg:y="4.427cm" svg:viewBox="0 0 495 43" draw:points="246,43 0,43 0,0 495,0 495,43">
            <text:p/>
          </draw:polygon>
          <draw:path draw:style-name="gr3" draw:text-style-name="P7" draw:layer="layout" svg:width="0.393cm" svg:height="0.678cm" svg:x="10.738cm" svg:y="4.714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324cm" svg:height="0.454cm" svg:x="11.495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885cm" svg:y="4.03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156cm" svg:y="4.2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864cm" svg:y="4.2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3.442cm" svg:y="3.8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114cm" svg:y="4.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5.187cm" svg:y="3.361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7" draw:layer="layout" svg:width="0.494cm" svg:height="0.042cm" svg:x="15.16cm" svg:y="4.427cm" svg:viewBox="0 0 495 43" draw:points="246,43 0,43 0,0 495,0 495,43">
            <text:p/>
          </draw:polygon>
          <draw:path draw:style-name="gr3" draw:text-style-name="P7" draw:layer="layout" svg:width="0.393cm" svg:height="0.678cm" svg:x="15.209cm" svg:y="4.714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375cm" svg:height="0.454cm" svg:x="15.968cm" svg:y="4.25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398cm" svg:y="4.25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896cm" svg:y="4.25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7.445cm" svg:y="4.2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8.023cm" svg:y="3.8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8.455cm" svg:y="3.2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76" draw:id="id276">
          <svg:title>TexMaths</svg:title>
          <svg:desc>28§display§\text {Put } \frac{3}{5} = \sin \alpha, \ \frac{4}{5} = \cos \alpha§svg§600§FALSE§</svg:desc>
          <draw:polygon draw:style-name="gr2" draw:text-style-name="P6" draw:layer="layout" svg:width="10.755cm" svg:height="1.933cm" svg:x="3.625cm" svg:y="6.217cm" svg:viewBox="0 0 10756 1934" draw:points="5378,1934 0,1934 0,0 10756,0 10756,1934">
            <text:p/>
          </draw:polygon>
          <draw:path draw:style-name="gr3" draw:text-style-name="P7" draw:layer="layout" svg:width="0.581cm" svg:height="0.673cm" svg:x="3.609cm" svg:y="6.829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7" draw:layer="layout" svg:width="0.496cm" svg:height="0.447cm" svg:x="4.277cm" svg:y="7.064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7" draw:layer="layout" svg:width="0.31cm" svg:height="0.617cm" svg:x="4.81cm" svg:y="6.89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09cm" svg:height="0.678cm" svg:x="5.663cm" svg:y="6.17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olygon draw:style-name="gr3" draw:text-style-name="P7" draw:layer="layout" svg:width="0.494cm" svg:height="0.042cm" svg:x="5.62cm" svg:y="7.235cm" svg:viewBox="0 0 495 43" draw:points="246,43 0,43 0,0 495,0 495,43">
            <text:p/>
          </draw:polygon>
          <draw:path draw:style-name="gr3" draw:text-style-name="P7" draw:layer="layout" svg:width="0.393cm" svg:height="0.678cm" svg:x="5.67cm" svg:y="7.51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3" draw:text-style-name="P7" draw:layer="layout" svg:width="0.655cm" svg:height="0.232cm" svg:x="6.559cm" svg:y="7.1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576cm" svg:y="7.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7.963cm" svg:y="6.8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237cm" svg:y="7.06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8.956cm" svg:y="7.064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115cm" svg:height="0.295cm" svg:x="9.632cm" svg:y="7.39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438cm" svg:height="0.667cm" svg:x="10.459cm" svg:y="6.168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olygon draw:style-name="gr3" draw:text-style-name="P7" draw:layer="layout" svg:width="0.494cm" svg:height="0.042cm" svg:x="10.432cm" svg:y="7.235cm" svg:viewBox="0 0 495 43" draw:points="246,43 0,43 0,0 495,0 495,43">
            <text:p/>
          </draw:polygon>
          <draw:path draw:style-name="gr3" draw:text-style-name="P7" draw:layer="layout" svg:width="0.393cm" svg:height="0.678cm" svg:x="10.481cm" svg:y="7.51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3" draw:text-style-name="P7" draw:layer="layout" svg:width="0.655cm" svg:height="0.232cm" svg:x="11.37cm" svg:y="7.1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2.387cm" svg:y="7.06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2.82cm" svg:y="7.0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3.315cm" svg:y="7.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3.875cm" svg:y="7.064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</draw:g>
        <draw:g xml:id="id277" draw:id="id277">
          <svg:title>TexMaths</svg:title>
          <svg:desc>28§display§\text {Also note that, }\sin^2 \alpha + \cos^2 \alpha = \frac{9}{25} + \frac{16}{25} = 1§svg§600§FALSE§</svg:desc>
          <draw:polygon draw:style-name="gr2" draw:text-style-name="P6" draw:layer="layout" svg:width="19.764cm" svg:height="1.922cm" svg:x="3.725cm" svg:y="8.718cm" svg:viewBox="0 0 19765 1923" draw:points="9882,1923 0,1923 0,0 19765,0 19765,1923">
            <text:p/>
          </draw:polygon>
          <draw:path draw:style-name="gr3" draw:text-style-name="P7" draw:layer="layout" svg:width="0.675cm" svg:height="0.707cm" svg:x="3.707cm" svg:y="9.285cm" svg:viewBox="0 0 676 708" svg:d="M361 20c-5-13-7-20-23-20-15 0-18 7-22 20l-206 590c-18 51-56 65-110 67v31c22-2 65-4 101-4 31 0 83 2 114 4v-31c-49 0-74-25-74-52 0-2 0-11 0-13l47-130h244l52 152c0 3 2 9 2 14 0 29-54 29-81 29v31c36-4 103-4 142-4 42 0 87 2 129 4v-31h-17c-59 0-74-7-83-40zM309 130l112 321h-222z">
            <text:p/>
          </draw:path>
          <draw:path draw:style-name="gr3" draw:text-style-name="P7" draw:layer="layout" svg:width="0.221cm" svg:height="0.685cm" svg:x="4.446cm" svg:y="9.308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24cm" svg:height="0.454cm" svg:x="4.719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5.102cm" svg:y="9.5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5.927cm" svg:y="9.55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38cm" svg:height="0.454cm" svg:x="6.469cm" svg:y="9.5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8cm" svg:x="6.953cm" svg:y="9.38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382cm" svg:height="0.454cm" svg:x="7.345cm" svg:y="9.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1cm" svg:height="0.618cm" svg:x="8.102cm" svg:y="9.386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8.496cm" svg:y="9.308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45cm" svg:height="0.454cm" svg:x="9.054cm" svg:y="9.5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9.522cm" svg:y="9.38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115cm" svg:height="0.295cm" svg:x="9.97cm" svg:y="9.886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7" draw:layer="layout" svg:width="0.324cm" svg:height="0.454cm" svg:x="10.684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1.072cm" svg:y="9.333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345cm" svg:y="9.55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6cm" svg:height="0.459cm" svg:x="11.903cm" svg:y="9.1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552cm" svg:height="0.447cm" svg:x="12.505cm" svg:y="9.557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8c-87 77-163 88-204 88-58 0-87-45-87-108 0-47 25-154 56-206 47-72 101-90 134-90 99 0 99 130 99 207 0 36 0 94 2 109z">
            <text:p/>
          </draw:path>
          <draw:path draw:style-name="gr3" draw:text-style-name="P7" draw:layer="layout" svg:width="0.655cm" svg:height="0.658cm" svg:x="13.372cm" svg:y="9.4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75cm" svg:height="0.454cm" svg:x="14.335cm" svg:y="9.55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4.765cm" svg:y="9.5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263cm" svg:y="9.5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9cm" svg:x="15.661cm" svg:y="9.1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552cm" svg:height="0.447cm" svg:x="16.264cm" svg:y="9.557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8c-87 77-163 88-204 88-58 0-87-45-87-108 0-47 25-154 56-206 47-72 101-90 134-90 99 0 99 130 99 207 0 36 0 94 2 109z">
            <text:p/>
          </draw:path>
          <draw:path draw:style-name="gr3" draw:text-style-name="P7" draw:layer="layout" svg:width="0.655cm" svg:height="0.232cm" svg:x="17.184cm" svg:y="9.6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8.575cm" svg:y="8.669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olygon draw:style-name="gr3" draw:text-style-name="P7" draw:layer="layout" svg:width="0.985cm" svg:height="0.042cm" svg:x="18.286cm" svg:y="9.725cm" svg:viewBox="0 0 986 43" draw:points="493,43 0,43 0,0 986,0 986,43">
            <text:p/>
          </draw:polygon>
          <draw:path draw:style-name="gr3" draw:text-style-name="P7" draw:layer="layout" svg:width="0.393cm" svg:height="0.658cm" svg:x="18.336cm" svg:y="10.01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393cm" svg:height="0.678cm" svg:x="18.829cm" svg:y="10.012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655cm" svg:height="0.658cm" svg:x="19.664cm" svg:y="9.41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26cm" svg:height="0.658cm" svg:x="20.797cm" svg:y="8.669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7" draw:layer="layout" svg:width="0.409cm" svg:height="0.678cm" svg:x="21.243cm" svg:y="8.66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6-18 132c-29 61-77 65-99 65z">
            <text:p/>
          </draw:path>
          <draw:polygon draw:style-name="gr3" draw:text-style-name="P7" draw:layer="layout" svg:width="0.985cm" svg:height="0.042cm" svg:x="20.71cm" svg:y="9.725cm" svg:viewBox="0 0 986 43" draw:points="493,43 0,43 0,0 986,0 986,43">
            <text:p/>
          </draw:polygon>
          <draw:path draw:style-name="gr3" draw:text-style-name="P7" draw:layer="layout" svg:width="0.393cm" svg:height="0.658cm" svg:x="20.759cm" svg:y="10.01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7" draw:layer="layout" svg:width="0.393cm" svg:height="0.678cm" svg:x="21.252cm" svg:y="10.012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7" draw:layer="layout" svg:width="0.655cm" svg:height="0.232cm" svg:x="22.141cm" svg:y="9.6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23.212cm" svg:y="9.335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278" draw:id="id278">
          <svg:title>TexMaths</svg:title>
          <svg:desc>28§display§\text {and }\tan \alpha = \frac{3}{4} \ \ \therefore  \\ \alpha = \tan^{-1}\left( \frac{3}{4} \right)§svg§600§FALSE§</svg:desc>
          <draw:polygon draw:style-name="gr2" draw:text-style-name="P6" draw:layer="layout" svg:width="14.655cm" svg:height="2.263cm" svg:x="3.717cm" svg:y="11.421cm" svg:viewBox="0 0 14656 2264" draw:points="7329,2264 0,2264 0,0 14656,0 14656,2264">
            <text:p/>
          </draw:polygon>
          <draw:path draw:style-name="gr3" draw:text-style-name="P7" draw:layer="layout" svg:width="0.445cm" svg:height="0.454cm" svg:x="3.708cm" svg:y="12.3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192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4.741cm" svg:y="12.116cm" svg:viewBox="0 0 488 697" svg:d="M343 632v65l145-12v-31c-69 0-78-7-78-54v-600l-141 11v32c69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7" draw:layer="layout" svg:width="0.31cm" svg:height="0.617cm" svg:x="5.764cm" svg:y="12.194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6.17cm" svg:y="12.358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6.651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7.37cm" svg:y="12.36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8.293cm" svg:y="12.4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435cm" svg:y="11.47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9.393cm" svg:y="12.532cm" svg:viewBox="0 0 495 43" draw:points="246,43 0,43 0,0 495,0 495,43">
            <text:p/>
          </draw:polygon>
          <draw:path draw:style-name="gr3" draw:text-style-name="P7" draw:layer="layout" svg:width="0.438cm" svg:height="0.666cm" svg:x="9.422cm" svg:y="12.808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597cm" svg:height="0.532cm" svg:x="10.963cm" svg:y="12.342cm" svg:viewBox="0 0 598 533" svg:d="M352 52c0-27-25-52-52-52-29 0-54 25-54 52 0 29 25 53 54 53 27 0 52-22 52-53zM598 479c0-27-22-51-51-51-30 0-52 24-52 51 0 29 22 54 52 54 29 0 51-25 51-54zM105 479c0-27-24-51-53-51-27 0-52 24-52 51 0 29 25 54 52 54 29 0 53-25 53-54z">
            <text:p/>
          </draw:path>
          <draw:path draw:style-name="gr3" draw:text-style-name="P7" draw:layer="layout" svg:width="0.552cm" svg:height="0.447cm" svg:x="11.904cm" svg:y="12.364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" draw:text-style-name="P7" draw:layer="layout" svg:width="0.655cm" svg:height="0.232cm" svg:x="12.824cm" svg:y="12.43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826cm" svg:y="12.1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4.231cm" svg:y="12.35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715cm" svg:y="12.3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304cm" svg:y="12.20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92cm" svg:y="11.934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6.655cm" svg:y="11.372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7.333cm" svg:y="11.477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7.293cm" svg:y="12.532cm" svg:viewBox="0 0 495 43" draw:points="246,43 0,43 0,0 495,0 495,43">
            <text:p/>
          </draw:polygon>
          <draw:path draw:style-name="gr3" draw:text-style-name="P7" draw:layer="layout" svg:width="0.438cm" svg:height="0.666cm" svg:x="17.32cm" svg:y="12.808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7.936cm" svg:y="11.372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3" anim:sub-item="text" smil:attributeName="visibility" smil:to="visible"/>
                  <anim:animate smil:dur="0.5s" smil:fill="hold" smil:targetElement="id273" anim:sub-item="text" smil:attributeName="width" smil:values="width*0.05;width" smil:keyTimes="0;1"/>
                  <anim:animate smil:dur="0.5s" smil:fill="hold" smil:targetElement="id273" anim:sub-item="text" smil:attributeName="height" smil:values="height;height" smil:keyTimes="0;1"/>
                  <anim:animate smil:dur="0.5s" smil:fill="hold" smil:targetElement="id273" anim:sub-item="text" smil:attributeName="x" smil:values="x-.2;x" smil:keyTimes="0;1"/>
                  <anim:animate smil:dur="0.5s" smil:fill="hold" smil:targetElement="id273" anim:sub-item="text" smil:attributeName="y" smil:values="y;y" smil:keyTimes="0;1"/>
                  <anim:transitionFilter smil:dur="0.5s" smil:targetElement="id27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office:forms form:automatic-focus="false" form:apply-design-mode="false"/>
        <draw:frame presentation:style-name="pr16" draw:text-style-name="P8" draw:layer="layout" svg:width="26.4cm" svg:height="14.573cm" svg:x="0.8cm" svg:y="0.627cm" presentation:class="title" presentation:user-transformed="true">
          <draw:text-box>
            <text:p xml:id="id286" text:id="id286" text:style-name="P4"><text:span text:style-name="T14"><text:tab/></text:span><text:span text:style-name="T14"><text:tab/></text:span><text:span text:style-name="T7"><text:line-break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#####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#####</text:span></text:p>
          </draw:text-box>
        </draw:frame>
        <draw:g xml:id="id279" draw:id="id279">
          <svg:title>TexMaths</svg:title>
          <svg:desc>28§display§y = \cos^{-1}\left( \sin \alpha \sin x^2 +  \cos \alpha  \cos x^2 \right)§svg§600§FALSE§</svg:desc>
          <draw:polygon draw:style-name="gr2" draw:text-style-name="P6" draw:layer="layout" svg:width="15.534cm" svg:height="1.11cm" svg:x="3.328cm" svg:y="0.716cm" svg:viewBox="0 0 15535 1111" draw:points="7769,1111 0,1111 0,0 15535,0 15535,1111">
            <text:p/>
          </draw:polygon>
          <draw:path draw:style-name="gr3" draw:text-style-name="P7" draw:layer="layout" svg:width="0.456cm" svg:height="0.638cm" svg:x="3.308cm" svg:y="1.0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4.126cm" svg:y="1.1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3cm" svg:y="1.09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3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cm" svg:y="0.9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6cm" svg:y="0.6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7.797cm" svg:y="0.694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324cm" svg:height="0.454cm" svg:x="8.131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8.519cm" svg:y="0.8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792cm" svg:y="1.0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9.511cm" svg:y="1.0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324cm" svg:height="0.454cm" svg:x="10.299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0.689cm" svg:y="0.8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0.96cm" svg:y="1.0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1.668cm" svg:y="1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2.246cm" svg:y="0.6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2.918cm" svg:y="0.9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75cm" svg:height="0.454cm" svg:x="13.881cm" svg:y="1.091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4.312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809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5.369cm" svg:y="1.0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375cm" svg:height="0.454cm" svg:x="16.16cm" svg:y="1.09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6.59cm" svg:y="1.0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7.087cm" svg:y="1.0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92cm" svg:height="0.447cm" svg:x="17.636cm" svg:y="1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58cm" svg:x="18.214cm" svg:y="0.66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8.655cm" svg:y="0.6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80" draw:id="id280">
          <svg:title>TexMaths</svg:title>
          <svg:desc>28§display§y = \cos^{-1}\left( \cos x^2 \cos \alpha  + \sin x^2 \sin \alpha  \right)§svg§600§FALSE§</svg:desc>
          <draw:polygon draw:style-name="gr2" draw:text-style-name="P6" draw:layer="layout" svg:width="15.534cm" svg:height="1.11cm" svg:x="3.33cm" svg:y="2.216cm" svg:viewBox="0 0 15535 1111" draw:points="7769,1111 0,1111 0,0 15535,0 15535,1111">
            <text:p/>
          </draw:polygon>
          <draw:path draw:style-name="gr3" draw:text-style-name="P7" draw:layer="layout" svg:width="0.456cm" svg:height="0.638cm" svg:x="3.31cm" svg:y="2.5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4.128cm" svg:y="2.6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5cm" svg:y="2.5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5cm" svg:y="2.5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2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02cm" svg:y="2.4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8cm" svg:y="2.167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59cm" svg:height="1.182cm" svg:x="7.799cm" svg:y="2.194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7" draw:layer="layout" svg:width="0.375cm" svg:height="0.454cm" svg:x="8.133cm" svg:y="2.5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65cm" svg:y="2.5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063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92cm" svg:height="0.447cm" svg:x="9.611cm" svg:y="2.5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58cm" svg:x="10.187cm" svg:y="2.1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0.783cm" svg:y="2.5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1.215cm" svg:y="2.5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1.713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552cm" svg:height="0.447cm" svg:x="12.273cm" svg:y="2.595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655cm" svg:height="0.658cm" svg:x="13.137cm" svg:y="2.4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24cm" svg:height="0.454cm" svg:x="14.101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4.488cm" svg:y="2.3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4.762cm" svg:y="2.5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5.469cm" svg:y="2.5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6.045cm" svg:y="2.1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24cm" svg:height="0.454cm" svg:x="16.641cm" svg:y="2.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7.029cm" svg:y="2.37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7.302cm" svg:y="2.59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552cm" svg:height="0.447cm" svg:x="18.021cm" svg:y="2.595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259cm" svg:height="1.182cm" svg:x="18.657cm" svg:y="2.1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281" draw:id="id281">
          <svg:title>TexMaths</svg:title>
          <svg:desc>28§display§y = \cos^{-1}\left[ \cos (\left x^2 - \alpha  \right) \right]§svg§600§FALSE§</svg:desc>
          <draw:polygon draw:style-name="gr2" draw:text-style-name="P6" draw:layer="layout" svg:width="10.002cm" svg:height="1.11cm" svg:x="3.33cm" svg:y="3.816cm" svg:viewBox="0 0 10003 1111" draw:points="5000,1111 0,1111 0,0 10003,0 10003,1111">
            <text:p/>
          </draw:polygon>
          <draw:path draw:style-name="gr3" draw:text-style-name="P7" draw:layer="layout" svg:width="0.456cm" svg:height="0.638cm" svg:x="3.31cm" svg:y="4.19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4 0 204-90 231-202z">
            <text:p/>
          </draw:path>
          <draw:path draw:style-name="gr3" draw:text-style-name="P7" draw:layer="layout" svg:width="0.655cm" svg:height="0.232cm" svg:x="4.128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145cm" svg:y="4.19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5.575cm" svg:y="4.1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072cm" svg:y="4.1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502cm" svg:y="4.03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7.118cm" svg:y="3.767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89cm" svg:height="1.182cm" svg:x="7.849cm" svg:y="3.794cm" svg:viewBox="0 0 190 1183" draw:points="0,1183 190,1183 190,1143 40,1143 40,40 190,40 190,0 0,0">
            <text:p/>
          </draw:polygon>
          <draw:path draw:style-name="gr3" draw:text-style-name="P7" draw:layer="layout" svg:width="0.375cm" svg:height="0.454cm" svg:x="8.093cm" svg:y="4.19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25cm" svg:y="4.19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02cm" svg:y="4.1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9.475cm" svg:y="3.89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9.907cm" svg:y="4.1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58cm" svg:x="10.483cm" svg:y="3.76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1.182cm" svg:y="4.365cm" svg:viewBox="0 0 603 43" svg:d="M569 43c16 0 34 0 34-23 0-20-18-20-34-20h-535c-16 0-34 0-34 20 0 23 18 23 34 23z">
            <text:p/>
          </draw:path>
          <draw:path draw:style-name="gr3" draw:text-style-name="P7" draw:layer="layout" svg:width="0.552cm" svg:height="0.447cm" svg:x="12.125cm" svg:y="4.195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3" draw:text-style-name="P7" draw:layer="layout" svg:width="0.259cm" svg:height="1.182cm" svg:x="12.761cm" svg:y="3.79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7" draw:layer="layout" svg:width="0.189cm" svg:height="1.182cm" svg:x="13.192cm" svg:y="3.794cm" svg:viewBox="0 0 190 1183" draw:points="190,1183 190,0 0,0 0,40 152,40 152,1143 0,1143 0,1183">
            <text:p/>
          </draw:polygon>
        </draw:g>
        <draw:g xml:id="id282" draw:id="id282">
          <svg:title>TexMaths</svg:title>
          <svg:desc>28§display§y = x^2 - \tan^{-1}\left( \frac{3}{4} \right)§svg§600§FALSE§</svg:desc>
          <draw:polygon draw:style-name="gr2" draw:text-style-name="P6" draw:layer="layout" svg:width="8.551cm" svg:height="2.263cm" svg:x="3.33cm" svg:y="5.318cm" svg:viewBox="0 0 8552 2264" draw:points="4276,2264 0,2264 0,0 8552,0 8552,2264">
            <text:p/>
          </draw:polygon>
          <draw:path draw:style-name="gr3" draw:text-style-name="P7" draw:layer="layout" svg:width="0.456cm" svg:height="0.637cm" svg:x="3.31cm" svg:y="6.2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4.128cm" svg:y="6.3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447cm" svg:x="5.14cm" svg:y="6.2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5.716cm" svg:y="5.8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6.414cm" svg:y="6.429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7.335cm" svg:y="6.0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7.74cm" svg:y="6.255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224cm" svg:y="6.261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813cm" svg:y="6.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429cm" svg:y="5.8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164cm" svg:y="5.2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0.842cm" svg:y="5.3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0.802cm" svg:y="6.429cm" svg:viewBox="0 0 495 43" draw:points="246,43 0,43 0,0 495,0 495,43">
            <text:p/>
          </draw:polygon>
          <draw:path draw:style-name="gr3" draw:text-style-name="P7" draw:layer="layout" svg:width="0.438cm" svg:height="0.666cm" svg:x="10.829cm" svg:y="6.7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1.445cm" svg:y="5.269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283" draw:id="id28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327cm" svg:y="7.818cm" svg:viewBox="0 0 6272 607" draw:points="3136,607 0,607 0,0 6272,0 6272,607">
            <text:p/>
          </draw:polygon>
          <draw:path draw:style-name="gr3" draw:text-style-name="P7" draw:layer="layout" svg:width="0.662cm" svg:height="0.673cm" svg:x="3.311cm" svg:y="7.7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061cm" svg:y="7.8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328cm" svg:y="7.7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962cm" svg:y="8.358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616cm" svg:y="8.0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402cm" svg:y="8.358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949cm" svg:y="8.0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421cm" svg:y="8.358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961cm" svg:y="7.8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378cm" svg:y="8.358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922cm" svg:y="8.0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542cm" svg:y="8.358cm" svg:viewBox="0 0 108 108" svg:d="M108 54c0-29-25-54-54-54s-54 25-54 54 25 54 54 54 54-25 54-54z">
            <text:p/>
          </draw:path>
        </draw:g>
        <draw:g xml:id="id284" draw:id="id284">
          <svg:title>TexMaths</svg:title>
          <svg:desc>28§display§\frac{dy}{dx} = \frac{d}{dx}\left[ x^2 - \tan^{-1}\left( \frac{3}{4} \right) \right]  = 2x - 0 §svg§600§FALSE§</svg:desc>
          <draw:polygon draw:style-name="gr2" draw:text-style-name="P6" draw:layer="layout" svg:width="15.966cm" svg:height="2.263cm" svg:x="3.362cm" svg:y="9.522cm" svg:viewBox="0 0 15967 2264" draw:points="7985,2264 0,2264 0,0 15967,0 15967,2264">
            <text:p/>
          </draw:polygon>
          <draw:path draw:style-name="gr3" draw:text-style-name="P7" draw:layer="layout" svg:width="0.469cm" svg:height="0.696cm" svg:x="3.376cm" svg:y="9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5cm" svg:y="9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3.313cm" svg:y="10.633cm" svg:viewBox="0 0 1077 43" draw:points="538,43 0,43 0,0 1077,0 1077,43">
            <text:p/>
          </draw:polygon>
          <draw:path draw:style-name="gr3" draw:text-style-name="P7" draw:layer="layout" svg:width="0.469cm" svg:height="0.696cm" svg:x="3.353cm" svg:y="10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3cm" svg:y="11.1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834cm" svg:y="10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256cm" svg:y="9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936cm" svg:y="10.633cm" svg:viewBox="0 0 1077 43" draw:points="538,43 0,43 0,0 1077,0 1077,43">
            <text:p/>
          </draw:polygon>
          <draw:path draw:style-name="gr3" draw:text-style-name="P7" draw:layer="layout" svg:width="0.469cm" svg:height="0.696cm" svg:x="5.976cm" svg:y="10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476cm" svg:y="11.13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7.537cm" svg:y="9.473cm" svg:viewBox="0 0 262 2363" draw:points="0,2363 262,2363 262,2309 54,2309 54,54 262,54 262,0 0,0">
            <text:p/>
          </draw:polygon>
          <draw:path draw:style-name="gr3" draw:text-style-name="P7" draw:layer="layout" svg:width="0.492cm" svg:height="0.447cm" svg:x="7.84cm" svg:y="10.4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8.417cm" svg:y="10.0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9.116cm" svg:y="10.633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0.037cm" svg:y="10.295cm" svg:viewBox="0 0 309 618" svg:d="M152 213h141v-32h-141v-181h-24c0 81-32 186-128 190v23h85v271c0 123 92 134 128 134 69 0 96-69 96-134v-56h-25v56c0 71-29 110-65 110-67 0-67-90-67-108z">
            <text:p/>
          </draw:path>
          <draw:path draw:style-name="gr3" draw:text-style-name="P7" draw:layer="layout" svg:width="0.445cm" svg:height="0.454cm" svg:x="10.442cm" svg:y="10.459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0.924cm" svg:y="10.4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513cm" svg:y="10.30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129cm" svg:y="10.03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863cm" svg:y="9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3.544cm" svg:y="9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13.502cm" svg:y="10.633cm" svg:viewBox="0 0 495 43" draw:points="246,43 0,43 0,0 495,0 495,43">
            <text:p/>
          </draw:polygon>
          <draw:path draw:style-name="gr3" draw:text-style-name="P7" draw:layer="layout" svg:width="0.438cm" svg:height="0.666cm" svg:x="13.531cm" svg:y="10.9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4.147cm" svg:y="9.473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85cm" svg:y="9.473cm" svg:viewBox="0 0 262 2363" draw:points="206,2309 0,2309 0,2363 262,2363 262,0 0,0 0,54 206,54">
            <text:p/>
          </draw:polygon>
          <draw:path draw:style-name="gr3" draw:text-style-name="P7" draw:layer="layout" svg:width="0.655cm" svg:height="0.232cm" svg:x="15.683cm" svg:y="10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6.718cm" svg:y="10.24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92cm" svg:height="0.447cm" svg:x="17.188cm" svg:y="10.4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18.022cm" svg:y="10.633cm" svg:viewBox="0 0 603 43" svg:d="M569 43c16 0 34 0 34-23 0-20-18-20-34-20h-535c-16 0-34 0-34 20 0 23 18 23 34 23z">
            <text:p/>
          </draw:path>
          <draw:path draw:style-name="gr3" draw:text-style-name="P7" draw:layer="layout" svg:width="0.416cm" svg:height="0.678cm" svg:x="18.962cm" svg:y="10.243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</draw:g>
        <draw:g xml:id="id285" draw:id="id285">
          <svg:title>TexMaths</svg:title>
          <svg:desc>28§display§\frac{dy}{dx} =  2x§svg§600§FALSE§</svg:desc>
          <draw:polygon draw:style-name="gr2" draw:text-style-name="P6" draw:layer="layout" svg:width="3.418cm" svg:height="1.936cm" svg:x="3.361cm" svg:y="12.32cm" svg:viewBox="0 0 3419 1937" draw:points="1710,1937 0,1937 0,0 3419,0 3419,1937">
            <text:p/>
          </draw:polygon>
          <draw:path draw:style-name="gr3" draw:text-style-name="P7" draw:layer="layout" svg:width="0.47cm" svg:height="0.696cm" svg:x="3.375cm" svg:y="12.27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874cm" svg:y="12.5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3.312cm" svg:y="13.353cm" svg:viewBox="0 0 1078 43" draw:points="538,43 0,43 0,0 1078,0 1078,43">
            <text:p/>
          </draw:polygon>
          <draw:path draw:style-name="gr3" draw:text-style-name="P7" draw:layer="layout" svg:width="0.47cm" svg:height="0.696cm" svg:x="3.352cm" svg:y="13.61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852cm" svg:y="13.8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232cm" svg:x="4.833cm" svg:y="13.259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93cm" svg:height="0.657cm" svg:x="5.866cm" svg:y="12.965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7" draw:layer="layout" svg:width="0.492cm" svg:height="0.447cm" svg:x="6.339cm" svg:y="13.1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6" smil:attributeName="visibility" smil:to="visible"/>
                  <anim:animate smil:dur="1s" smil:fill="hold" smil:targetElement="id286" smil:attributeName="width" smil:values="0;width" smil:keyTimes="0;1"/>
                  <anim:animate smil:dur="1s" smil:fill="hold" smil:targetElement="id286" smil:attributeName="height" smil:values="0;height" smil:keyTimes="0;1"/>
                  <anim:animate smil:dur="1s" smil:fill="hold" smil:targetElement="id286" smil:attributeName="x" smil:values="0;1" smil:keyTimes="0;1" anim:formula="x+(cos(-2*pi*(1-$))*-x-sin(-2*pi*(1-$))*(1-y))*(1-$)"/>
                  <anim:animate smil:dur="1s" smil:fill="hold" smil:targetElement="id28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9">
        <office:forms form:automatic-focus="false" form:apply-design-mode="false"/>
        <draw:frame presentation:style-name="pr25" draw:text-style-name="P22" draw:layer="layout" svg:width="25.199cm" svg:height="2.629cm" draw:transform="rotate (0.430049127691403) translate (1.999cm 11.536cm)" presentation:class="title" presentation:user-transformed="true">
          <draw:text-box>
            <text:p xml:id="id287" text:id="id287"><text:span text:style-name="T4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87" anim:sub-item="text" smil:attributeName="visibility" smil:to="visible"/>
                  <anim:transitionFilter smil:dur="2s" smil:targetElement="id287" anim:sub-item="text" smil:type="fade" smil:subtype="crossfade"/>
                  <anim:animate smil:dur="2s" smil:fill="hold" smil:targetElement="id287" anim:sub-item="text" smil:attributeName="rotate" smil:values="720;0" smil:keyTimes="0;1"/>
                  <anim:animate smil:dur="2s" smil:fill="hold" smil:targetElement="id287" anim:sub-item="text" smil:attributeName="height" smil:values="0;height" smil:keyTimes="0;1"/>
                  <anim:animate smil:dur="2s" smil:fill="hold" smil:targetElement="id28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2T19">
        <office:forms form:automatic-focus="false" form:apply-design-mode="false"/>
        <draw:frame presentation:style-name="pr26" draw:text-style-name="P23" draw:layer="layout" svg:width="25.201cm" svg:height="9.999cm" draw:transform="rotate (0.00314159265358979) translate (1.383cm 1.839cm)" presentation:class="title" presentation:user-transformed="true">
          <draw:text-box>
            <text:p xml:id="id288" text:id="id288"><text:span text:style-name="T42">This is a presentation in</text:span><text:span text:style-name="T42"><text:line-break/></text:span><text:span text:style-name="T43">LI</text:span><text:span text:style-name="T43"><text:tab/></text:span><text:span text:style-name="T43">BRE OFFICE – IMPRESS</text:span><text:span text:style-name="T42"><text:line-break/></text:span><text:span text:style-name="T42">By</text:span><text:span text:style-name="T42"><text:line-break/></text:span><text:span text:style-name="T4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88" anim:sub-item="text" smil:attributeName="visibility" smil:to="visible"/>
                  <anim:transitionFilter smil:dur="0.8s" smil:decelerate="1" smil:targetElement="id288" anim:sub-item="text" smil:type="fade" smil:subtype="crossfade"/>
                  <anim:animate smil:dur="0.8s" smil:fill="hold" smil:decelerate="1" smil:targetElement="id288" anim:sub-item="text" smil:attributeName="rotate" smil:values="-90;0" smil:keyTimes="0;1"/>
                  <anim:animate smil:dur="0.8s" smil:fill="hold" smil:decelerate="1" smil:targetElement="id288" anim:sub-item="text" smil:attributeName="x" smil:values="x+0.4;x-0.05" smil:keyTimes="0;1"/>
                  <anim:animate smil:dur="0.8s" smil:fill="hold" smil:decelerate="1" smil:targetElement="id288" anim:sub-item="text" smil:attributeName="y" smil:values="y-0.4;y+0.1" smil:keyTimes="0;1"/>
                  <anim:animate smil:begin="0.8s" smil:dur="0.2s" smil:fill="hold" smil:accelerate="1" smil:targetElement="id288" anim:sub-item="text" smil:attributeName="x" smil:values="x-0.05;x" smil:keyTimes="0;1"/>
                  <anim:animate smil:begin="0.8s" smil:dur="0.2s" smil:fill="hold" smil:accelerate="1" smil:targetElement="id288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20:43.544916085</dc:date>
    <meta:editing-duration>P1DT1H44M50S</meta:editing-duration>
    <meta:editing-cycles>515</meta:editing-cycles>
    <meta:generator>LibreOffice/6.0.7.3$Linux_X86_64 LibreOffice_project/00m0$Build-3</meta:generator>
    <meta:document-statistic meta:object-count="4279"/>
  </office:meta>
</office:document-meta>
</file>